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Calibri1" svg:font-family="Calibri"/>
    <style:font-face style:name="Courier New1" svg:font-family="'Courier New'"/>
    <style:font-face style:name="Arial Black" svg:font-family="'Arial Black'" style:font-pitch="variable"/>
    <style:font-face style:name="Calibri" svg:font-family="Calibri"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none" draw:fill="none" draw:textarea-vertical-align="middle" fo:min-height="2.718cm" fo:padding-top="0.141cm" fo:padding-bottom="0.141cm" fo:padding-left="0.141cm" fo:padding-right="0.141cm"/>
    </style:style>
    <style:style style:name="gr3" style:family="graphic" style:parent-style-name="standard">
      <style:graphic-properties draw:stroke="none" draw:fill="solid" draw:fill-color="#e8eef7" draw:shadow="hidden"/>
    </style:style>
    <style:style style:name="gr4" style:family="graphic" style:parent-style-name="standard">
      <style:graphic-properties draw:stroke="none" draw:fill="solid" draw:fill-color="#bfcfe2" draw:shadow="hidden"/>
    </style:style>
    <style:style style:name="gr5" style:family="graphic" style:parent-style-name="standard">
      <style:graphic-properties draw:stroke="solid" svg:stroke-width="0.106cm" svg:stroke-color="#38557a" svg:stroke-opacity="100%" draw:stroke-linejoin="round" draw:fill="none" fo:padding-top="0.178cm" fo:padding-bottom="0.178cm" fo:padding-left="0.303cm" fo:padding-right="0.303cm"/>
    </style:style>
    <style:style style:name="gr6" style:family="graphic" style:parent-style-name="standard">
      <style:graphic-properties draw:stroke="none" draw:fill="none" draw:textarea-vertical-align="middle" fo:min-height="0.718cm" fo:padding-top="0.141cm" fo:padding-bottom="0.141cm" fo:padding-left="0.141cm" fo:padding-right="0.141cm"/>
    </style:style>
    <style:style style:name="gr7" style:family="graphic" style:parent-style-name="standard">
      <style:graphic-properties draw:stroke="solid" svg:stroke-width="0.008cm" svg:stroke-color="#000000" svg:stroke-opacity="100%" draw:stroke-linejoin="round" draw:fill="none" fo:padding-top="0.129cm" fo:padding-bottom="0.129cm" fo:padding-left="0.254cm" fo:padding-right="0.254cm"/>
    </style:style>
    <style:style style:name="gr8" style:family="graphic" style:parent-style-name="standard">
      <style:graphic-properties draw:stroke="none" draw:fill="none" draw:textarea-vertical-align="top" fo:min-height="0cm" fo:padding-top="0.141cm" fo:padding-bottom="0.141cm" fo:padding-left="0.141cm" fo:padding-right="0.141cm"/>
    </style:style>
    <style:style style:name="gr9" style:family="graphic" style:parent-style-name="standard">
      <style:graphic-properties draw:stroke="none" draw:fill="solid" draw:fill-color="#000000" draw:shadow="hidden"/>
    </style:style>
    <style:style style:name="gr10" style:family="graphic" style:parent-style-name="standard">
      <style:graphic-properties draw:stroke="none" draw:fill="none" draw:textarea-vertical-align="middle" fo:min-height="0.424cm" fo:padding-top="0.141cm" fo:padding-bottom="0.141cm" fo:padding-left="0.141cm" fo:padding-right="0.141cm"/>
    </style:style>
    <style:style style:name="gr11" style:family="graphic" style:parent-style-name="standard">
      <style:graphic-properties draw:stroke="none" draw:fill="solid" draw:fill-color="#d7e3bf" draw:shadow="hidden"/>
    </style:style>
    <style:style style:name="gr12" style:family="graphic" style:parent-style-name="standard">
      <style:graphic-properties draw:stroke="solid" svg:stroke-width="0.106cm" svg:stroke-color="#50632a" svg:stroke-opacity="100%" draw:stroke-linejoin="round" draw:fill="none" fo:padding-top="0.178cm" fo:padding-bottom="0.178cm" fo:padding-left="0.303cm" fo:padding-right="0.303cm"/>
    </style:style>
    <style:style style:name="gr13" style:family="graphic" style:parent-style-name="standard">
      <style:graphic-properties draw:stroke="none" draw:fill="none" draw:textarea-vertical-align="middle" fo:min-height="0.847cm" fo:padding-top="0.141cm" fo:padding-bottom="0.141cm" fo:padding-left="0.141cm" fo:padding-right="0.141cm"/>
    </style:style>
    <style:style style:name="gr14" style:family="graphic" style:parent-style-name="standard">
      <style:graphic-properties draw:stroke="none" draw:fill="solid" draw:fill-color="#ddd6e5" draw:shadow="hidden"/>
    </style:style>
    <style:style style:name="gr15" style:family="graphic" style:parent-style-name="standard">
      <style:graphic-properties draw:stroke="solid" svg:stroke-width="0.106cm" svg:stroke-color="#54426a" svg:stroke-opacity="100%" draw:stroke-linejoin="round" draw:fill="none" fo:padding-top="0.178cm" fo:padding-bottom="0.178cm" fo:padding-left="0.303cm" fo:padding-right="0.303cm"/>
    </style:style>
    <style:style style:name="gr16" style:family="graphic" style:parent-style-name="standard">
      <style:graphic-properties draw:stroke="solid" svg:stroke-width="0.026cm" svg:stroke-color="#000000" svg:stroke-opacity="100%" draw:stroke-linejoin="round" draw:fill="none" fo:padding-top="0.138cm" fo:padding-bottom="0.138cm" fo:padding-left="0.263cm" fo:padding-right="0.263cm"/>
    </style:style>
    <style:style style:name="gr17" style:family="graphic" style:parent-style-name="standard">
      <style:graphic-properties draw:stroke="none" draw:fill="none" draw:textarea-vertical-align="middle" fo:min-height="0.25cm" fo:padding-top="0cm" fo:padding-bottom="0cm" fo:padding-left="0cm" fo:padding-right="0cm"/>
    </style:style>
    <style:style style:name="gr18" style:family="graphic" style:parent-style-name="standard">
      <style:graphic-properties draw:stroke="none" draw:fill="none" draw:textarea-vertical-align="middle" fo:min-height="0cm" fo:padding-top="0.141cm" fo:padding-bottom="0.141cm" fo:padding-left="0.141cm" fo:padding-right="0.141cm"/>
    </style:style>
    <style:style style:name="gr19" style:family="graphic" style:parent-style-name="standard">
      <style:graphic-properties draw:stroke="none" draw:fill="gradient" draw:fill-gradient-name="Gradient_5f_1" draw:shadow="hidden"/>
    </style:style>
    <style:style style:name="gr20" style:family="graphic" style:parent-style-name="standard">
      <style:graphic-properties draw:stroke="none" draw:fill="none" draw:textarea-vertical-align="top" fo:min-height="5.218cm" fo:padding-top="0.141cm" fo:padding-bottom="0.141cm" fo:padding-left="0.141cm" fo:padding-right="0.141cm"/>
    </style:style>
    <style:style style:name="gr21" style:family="graphic" style:parent-style-name="standard">
      <style:graphic-properties draw:stroke="none" draw:fill="solid" draw:fill-color="#d5dfeb" draw:shadow="hidden"/>
    </style:style>
    <style:style style:name="gr22" style:family="graphic" style:parent-style-name="standard">
      <style:graphic-properties draw:stroke="none" draw:fill="none" draw:textarea-vertical-align="top" fo:min-height="0.343cm" fo:padding-top="0.141cm" fo:padding-bottom="0.141cm" fo:padding-left="0.141cm" fo:padding-right="0.141cm"/>
    </style:style>
    <style:style style:name="gr23" style:family="graphic" style:parent-style-name="standard">
      <style:graphic-properties draw:stroke="solid" svg:stroke-width="0.053cm" svg:stroke-color="#000000" svg:stroke-opacity="100%" draw:stroke-linejoin="round" draw:fill="none" fo:padding-top="0.151cm" fo:padding-bottom="0.151cm" fo:padding-left="0.276cm" fo:padding-right="0.276cm"/>
    </style:style>
    <style:style style:name="gr24" style:family="graphic" style:parent-style-name="standard">
      <style:graphic-properties draw:stroke="none" draw:fill="none" draw:textarea-vertical-align="middle" fo:min-height="1.218cm" fo:padding-top="0.141cm" fo:padding-bottom="0.141cm" fo:padding-left="0.141cm" fo:padding-right="0.141cm"/>
    </style:style>
    <style:style style:name="gr25" style:family="graphic" style:parent-style-name="standard">
      <style:graphic-properties draw:stroke="none" draw:fill="gradient" draw:fill-gradient-name="Gradient_5f_2" draw:shadow="hidden"/>
    </style:style>
    <style:style style:name="gr26" style:family="graphic" style:parent-style-name="standard">
      <style:graphic-properties draw:stroke="none" draw:fill="none" draw:textarea-vertical-align="top" fo:min-height="0.343cm" fo:padding-top="0.141cm" fo:padding-bottom="0.141cm" fo:padding-left="0.141cm" fo:padding-right="0.141cm"/>
    </style:style>
    <style:style style:name="gr27" style:family="graphic" style:parent-style-name="standard">
      <style:graphic-properties draw:stroke="none" draw:fill="none" draw:textarea-vertical-align="middle" fo:min-height="0.518cm" fo:padding-top="0.141cm" fo:padding-bottom="0.141cm" fo:padding-left="0.141cm" fo:padding-right="0.141cm"/>
    </style:style>
    <style:style style:name="gr28" style:family="graphic" style:parent-style-name="standard">
      <style:graphic-properties draw:stroke="none" draw:fill="solid" draw:fill-color="#d8d8d8" draw:shadow="hidden"/>
    </style:style>
    <style:style style:name="gr29" style:family="graphic" style:parent-style-name="standard">
      <style:graphic-properties draw:stroke="none" draw:fill="none" draw:textarea-vertical-align="top" fo:min-height="3.718cm" fo:padding-top="0.141cm" fo:padding-bottom="0.141cm" fo:padding-left="0.141cm" fo:padding-right="0.141cm"/>
    </style:style>
    <style:style style:name="gr30" style:family="graphic" style:parent-style-name="standard">
      <style:graphic-properties draw:stroke="dash" draw:stroke-dash="Dash_5f_1" svg:stroke-width="0.053cm" svg:stroke-color="#50632a" svg:stroke-opacity="100%" draw:stroke-linejoin="round" draw:fill="none" fo:padding-top="0.151cm" fo:padding-bottom="0.151cm" fo:padding-left="0.276cm" fo:padding-right="0.276cm"/>
    </style:style>
    <style:style style:name="gr31" style:family="graphic" style:parent-style-name="standard">
      <style:graphic-properties draw:stroke="none" draw:fill="none" draw:textarea-vertical-align="bottom" fo:min-height="2.718cm" fo:padding-top="0.141cm" fo:padding-bottom="0.141cm" fo:padding-left="0.141cm" fo:padding-right="0.141cm"/>
    </style:style>
    <style:style style:name="gr32" style:family="graphic" style:parent-style-name="standard">
      <style:graphic-properties draw:stroke="none" draw:fill="solid" draw:fill-color="#c0c0c0" draw:shadow="hidden"/>
    </style:style>
    <style:style style:name="gr33" style:family="graphic" style:parent-style-name="standard">
      <style:graphic-properties draw:stroke="none" draw:fill="none" draw:textarea-vertical-align="top" fo:min-height="2.327cm" fo:padding-top="0.141cm" fo:padding-bottom="0.141cm" fo:padding-left="0.141cm" fo:padding-right="0.141cm"/>
    </style:style>
    <style:style style:name="gr34" style:family="graphic" style:parent-style-name="standard">
      <style:graphic-properties draw:stroke="dash" draw:stroke-dash="Dash_5f_2" svg:stroke-width="0.053cm" svg:stroke-color="#50632a" svg:stroke-opacity="100%" draw:stroke-linejoin="round" draw:fill="none" fo:padding-top="0.151cm" fo:padding-bottom="0.151cm" fo:padding-left="0.276cm" fo:padding-right="0.276cm"/>
    </style:style>
    <style:style style:name="gr35" style:family="graphic" style:parent-style-name="standard">
      <style:graphic-properties draw:stroke="none" draw:fill="none" draw:textarea-vertical-align="top" fo:min-height="2.718cm" fo:padding-top="0.141cm" fo:padding-bottom="0.141cm" fo:padding-left="0.141cm" fo:padding-right="0.141cm"/>
    </style:style>
    <style:style style:name="gr36" style:family="graphic" style:parent-style-name="standard">
      <style:graphic-properties draw:stroke="dash" draw:stroke-dash="Dash_5f_3" svg:stroke-width="0.053cm" svg:stroke-color="#50632a" svg:stroke-opacity="100%" draw:stroke-linejoin="round" draw:fill="none" fo:padding-top="0.151cm" fo:padding-bottom="0.151cm" fo:padding-left="0.276cm" fo:padding-right="0.276cm"/>
    </style:style>
    <style:style style:name="gr37" style:family="graphic" style:parent-style-name="standard">
      <style:graphic-properties draw:stroke="dash" draw:stroke-dash="Dash_5f_4" svg:stroke-width="0.053cm" svg:stroke-color="#50632a" svg:stroke-opacity="100%" draw:stroke-linejoin="round" draw:fill="none" fo:padding-top="0.151cm" fo:padding-bottom="0.151cm" fo:padding-left="0.276cm" fo:padding-right="0.276cm"/>
    </style:style>
    <style:style style:name="gr38" style:family="graphic" style:parent-style-name="standard">
      <style:graphic-properties draw:stroke="dash" draw:stroke-dash="Dash_5f_5" svg:stroke-width="0.053cm" svg:stroke-color="#50632a" svg:stroke-opacity="100%" draw:stroke-linejoin="round" draw:fill="none" fo:padding-top="0.151cm" fo:padding-bottom="0.151cm" fo:padding-left="0.276cm" fo:padding-right="0.276cm"/>
    </style:style>
    <style:style style:name="gr39" style:family="graphic" style:parent-style-name="standard">
      <style:graphic-properties draw:stroke="dash" draw:stroke-dash="Dash_5f_6" svg:stroke-width="0.053cm" svg:stroke-color="#50632a" svg:stroke-opacity="100%" draw:stroke-linejoin="round" draw:fill="none" fo:padding-top="0.151cm" fo:padding-bottom="0.151cm" fo:padding-left="0.276cm" fo:padding-right="0.276cm"/>
    </style:style>
    <style:style style:name="gr40" style:family="graphic" style:parent-style-name="standard">
      <style:graphic-properties draw:stroke="dash" draw:stroke-dash="Dash_5f_7" svg:stroke-width="0.053cm" svg:stroke-color="#50632a" svg:stroke-opacity="100%" draw:stroke-linejoin="round" draw:fill="none" fo:padding-top="0.151cm" fo:padding-bottom="0.151cm" fo:padding-left="0.276cm" fo:padding-right="0.276cm"/>
    </style:style>
    <style:style style:name="gr41" style:family="graphic" style:parent-style-name="standard">
      <style:graphic-properties draw:stroke="dash" draw:stroke-dash="Dash_5f_8" svg:stroke-width="0.053cm" svg:stroke-color="#50632a" svg:stroke-opacity="100%" draw:stroke-linejoin="round" draw:fill="none" fo:padding-top="0.151cm" fo:padding-bottom="0.151cm" fo:padding-left="0.276cm" fo:padding-right="0.276cm"/>
    </style:style>
    <style:style style:name="gr42" style:family="graphic" style:parent-style-name="standard">
      <style:graphic-properties draw:stroke="solid" svg:stroke-width="0.106cm" svg:stroke-color="#262626" svg:stroke-opacity="100%" draw:stroke-linejoin="round" draw:fill="none" fo:padding-top="0.178cm" fo:padding-bottom="0.178cm" fo:padding-left="0.303cm" fo:padding-right="0.303cm"/>
    </style:style>
    <style:style style:name="gr43" style:family="graphic" style:parent-style-name="standard">
      <style:graphic-properties draw:stroke="none" draw:fill="none" draw:textarea-vertical-align="middle" fo:min-height="2.468cm" fo:padding-top="0.141cm" fo:padding-bottom="0.141cm" fo:padding-left="0.141cm" fo:padding-right="0.141cm"/>
    </style:style>
    <style:style style:name="gr44" style:family="graphic" style:parent-style-name="standard">
      <style:graphic-properties draw:stroke="none" draw:fill="none" draw:textarea-vertical-align="middle" fo:min-height="0.339cm" fo:padding-top="0.141cm" fo:padding-bottom="0.141cm" fo:padding-left="0.141cm" fo:padding-right="0.141cm"/>
    </style:style>
    <style:style style:name="gr45" style:family="graphic" style:parent-style-name="standard">
      <style:graphic-properties draw:stroke="none" draw:fill="none" draw:textarea-vertical-align="top" fo:min-height="2.206cm" fo:padding-top="0.141cm" fo:padding-bottom="0.141cm" fo:padding-left="0.141cm" fo:padding-right="0.141cm"/>
    </style:style>
    <style:style style:name="gr46" style:family="graphic" style:parent-style-name="standard">
      <style:graphic-properties draw:stroke="dash" draw:stroke-dash="Dash_5f_9" svg:stroke-width="0.053cm" svg:stroke-color="#50632a" svg:stroke-opacity="100%" draw:stroke-linejoin="round" draw:fill="none" fo:padding-top="0.151cm" fo:padding-bottom="0.151cm" fo:padding-left="0.276cm" fo:padding-right="0.276cm"/>
    </style:style>
    <style:style style:name="gr47" style:family="graphic" style:parent-style-name="standard">
      <style:graphic-properties draw:stroke="none" draw:fill="none" draw:textarea-vertical-align="bottom" fo:min-height="1.359cm" fo:padding-top="0.141cm" fo:padding-bottom="0.141cm" fo:padding-left="0.141cm" fo:padding-right="0.141cm"/>
    </style:style>
    <style:style style:name="gr48" style:family="graphic" style:parent-style-name="standard">
      <style:graphic-properties draw:stroke="none" draw:fill="none" draw:textarea-vertical-align="top" fo:min-height="1.145cm" fo:padding-top="0.141cm" fo:padding-bottom="0.141cm" fo:padding-left="0.141cm" fo:padding-right="0.141cm"/>
    </style:style>
    <style:style style:name="gr49" style:family="graphic" style:parent-style-name="standard">
      <style:graphic-properties draw:stroke="dash" draw:stroke-dash="Dash_5f_10" svg:stroke-width="0.053cm" svg:stroke-color="#50632a" svg:stroke-opacity="100%" draw:stroke-linejoin="round" draw:fill="none" fo:padding-top="0.151cm" fo:padding-bottom="0.151cm" fo:padding-left="0.276cm" fo:padding-right="0.276cm"/>
    </style:style>
    <style:style style:name="gr50" style:family="graphic" style:parent-style-name="standard">
      <style:graphic-properties draw:stroke="none" draw:fill="none" draw:textarea-vertical-align="top" fo:min-height="1.359cm" fo:padding-top="0.141cm" fo:padding-bottom="0.141cm" fo:padding-left="0.141cm" fo:padding-right="0.141cm"/>
    </style:style>
    <style:style style:name="gr51" style:family="graphic" style:parent-style-name="standard">
      <style:graphic-properties draw:stroke="dash" draw:stroke-dash="Dash_5f_11" svg:stroke-width="0.053cm" svg:stroke-color="#50632a" svg:stroke-opacity="100%" draw:stroke-linejoin="round" draw:fill="none" fo:padding-top="0.151cm" fo:padding-bottom="0.151cm" fo:padding-left="0.276cm" fo:padding-right="0.276cm"/>
    </style:style>
    <style:style style:name="gr52" style:family="graphic" style:parent-style-name="standard">
      <style:graphic-properties draw:stroke="none" draw:fill="none" draw:textarea-vertical-align="middle" fo:min-height="0.539cm" fo:padding-top="0.141cm" fo:padding-bottom="0.141cm" fo:padding-left="0.141cm" fo:padding-right="0.141cm"/>
    </style:style>
    <style:style style:name="gr53" style:family="graphic" style:parent-style-name="standard">
      <style:graphic-properties draw:stroke="none" draw:fill="none" draw:textarea-vertical-align="middle" fo:min-height="0.265cm" fo:padding-top="0.141cm" fo:padding-bottom="0.141cm" fo:padding-left="0.141cm" fo:padding-right="0.141cm"/>
    </style:style>
    <style:style style:name="gr54" style:family="graphic" style:parent-style-name="standard">
      <style:graphic-properties draw:stroke="none" draw:fill="none" draw:textarea-vertical-align="middle" fo:min-height="1.222cm" fo:padding-top="0.141cm" fo:padding-bottom="0.141cm" fo:padding-left="0.141cm" fo:padding-right="0.141cm"/>
    </style:style>
    <style:style style:name="gr55" style:family="graphic" style:parent-style-name="standard">
      <style:graphic-properties draw:stroke="none" draw:fill="none" draw:textarea-vertical-align="top" fo:min-height="2.106cm" fo:padding-top="0.141cm" fo:padding-bottom="0.141cm" fo:padding-left="0.141cm" fo:padding-right="0.141cm"/>
    </style:style>
    <style:style style:name="gr56" style:family="graphic" style:parent-style-name="standard">
      <style:graphic-properties draw:stroke="dash" draw:stroke-dash="Dash_5f_12" svg:stroke-width="0.053cm" svg:stroke-color="#50632a" svg:stroke-opacity="100%" draw:stroke-linejoin="round" draw:fill="none" fo:padding-top="0.151cm" fo:padding-bottom="0.151cm" fo:padding-left="0.276cm" fo:padding-right="0.276cm"/>
    </style:style>
    <style:style style:name="gr57" style:family="graphic" style:parent-style-name="standard">
      <style:graphic-properties draw:stroke="none" draw:fill="none" draw:textarea-vertical-align="middle" fo:min-height="0.761cm" fo:padding-top="0.141cm" fo:padding-bottom="0.141cm" fo:padding-left="0.141cm" fo:padding-right="0.141cm"/>
    </style:style>
    <style:style style:name="gr58" style:family="graphic" style:parent-style-name="standard">
      <style:graphic-properties draw:stroke="dash" draw:stroke-dash="Dash_5f_13" svg:stroke-width="0.053cm" svg:stroke-color="#50632a" svg:stroke-opacity="100%" draw:stroke-linejoin="round" draw:fill="none" fo:padding-top="0.151cm" fo:padding-bottom="0.151cm" fo:padding-left="0.276cm" fo:padding-right="0.276cm"/>
    </style:style>
    <style:style style:name="gr59" style:family="graphic" style:parent-style-name="standard">
      <style:graphic-properties draw:stroke="dash" draw:stroke-dash="Dash_5f_14" svg:stroke-width="0.053cm" svg:stroke-color="#50632a" svg:stroke-opacity="100%" draw:stroke-linejoin="round" draw:fill="none" fo:padding-top="0.151cm" fo:padding-bottom="0.151cm" fo:padding-left="0.276cm" fo:padding-right="0.276cm"/>
    </style:style>
    <style:style style:name="gr60" style:family="graphic" style:parent-style-name="standard">
      <style:graphic-properties draw:stroke="dash" draw:stroke-dash="Dash_5f_15" svg:stroke-width="0.053cm" svg:stroke-color="#50632a" svg:stroke-opacity="100%" draw:stroke-linejoin="round" draw:fill="none" fo:padding-top="0.151cm" fo:padding-bottom="0.151cm" fo:padding-left="0.276cm" fo:padding-right="0.276cm"/>
    </style:style>
    <style:style style:name="gr61" style:family="graphic" style:parent-style-name="standard">
      <style:graphic-properties draw:stroke="dash" draw:stroke-dash="Dash_5f_16" svg:stroke-width="0.053cm" svg:stroke-color="#50632a" svg:stroke-opacity="100%" draw:stroke-linejoin="round" draw:fill="none" fo:padding-top="0.151cm" fo:padding-bottom="0.151cm" fo:padding-left="0.276cm" fo:padding-right="0.276cm"/>
    </style:style>
    <style:style style:name="gr62" style:family="graphic" style:parent-style-name="standard">
      <style:graphic-properties draw:stroke="none" draw:fill="none" draw:textarea-vertical-align="middle" fo:min-height="1.359cm" fo:padding-top="0.141cm" fo:padding-bottom="0.141cm" fo:padding-left="0.141cm" fo:padding-right="0.141cm"/>
    </style:style>
    <style:style style:name="gr63" style:family="graphic" style:parent-style-name="standard">
      <style:graphic-properties draw:stroke="none" draw:fill="none" draw:textarea-vertical-align="top" fo:min-height="0.418cm" fo:padding-top="0.141cm" fo:padding-bottom="0.141cm" fo:padding-left="0.141cm" fo:padding-right="0.141cm"/>
    </style:style>
    <style:style style:name="gr64" style:family="graphic" style:parent-style-name="standard">
      <style:graphic-properties draw:stroke="none" draw:fill="none" draw:textarea-vertical-align="middle" fo:min-height="1.018cm" fo:padding-top="0.141cm" fo:padding-bottom="0.141cm" fo:padding-left="0.141cm" fo:padding-right="0.141cm"/>
    </style:style>
    <style:style style:name="gr65" style:family="graphic" style:parent-style-name="standard">
      <style:graphic-properties draw:stroke="none" draw:fill="none" draw:textarea-vertical-align="middle" fo:min-height="1.718cm" fo:padding-top="0.141cm" fo:padding-bottom="0.141cm" fo:padding-left="0.141cm" fo:padding-right="0.141cm"/>
    </style:style>
    <style:style style:name="gr66" style:family="graphic" style:parent-style-name="standard">
      <style:graphic-properties draw:stroke="none" draw:fill="none" draw:textarea-vertical-align="middle" fo:min-height="2.54cm" fo:padding-top="0.141cm" fo:padding-bottom="0.141cm" fo:padding-left="0.141cm" fo:padding-right="0.141cm"/>
    </style:style>
    <style:style style:name="gr67" style:family="graphic" style:parent-style-name="standard">
      <style:graphic-properties draw:stroke="none" draw:fill="none" draw:textarea-vertical-align="top" fo:min-height="0.847cm" fo:padding-top="0.141cm" fo:padding-bottom="0.141cm" fo:padding-left="0.141cm" fo:padding-right="0.141cm"/>
    </style:style>
    <style:style style:name="gr68" style:family="graphic" style:parent-style-name="standard">
      <style:graphic-properties draw:stroke="none" draw:fill="none" draw:textarea-vertical-align="middle" fo:min-height="2.418cm" fo:padding-top="0.141cm" fo:padding-bottom="0.141cm" fo:padding-left="0.141cm" fo:padding-right="0.141cm"/>
    </style:style>
    <style:style style:name="gr69" style:family="graphic" style:parent-style-name="standard">
      <style:graphic-properties draw:stroke="none" draw:fill="none" draw:textarea-vertical-align="top" fo:min-height="1.27cm" fo:padding-top="0.141cm" fo:padding-bottom="0.141cm" fo:padding-left="0.141cm" fo:padding-right="0.141cm"/>
    </style:style>
    <style:style style:name="gr70" style:family="graphic" style:parent-style-name="standard">
      <style:graphic-properties draw:stroke="none" draw:fill="none" draw:textarea-vertical-align="top" fo:min-height="0.932cm" fo:padding-top="0.141cm" fo:padding-bottom="0.141cm" fo:padding-left="0.141cm" fo:padding-right="0.141cm"/>
    </style:style>
    <style:style style:name="gr71" style:family="graphic" style:parent-style-name="standard">
      <style:graphic-properties draw:stroke="dash" draw:stroke-dash="Dash_5f_17" svg:stroke-width="0.053cm" svg:stroke-color="#50632a" svg:stroke-opacity="100%" draw:stroke-linejoin="round" draw:fill="none" fo:padding-top="0.151cm" fo:padding-bottom="0.151cm" fo:padding-left="0.276cm" fo:padding-right="0.276cm"/>
    </style:style>
    <style:style style:name="gr72" style:family="graphic" style:parent-style-name="standard">
      <style:graphic-properties draw:stroke="none" draw:fill="none" draw:textarea-vertical-align="top" fo:min-height="18.718cm" fo:padding-top="0.141cm" fo:padding-bottom="0.141cm" fo:padding-left="0.141cm" fo:padding-right="0.141cm"/>
    </style:style>
    <style:style style:name="gr73" style:family="graphic" style:parent-style-name="standard">
      <style:graphic-properties draw:stroke="none" draw:fill="none" draw:textarea-vertical-align="middle" fo:min-height="5.189cm" fo:padding-top="0.141cm" fo:padding-bottom="0.141cm" fo:padding-left="0.141cm" fo:padding-right="0.141cm"/>
    </style:style>
    <style:style style:name="gr74" style:family="graphic" style:parent-style-name="standard">
      <style:graphic-properties draw:stroke="none" draw:fill="none" draw:textarea-vertical-align="middle" fo:min-height="5.118cm" fo:padding-top="0.141cm" fo:padding-bottom="0.141cm" fo:padding-left="0.141cm" fo:padding-right="0.141cm"/>
    </style:style>
    <style:style style:name="gr75" style:family="graphic" style:parent-style-name="standard">
      <style:graphic-properties draw:stroke="none" draw:fill="none" draw:textarea-vertical-align="top" fo:min-height="3.518cm" fo:padding-top="0.141cm" fo:padding-bottom="0.141cm" fo:padding-left="0.141cm" fo:padding-right="0.141cm"/>
    </style:style>
    <style:style style:name="gr76" style:family="graphic" style:parent-style-name="standard">
      <style:graphic-properties draw:stroke="none" draw:fill="none" draw:textarea-vertical-align="top" fo:min-height="5.189cm" fo:padding-top="0.141cm" fo:padding-bottom="0.141cm" fo:padding-left="0.141cm" fo:padding-right="0.141cm"/>
    </style:style>
    <style:style style:name="gr77" style:family="graphic" style:parent-style-name="standard">
      <style:graphic-properties draw:stroke="none" draw:fill="none" draw:textarea-vertical-align="middle" fo:min-height="1.318cm" fo:padding-top="0.141cm" fo:padding-bottom="0.141cm" fo:padding-left="0.141cm" fo:padding-right="0.141cm"/>
    </style:style>
    <style:style style:name="gr78" style:family="graphic" style:parent-style-name="standard">
      <style:graphic-properties draw:stroke="none" draw:marker-end="EndMarker_5f_1" draw:marker-end-width="0.522cm" draw:fill="solid" draw:fill-color="#d7e3bf" draw:shadow="hidden"/>
    </style:style>
    <style:style style:name="gr79" style:family="graphic" style:parent-style-name="standard">
      <style:graphic-properties draw:stroke="solid" svg:stroke-width="0.106cm" svg:stroke-color="#50632a" draw:marker-end="EndMarker_5f_2" draw:marker-end-width="0.522cm" svg:stroke-opacity="100%" draw:stroke-linejoin="round" draw:fill="none" fo:padding-top="0.178cm" fo:padding-bottom="0.178cm" fo:padding-left="0.303cm" fo:padding-right="0.303cm"/>
    </style:style>
    <style:style style:name="gr80" style:family="graphic" style:parent-style-name="standard">
      <style:graphic-properties draw:stroke="none" draw:marker-end="EndMarker_5f_3" draw:marker-end-width="0.522cm" draw:fill="solid" draw:fill-color="#d7e3bf" draw:shadow="hidden"/>
    </style:style>
    <style:style style:name="gr81" style:family="graphic" style:parent-style-name="standard">
      <style:graphic-properties draw:stroke="solid" svg:stroke-width="0.106cm" svg:stroke-color="#50632a" draw:marker-end="EndMarker_5f_4" draw:marker-end-width="0.522cm" svg:stroke-opacity="100%" draw:stroke-linejoin="round" draw:fill="none" fo:padding-top="0.178cm" fo:padding-bottom="0.178cm" fo:padding-left="0.303cm" fo:padding-right="0.303cm"/>
    </style:style>
    <style:style style:name="gr82" style:family="graphic" style:parent-style-name="standard">
      <style:graphic-properties draw:stroke="none" draw:marker-end="EndMarker_5f_5" draw:marker-end-width="0.522cm" draw:fill="solid" draw:fill-color="#d7e3bf" draw:shadow="hidden"/>
    </style:style>
    <style:style style:name="gr83" style:family="graphic" style:parent-style-name="standard">
      <style:graphic-properties draw:stroke="solid" svg:stroke-width="0.106cm" svg:stroke-color="#50632a" draw:marker-end="EndMarker_5f_6" draw:marker-end-width="0.522cm" svg:stroke-opacity="100%" draw:stroke-linejoin="round" draw:fill="none" fo:padding-top="0.178cm" fo:padding-bottom="0.178cm" fo:padding-left="0.303cm" fo:padding-right="0.303cm"/>
    </style:style>
    <style:style style:name="gr84" style:family="graphic" style:parent-style-name="standard">
      <style:graphic-properties draw:stroke="none" draw:marker-end="EndMarker_5f_7" draw:marker-end-width="0.522cm" draw:fill="solid" draw:fill-color="#d7e3bf" draw:shadow="hidden"/>
    </style:style>
    <style:style style:name="gr85" style:family="graphic" style:parent-style-name="standard">
      <style:graphic-properties draw:stroke="solid" svg:stroke-width="0.106cm" svg:stroke-color="#50632a" draw:marker-end="EndMarker_5f_8" draw:marker-end-width="0.522cm" svg:stroke-opacity="100%" draw:stroke-linejoin="round" draw:fill="none" fo:padding-top="0.178cm" fo:padding-bottom="0.178cm" fo:padding-left="0.303cm" fo:padding-right="0.303cm"/>
    </style:style>
    <style:style style:name="gr86" style:family="graphic" style:parent-style-name="standard">
      <style:graphic-properties draw:stroke="none" draw:fill="none" draw:textarea-vertical-align="middle" fo:min-height="0.508cm" fo:padding-top="0.141cm" fo:padding-bottom="0.141cm" fo:padding-left="0.141cm" fo:padding-right="0.141cm"/>
    </style:style>
    <style:style style:name="gr87" style:family="graphic" style:parent-style-name="standard">
      <style:graphic-properties draw:stroke="solid" svg:stroke-width="0.106cm" svg:stroke-color="#50632a" draw:marker-end="EndMarker_5f_9" draw:marker-end-width="0.522cm" svg:stroke-opacity="100%" draw:stroke-linejoin="round" draw:fill="none" fo:padding-top="0.178cm" fo:padding-bottom="0.178cm" fo:padding-left="0.303cm" fo:padding-right="0.303cm"/>
    </style:style>
    <style:style style:name="gr88" style:family="graphic" style:parent-style-name="standard">
      <style:graphic-properties draw:stroke="dash" draw:stroke-dash="Dash_5f_18" svg:stroke-width="0.035cm" svg:stroke-color="#50632a" draw:marker-end="EndMarker_5f_10" draw:marker-end-width="0.344cm" svg:stroke-opacity="100%" draw:stroke-linejoin="round" draw:fill="none" fo:padding-top="0.142cm" fo:padding-bottom="0.142cm" fo:padding-left="0.267cm" fo:padding-right="0.267cm"/>
    </style:style>
    <style:style style:name="gr89" style:family="graphic" style:parent-style-name="standard">
      <style:graphic-properties draw:stroke="solid" svg:stroke-width="0.106cm" svg:stroke-color="#50632a" draw:marker-end="EndMarker_5f_11" draw:marker-end-width="0.522cm" svg:stroke-opacity="100%" draw:stroke-linejoin="round" draw:fill="none" fo:padding-top="0.178cm" fo:padding-bottom="0.178cm" fo:padding-left="0.303cm" fo:padding-right="0.303cm"/>
    </style:style>
    <style:style style:name="gr90" style:family="graphic" style:parent-style-name="standard">
      <style:graphic-properties draw:stroke="none" draw:fill="none" draw:textarea-vertical-align="middle" fo:min-height="0.218cm" fo:padding-top="0.141cm" fo:padding-bottom="0.141cm" fo:padding-left="0.141cm" fo:padding-right="0.141cm"/>
    </style:style>
    <style:style style:name="gr91" style:family="graphic" style:parent-style-name="standard">
      <style:graphic-properties draw:stroke="none" draw:fill="none" draw:textarea-vertical-align="middle" fo:min-height="0.243cm" fo:padding-top="0.141cm" fo:padding-bottom="0.141cm" fo:padding-left="0.141cm" fo:padding-right="0.141cm"/>
    </style:style>
    <style:style style:name="gr92" style:family="graphic" style:parent-style-name="standard">
      <style:graphic-properties draw:stroke="none" draw:fill="none" draw:textarea-vertical-align="top" fo:min-height="0.218cm" fo:padding-top="0.141cm" fo:padding-bottom="0.141cm" fo:padding-left="0.141cm" fo:padding-right="0.141cm"/>
    </style:style>
    <style:style style:name="gr93" style:family="graphic" style:parent-style-name="standard">
      <style:graphic-properties draw:stroke="none" draw:fill="none" draw:textarea-vertical-align="middle" fo:min-height="16.818cm" fo:padding-top="0.141cm" fo:padding-bottom="0.141cm" fo:padding-left="0.141cm" fo:padding-right="0.141cm"/>
    </style:style>
    <style:style style:name="gr94" style:family="graphic" style:parent-style-name="standard">
      <style:graphic-properties draw:stroke="solid" svg:stroke-width="0.106cm" svg:stroke-color="#50632a" draw:marker-end="EndMarker_5f_12" draw:marker-end-width="0.522cm" svg:stroke-opacity="100%" draw:stroke-linejoin="round" draw:fill="none" fo:padding-top="0.178cm" fo:padding-bottom="0.178cm" fo:padding-left="0.303cm" fo:padding-right="0.303cm"/>
    </style:style>
    <style:style style:name="gr95" style:family="graphic" style:parent-style-name="standard">
      <style:graphic-properties draw:stroke="none" draw:fill="none" draw:textarea-vertical-align="middle" fo:min-height="0.318cm" fo:padding-top="0.141cm" fo:padding-bottom="0.141cm" fo:padding-left="0.141cm" fo:padding-right="0.141cm"/>
    </style:style>
    <style:style style:name="gr96" style:family="graphic" style:parent-style-name="standard">
      <style:graphic-properties draw:stroke="none" draw:fill="none" draw:textarea-vertical-align="middle" fo:min-height="1.016cm" fo:padding-top="0.141cm" fo:padding-bottom="0.141cm" fo:padding-left="0.141cm" fo:padding-right="0.141cm"/>
    </style:style>
    <style:style style:name="gr97" style:family="graphic" style:parent-style-name="standard">
      <style:graphic-properties draw:stroke="solid" svg:stroke-width="0.106cm" svg:stroke-color="#50632a" draw:marker-end="EndMarker_5f_13" draw:marker-end-width="0.522cm" svg:stroke-opacity="100%" draw:stroke-linejoin="round" draw:fill="none" fo:padding-top="0.178cm" fo:padding-bottom="0.178cm" fo:padding-left="0.303cm" fo:padding-right="0.303cm"/>
    </style:style>
    <style:style style:name="gr98" style:family="graphic" style:parent-style-name="standard">
      <style:graphic-properties draw:stroke="solid" svg:stroke-width="0.106cm" svg:stroke-color="#50632a" draw:marker-end="EndMarker_5f_14" draw:marker-end-width="0.522cm" svg:stroke-opacity="100%" draw:stroke-linejoin="round" draw:fill="none" fo:padding-top="0.178cm" fo:padding-bottom="0.178cm" fo:padding-left="0.303cm" fo:padding-right="0.303cm"/>
    </style:style>
    <style:style style:name="gr99" style:family="graphic" style:parent-style-name="standard">
      <style:graphic-properties draw:stroke="solid" svg:stroke-width="0.053cm" svg:stroke-color="#50632a" draw:marker-start="StartMarker_5f_1" draw:marker-start-width="0.388cm" draw:marker-end="EndMarker_5f_15" draw:marker-end-width="0.388cm" svg:stroke-opacity="100%" draw:stroke-linejoin="round" draw:fill="none" fo:padding-top="0.151cm" fo:padding-bottom="0.151cm" fo:padding-left="0.276cm" fo:padding-right="0.276cm"/>
    </style:style>
    <style:style style:name="gr100" style:family="graphic" style:parent-style-name="standard">
      <style:graphic-properties draw:stroke="dash" draw:stroke-dash="Dash_5f_19" svg:stroke-width="0.035cm" svg:stroke-color="#50632a" draw:marker-end="EndMarker_5f_16" draw:marker-end-width="0.344cm" svg:stroke-opacity="100%" draw:stroke-linejoin="round" draw:fill="none" fo:padding-top="0.142cm" fo:padding-bottom="0.142cm" fo:padding-left="0.267cm" fo:padding-right="0.267cm"/>
    </style:style>
    <style:style style:name="gr101" style:family="graphic" style:parent-style-name="standard">
      <style:graphic-properties draw:stroke="solid" svg:stroke-width="0.106cm" svg:stroke-color="#50632a" draw:marker-end="EndMarker_5f_17" draw:marker-end-width="0.522cm" svg:stroke-opacity="100%" draw:stroke-linejoin="round" draw:fill="none" fo:padding-top="0.178cm" fo:padding-bottom="0.178cm" fo:padding-left="0.303cm" fo:padding-right="0.303cm"/>
    </style:style>
    <style:style style:name="gr102" style:family="graphic" style:parent-style-name="standard">
      <style:graphic-properties draw:stroke="solid" svg:stroke-width="0.106cm" svg:stroke-color="#50632a" draw:marker-end="EndMarker_5f_18" draw:marker-end-width="0.522cm" svg:stroke-opacity="100%" draw:stroke-linejoin="round" draw:fill="none" fo:padding-top="0.178cm" fo:padding-bottom="0.178cm" fo:padding-left="0.303cm" fo:padding-right="0.303cm"/>
    </style:style>
    <style:style style:name="gr103" style:family="graphic" style:parent-style-name="standard">
      <style:graphic-properties draw:stroke="solid" svg:stroke-width="0.106cm" svg:stroke-color="#50632a" draw:marker-end="EndMarker_5f_19" draw:marker-end-width="0.522cm" svg:stroke-opacity="100%" draw:stroke-linejoin="round" draw:fill="none" fo:padding-top="0.178cm" fo:padding-bottom="0.178cm" fo:padding-left="0.303cm" fo:padding-right="0.303cm"/>
    </style:style>
    <style:style style:name="gr104" style:family="graphic" style:parent-style-name="standard">
      <style:graphic-properties draw:stroke="solid" svg:stroke-width="0.106cm" svg:stroke-color="#50632a" draw:marker-end="EndMarker_5f_20" draw:marker-end-width="0.522cm" svg:stroke-opacity="100%" draw:stroke-linejoin="round" draw:fill="none" fo:padding-top="0.178cm" fo:padding-bottom="0.178cm" fo:padding-left="0.303cm" fo:padding-right="0.303cm"/>
    </style:style>
    <style:style style:name="gr105" style:family="graphic" style:parent-style-name="standard">
      <style:graphic-properties draw:stroke="solid" svg:stroke-width="0.106cm" svg:stroke-color="#50632a" draw:marker-end="EndMarker_5f_21" draw:marker-end-width="0.522cm" svg:stroke-opacity="100%" draw:stroke-linejoin="round" draw:fill="none" fo:padding-top="0.178cm" fo:padding-bottom="0.178cm" fo:padding-left="0.303cm" fo:padding-right="0.303cm"/>
    </style:style>
    <style:style style:name="gr106" style:family="graphic" style:parent-style-name="standard">
      <style:graphic-properties draw:stroke="solid" svg:stroke-width="0.106cm" svg:stroke-color="#50632a" draw:marker-end="EndMarker_5f_22" draw:marker-end-width="0.522cm" svg:stroke-opacity="100%" draw:stroke-linejoin="round" draw:fill="none" fo:padding-top="0.178cm" fo:padding-bottom="0.178cm" fo:padding-left="0.303cm" fo:padding-right="0.303cm"/>
    </style:style>
    <style:style style:name="gr107" style:family="graphic" style:parent-style-name="standard">
      <style:graphic-properties draw:stroke="solid" svg:stroke-width="0.053cm" svg:stroke-color="#50632a" draw:marker-start="StartMarker_5f_2" draw:marker-start-width="0.388cm" draw:marker-end="EndMarker_5f_23" draw:marker-end-width="0.388cm" svg:stroke-opacity="100%" draw:stroke-linejoin="round" draw:fill="none" fo:padding-top="0.151cm" fo:padding-bottom="0.151cm" fo:padding-left="0.276cm" fo:padding-right="0.276cm"/>
    </style:style>
    <style:style style:name="gr108" style:family="graphic" style:parent-style-name="standard">
      <style:graphic-properties draw:stroke="solid" svg:stroke-width="0.053cm" svg:stroke-color="#50632a" draw:marker-start="StartMarker_5f_3" draw:marker-start-width="0.388cm" draw:marker-end="EndMarker_5f_24" draw:marker-end-width="0.388cm" svg:stroke-opacity="100%" draw:stroke-linejoin="round" draw:fill="none" fo:padding-top="0.151cm" fo:padding-bottom="0.151cm" fo:padding-left="0.276cm" fo:padding-right="0.276cm"/>
    </style:style>
    <style:style style:name="gr109" style:family="graphic" style:parent-style-name="standard">
      <style:graphic-properties draw:stroke="solid" svg:stroke-width="0.053cm" svg:stroke-color="#50632a" draw:marker-start="StartMarker_5f_4" draw:marker-start-width="0.388cm" draw:marker-end="EndMarker_5f_25" draw:marker-end-width="0.388cm" svg:stroke-opacity="100%" draw:stroke-linejoin="round" draw:fill="none" fo:padding-top="0.151cm" fo:padding-bottom="0.151cm" fo:padding-left="0.276cm" fo:padding-right="0.276cm"/>
    </style:style>
    <style:style style:name="gr110" style:family="graphic" style:parent-style-name="standard">
      <style:graphic-properties draw:stroke="solid" svg:stroke-width="0.053cm" svg:stroke-color="#50632a" draw:marker-start="StartMarker_5f_5" draw:marker-start-width="0.388cm" draw:marker-end="EndMarker_5f_26" draw:marker-end-width="0.388cm" svg:stroke-opacity="100%" draw:stroke-linejoin="round" draw:fill="none" fo:padding-top="0.151cm" fo:padding-bottom="0.151cm" fo:padding-left="0.276cm" fo:padding-right="0.276cm"/>
    </style:style>
    <style:style style:name="gr111" style:family="graphic" style:parent-style-name="standard">
      <style:graphic-properties draw:stroke="solid" svg:stroke-width="0.053cm" svg:stroke-color="#50632a" draw:marker-end="EndMarker_5f_27" draw:marker-end-width="0.388cm" svg:stroke-opacity="100%" draw:stroke-linejoin="round" draw:fill="none" fo:padding-top="0.151cm" fo:padding-bottom="0.151cm" fo:padding-left="0.276cm" fo:padding-right="0.276cm"/>
    </style:style>
    <style:style style:name="gr112" style:family="graphic" style:parent-style-name="standard">
      <style:graphic-properties draw:stroke="solid" svg:stroke-width="0.053cm" svg:stroke-color="#50632a" draw:marker-end="EndMarker_5f_28" draw:marker-end-width="0.388cm" svg:stroke-opacity="100%" draw:stroke-linejoin="round" draw:fill="none" fo:padding-top="0.151cm" fo:padding-bottom="0.151cm" fo:padding-left="0.276cm" fo:padding-right="0.276cm"/>
    </style:style>
    <style:style style:name="gr113" style:family="graphic" style:parent-style-name="standard">
      <style:graphic-properties draw:stroke="solid" svg:stroke-width="0.053cm" svg:stroke-color="#50632a" draw:marker-end="EndMarker_5f_29" draw:marker-end-width="0.388cm" svg:stroke-opacity="100%" draw:stroke-linejoin="round" draw:fill="none" fo:padding-top="0.151cm" fo:padding-bottom="0.151cm" fo:padding-left="0.276cm" fo:padding-right="0.276cm"/>
    </style:style>
    <style:style style:name="gr114" style:family="graphic" style:parent-style-name="standard">
      <style:graphic-properties draw:stroke="solid" svg:stroke-width="0.053cm" svg:stroke-color="#50632a" draw:marker-start="StartMarker_5f_6" draw:marker-start-width="0.388cm" draw:marker-end="EndMarker_5f_30" draw:marker-end-width="0.388cm" svg:stroke-opacity="100%" draw:stroke-linejoin="round" draw:fill="none" fo:padding-top="0.151cm" fo:padding-bottom="0.151cm" fo:padding-left="0.276cm" fo:padding-right="0.276cm"/>
    </style:style>
    <style:style style:name="gr115" style:family="graphic" style:parent-style-name="standard">
      <style:graphic-properties draw:stroke="solid" svg:stroke-width="0.106cm" svg:stroke-color="#50632a" draw:marker-end="EndMarker_5f_31" draw:marker-end-width="0.522cm" svg:stroke-opacity="100%" draw:stroke-linejoin="round" draw:fill="none" fo:padding-top="0.178cm" fo:padding-bottom="0.178cm" fo:padding-left="0.303cm" fo:padding-right="0.303cm"/>
    </style:style>
    <style:style style:name="gr116" style:family="graphic" style:parent-style-name="standard">
      <style:graphic-properties draw:stroke="solid" svg:stroke-width="0.106cm" svg:stroke-color="#50632a" draw:marker-end="EndMarker_5f_32" draw:marker-end-width="0.522cm" svg:stroke-opacity="100%" draw:stroke-linejoin="round" draw:fill="none" fo:padding-top="0.178cm" fo:padding-bottom="0.178cm" fo:padding-left="0.303cm" fo:padding-right="0.303cm"/>
    </style:style>
    <style:style style:name="gr117" style:family="graphic" style:parent-style-name="standard">
      <style:graphic-properties draw:stroke="solid" svg:stroke-width="0.053cm" svg:stroke-color="#50632a" draw:marker-end="EndMarker_5f_33" draw:marker-end-width="0.388cm" svg:stroke-opacity="100%" draw:stroke-linejoin="round" draw:fill="none" fo:padding-top="0.151cm" fo:padding-bottom="0.151cm" fo:padding-left="0.276cm" fo:padding-right="0.276cm"/>
    </style:style>
    <style:style style:name="gr118" style:family="graphic" style:parent-style-name="standard">
      <style:graphic-properties draw:stroke="none" draw:fill="none" draw:textarea-vertical-align="middle" fo:min-height="0.668cm" fo:padding-top="0.141cm" fo:padding-bottom="0.141cm" fo:padding-left="0.141cm" fo:padding-right="0.141cm"/>
    </style:style>
    <style:style style:name="gr119" style:family="graphic" style:parent-style-name="standard">
      <style:graphic-properties draw:stroke="none" draw:fill="none" draw:textarea-vertical-align="top" fo:min-height="4.318cm" fo:padding-top="0.141cm" fo:padding-bottom="0.141cm" fo:padding-left="0.141cm" fo:padding-right="0.141cm"/>
    </style:style>
    <style:style style:name="gr120" style:family="graphic" style:parent-style-name="standard">
      <style:graphic-properties draw:stroke="none" draw:fill="none" draw:textarea-vertical-align="middle" fo:min-height="0.542cm" fo:padding-top="0.141cm" fo:padding-bottom="0.141cm" fo:padding-left="0.141cm" fo:padding-right="0.141cm"/>
    </style:style>
    <style:style style:name="gr121" style:family="graphic" style:parent-style-name="standard">
      <style:graphic-properties draw:stroke="none" draw:fill="none" draw:textarea-vertical-align="middle" fo:min-height="0.499cm" fo:padding-top="0.141cm" fo:padding-bottom="0.141cm" fo:padding-left="0.141cm" fo:padding-right="0.141cm"/>
    </style:style>
    <style:style style:name="gr122" style:family="graphic" style:parent-style-name="standard">
      <style:graphic-properties draw:stroke="solid" svg:stroke-width="0.106cm" svg:stroke-color="#50632a" draw:marker-end="EndMarker_5f_34" draw:marker-end-width="0.522cm" svg:stroke-opacity="100%" draw:stroke-linejoin="round" draw:fill="none" fo:padding-top="0.178cm" fo:padding-bottom="0.178cm" fo:padding-left="0.303cm" fo:padding-right="0.303cm"/>
    </style:style>
    <style:style style:name="gr123" style:family="graphic" style:parent-style-name="standard">
      <style:graphic-properties draw:stroke="solid" svg:stroke-width="0.106cm" svg:stroke-color="#50632a" draw:marker-end="EndMarker_5f_35" draw:marker-end-width="0.522cm" svg:stroke-opacity="100%" draw:stroke-linejoin="round" draw:fill="none" fo:padding-top="0.178cm" fo:padding-bottom="0.178cm" fo:padding-left="0.303cm" fo:padding-right="0.303cm"/>
    </style:style>
    <style:style style:name="gr124" style:family="graphic" style:parent-style-name="standard">
      <style:graphic-properties draw:stroke="none" draw:fill="none" draw:textarea-vertical-align="top" fo:min-height="16.818cm" fo:padding-top="0.141cm" fo:padding-bottom="0.141cm" fo:padding-left="0.141cm" fo:padding-right="0.141cm"/>
    </style:style>
    <style:style style:name="gr125" style:family="graphic" style:parent-style-name="standard">
      <style:graphic-properties draw:stroke="solid" svg:stroke-width="0.106cm" svg:stroke-color="#50632a" draw:marker-end="EndMarker_5f_36" draw:marker-end-width="0.522cm" svg:stroke-opacity="100%" draw:stroke-linejoin="round" draw:fill="none" fo:padding-top="0.178cm" fo:padding-bottom="0.178cm" fo:padding-left="0.303cm" fo:padding-right="0.303cm"/>
    </style:style>
    <style:style style:name="gr126" style:family="graphic" style:parent-style-name="standard">
      <style:graphic-properties draw:stroke="solid" svg:stroke-width="0.106cm" svg:stroke-color="#50632a" draw:marker-end="EndMarker_5f_37" draw:marker-end-width="0.522cm" svg:stroke-opacity="100%" draw:stroke-linejoin="round" draw:fill="none" fo:padding-top="0.178cm" fo:padding-bottom="0.178cm" fo:padding-left="0.303cm" fo:padding-right="0.303cm"/>
    </style:style>
    <style:style style:name="gr127" style:family="graphic" style:parent-style-name="standard">
      <style:graphic-properties draw:stroke="solid" svg:stroke-width="0.053cm" svg:stroke-color="#50632a" draw:marker-start="StartMarker_5f_7" draw:marker-start-width="0.388cm" draw:marker-end="EndMarker_5f_38" draw:marker-end-width="0.388cm" svg:stroke-opacity="100%" draw:stroke-linejoin="round" draw:fill="none" fo:padding-top="0.151cm" fo:padding-bottom="0.151cm" fo:padding-left="0.276cm" fo:padding-right="0.276cm"/>
    </style:style>
    <style:style style:name="gr128" style:family="graphic" style:parent-style-name="standard">
      <style:graphic-properties draw:stroke="dash" draw:stroke-dash="Dash_5f_20" svg:stroke-width="0.035cm" svg:stroke-color="#50632a" draw:marker-end="EndMarker_5f_39" draw:marker-end-width="0.344cm" svg:stroke-opacity="100%" draw:stroke-linejoin="round" draw:fill="none" fo:padding-top="0.142cm" fo:padding-bottom="0.142cm" fo:padding-left="0.267cm" fo:padding-right="0.267cm"/>
    </style:style>
    <style:style style:name="gr129" style:family="graphic" style:parent-style-name="standard">
      <style:graphic-properties draw:stroke="solid" svg:stroke-width="0.106cm" svg:stroke-color="#50632a" draw:marker-end="EndMarker_5f_40" draw:marker-end-width="0.522cm" svg:stroke-opacity="100%" draw:stroke-linejoin="round" draw:fill="none" fo:padding-top="0.178cm" fo:padding-bottom="0.178cm" fo:padding-left="0.303cm" fo:padding-right="0.303cm"/>
    </style:style>
    <style:style style:name="gr130" style:family="graphic" style:parent-style-name="standard">
      <style:graphic-properties draw:stroke="solid" svg:stroke-width="0.106cm" svg:stroke-color="#50632a" draw:marker-end="EndMarker_5f_41" draw:marker-end-width="0.522cm" svg:stroke-opacity="100%" draw:stroke-linejoin="round" draw:fill="none" fo:padding-top="0.178cm" fo:padding-bottom="0.178cm" fo:padding-left="0.303cm" fo:padding-right="0.303cm"/>
    </style:style>
    <style:style style:name="gr131" style:family="graphic" style:parent-style-name="standard">
      <style:graphic-properties draw:stroke="solid" svg:stroke-width="0.106cm" svg:stroke-color="#50632a" draw:marker-end="EndMarker_5f_42" draw:marker-end-width="0.522cm" svg:stroke-opacity="100%" draw:stroke-linejoin="round" draw:fill="none" fo:padding-top="0.178cm" fo:padding-bottom="0.178cm" fo:padding-left="0.303cm" fo:padding-right="0.303cm"/>
    </style:style>
    <style:style style:name="gr132" style:family="graphic" style:parent-style-name="standard">
      <style:graphic-properties draw:stroke="solid" svg:stroke-width="0.106cm" svg:stroke-color="#50632a" draw:marker-end="EndMarker_5f_43" draw:marker-end-width="0.522cm" svg:stroke-opacity="100%" draw:stroke-linejoin="round" draw:fill="none" fo:padding-top="0.178cm" fo:padding-bottom="0.178cm" fo:padding-left="0.303cm" fo:padding-right="0.303cm"/>
    </style:style>
    <style:style style:name="gr133" style:family="graphic" style:parent-style-name="standard">
      <style:graphic-properties draw:stroke="solid" svg:stroke-width="0.106cm" svg:stroke-color="#50632a" draw:marker-end="EndMarker_5f_44" draw:marker-end-width="0.522cm" svg:stroke-opacity="100%" draw:stroke-linejoin="round" draw:fill="none" fo:padding-top="0.178cm" fo:padding-bottom="0.178cm" fo:padding-left="0.303cm" fo:padding-right="0.303cm"/>
    </style:style>
    <style:style style:name="gr134" style:family="graphic" style:parent-style-name="standard">
      <style:graphic-properties draw:stroke="solid" svg:stroke-width="0.053cm" svg:stroke-color="#50632a" draw:marker-start="StartMarker_5f_8" draw:marker-start-width="0.388cm" draw:marker-end="EndMarker_5f_45" draw:marker-end-width="0.388cm" svg:stroke-opacity="100%" draw:stroke-linejoin="round" draw:fill="none" fo:padding-top="0.151cm" fo:padding-bottom="0.151cm" fo:padding-left="0.276cm" fo:padding-right="0.276cm"/>
    </style:style>
    <style:style style:name="gr135" style:family="graphic" style:parent-style-name="standard">
      <style:graphic-properties draw:stroke="solid" svg:stroke-width="0.053cm" svg:stroke-color="#50632a" draw:marker-start="StartMarker_5f_9" draw:marker-start-width="0.388cm" draw:marker-end="EndMarker_5f_46" draw:marker-end-width="0.388cm" svg:stroke-opacity="100%" draw:stroke-linejoin="round" draw:fill="none" fo:padding-top="0.151cm" fo:padding-bottom="0.151cm" fo:padding-left="0.276cm" fo:padding-right="0.276cm"/>
    </style:style>
    <style:style style:name="gr136" style:family="graphic" style:parent-style-name="standard">
      <style:graphic-properties draw:stroke="solid" svg:stroke-width="0.053cm" svg:stroke-color="#50632a" draw:marker-start="StartMarker_5f_10" draw:marker-start-width="0.388cm" draw:marker-end="EndMarker_5f_47" draw:marker-end-width="0.388cm" svg:stroke-opacity="100%" draw:stroke-linejoin="round" draw:fill="none" fo:padding-top="0.151cm" fo:padding-bottom="0.151cm" fo:padding-left="0.276cm" fo:padding-right="0.276cm"/>
    </style:style>
    <style:style style:name="gr137" style:family="graphic" style:parent-style-name="standard">
      <style:graphic-properties draw:stroke="solid" svg:stroke-width="0.053cm" svg:stroke-color="#50632a" draw:marker-end="EndMarker_5f_48" draw:marker-end-width="0.388cm" svg:stroke-opacity="100%" draw:stroke-linejoin="round" draw:fill="none" fo:padding-top="0.151cm" fo:padding-bottom="0.151cm" fo:padding-left="0.276cm" fo:padding-right="0.276cm"/>
    </style:style>
    <style:style style:name="gr138" style:family="graphic" style:parent-style-name="standard">
      <style:graphic-properties draw:stroke="solid" svg:stroke-width="0.053cm" svg:stroke-color="#50632a" draw:marker-end="EndMarker_5f_49" draw:marker-end-width="0.388cm" svg:stroke-opacity="100%" draw:stroke-linejoin="round" draw:fill="none" fo:padding-top="0.151cm" fo:padding-bottom="0.151cm" fo:padding-left="0.276cm" fo:padding-right="0.276cm"/>
    </style:style>
    <style:style style:name="gr139" style:family="graphic" style:parent-style-name="standard">
      <style:graphic-properties draw:stroke="solid" svg:stroke-width="0.053cm" svg:stroke-color="#50632a" draw:marker-end="EndMarker_5f_50" draw:marker-end-width="0.388cm" svg:stroke-opacity="100%" draw:stroke-linejoin="round" draw:fill="none" fo:padding-top="0.151cm" fo:padding-bottom="0.151cm" fo:padding-left="0.276cm" fo:padding-right="0.276cm"/>
    </style:style>
    <style:style style:name="gr140" style:family="graphic" style:parent-style-name="standard">
      <style:graphic-properties draw:stroke="none" draw:fill="none" draw:textarea-vertical-align="top" fo:min-height="1.718cm" fo:padding-top="0.141cm" fo:padding-bottom="0.141cm" fo:padding-left="0.141cm" fo:padding-right="0.141cm"/>
    </style:style>
    <style:style style:name="gr141" style:family="graphic" style:parent-style-name="standard">
      <style:graphic-properties draw:stroke="none" draw:fill="none" draw:textarea-vertical-align="top" fo:min-height="1.118cm" fo:padding-top="0.141cm" fo:padding-bottom="0.141cm" fo:padding-left="0.141cm" fo:padding-right="0.141cm"/>
    </style:style>
    <style:style style:name="gr142" style:family="graphic" style:parent-style-name="standard">
      <style:graphic-properties draw:stroke="solid" svg:stroke-width="0.053cm" svg:stroke-color="#50632a" draw:marker-start="StartMarker_5f_11" draw:marker-start-width="0.388cm" svg:stroke-opacity="100%" draw:stroke-linejoin="round" draw:fill="none" fo:padding-top="0.151cm" fo:padding-bottom="0.151cm" fo:padding-left="0.276cm" fo:padding-right="0.276cm"/>
    </style:style>
    <style:style style:name="gr143" style:family="graphic" style:parent-style-name="standard">
      <style:graphic-properties draw:stroke="solid" svg:stroke-width="0.053cm" svg:stroke-color="#50632a" draw:marker-start="StartMarker_5f_12" draw:marker-start-width="0.388cm" svg:stroke-opacity="100%" draw:stroke-linejoin="round" draw:fill="none" fo:padding-top="0.151cm" fo:padding-bottom="0.151cm" fo:padding-left="0.276cm" fo:padding-right="0.276cm"/>
    </style:style>
    <style:style style:name="gr144" style:family="graphic" style:parent-style-name="standard">
      <style:graphic-properties draw:stroke="none" draw:fill="none" draw:textarea-vertical-align="top" fo:min-height="5.718cm" fo:padding-top="0.141cm" fo:padding-bottom="0.141cm" fo:padding-left="0.141cm" fo:padding-right="0.141cm"/>
    </style:style>
    <style:style style:name="gr145" style:family="graphic" style:parent-style-name="standard">
      <style:graphic-properties draw:stroke="dash" draw:stroke-dash="Dash_5f_21" svg:stroke-width="0.053cm" svg:stroke-color="#50632a" draw:marker-start="StartMarker_5f_13" draw:marker-start-width="0.388cm" svg:stroke-opacity="100%" draw:stroke-linejoin="round" draw:fill="none" fo:padding-top="0.151cm" fo:padding-bottom="0.151cm" fo:padding-left="0.276cm" fo:padding-right="0.276cm"/>
    </style:style>
    <style:style style:name="gr146" style:family="graphic" style:parent-style-name="standard">
      <style:graphic-properties draw:stroke="dash" draw:stroke-dash="Dash_5f_22" svg:stroke-width="0.053cm" svg:stroke-color="#50632a" draw:marker-start="StartMarker_5f_14" draw:marker-start-width="0.388cm" svg:stroke-opacity="100%" draw:stroke-linejoin="round" draw:fill="none" fo:padding-top="0.151cm" fo:padding-bottom="0.151cm" fo:padding-left="0.276cm" fo:padding-right="0.276cm"/>
    </style:style>
    <style:style style:name="gr147" style:family="graphic" style:parent-style-name="standard">
      <style:graphic-properties draw:stroke="dash" draw:stroke-dash="Dash_5f_23" svg:stroke-width="0.053cm" svg:stroke-color="#50632a" draw:marker-start="StartMarker_5f_15" draw:marker-start-width="0.388cm" svg:stroke-opacity="100%" draw:stroke-linejoin="round" draw:fill="none" fo:padding-top="0.151cm" fo:padding-bottom="0.151cm" fo:padding-left="0.276cm" fo:padding-right="0.276cm"/>
    </style:style>
    <style:style style:name="gr148" style:family="graphic" style:parent-style-name="standard">
      <style:graphic-properties draw:stroke="solid" svg:stroke-width="0.106cm" svg:stroke-color="#50632a" draw:marker-end="EndMarker_5f_51" draw:marker-end-width="0.522cm" svg:stroke-opacity="100%" draw:stroke-linejoin="round" draw:fill="none" fo:padding-top="0.178cm" fo:padding-bottom="0.178cm" fo:padding-left="0.303cm" fo:padding-right="0.303cm"/>
    </style:style>
    <style:style style:name="gr149" style:family="graphic" style:parent-style-name="standard">
      <style:graphic-properties draw:stroke="solid" svg:stroke-width="0.106cm" svg:stroke-color="#50632a" draw:marker-end="EndMarker_5f_52" draw:marker-end-width="0.522cm" svg:stroke-opacity="100%" draw:stroke-linejoin="round" draw:fill="none" fo:padding-top="0.178cm" fo:padding-bottom="0.178cm" fo:padding-left="0.303cm" fo:padding-right="0.303cm"/>
    </style:style>
    <style:style style:name="gr150" style:family="graphic" style:parent-style-name="standard">
      <style:graphic-properties draw:stroke="none" draw:fill="none" draw:textarea-vertical-align="middle" fo:min-height="1.524cm" fo:padding-top="0.141cm" fo:padding-bottom="0.141cm" fo:padding-left="0.141cm" fo:padding-right="0.141cm"/>
    </style:style>
    <style:style style:name="gr151" style:family="graphic" style:parent-style-name="standard">
      <style:graphic-properties draw:stroke="none" draw:fill="solid" draw:fill-color="#4bacc6" draw:shadow="hidden"/>
    </style:style>
    <style:style style:name="gr152" style:family="graphic" style:parent-style-name="standard">
      <style:graphic-properties draw:stroke="none" draw:fill="none" draw:textarea-vertical-align="top" fo:min-height="3.846cm" fo:padding-top="0.141cm" fo:padding-bottom="0.141cm" fo:padding-left="0.141cm" fo:padding-right="0.141cm"/>
    </style:style>
    <style:style style:name="gr153" style:family="graphic" style:parent-style-name="standard">
      <style:graphic-properties draw:stroke="none" draw:fill="solid" draw:fill-color="#cadaa9" draw:shadow="hidden"/>
    </style:style>
    <style:style style:name="gr154" style:family="graphic" style:parent-style-name="standard">
      <style:graphic-properties draw:stroke="none" draw:fill="none" draw:textarea-vertical-align="top" fo:min-height="11.783cm" fo:padding-top="0.141cm" fo:padding-bottom="0.141cm" fo:padding-left="0.141cm" fo:padding-right="0.141cm"/>
    </style:style>
    <style:style style:name="gr155" style:family="graphic" style:parent-style-name="standard">
      <style:graphic-properties draw:stroke="none" draw:fill="solid" draw:fill-color="#f8b57e" draw:shadow="hidden"/>
    </style:style>
    <style:style style:name="gr156" style:family="graphic" style:parent-style-name="standard">
      <style:graphic-properties draw:stroke="none" draw:fill="none" draw:textarea-vertical-align="top" fo:min-height="4.604cm" fo:padding-top="0.141cm" fo:padding-bottom="0.141cm" fo:padding-left="0.141cm" fo:padding-right="0.141cm"/>
    </style:style>
    <style:style style:name="gr157" style:family="graphic" style:parent-style-name="standard">
      <style:graphic-properties draw:stroke="none" draw:fill="solid" draw:fill-color="#799ac1" draw:shadow="hidden"/>
    </style:style>
    <style:style style:name="gr158" style:family="graphic" style:parent-style-name="standard">
      <style:graphic-properties draw:stroke="solid" svg:stroke-width="0.009cm" svg:stroke-color="#404040" svg:stroke-opacity="100%" draw:stroke-linejoin="round" draw:fill="none" fo:padding-top="0.129cm" fo:padding-bottom="0.129cm" fo:padding-left="0.254cm" fo:padding-right="0.254cm"/>
    </style:style>
    <style:style style:name="gr159" style:family="graphic" style:parent-style-name="standard">
      <style:graphic-properties draw:stroke="none" draw:fill="none" draw:textarea-vertical-align="middle" fo:min-height="0.988cm" fo:padding-top="0.141cm" fo:padding-bottom="0.141cm" fo:padding-left="0.141cm" fo:padding-right="0.141cm"/>
    </style:style>
    <style:style style:name="gr160" style:family="graphic" style:parent-style-name="standard">
      <style:graphic-properties draw:stroke="none" draw:fill="none" draw:textarea-vertical-align="middle" fo:min-height="0.988cm" fo:padding-top="0.141cm" fo:padding-bottom="0.141cm" fo:padding-left="0.141cm" fo:padding-right="0.141cm"/>
    </style:style>
    <style:style style:name="gr161" style:family="graphic" style:parent-style-name="standard">
      <style:graphic-properties draw:stroke="none" draw:fill="solid" draw:fill-color="#ffffff" draw:shadow="visible" draw:shadow-offset-x="0.051cm" draw:shadow-offset-y="0.051cm" draw:shadow-color="#cdcdcd" draw:shadow-opacity="50%"/>
    </style:style>
    <style:style style:name="gr162" style:family="graphic" style:parent-style-name="standard">
      <style:graphic-properties draw:stroke="none" draw:fill="gradient" draw:fill-gradient-name="Gradient_5f_3" draw:shadow="hidden"/>
    </style:style>
    <style:style style:name="gr163" style:family="graphic" style:parent-style-name="standard">
      <style:graphic-properties draw:stroke="none" draw:fill="solid" draw:fill-color="#5f7db1" draw:shadow="hidden"/>
    </style:style>
    <style:style style:name="gr164" style:family="graphic" style:parent-style-name="standard">
      <style:graphic-properties draw:stroke="none" draw:fill="gradient" draw:fill-gradient-name="Gradient_5f_4" draw:shadow="hidden"/>
    </style:style>
    <style:style style:name="gr165" style:family="graphic" style:parent-style-name="standard">
      <style:graphic-properties draw:stroke="none" draw:fill="gradient" draw:fill-gradient-name="Gradient_5f_5" draw:shadow="hidden"/>
    </style:style>
    <style:style style:name="gr166" style:family="graphic" style:parent-style-name="standard">
      <style:graphic-properties draw:stroke="solid" svg:stroke-width="0.009cm" svg:stroke-color="#5f7db1" svg:stroke-opacity="100%" draw:stroke-linejoin="miter" draw:fill="none" fo:padding-top="0.129cm" fo:padding-bottom="0.129cm" fo:padding-left="0.254cm" fo:padding-right="0.254cm"/>
    </style:style>
    <style:style style:name="gr167" style:family="graphic" style:parent-style-name="standard">
      <style:graphic-properties draw:stroke="none" draw:fill="none" draw:textarea-vertical-align="middle" fo:min-height="0.932cm" fo:padding-top="0.141cm" fo:padding-bottom="0.141cm" fo:padding-left="0.141cm" fo:padding-right="0.141cm"/>
    </style:style>
    <style:style style:name="gr168" style:family="graphic" style:parent-style-name="standard">
      <style:graphic-properties draw:stroke="none" draw:fill="solid" draw:fill-color="#000000" draw:opacity="0%" draw:shadow="visible" draw:shadow-offset-x="0.051cm" draw:shadow-offset-y="0.051cm" draw:shadow-color="#cdcdcd" draw:shadow-opacity="50%"/>
    </style:style>
    <style:style style:name="gr169" style:family="graphic" style:parent-style-name="standard">
      <style:graphic-properties draw:stroke="none" draw:fill="gradient" draw:fill-gradient-name="Gradient_5f_6" draw:shadow="hidden"/>
    </style:style>
    <style:style style:name="gr170" style:family="graphic" style:parent-style-name="standard">
      <style:graphic-properties draw:stroke="solid" svg:stroke-width="0.005cm" svg:stroke-color="#000000" svg:stroke-opacity="100%" draw:stroke-linejoin="round" draw:fill="none" fo:padding-top="0.127cm" fo:padding-bottom="0.127cm" fo:padding-left="0.252cm" fo:padding-right="0.252cm"/>
    </style:style>
    <style:style style:name="gr171" style:family="graphic" style:parent-style-name="standard">
      <style:graphic-properties draw:stroke="none" draw:fill="gradient" draw:fill-gradient-name="Gradient_5f_7" draw:shadow="hidden"/>
    </style:style>
    <style:style style:name="gr172" style:family="graphic" style:parent-style-name="standard">
      <style:graphic-properties draw:stroke="none" draw:fill="solid" draw:fill-color="#d2e6f2" draw:shadow="hidden"/>
    </style:style>
    <style:style style:name="gr173" style:family="graphic" style:parent-style-name="standard">
      <style:graphic-properties draw:stroke="none" draw:fill="gradient" draw:fill-gradient-name="Gradient_5f_8" draw:shadow="hidden"/>
    </style:style>
    <style:style style:name="gr174" style:family="graphic" style:parent-style-name="standard">
      <style:graphic-properties draw:stroke="solid" svg:stroke-width="0.005cm" svg:stroke-color="#3c5b91" svg:stroke-opacity="100%" draw:stroke-linejoin="round" draw:fill="none" fo:padding-top="0.127cm" fo:padding-bottom="0.127cm" fo:padding-left="0.252cm" fo:padding-right="0.252cm"/>
    </style:style>
    <style:style style:name="gr175" style:family="graphic" style:parent-style-name="standard">
      <style:graphic-properties draw:stroke="none" draw:fill="none" draw:textarea-vertical-align="middle" fo:min-height="0.466cm" fo:padding-top="0.141cm" fo:padding-bottom="0.141cm" fo:padding-left="0.141cm" fo:padding-right="0.141cm"/>
    </style:style>
    <style:style style:name="gr176" style:family="graphic" style:parent-style-name="standard">
      <style:graphic-properties draw:stroke="none" draw:fill="gradient" draw:fill-gradient-name="Gradient_5f_9" draw:shadow="hidden"/>
    </style:style>
    <style:style style:name="gr177" style:family="graphic" style:parent-style-name="standard">
      <style:graphic-properties draw:stroke="none" draw:fill="gradient" draw:fill-gradient-name="Gradient_5f_10" draw:shadow="hidden"/>
    </style:style>
    <style:style style:name="gr178" style:family="graphic" style:parent-style-name="standard">
      <style:graphic-properties draw:stroke="none" draw:fill="gradient" draw:fill-gradient-name="Gradient_5f_11" draw:shadow="hidden"/>
    </style:style>
    <style:style style:name="gr179" style:family="graphic" style:parent-style-name="standard">
      <style:graphic-properties draw:stroke="none" draw:fill="gradient" draw:fill-gradient-name="Gradient_5f_12" draw:shadow="hidden"/>
    </style:style>
    <style:style style:name="gr180" style:family="graphic" style:parent-style-name="standard">
      <style:graphic-properties draw:stroke="none" draw:fill="gradient" draw:fill-gradient-name="Gradient_5f_13" draw:shadow="hidden"/>
    </style:style>
    <style:style style:name="gr181" style:family="graphic" style:parent-style-name="standard">
      <style:graphic-properties draw:stroke="none" draw:fill="gradient" draw:fill-gradient-name="Gradient_5f_14" draw:shadow="hidden"/>
    </style:style>
    <style:style style:name="gr182" style:family="graphic" style:parent-style-name="standard">
      <style:graphic-properties draw:stroke="none" draw:fill="gradient" draw:fill-gradient-name="Gradient_5f_15" draw:shadow="hidden"/>
    </style:style>
    <style:style style:name="gr183" style:family="graphic" style:parent-style-name="standard">
      <style:graphic-properties draw:stroke="none" draw:fill="gradient" draw:fill-gradient-name="Gradient_5f_16" draw:shadow="hidden"/>
    </style:style>
    <style:style style:name="gr184" style:family="graphic" style:parent-style-name="standard">
      <style:graphic-properties draw:stroke="none" draw:fill="gradient" draw:fill-gradient-name="Gradient_5f_17" draw:shadow="hidden"/>
    </style:style>
    <style:style style:name="gr185" style:family="graphic" style:parent-style-name="standard">
      <style:graphic-properties draw:stroke="none" draw:fill="gradient" draw:fill-gradient-name="Gradient_5f_18" draw:shadow="hidden"/>
    </style:style>
    <style:style style:name="gr186" style:family="graphic" style:parent-style-name="standard">
      <style:graphic-properties draw:stroke="none" draw:fill="gradient" draw:fill-gradient-name="Gradient_5f_19" draw:shadow="hidden"/>
    </style:style>
    <style:style style:name="gr187" style:family="graphic" style:parent-style-name="standard">
      <style:graphic-properties draw:stroke="none" draw:fill="gradient" draw:fill-gradient-name="Gradient_5f_20" draw:shadow="hidden"/>
    </style:style>
    <style:style style:name="gr188" style:family="graphic" style:parent-style-name="standard">
      <style:graphic-properties draw:stroke="none" draw:fill="gradient" draw:fill-gradient-name="Gradient_5f_21" draw:shadow="hidden"/>
    </style:style>
    <style:style style:name="gr189" style:family="graphic" style:parent-style-name="standard">
      <style:graphic-properties draw:stroke="none" draw:fill="gradient" draw:fill-gradient-name="Gradient_5f_22" draw:shadow="hidden"/>
    </style:style>
    <style:style style:name="gr190" style:family="graphic" style:parent-style-name="standard">
      <style:graphic-properties draw:stroke="none" draw:fill="gradient" draw:fill-gradient-name="Gradient_5f_23" draw:shadow="hidden"/>
    </style:style>
    <style:style style:name="gr191" style:family="graphic" style:parent-style-name="standard">
      <style:graphic-properties draw:stroke="none" draw:fill="gradient" draw:fill-gradient-name="Gradient_5f_24" draw:shadow="hidden"/>
    </style:style>
    <style:style style:name="gr192" style:family="graphic" style:parent-style-name="standard">
      <style:graphic-properties draw:stroke="solid" svg:stroke-width="0.159cm" svg:stroke-color="#000000" draw:marker-end="EndMarker_5f_53" draw:marker-end-width="0.656cm" svg:stroke-opacity="60%" draw:stroke-linejoin="round" draw:fill="none" fo:padding-top="0.204cm" fo:padding-bottom="0.204cm" fo:padding-left="0.329cm" fo:padding-right="0.329cm"/>
    </style:style>
    <style:style style:name="gr193" style:family="graphic" style:parent-style-name="standard">
      <style:graphic-properties draw:stroke="solid" svg:stroke-width="0.159cm" svg:stroke-color="#000000" draw:marker-end="EndMarker_5f_54" draw:marker-end-width="0.656cm" svg:stroke-opacity="60%" draw:stroke-linejoin="round" draw:fill="none" fo:padding-top="0.204cm" fo:padding-bottom="0.204cm" fo:padding-left="0.329cm" fo:padding-right="0.329cm"/>
    </style:style>
    <style:style style:name="gr194" style:family="graphic" style:parent-style-name="standard">
      <style:graphic-properties draw:stroke="solid" svg:stroke-width="0.159cm" svg:stroke-color="#000000" draw:marker-end="EndMarker_5f_55" draw:marker-end-width="0.656cm" svg:stroke-opacity="60%" draw:stroke-linejoin="round" draw:fill="none" fo:padding-top="0.204cm" fo:padding-bottom="0.204cm" fo:padding-left="0.329cm" fo:padding-right="0.329cm"/>
    </style:style>
    <style:style style:name="gr195" style:family="graphic" style:parent-style-name="standard">
      <style:graphic-properties draw:stroke="solid" svg:stroke-width="0.159cm" svg:stroke-color="#000000" draw:marker-end="EndMarker_5f_56" draw:marker-end-width="0.656cm" svg:stroke-opacity="60%" draw:stroke-linejoin="round" draw:fill="none" fo:padding-top="0.204cm" fo:padding-bottom="0.204cm" fo:padding-left="0.329cm" fo:padding-right="0.329cm"/>
    </style:style>
    <style:style style:name="gr196" style:family="graphic" style:parent-style-name="standard">
      <style:graphic-properties draw:stroke="solid" svg:stroke-width="0.159cm" svg:stroke-color="#000000" draw:marker-end="EndMarker_5f_57" draw:marker-end-width="0.656cm" svg:stroke-opacity="60%" draw:stroke-linejoin="round" draw:fill="none" fo:padding-top="0.204cm" fo:padding-bottom="0.204cm" fo:padding-left="0.329cm" fo:padding-right="0.329cm"/>
    </style:style>
    <style:style style:name="gr197" style:family="graphic" style:parent-style-name="standard">
      <style:graphic-properties draw:stroke="none" draw:fill="solid" draw:fill-color="#000000" draw:opacity="0%" draw:shadow="hidden"/>
    </style:style>
    <style:style style:name="gr198" style:family="graphic" style:parent-style-name="standard">
      <style:graphic-properties draw:stroke="none" draw:fill="gradient" draw:fill-gradient-name="Gradient_5f_25" draw:shadow="hidden"/>
    </style:style>
    <style:style style:name="gr199" style:family="graphic" style:parent-style-name="standard">
      <style:graphic-properties draw:stroke="solid" svg:stroke-width="0.013cm" svg:stroke-color="#d19c38" svg:stroke-opacity="100%" draw:stroke-linejoin="miter" draw:fill="none" fo:padding-top="0.131cm" fo:padding-bottom="0.131cm" fo:padding-left="0.256cm" fo:padding-right="0.256cm"/>
    </style:style>
    <style:style style:name="gr200" style:family="graphic" style:parent-style-name="standard">
      <style:graphic-properties draw:stroke="none" draw:fill="gradient" draw:fill-gradient-name="Gradient_5f_26" draw:shadow="hidden"/>
    </style:style>
    <style:style style:name="gr201" style:family="graphic" style:parent-style-name="standard">
      <style:graphic-properties draw:stroke="solid" svg:stroke-width="0.02cm" svg:stroke-color="#a57a2c" svg:stroke-opacity="100%" draw:stroke-linejoin="round" draw:fill="none" fo:padding-top="0.135cm" fo:padding-bottom="0.135cm" fo:padding-left="0.26cm" fo:padding-right="0.26cm"/>
    </style:style>
    <style:style style:name="gr202" style:family="graphic" style:parent-style-name="standard">
      <style:graphic-properties draw:stroke="solid" svg:stroke-width="0.038cm" svg:stroke-color="#f7f1e8" svg:stroke-opacity="100%" draw:stroke-linejoin="round" draw:fill="none" fo:padding-top="0.144cm" fo:padding-bottom="0.144cm" fo:padding-left="0.269cm" fo:padding-right="0.269cm"/>
    </style:style>
    <style:style style:name="gr203" style:family="graphic" style:parent-style-name="standard">
      <style:graphic-properties draw:stroke="solid" svg:stroke-width="0.025cm" svg:stroke-color="#000000" svg:stroke-opacity="100%" draw:stroke-linejoin="round" draw:fill="none" fo:padding-top="0.137cm" fo:padding-bottom="0.137cm" fo:padding-left="0.262cm" fo:padding-right="0.262cm"/>
    </style:style>
    <style:style style:name="gr204" style:family="graphic" style:parent-style-name="standard">
      <style:graphic-properties draw:stroke="solid" svg:stroke-width="0.159cm" svg:stroke-color="#000000" draw:marker-start="StartMarker_5f_16" draw:marker-start-width="0.656cm" draw:marker-end="EndMarker_5f_58" draw:marker-end-width="0.656cm" svg:stroke-opacity="60%" draw:stroke-linejoin="round" draw:fill="none" fo:padding-top="0.204cm" fo:padding-bottom="0.204cm" fo:padding-left="0.329cm" fo:padding-right="0.329cm"/>
    </style:style>
    <style:style style:name="gr205" style:family="graphic" style:parent-style-name="standard">
      <style:graphic-properties draw:stroke="none" draw:fill="none" draw:textarea-vertical-align="middle" fo:min-height="0.466cm" fo:padding-top="0.141cm" fo:padding-bottom="0.141cm" fo:padding-left="0.141cm" fo:padding-right="0.141cm"/>
    </style:style>
    <style:style style:name="gr206" style:family="graphic" style:parent-style-name="standard">
      <style:graphic-properties draw:stroke="solid" svg:stroke-width="0.159cm" svg:stroke-color="#000000" draw:marker-end="EndMarker_5f_59" draw:marker-end-width="0.656cm" svg:stroke-opacity="60%" draw:stroke-linejoin="round" draw:fill="none" fo:padding-top="0.204cm" fo:padding-bottom="0.204cm" fo:padding-left="0.329cm" fo:padding-right="0.329cm"/>
    </style:style>
    <style:style style:name="gr207" style:family="graphic" style:parent-style-name="standard">
      <style:graphic-properties draw:stroke="dash" draw:stroke-dash="Dash_5f_24" svg:stroke-width="0.025cm" svg:stroke-color="#404040" draw:marker-end="EndMarker_5f_60" draw:marker-end-width="0.319cm" svg:stroke-opacity="100%" draw:stroke-linejoin="round" draw:fill="none" fo:padding-top="0.137cm" fo:padding-bottom="0.137cm" fo:padding-left="0.262cm" fo:padding-right="0.262cm"/>
    </style:style>
    <style:style style:name="gr208" style:family="graphic" style:parent-style-name="standard">
      <style:graphic-properties draw:stroke="none" draw:fill="none" draw:textarea-vertical-align="top" fo:min-height="8.418cm" fo:padding-top="0.141cm" fo:padding-bottom="0.141cm" fo:padding-left="0.141cm" fo:padding-right="0.141cm"/>
    </style:style>
    <style:style style:name="gr209" style:family="graphic" style:parent-style-name="standard">
      <style:graphic-properties draw:stroke="none" draw:fill="solid" draw:fill-color="#eef2f7" draw:shadow="hidden"/>
    </style:style>
    <style:style style:name="gr210" style:family="graphic" style:parent-style-name="standard">
      <style:graphic-properties draw:stroke="solid" svg:stroke-width="0.106cm" svg:stroke-color="#729fdc" svg:stroke-opacity="100%" draw:stroke-linejoin="round" draw:fill="none" fo:padding-top="0.178cm" fo:padding-bottom="0.178cm" fo:padding-left="0.303cm" fo:padding-right="0.303cm"/>
    </style:style>
    <style:style style:name="gr211" style:family="graphic" style:parent-style-name="standard">
      <style:graphic-properties draw:stroke="none" draw:fill="none" draw:textarea-vertical-align="top" fo:min-height="3.118cm" fo:padding-top="0.141cm" fo:padding-bottom="0.141cm" fo:padding-left="0.141cm" fo:padding-right="0.141cm"/>
    </style:style>
    <style:style style:name="gr212" style:family="graphic" style:parent-style-name="standard">
      <style:graphic-properties draw:stroke="none" draw:fill="none" draw:textarea-vertical-align="middle" fo:min-height="0.418cm" fo:padding-top="0.141cm" fo:padding-bottom="0.141cm" fo:padding-left="0.141cm" fo:padding-right="0.141cm"/>
    </style:style>
    <style:style style:name="gr213" style:family="graphic" style:parent-style-name="standard">
      <style:graphic-properties draw:stroke="solid" svg:stroke-width="0.106cm" svg:stroke-color="#d2c9de" svg:stroke-opacity="100%" draw:stroke-linejoin="round" draw:fill="none" fo:padding-top="0.178cm" fo:padding-bottom="0.178cm" fo:padding-left="0.303cm" fo:padding-right="0.303cm"/>
    </style:style>
    <style:style style:name="gr214" style:family="graphic" style:parent-style-name="standard">
      <style:graphic-properties draw:stroke="solid" svg:stroke-width="0.106cm" svg:stroke-color="#cadaa9" svg:stroke-opacity="100%" draw:stroke-linejoin="round" draw:fill="none" fo:padding-top="0.178cm" fo:padding-bottom="0.178cm" fo:padding-left="0.303cm" fo:padding-right="0.303cm"/>
    </style:style>
    <style:style style:name="gr215" style:family="graphic" style:parent-style-name="standard">
      <style:graphic-properties draw:stroke="solid" svg:stroke-width="0.106cm" svg:stroke-color="#edcdcb" svg:stroke-opacity="100%" draw:stroke-linejoin="round" draw:fill="none" fo:padding-top="0.178cm" fo:padding-bottom="0.178cm" fo:padding-left="0.303cm" fo:padding-right="0.303cm"/>
    </style:style>
    <style:style style:name="gr216" style:family="graphic" style:parent-style-name="standard">
      <style:graphic-properties draw:stroke="none" draw:fill="none" draw:textarea-vertical-align="middle" fo:min-height="0.868cm" fo:padding-top="0.141cm" fo:padding-bottom="0.141cm" fo:padding-left="0.141cm" fo:padding-right="0.141cm"/>
    </style:style>
    <style:style style:name="gr217" style:family="graphic" style:parent-style-name="standard">
      <style:graphic-properties draw:stroke="none" draw:fill="none" draw:textarea-vertical-align="middle" fo:min-height="1.068cm" fo:padding-top="0.141cm" fo:padding-bottom="0.141cm" fo:padding-left="0.141cm" fo:padding-right="0.141cm"/>
    </style:style>
    <style:style style:name="gr218" style:family="graphic" style:parent-style-name="standard">
      <style:graphic-properties draw:stroke="solid" svg:stroke-width="0.002cm" svg:stroke-color="#50632a" draw:marker-start="StartMarker_5f_17" draw:marker-start-width="0.259cm" draw:marker-end="EndMarker_5f_61" draw:marker-end-width="0.259cm" svg:stroke-opacity="65%" draw:stroke-linejoin="round" draw:fill="none" fo:padding-top="0.126cm" fo:padding-bottom="0.126cm" fo:padding-left="0.251cm" fo:padding-right="0.251cm"/>
    </style:style>
    <style:style style:name="gr219" style:family="graphic" style:parent-style-name="standard">
      <style:graphic-properties draw:stroke="solid" svg:stroke-width="0.002cm" svg:stroke-color="#50632a" draw:marker-start="StartMarker_5f_18" draw:marker-start-width="0.259cm" draw:marker-end="EndMarker_5f_62" draw:marker-end-width="0.259cm" svg:stroke-opacity="65%" draw:stroke-linejoin="round" draw:fill="none" fo:padding-top="0.126cm" fo:padding-bottom="0.126cm" fo:padding-left="0.251cm" fo:padding-right="0.251cm"/>
    </style:style>
    <style:style style:name="gr220" style:family="graphic" style:parent-style-name="standard">
      <style:graphic-properties draw:stroke="solid" svg:stroke-width="0.002cm" svg:stroke-color="#50632a" draw:marker-start="StartMarker_5f_19" draw:marker-start-width="0.259cm" draw:marker-end="EndMarker_5f_63" draw:marker-end-width="0.259cm" svg:stroke-opacity="65%" draw:stroke-linejoin="round" draw:fill="none" fo:padding-top="0.126cm" fo:padding-bottom="0.126cm" fo:padding-left="0.251cm" fo:padding-right="0.251cm"/>
    </style:style>
    <style:style style:name="gr221" style:family="graphic" style:parent-style-name="standard">
      <style:graphic-properties draw:stroke="none" draw:fill="solid" draw:fill-color="#afc2da" draw:shadow="hidden"/>
    </style:style>
    <style:style style:name="gr222" style:family="graphic" style:parent-style-name="standard">
      <style:graphic-properties draw:stroke="solid" svg:stroke-width="0.106cm" svg:stroke-color="#285ea6" svg:stroke-opacity="100%" draw:stroke-linejoin="round" draw:fill="none" fo:padding-top="0.178cm" fo:padding-bottom="0.178cm" fo:padding-left="0.303cm" fo:padding-right="0.303cm"/>
    </style:style>
    <style:style style:name="gr223" style:family="graphic" style:parent-style-name="standard">
      <style:graphic-properties draw:stroke="none" draw:fill="none" draw:textarea-vertical-align="top" fo:min-height="1.312cm" fo:padding-top="0.141cm" fo:padding-bottom="0.141cm" fo:padding-left="0.141cm" fo:padding-right="0.141cm"/>
    </style:style>
    <style:style style:name="gr224" style:family="graphic" style:parent-style-name="standard">
      <style:graphic-properties draw:stroke="solid" svg:stroke-width="0.002cm" svg:stroke-color="#285ea6" draw:marker-start="StartMarker_5f_20" draw:marker-start-width="0.259cm" draw:marker-end="EndMarker_5f_64" draw:marker-end-width="0.259cm" svg:stroke-opacity="65%" draw:stroke-linejoin="round" draw:fill="none" fo:padding-top="0.126cm" fo:padding-bottom="0.126cm" fo:padding-left="0.251cm" fo:padding-right="0.251cm"/>
    </style:style>
    <style:style style:name="gr225" style:family="graphic" style:parent-style-name="standard">
      <style:graphic-properties draw:stroke="none" draw:fill="solid" draw:fill-color="#fdefe3" draw:shadow="hidden"/>
    </style:style>
    <style:style style:name="gr226" style:family="graphic" style:parent-style-name="standard">
      <style:graphic-properties draw:stroke="solid" svg:stroke-width="0.106cm" svg:stroke-color="#f28226" svg:stroke-opacity="100%" draw:stroke-linejoin="round" draw:fill="none" fo:padding-top="0.178cm" fo:padding-bottom="0.178cm" fo:padding-left="0.303cm" fo:padding-right="0.303cm"/>
    </style:style>
    <style:style style:name="gr227" style:family="graphic" style:parent-style-name="standard">
      <style:graphic-properties draw:stroke="none" draw:fill="solid" draw:fill-color="#facca7" draw:shadow="hidden"/>
    </style:style>
    <style:style style:name="gr228" style:family="graphic" style:parent-style-name="standard">
      <style:graphic-properties draw:stroke="none" draw:fill="none" draw:textarea-vertical-align="top" fo:min-height="1.093cm" fo:padding-top="0.141cm" fo:padding-bottom="0.141cm" fo:padding-left="0.141cm" fo:padding-right="0.141cm"/>
    </style:style>
    <style:style style:name="gr229" style:family="graphic" style:parent-style-name="standard">
      <style:graphic-properties draw:stroke="none" draw:fill="none" draw:textarea-vertical-align="top" fo:min-height="3.318cm" fo:padding-top="0.141cm" fo:padding-bottom="0.141cm" fo:padding-left="0.141cm" fo:padding-right="0.141cm"/>
    </style:style>
    <style:style style:name="gr230" style:family="graphic" style:parent-style-name="standard">
      <style:graphic-properties draw:stroke="solid" svg:stroke-width="0.002cm" svg:stroke-color="#f28226" draw:marker-start="StartMarker_5f_21" draw:marker-start-width="0.259cm" draw:marker-end="EndMarker_5f_65" draw:marker-end-width="0.259cm" svg:stroke-opacity="65%" draw:stroke-linejoin="round" draw:fill="none" fo:padding-top="0.126cm" fo:padding-bottom="0.126cm" fo:padding-left="0.251cm" fo:padding-right="0.251cm"/>
    </style:style>
    <style:style style:name="gr231" style:family="graphic" style:parent-style-name="standard">
      <style:graphic-properties draw:stroke="solid" svg:stroke-width="0.002cm" svg:stroke-color="#50632a" draw:marker-start="StartMarker_5f_22" draw:marker-start-width="0.259cm" draw:marker-end="EndMarker_5f_66" draw:marker-end-width="0.259cm" svg:stroke-opacity="65%" draw:stroke-linejoin="round" draw:fill="none" fo:padding-top="0.126cm" fo:padding-bottom="0.126cm" fo:padding-left="0.251cm" fo:padding-right="0.251cm"/>
    </style:style>
    <style:style style:name="gr232" style:family="graphic" style:parent-style-name="standard">
      <style:graphic-properties draw:stroke="solid" svg:stroke-width="0.144cm" svg:stroke-color="#50632a" svg:stroke-opacity="100%" draw:stroke-linejoin="round" draw:fill="none" fo:padding-top="0.197cm" fo:padding-bottom="0.197cm" fo:padding-left="0.322cm" fo:padding-right="0.322cm"/>
    </style:style>
    <style:style style:name="gr233" style:family="graphic" style:parent-style-name="standard">
      <style:graphic-properties draw:stroke="none" draw:fill="none" draw:textarea-vertical-align="top" fo:min-height="4.718cm" fo:padding-top="0.141cm" fo:padding-bottom="0.141cm" fo:padding-left="0.141cm" fo:padding-right="0.141cm"/>
    </style:style>
    <style:style style:name="gr234" style:family="graphic" style:parent-style-name="standard">
      <style:graphic-properties draw:stroke="solid" svg:stroke-width="0.144cm" svg:stroke-color="#50632a" draw:marker-start="StartMarker_5f_23" draw:marker-start-width="0.619cm" svg:stroke-opacity="65%" draw:stroke-linejoin="round" draw:fill="none" fo:padding-top="0.197cm" fo:padding-bottom="0.197cm" fo:padding-left="0.322cm" fo:padding-right="0.322cm"/>
    </style:style>
    <style:style style:name="gr235" style:family="graphic" style:parent-style-name="standard">
      <style:graphic-properties draw:stroke="solid" svg:stroke-width="0.144cm" svg:stroke-color="#50632a" draw:marker-start="StartMarker_5f_24" draw:marker-start-width="0.619cm" svg:stroke-opacity="65%" draw:stroke-linejoin="round" draw:fill="none" fo:padding-top="0.197cm" fo:padding-bottom="0.197cm" fo:padding-left="0.322cm" fo:padding-right="0.322cm"/>
    </style:style>
    <style:style style:name="gr236" style:family="graphic" style:parent-style-name="standard">
      <style:graphic-properties draw:stroke="solid" svg:stroke-width="0.144cm" svg:stroke-color="#50632a" draw:marker-start="StartMarker_5f_25" draw:marker-start-width="0.619cm" svg:stroke-opacity="65%" draw:stroke-linejoin="round" draw:fill="none" fo:padding-top="0.197cm" fo:padding-bottom="0.197cm" fo:padding-left="0.322cm" fo:padding-right="0.322cm"/>
    </style:style>
    <style:style style:name="gr237" style:family="graphic" style:parent-style-name="standard">
      <style:graphic-properties draw:stroke="solid" svg:stroke-width="0.144cm" svg:stroke-color="#50632a" draw:marker-start="StartMarker_5f_26" draw:marker-start-width="0.619cm" svg:stroke-opacity="65%" draw:stroke-linejoin="round" draw:fill="none" fo:padding-top="0.197cm" fo:padding-bottom="0.197cm" fo:padding-left="0.322cm" fo:padding-right="0.322cm"/>
    </style:style>
    <style:style style:name="gr238" style:family="graphic" style:parent-style-name="standard">
      <style:graphic-properties draw:stroke="solid" svg:stroke-width="0.144cm" svg:stroke-color="#50632a" draw:marker-start="StartMarker_5f_27" draw:marker-start-width="0.619cm" svg:stroke-opacity="65%" draw:stroke-linejoin="round" draw:fill="none" fo:padding-top="0.197cm" fo:padding-bottom="0.197cm" fo:padding-left="0.322cm" fo:padding-right="0.322cm"/>
    </style:style>
    <style:style style:name="gr239" style:family="graphic" style:parent-style-name="standard">
      <style:graphic-properties draw:stroke="solid" svg:stroke-width="0.144cm" svg:stroke-color="#50632a" draw:marker-start="StartMarker_5f_28" draw:marker-start-width="0.619cm" svg:stroke-opacity="65%" draw:stroke-linejoin="round" draw:fill="none" fo:padding-top="0.197cm" fo:padding-bottom="0.197cm" fo:padding-left="0.322cm" fo:padding-right="0.322cm"/>
    </style:style>
    <style:style style:name="gr240" style:family="graphic" style:parent-style-name="standard">
      <style:graphic-properties draw:stroke="solid" svg:stroke-width="0.144cm" svg:stroke-color="#50632a" draw:marker-start="StartMarker_5f_29" draw:marker-start-width="0.619cm" svg:stroke-opacity="65%" draw:stroke-linejoin="round" draw:fill="none" fo:padding-top="0.197cm" fo:padding-bottom="0.197cm" fo:padding-left="0.322cm" fo:padding-right="0.322cm"/>
    </style:style>
    <style:style style:name="gr241" style:family="graphic" style:parent-style-name="standard">
      <style:graphic-properties draw:stroke="solid" svg:stroke-width="0.144cm" svg:stroke-color="#50632a" draw:marker-start="StartMarker_5f_30" draw:marker-start-width="0.619cm" svg:stroke-opacity="65%" draw:stroke-linejoin="round" draw:fill="none" fo:padding-top="0.197cm" fo:padding-bottom="0.197cm" fo:padding-left="0.322cm" fo:padding-right="0.322cm"/>
    </style:style>
    <style:style style:name="gr242" style:family="graphic" style:parent-style-name="standard">
      <style:graphic-properties draw:stroke="solid" svg:stroke-width="0.042cm" svg:stroke-color="#50632a" draw:marker-start="StartMarker_5f_31" draw:marker-start-width="0.361cm" svg:stroke-opacity="65%" draw:stroke-linejoin="round" draw:fill="none" fo:padding-top="0.146cm" fo:padding-bottom="0.146cm" fo:padding-left="0.271cm" fo:padding-right="0.271cm"/>
    </style:style>
    <style:style style:name="gr243" style:family="graphic" style:parent-style-name="standard">
      <style:graphic-properties draw:stroke="none" draw:fill="solid" draw:fill-color="#ebf1de" draw:shadow="hidden"/>
    </style:style>
    <style:style style:name="gr244" style:family="graphic" style:parent-style-name="standard">
      <style:graphic-properties draw:stroke="solid" svg:stroke-width="0.144cm" svg:stroke-color="#688037" svg:stroke-opacity="100%" draw:stroke-linejoin="round" draw:fill="none" fo:padding-top="0.197cm" fo:padding-bottom="0.197cm" fo:padding-left="0.322cm" fo:padding-right="0.322cm"/>
    </style:style>
    <style:style style:name="gr245" style:family="graphic" style:parent-style-name="standard">
      <style:graphic-properties draw:stroke="none" draw:fill="none" draw:textarea-vertical-align="top" fo:min-height="2.034cm" fo:padding-top="0.141cm" fo:padding-bottom="0.141cm" fo:padding-left="0.141cm" fo:padding-right="0.141cm"/>
    </style:style>
    <style:style style:name="gr246" style:family="graphic" style:parent-style-name="standard">
      <style:graphic-properties draw:stroke="none" draw:fill="none" draw:textarea-vertical-align="top" fo:min-height="1.218cm" fo:padding-top="0.141cm" fo:padding-bottom="0.141cm" fo:padding-left="0.141cm" fo:padding-right="0.141cm"/>
    </style:style>
    <style:style style:name="gr247" style:family="graphic" style:parent-style-name="standard">
      <style:graphic-properties draw:stroke="solid" svg:stroke-width="0.144cm" svg:stroke-color="#50632a" draw:marker-start="StartMarker_5f_32" draw:marker-start-width="0.619cm" svg:stroke-opacity="65%" draw:stroke-linejoin="round" draw:fill="none" fo:padding-top="0.197cm" fo:padding-bottom="0.197cm" fo:padding-left="0.322cm" fo:padding-right="0.322cm"/>
    </style:style>
    <style:style style:name="gr248" style:family="graphic" style:parent-style-name="standard">
      <style:graphic-properties draw:stroke="solid" svg:stroke-width="0.144cm" svg:stroke-color="#50632a" draw:marker-start="StartMarker_5f_33" draw:marker-start-width="0.619cm" svg:stroke-opacity="65%" draw:stroke-linejoin="round" draw:fill="none" fo:padding-top="0.197cm" fo:padding-bottom="0.197cm" fo:padding-left="0.322cm" fo:padding-right="0.322cm"/>
    </style:style>
    <style:style style:name="gr249" style:family="graphic" style:parent-style-name="standard">
      <style:graphic-properties draw:stroke="solid" svg:stroke-width="0.002cm" svg:stroke-color="#50632a" draw:marker-start="StartMarker_5f_34" draw:marker-start-width="0.259cm" svg:stroke-opacity="65%" draw:stroke-linejoin="round" draw:fill="none" fo:padding-top="0.126cm" fo:padding-bottom="0.126cm" fo:padding-left="0.251cm" fo:padding-right="0.251cm"/>
    </style:style>
    <style:style style:name="P1" style:family="paragraph">
      <style:paragraph-properties fo:margin-left="0cm" fo:margin-right="0cm" fo:margin-top="0cm" fo:margin-bottom="0cm" fo:line-height="120%" fo:text-align="center" fo:text-indent="0cm"/>
    </style:style>
    <style:style style:name="P2" style:family="paragraph">
      <style:paragraph-properties fo:margin-left="0cm" fo:margin-right="0cm" fo:margin-top="0cm" fo:margin-bottom="0cm" fo:line-height="120%" fo:text-align="start" fo:text-indent="0cm"/>
    </style:style>
    <style:style style:name="T1" style:family="text">
      <style:text-properties fo:color="#000000" style:font-name="Arial Black1" fo:font-size="30pt" style:font-name-asian="Arial Black1" style:font-size-asian="30pt" style:font-name-complex="Arial Black1" style:font-size-complex="30pt"/>
    </style:style>
    <style:style style:name="T2" style:family="text">
      <style:text-properties fo:color="#000000" style:font-name="Calibri1" fo:font-size="12pt" style:font-name-asian="Calibri1" style:font-size-asian="12pt" style:font-name-complex="Calibri1" style:font-size-complex="12pt"/>
    </style:style>
    <style:style style:name="T3" style:family="text">
      <style:text-properties fo:color="#000000" style:font-name="Calibri1" fo:font-size="8pt" style:font-name-asian="Calibri1" style:font-size-asian="8pt" style:font-name-complex="Calibri1" style:font-size-complex="8pt"/>
    </style:style>
    <style:style style:name="T4"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5" style:family="text">
      <style:text-properties fo:color="#000000" style:font-name="Calibri1" fo:font-size="16pt" style:font-name-asian="Calibri1" style:font-size-asian="16pt" style:font-name-complex="Calibri1" style:font-size-complex="16pt"/>
    </style:style>
    <style:style style:name="T6" style:family="text">
      <style:text-properties fo:color="#000000" style:font-name="Calibri1" fo:font-size="6pt" style:font-name-asian="Calibri1" style:font-size-asian="6pt" style:font-name-complex="Calibri1" style:font-size-complex="6pt"/>
    </style:style>
    <style:style style:name="T7" style:family="text">
      <style:text-properties fo:color="#000000" style:font-name="Courier New1" fo:font-size="10pt" style:font-name-asian="Courier New1" style:font-size-asian="10pt" style:font-name-complex="Courier New1" style:font-size-complex="10pt"/>
    </style:style>
    <style:style style:name="T8" style:family="text">
      <style:text-properties fo:color="#000000" style:font-name="Calibri1" fo:font-size="11pt" fo:font-weight="bold" style:font-name-asian="Calibri1" style:font-size-asian="11pt" style:font-weight-asian="bold" style:font-name-complex="Calibri1" style:font-size-complex="11pt" style:font-weight-complex="bold"/>
    </style:style>
    <style:style style:name="T9" style:family="text">
      <style:text-properties fo:color="#000000" style:font-name="Calibri1" fo:font-size="30pt" style:font-name-asian="Calibri1" style:font-size-asian="30pt" style:font-name-complex="Calibri1" style:font-size-complex="30pt"/>
    </style:style>
    <style:style style:name="T10"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1" style:family="text">
      <style:text-properties fo:color="#000000" style:font-name="Calibri1" fo:font-size="12pt" style:text-underline-style="solid" style:text-underline-width="auto" style:text-underline-color="font-color" fo:font-weight="bold" style:font-name-asian="Calibri1" style:font-size-asian="12pt" style:font-weight-asian="bold" style:font-name-complex="Calibri1" style:font-size-complex="12pt" style:font-weight-complex="bold"/>
    </style:style>
    <style:style style:name="T12" style:family="text">
      <style:text-properties fo:color="#000000" style:font-name="Calibri1" fo:font-size="10pt" fo:font-style="italic" style:font-name-asian="Calibri1" style:font-size-asian="10pt" style:font-style-asian="italic" style:font-name-complex="Calibri1" style:font-size-complex="10pt" style:font-style-complex="italic"/>
    </style:style>
    <style:style style:name="T13"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14" style:family="text">
      <style:text-properties fo:color="#cdcdcd" style:font-name="Calibri1" fo:font-size="36pt" fo:font-weight="bold" style:font-name-asian="Calibri1" style:font-size-asian="36pt" style:font-weight-asian="bold" style:font-name-complex="Calibri1" style:font-size-complex="36pt" style:font-weight-complex="bold"/>
    </style:style>
    <style:style style:name="T15" style:family="text">
      <style:text-properties fo:color="#3591a8" style:font-name="Calibri1" fo:font-size="18pt" fo:font-weight="bold" style:font-name-asian="Calibri1" style:font-size-asian="18pt" style:font-weight-asian="bold" style:font-name-complex="Calibri1" style:font-size-complex="18pt" style:font-weight-complex="bold"/>
    </style:style>
    <style:style style:name="T16" style:family="text">
      <style:text-properties fo:color="#85a446" style:font-name="Calibri1" fo:font-size="18pt" style:font-name-asian="Calibri1" style:font-size-asian="18pt" style:font-name-complex="Calibri1" style:font-size-complex="18pt"/>
    </style:style>
    <style:style style:name="T17" style:family="text">
      <style:text-properties fo:color="#f28226" style:font-name="Calibri1" fo:font-size="18pt" style:font-name-asian="Calibri1" style:font-size-asian="18pt" style:font-name-complex="Calibri1" style:font-size-complex="18pt"/>
    </style:style>
    <style:style style:name="T18" style:family="text">
      <style:text-properties fo:color="#000000" style:font-name="Calibri1" fo:font-size="11pt" style:font-name-asian="Calibri1" style:font-size-asian="11pt" style:font-name-complex="Calibri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layer="layout" svg:width="17cm" svg:height="3cm" svg:x="2.049cm" svg:y="1.698cm" svg:viewBox="0 0 17001 3001" draw:points="0,3001 17001,3001 17001,0 0,0">
            <text:p/>
          </draw:polygon>
          <draw:frame draw:style-name="gr2" draw:layer="layout" svg:width="17cm" svg:height="3cm" svg:x="2.049cm" svg:y="1.698cm">
            <draw:text-box>
              <text:p text:style-name="P1"><text:span text:style-name="T1">FUSION BASICS</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2"><text:span text:style-name="T2">FUSION is a set of classes, libraries, and tools that allow rapid drilling application development.</text:span><text:span text:style-name="T2"><text:line-break/></text:span><text:span text:style-name="T2"><text:line-break/></text:span><text:span text:style-name="T2">FUSIONdifferent configurations:</text:span></text:p>
            </draw:text-box>
          </draw:frame>
        </draw:g>
        <draw:g>
          <draw:g>
            <draw:polygon draw:style-name="gr4" draw:layer="layout" svg:width="1cm" svg:height="1cm" svg:x="2cm" svg:y="9.75cm" svg:viewBox="0 0 1001 1001" draw:points="0,1001 1001,1001 1001,0 0,0">
              <text:p/>
            </draw:polygon>
            <draw:polygon draw:style-name="gr5" draw:layer="layout" svg:width="1cm" svg:height="1cm" svg:x="2cm" svg:y="9.75cm" svg:viewBox="0 0 1001 1001" draw:points="0,1001 1001,1001 1001,0 0,0">
              <text:p/>
            </draw:polygon>
          </draw:g>
          <draw:frame draw:style-name="gr6" draw:layer="layout" svg:width="1cm" svg:height="1cm" svg:x="2cm" svg:y="9.75cm">
            <draw:text-box>
              <text:p text:style-name="P1"><text:span text:style-name="T3">App</text:span></text:p>
            </draw:text-box>
          </draw:frame>
        </draw:g>
        <draw:g>
          <draw:polygon draw:style-name="gr4" draw:layer="layout" svg:width="1.599cm" svg:height="1cm" svg:x="3.9cm" svg:y="11.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polygon draw:style-name="gr7" draw:layer="layout" svg:width="1.599cm" svg:height="1cm" svg:x="3.9cm" svg:y="11.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g>
        <draw:frame draw:style-name="gr8" draw:layer="layout" svg:width="1.6cm" svg:height="0.779cm" svg:x="3.901cm" svg:y="12.553cm">
          <draw:text-box>
            <text:p text:style-name="P1"><text:span text:style-name="T2">MOE</text:span></text:p>
          </draw:text-box>
        </draw:frame>
        <draw:g>
          <draw:g>
            <draw:polygon draw:style-name="gr4" draw:layer="layout" svg:width="1cm" svg:height="1cm" svg:x="6.5cm" svg:y="9.75cm" svg:viewBox="0 0 1001 1001" draw:points="0,1001 1001,1001 1001,0 0,0">
              <text:p/>
            </draw:polygon>
            <draw:polygon draw:style-name="gr5" draw:layer="layout" svg:width="1cm" svg:height="1cm" svg:x="6.5cm" svg:y="9.75cm" svg:viewBox="0 0 1001 1001" draw:points="0,1001 1001,1001 1001,0 0,0">
              <text:p/>
            </draw:polygon>
          </draw:g>
          <draw:frame draw:style-name="gr6" draw:layer="layout" svg:width="1cm" svg:height="1cm" svg:x="6.5cm" svg:y="9.75cm">
            <draw:text-box>
              <text:p text:style-name="P1"><text:span text:style-name="T3">App</text:span></text:p>
            </draw:text-box>
          </draw:frame>
        </draw:g>
        <draw:g>
          <draw:g>
            <draw:polygon draw:style-name="gr4" draw:layer="layout" svg:width="1cm" svg:height="1cm" svg:x="6.5cm" svg:y="11.95cm" svg:viewBox="0 0 1001 1001" draw:points="0,1001 1001,1001 1001,0 0,0">
              <text:p/>
            </draw:polygon>
            <draw:polygon draw:style-name="gr5" draw:layer="layout" svg:width="1cm" svg:height="1cm" svg:x="6.5cm" svg:y="11.95cm" svg:viewBox="0 0 1001 1001" draw:points="0,1001 1001,1001 1001,0 0,0">
              <text:p/>
            </draw:polygon>
          </draw:g>
          <draw:frame draw:style-name="gr6" draw:layer="layout" svg:width="1cm" svg:height="1cm" svg:x="6.5cm" svg:y="11.95cm">
            <draw:text-box>
              <text:p text:style-name="P1"><text:span text:style-name="T3">App</text:span></text:p>
            </draw:text-box>
          </draw:frame>
        </draw:g>
        <draw:g>
          <draw:g>
            <draw:polygon draw:style-name="gr4" draw:layer="layout" svg:width="2.5cm" svg:height="1cm" svg:x="2cm" svg:y="14.25cm" svg:viewBox="0 0 2501 1001" draw:points="0,1001 2501,1001 2501,0 0,0">
              <text:p/>
            </draw:polygon>
            <draw:polygon draw:style-name="gr5" draw:layer="layout" svg:width="2.5cm" svg:height="1cm" svg:x="2cm" svg:y="14.25cm" svg:viewBox="0 0 2501 1001" draw:points="0,1001 2501,1001 2501,0 0,0">
              <text:p/>
            </draw:polygon>
          </draw:g>
          <draw:frame draw:style-name="gr6" draw:layer="layout" svg:width="2.5cm" svg:height="1cm" svg:x="2cm" svg:y="14.25cm">
            <draw:text-box>
              <text:p text:style-name="P1"><text:span text:style-name="T3">NPC</text:span></text:p>
            </draw:text-box>
          </draw:frame>
        </draw:g>
        <draw:g>
          <draw:g>
            <draw:polygon draw:style-name="gr4" draw:layer="layout" svg:width="2.5cm" svg:height="1cm" svg:x="1.75cm" svg:y="14.05cm" svg:viewBox="0 0 2501 1001" draw:points="0,1001 2501,1001 2501,0 0,0">
              <text:p/>
            </draw:polygon>
            <draw:polygon draw:style-name="gr5" draw:layer="layout" svg:width="2.5cm" svg:height="1cm" svg:x="1.75cm" svg:y="14.05cm" svg:viewBox="0 0 2501 1001" draw:points="0,1001 2501,1001 2501,0 0,0">
              <text:p/>
            </draw:polygon>
          </draw:g>
          <draw:frame draw:style-name="gr6" draw:layer="layout" svg:width="2.5cm" svg:height="1cm" svg:x="1.75cm" svg:y="14.05cm">
            <draw:text-box>
              <text:p text:style-name="P1"><text:span text:style-name="T3">NPC</text:span></text:p>
            </draw:text-box>
          </draw:frame>
        </draw:g>
        <draw:g>
          <draw:g>
            <draw:polygon draw:style-name="gr4" draw:layer="layout" svg:width="2.5cm" svg:height="1cm" svg:x="1.5cm" svg:y="13.85cm" svg:viewBox="0 0 2501 1001" draw:points="0,1001 2501,1001 2501,0 0,0">
              <text:p/>
            </draw:polygon>
            <draw:polygon draw:style-name="gr5" draw:layer="layout" svg:width="2.5cm" svg:height="1cm" svg:x="1.5cm" svg:y="13.85cm" svg:viewBox="0 0 2501 1001" draw:points="0,1001 2501,1001 2501,0 0,0">
              <text:p/>
            </draw:polygon>
          </draw:g>
          <draw:frame draw:style-name="gr6" draw:layer="layout" svg:width="2.5cm" svg:height="1cm" svg:x="1.5cm" svg:y="13.85cm">
            <draw:text-box>
              <text:p text:style-name="P1"><text:span text:style-name="T3">NPC</text:span></text:p>
            </draw:text-box>
          </draw:frame>
        </draw:g>
        <draw:g>
          <draw:path draw:style-name="gr9" draw:layer="layout" svg:width="1.95cm" svg:height="1.3cm" svg:x="2.75cm" svg:y="12.55cm" svg:viewBox="0 0 1951 1301" svg:d="M110 1107l111 167-221 27zM1729 27l111 167 111-194z">
            <text:p/>
          </draw:path>
          <draw:path draw:style-name="gr7" draw:layer="layout" svg:width="1.95cm" svg:height="1.3cm" svg:x="2.75cm" svg:y="12.55cm" svg:viewBox="0 0 1951 1301" svg:d="M110 1107l111 167-221 27zM1729 27l111 167 111-194zM166 1191l1618-1081">
            <text:p/>
          </draw:path>
        </draw:g>
        <draw:g>
          <draw:path draw:style-name="gr9" draw:layer="layout" svg:width="0.9cm" svg:height="1.8cm" svg:x="3cm" svg:y="10.25cm" svg:viewBox="0 0 901 1801" svg:d="M722 1666l179-89v224zM0 223l178-89-178-134z">
            <text:p/>
          </draw:path>
          <draw:path draw:style-name="gr7" draw:layer="layout" svg:width="0.9cm" svg:height="1.8cm" svg:x="3cm" svg:y="10.25cm" svg:viewBox="0 0 901 1801" svg:d="M722 1666l179-89v224zM0 223l178-89-178-134zM811 1622l-722-1444">
            <text:p/>
          </draw:path>
        </draw:g>
        <draw:g>
          <draw:path draw:style-name="gr9" draw:layer="layout" svg:width="1.8cm" svg:height="1.3cm" svg:x="4.7cm" svg:y="10.25cm" svg:viewBox="0 0 1801 1301" svg:d="M103 1103l117 162-220 36zM1581 36l117 162 103-198z">
            <text:p/>
          </draw:path>
          <draw:path draw:style-name="gr7" draw:layer="layout" svg:width="1.8cm" svg:height="1.3cm" svg:x="4.7cm" svg:y="10.25cm" svg:viewBox="0 0 1801 1301" svg:d="M103 1103l117 162-220 36zM1581 36l117 162 103-198zM162 1184l1477-1067">
            <text:p/>
          </draw:path>
        </draw:g>
        <draw:g>
          <draw:path draw:style-name="gr9" draw:layer="layout" svg:width="1cm" svg:height="0.437cm" svg:x="5.5cm" svg:y="12.031cm" svg:viewBox="0 0 1001 438" svg:d="M222 0l-74 185-148-167zM852 252l-74 186 223-19z">
            <text:p/>
          </draw:path>
          <draw:path draw:style-name="gr7" draw:layer="layout" svg:width="1cm" svg:height="0.437cm" svg:x="5.5cm" svg:y="12.031cm" svg:viewBox="0 0 1001 438" svg:d="M222 0l-74 185-148-167zM852 252l-74 186 223-19zM185 92l630 253">
            <text:p/>
          </draw:path>
        </draw:g>
        <draw:g>
          <draw:path draw:style-name="gr7" draw:layer="layout" svg:width="2.355cm" svg:height="0.795cm" svg:x="3.623cm" svg:y="8.7cm" svg:viewBox="0 0 2356 796" svg:d="M354 0c-32 0-60 7-88 24-29 16-49 36-65 65-16 28-24 56-24 88v43 1c0 32-7 60-24 88-16 29-36 49-64 65-29 17-56 24-89 24 33 0 60 7 89 24 28 16 48 36 64 65 17 28 24 56 24 88v43 1c0 32 8 60 24 88 16 29 36 49 65 65 28 17 56 24 88 24M2001 0h1c32 0 60 7 88 24 29 16 49 36 65 65 16 28 24 56 24 88v43 1c0 32 7 60 24 88 16 29 36 49 64 65 29 17 56 24 89 24-33 0-60 7-89 24-28 16-48 36-64 65-17 28-24 56-24 88v43 1c0 32-8 60-24 88-16 29-36 49-65 65-28 17-56 24-88 24-1 0-1 0-1 0">
            <text:p/>
          </draw:path>
          <draw:frame draw:style-name="gr10" draw:layer="layout" svg:width="1.911cm" svg:height="0.706cm" svg:x="3.844cm" svg:y="8.744cm">
            <draw:text-box>
              <text:p text:style-name="P1"><text:span text:style-name="T4">NOVOS</text:span></text:p>
            </draw:text-box>
          </draw:frame>
        </draw:g>
        <draw:g>
          <draw:g>
            <draw:polygon draw:style-name="gr11" draw:layer="layout" svg:width="1cm" svg:height="1cm" svg:x="12.5cm" svg:y="9.75cm" svg:viewBox="0 0 1001 1001" draw:points="0,1001 1001,1001 1001,0 0,0">
              <text:p/>
            </draw:polygon>
            <draw:polygon draw:style-name="gr12" draw:layer="layout" svg:width="1cm" svg:height="1cm" svg:x="12.5cm" svg:y="9.75cm" svg:viewBox="0 0 1001 1001" draw:points="0,1001 1001,1001 1001,0 0,0">
              <text:p/>
            </draw:polygon>
          </draw:g>
          <draw:frame draw:style-name="gr6" draw:layer="layout" svg:width="1cm" svg:height="1.02cm" svg:x="12.5cm" svg:y="9.74cm">
            <draw:text-box>
              <text:p text:style-name="P1"><text:span text:style-name="T3">Qt App</text:span></text:p>
            </draw:text-box>
          </draw:frame>
        </draw:g>
        <draw:g>
          <draw:polygon draw:style-name="gr11" draw:layer="layout" svg:width="1.599cm" svg:height="1cm" svg:x="14.4cm" svg:y="11.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polygon draw:style-name="gr7" draw:layer="layout" svg:width="1.599cm" svg:height="1cm" svg:x="14.4cm" svg:y="11.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g>
        <draw:frame draw:style-name="gr8" draw:layer="layout" svg:width="1.6cm" svg:height="0.779cm" svg:x="14.401cm" svg:y="12.553cm">
          <draw:text-box>
            <text:p text:style-name="P1"><text:span text:style-name="T2">NF</text:span></text:p>
          </draw:text-box>
        </draw:frame>
        <draw:g>
          <draw:g>
            <draw:polygon draw:style-name="gr11" draw:layer="layout" svg:width="1cm" svg:height="1cm" svg:x="17cm" svg:y="9.75cm" svg:viewBox="0 0 1001 1001" draw:points="0,1001 1001,1001 1001,0 0,0">
              <text:p/>
            </draw:polygon>
            <draw:polygon draw:style-name="gr12" draw:layer="layout" svg:width="1cm" svg:height="1cm" svg:x="17cm" svg:y="9.75cm" svg:viewBox="0 0 1001 1001" draw:points="0,1001 1001,1001 1001,0 0,0">
              <text:p/>
            </draw:polygon>
          </draw:g>
          <draw:frame draw:style-name="gr6" draw:layer="layout" svg:width="1cm" svg:height="1cm" svg:x="17cm" svg:y="9.75cm">
            <draw:text-box>
              <text:p text:style-name="P1"><text:span text:style-name="T3">App</text:span></text:p>
            </draw:text-box>
          </draw:frame>
        </draw:g>
        <draw:g>
          <draw:g>
            <draw:polygon draw:style-name="gr11" draw:layer="layout" svg:width="1cm" svg:height="1cm" svg:x="17cm" svg:y="11.95cm" svg:viewBox="0 0 1001 1001" draw:points="0,1001 1001,1001 1001,0 0,0">
              <text:p/>
            </draw:polygon>
            <draw:polygon draw:style-name="gr12" draw:layer="layout" svg:width="1cm" svg:height="1cm" svg:x="17cm" svg:y="11.95cm" svg:viewBox="0 0 1001 1001" draw:points="0,1001 1001,1001 1001,0 0,0">
              <text:p/>
            </draw:polygon>
          </draw:g>
          <draw:frame draw:style-name="gr6" draw:layer="layout" svg:width="1cm" svg:height="1cm" svg:x="17cm" svg:y="11.95cm">
            <draw:text-box>
              <text:p text:style-name="P1"><text:span text:style-name="T3">App</text:span></text:p>
            </draw:text-box>
          </draw:frame>
        </draw:g>
        <draw:g>
          <draw:g>
            <draw:polygon draw:style-name="gr11" draw:layer="layout" svg:width="2.5cm" svg:height="1cm" svg:x="12.5cm" svg:y="14.25cm" svg:viewBox="0 0 2501 1001" draw:points="0,1001 2501,1001 2501,0 0,0">
              <text:p/>
            </draw:polygon>
            <draw:polygon draw:style-name="gr12" draw:layer="layout" svg:width="2.5cm" svg:height="1cm" svg:x="12.5cm" svg:y="14.25cm" svg:viewBox="0 0 2501 1001" draw:points="0,1001 2501,1001 2501,0 0,0">
              <text:p/>
            </draw:polygon>
          </draw:g>
          <draw:frame draw:style-name="gr6" draw:layer="layout" svg:width="2.5cm" svg:height="1cm" svg:x="12.5cm" svg:y="14.25cm">
            <draw:text-box>
              <text:p text:style-name="P1"><text:span text:style-name="T3">NPC</text:span></text:p>
            </draw:text-box>
          </draw:frame>
        </draw:g>
        <draw:g>
          <draw:g>
            <draw:polygon draw:style-name="gr11" draw:layer="layout" svg:width="2.5cm" svg:height="1cm" svg:x="12.25cm" svg:y="14.05cm" svg:viewBox="0 0 2501 1001" draw:points="0,1001 2501,1001 2501,0 0,0">
              <text:p/>
            </draw:polygon>
            <draw:polygon draw:style-name="gr12" draw:layer="layout" svg:width="2.5cm" svg:height="1cm" svg:x="12.25cm" svg:y="14.05cm" svg:viewBox="0 0 2501 1001" draw:points="0,1001 2501,1001 2501,0 0,0">
              <text:p/>
            </draw:polygon>
          </draw:g>
          <draw:frame draw:style-name="gr6" draw:layer="layout" svg:width="2.5cm" svg:height="1cm" svg:x="12.25cm" svg:y="14.05cm">
            <draw:text-box>
              <text:p text:style-name="P1"><text:span text:style-name="T3">NPC</text:span></text:p>
            </draw:text-box>
          </draw:frame>
        </draw:g>
        <draw:g>
          <draw:g>
            <draw:polygon draw:style-name="gr11" draw:layer="layout" svg:width="2.5cm" svg:height="1cm" svg:x="12cm" svg:y="13.85cm" svg:viewBox="0 0 2501 1001" draw:points="0,1001 2501,1001 2501,0 0,0">
              <text:p/>
            </draw:polygon>
            <draw:polygon draw:style-name="gr12" draw:layer="layout" svg:width="2.5cm" svg:height="1cm" svg:x="12cm" svg:y="13.85cm" svg:viewBox="0 0 2501 1001" draw:points="0,1001 2501,1001 2501,0 0,0">
              <text:p/>
            </draw:polygon>
          </draw:g>
          <draw:frame draw:style-name="gr6" draw:layer="layout" svg:width="2.5cm" svg:height="1cm" svg:x="12cm" svg:y="13.85cm">
            <draw:text-box>
              <text:p text:style-name="P1"><text:span text:style-name="T3">Equipment</text:span></text:p>
            </draw:text-box>
          </draw:frame>
        </draw:g>
        <draw:g>
          <draw:path draw:style-name="gr9" draw:layer="layout" svg:width="1.06cm" svg:height="1.979cm" svg:x="13.25cm" svg:y="11.871cm" svg:viewBox="0 0 1061 1980" svg:d="M6 1757l176 94-182 129zM878 129l177 94 6-223z">
            <text:p/>
          </draw:path>
          <draw:path draw:style-name="gr7" draw:layer="layout" svg:width="1.06cm" svg:height="1.979cm" svg:x="13.25cm" svg:y="11.871cm" svg:viewBox="0 0 1061 1980" svg:d="M6 1757l176 94-182 129zM878 129l177 94 6-223zM94 1804l873-1628">
            <text:p/>
          </draw:path>
        </draw:g>
        <draw:g>
          <draw:path draw:style-name="gr9" draw:layer="layout" svg:width="0.9cm" svg:height="1.8cm" svg:x="13.5cm" svg:y="10.25cm" svg:viewBox="0 0 901 1801" svg:d="M722 1667l179-89v223zM0 223l178-89-178-134z">
            <text:p/>
          </draw:path>
          <draw:path draw:style-name="gr7" draw:layer="layout" svg:width="0.9cm" svg:height="1.8cm" svg:x="13.5cm" svg:y="10.25cm" svg:viewBox="0 0 901 1801" svg:d="M722 1667l179-89v223zM0 223l178-89-178-134zM811 1623l-722-1445">
            <text:p/>
          </draw:path>
        </draw:g>
        <draw:g>
          <draw:path draw:style-name="gr9" draw:layer="layout" svg:width="1.8cm" svg:height="1.3cm" svg:x="15.2cm" svg:y="10.25cm" svg:viewBox="0 0 1801 1301" svg:d="M103 1103l117 162-220 36zM1581 36l117 162 103-198z">
            <text:p/>
          </draw:path>
          <draw:path draw:style-name="gr7" draw:layer="layout" svg:width="1.8cm" svg:height="1.3cm" svg:x="15.2cm" svg:y="10.25cm" svg:viewBox="0 0 1801 1301" svg:d="M103 1103l117 162-220 36zM1581 36l117 162 103-198zM162 1184l1477-1067">
            <text:p/>
          </draw:path>
        </draw:g>
        <draw:g>
          <draw:path draw:style-name="gr9" draw:layer="layout" svg:width="1cm" svg:height="0.468cm" svg:x="16cm" svg:y="11.991cm" svg:viewBox="0 0 1001 469" svg:d="M223 0l-82 182-141-173zM859 286l-82 183 224-9z">
            <text:p/>
          </draw:path>
          <draw:path draw:style-name="gr7" draw:layer="layout" svg:width="1cm" svg:height="0.468cm" svg:x="16cm" svg:y="11.991cm" svg:viewBox="0 0 1001 469" svg:d="M223 0l-82 182-141-173zM859 286l-82 183 224-9zM182 91l636 287">
            <text:p/>
          </draw:path>
        </draw:g>
        <draw:g>
          <draw:path draw:style-name="gr7" draw:layer="layout" svg:width="2.355cm" svg:height="1.218cm" svg:x="14.123cm" svg:y="8.488cm" svg:viewBox="0 0 2356 1219" svg:d="M354 0c-32 0-60 7-88 24-29 16-49 36-65 65-16 28-24 56-24 88v255c0 32-7 60-24 88-16 29-36 49-64 65-29 17-56 24-89 24 33 0 60 7 89 24 28 16 48 36 64 65 17 28 24 56 24 88 0 1 0 1 0 1v255c0 32 8 60 24 88 16 29 36 49 65 65 28 17 56 24 88 24M2001 0h1c32 0 60 7 88 24 29 16 49 36 65 65 16 28 24 56 24 88v255c0 32 7 60 24 88 16 29 36 49 64 65 29 17 56 24 89 24-33 0-60 7-89 24-28 16-48 36-64 65-17 28-24 56-24 88 0 1 0 1 0 1v255c0 32-8 60-24 88-16 29-36 49-65 65-28 17-56 24-88 24-1 0-1 0-1 0">
            <text:p/>
          </draw:path>
          <draw:frame draw:style-name="gr13" draw:layer="layout" svg:width="1.911cm" svg:height="1.129cm" svg:x="14.344cm" svg:y="8.532cm">
            <draw:text-box>
              <text:p text:style-name="P1"><text:span text:style-name="T4">FUSION</text:span></text:p>
            </draw:text-box>
          </draw:frame>
        </draw:g>
        <draw:g>
          <draw:g>
            <draw:polygon draw:style-name="gr14" draw:layer="layout" svg:width="1cm" svg:height="1cm" svg:x="2cm" svg:y="18.75cm" svg:viewBox="0 0 1001 1001" draw:points="0,1001 1001,1001 1001,0 0,0">
              <text:p/>
            </draw:polygon>
            <draw:polygon draw:style-name="gr15" draw:layer="layout" svg:width="1cm" svg:height="1cm" svg:x="2cm" svg:y="18.75cm" svg:viewBox="0 0 1001 1001" draw:points="0,1001 1001,1001 1001,0 0,0">
              <text:p/>
            </draw:polygon>
          </draw:g>
          <draw:frame draw:style-name="gr6" draw:layer="layout" svg:width="1cm" svg:height="1.02cm" svg:x="2cm" svg:y="18.74cm">
            <draw:text-box>
              <text:p text:style-name="P1"><text:span text:style-name="T3">C# App</text:span></text:p>
            </draw:text-box>
          </draw:frame>
        </draw:g>
        <draw:g>
          <draw:polygon draw:style-name="gr11" draw:layer="layout" svg:width="1.599cm" svg:height="1cm" svg:x="3.9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polygon draw:style-name="gr16" draw:layer="layout" svg:width="1.599cm" svg:height="1cm" svg:x="3.9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g>
        <draw:frame draw:style-name="gr17" draw:layer="layout" svg:width="1.6cm" svg:height="0.497cm" svg:x="3.901cm" svg:y="21.43cm">
          <draw:text-box>
            <text:p text:style-name="P1"><text:span text:style-name="T2">NF</text:span></text:p>
          </draw:text-box>
        </draw:frame>
        <draw:g>
          <draw:g>
            <draw:polygon draw:style-name="gr14" draw:layer="layout" svg:width="1cm" svg:height="1cm" svg:x="6.5cm" svg:y="18.75cm" svg:viewBox="0 0 1001 1001" draw:points="0,1001 1001,1001 1001,0 0,0">
              <text:p/>
            </draw:polygon>
            <draw:polygon draw:style-name="gr15" draw:layer="layout" svg:width="1cm" svg:height="1cm" svg:x="6.5cm" svg:y="18.75cm" svg:viewBox="0 0 1001 1001" draw:points="0,1001 1001,1001 1001,0 0,0">
              <text:p/>
            </draw:polygon>
          </draw:g>
          <draw:frame draw:style-name="gr6" draw:layer="layout" svg:width="1cm" svg:height="1.02cm" svg:x="6.5cm" svg:y="18.74cm">
            <draw:text-box>
              <text:p text:style-name="P1"><text:span text:style-name="T3">.NET App</text:span></text:p>
            </draw:text-box>
          </draw:frame>
        </draw:g>
        <draw:g>
          <draw:g>
            <draw:polygon draw:style-name="gr14" draw:layer="layout" svg:width="1cm" svg:height="1cm" svg:x="6.5cm" svg:y="20.95cm" svg:viewBox="0 0 1001 1001" draw:points="0,1001 1001,1001 1001,0 0,0">
              <text:p/>
            </draw:polygon>
            <draw:polygon draw:style-name="gr15" draw:layer="layout" svg:width="1cm" svg:height="1cm" svg:x="6.5cm" svg:y="20.95cm" svg:viewBox="0 0 1001 1001" draw:points="0,1001 1001,1001 1001,0 0,0">
              <text:p/>
            </draw:polygon>
          </draw:g>
          <draw:frame draw:style-name="gr6" draw:layer="layout" svg:width="1cm" svg:height="1.02cm" svg:x="6.5cm" svg:y="20.94cm">
            <draw:text-box>
              <text:p text:style-name="P1"><text:span text:style-name="T3">C# App</text:span></text:p>
            </draw:text-box>
          </draw:frame>
        </draw:g>
        <draw:g>
          <draw:g>
            <draw:polygon draw:style-name="gr14" draw:layer="layout" svg:width="2.5cm" svg:height="1cm" svg:x="2cm" svg:y="23.25cm" svg:viewBox="0 0 2501 1001" draw:points="0,1001 2501,1001 2501,0 0,0">
              <text:p/>
            </draw:polygon>
            <draw:polygon draw:style-name="gr15" draw:layer="layout" svg:width="2.5cm" svg:height="1cm" svg:x="2cm" svg:y="23.25cm" svg:viewBox="0 0 2501 1001" draw:points="0,1001 2501,1001 2501,0 0,0">
              <text:p/>
            </draw:polygon>
          </draw:g>
          <draw:frame draw:style-name="gr6" draw:layer="layout" svg:width="2.5cm" svg:height="1cm" svg:x="2cm" svg:y="23.25cm">
            <draw:text-box>
              <text:p text:style-name="P1"><text:span text:style-name="T3">NPC</text:span></text:p>
            </draw:text-box>
          </draw:frame>
        </draw:g>
        <draw:g>
          <draw:g>
            <draw:polygon draw:style-name="gr14" draw:layer="layout" svg:width="2.5cm" svg:height="1cm" svg:x="1.75cm" svg:y="23.05cm" svg:viewBox="0 0 2501 1001" draw:points="0,1001 2501,1001 2501,0 0,0">
              <text:p/>
            </draw:polygon>
            <draw:polygon draw:style-name="gr15" draw:layer="layout" svg:width="2.5cm" svg:height="1cm" svg:x="1.75cm" svg:y="23.05cm" svg:viewBox="0 0 2501 1001" draw:points="0,1001 2501,1001 2501,0 0,0">
              <text:p/>
            </draw:polygon>
          </draw:g>
          <draw:frame draw:style-name="gr6" draw:layer="layout" svg:width="2.5cm" svg:height="1cm" svg:x="1.75cm" svg:y="23.05cm">
            <draw:text-box>
              <text:p text:style-name="P1"><text:span text:style-name="T3">NPC</text:span></text:p>
            </draw:text-box>
          </draw:frame>
        </draw:g>
        <draw:g>
          <draw:g>
            <draw:polygon draw:style-name="gr14" draw:layer="layout" svg:width="2.5cm" svg:height="1cm" svg:x="1.5cm" svg:y="22.85cm" svg:viewBox="0 0 2501 1001" draw:points="0,1001 2501,1001 2501,0 0,0">
              <text:p/>
            </draw:polygon>
            <draw:polygon draw:style-name="gr15" draw:layer="layout" svg:width="2.5cm" svg:height="1cm" svg:x="1.5cm" svg:y="22.85cm" svg:viewBox="0 0 2501 1001" draw:points="0,1001 2501,1001 2501,0 0,0">
              <text:p/>
            </draw:polygon>
          </draw:g>
          <draw:frame draw:style-name="gr6" draw:layer="layout" svg:width="2.5cm" svg:height="1cm" svg:x="1.5cm" svg:y="22.85cm">
            <draw:text-box>
              <text:p text:style-name="P1"><text:span text:style-name="T3">Equipment</text:span></text:p>
            </draw:text-box>
          </draw:frame>
        </draw:g>
        <draw:g>
          <draw:path draw:style-name="gr9" draw:layer="layout" svg:width="1.95cm" svg:height="1.3cm" svg:x="2.75cm" svg:y="21.55cm" svg:viewBox="0 0 1951 1301" svg:d="M110 1107l111 167-221 27zM1729 27l111 167 111-194z">
            <text:p/>
          </draw:path>
          <draw:path draw:style-name="gr7" draw:layer="layout" svg:width="1.95cm" svg:height="1.3cm" svg:x="2.75cm" svg:y="21.55cm" svg:viewBox="0 0 1951 1301" svg:d="M110 1107l111 167-221 27zM1729 27l111 167 111-194zM166 1191l1618-1081">
            <text:p/>
          </draw:path>
        </draw:g>
        <draw:g>
          <draw:path draw:style-name="gr9" draw:layer="layout" svg:width="0.9cm" svg:height="1.8cm" svg:x="3cm" svg:y="19.25cm" svg:viewBox="0 0 901 1801" svg:d="M722 1667l179-89v223zM0 223l178-89-178-134z">
            <text:p/>
          </draw:path>
          <draw:path draw:style-name="gr7" draw:layer="layout" svg:width="0.9cm" svg:height="1.8cm" svg:x="3cm" svg:y="19.25cm" svg:viewBox="0 0 901 1801" svg:d="M722 1667l179-89v223zM0 223l178-89-178-134zM811 1623l-722-1445">
            <text:p/>
          </draw:path>
        </draw:g>
        <draw:g>
          <draw:path draw:style-name="gr9" draw:layer="layout" svg:width="1.8cm" svg:height="1.3cm" svg:x="4.7cm" svg:y="19.25cm" svg:viewBox="0 0 1801 1301" svg:d="M103 1103l117 162-220 36zM1581 36l117 162 103-198z">
            <text:p/>
          </draw:path>
          <draw:path draw:style-name="gr7" draw:layer="layout" svg:width="1.8cm" svg:height="1.3cm" svg:x="4.7cm" svg:y="19.25cm" svg:viewBox="0 0 1801 1301" svg:d="M103 1103l117 162-220 36zM1581 36l117 162 103-198zM162 1184l1477-1067">
            <text:p/>
          </draw:path>
        </draw:g>
        <draw:g>
          <draw:path draw:style-name="gr9" draw:layer="layout" svg:width="1cm" svg:height="0.437cm" svg:x="5.5cm" svg:y="21.031cm" svg:viewBox="0 0 1001 438" svg:d="M222 0l-74 185-148-167zM852 252l-74 186 223-19z">
            <text:p/>
          </draw:path>
          <draw:path draw:style-name="gr7" draw:layer="layout" svg:width="1cm" svg:height="0.437cm" svg:x="5.5cm" svg:y="21.031cm" svg:viewBox="0 0 1001 438" svg:d="M222 0l-74 185-148-167zM852 252l-74 186 223-19zM185 92l630 253">
            <text:p/>
          </draw:path>
        </draw:g>
        <draw:g>
          <draw:path draw:style-name="gr7" draw:layer="layout" svg:width="2.355cm" svg:height="0.795cm" svg:x="3.522cm" svg:y="17.7cm" svg:viewBox="0 0 2356 796" svg:d="M354 0c-32 0-60 7-88 24-29 16-49 36-65 65-16 28-24 56-24 88v43 1c0 32-7 60-24 88-16 29-36 49-64 65-29 17-56 24-89 24 33 0 60 7 89 24 28 16 48 36 64 65 17 28 24 56 24 88v43 1c0 32 8 60 24 88 16 29 36 49 65 65 28 17 56 24 88 24M2001 0h1c32 0 60 7 88 24 29 16 49 36 65 65 16 28 24 56 24 88v43 1c0 32 7 60 24 88 16 29 36 49 64 65 29 17 56 24 89 24-33 0-60 7-89 24-28 16-48 36-64 65-17 28-24 56-24 88v43 1c0 32-8 60-24 88-16 29-36 49-65 65-28 17-56 24-88 24-1 0-1 0-1 0">
            <text:p/>
          </draw:path>
          <draw:frame draw:style-name="gr10" draw:layer="layout" svg:width="1.911cm" svg:height="0.706cm" svg:x="3.744cm" svg:y="17.744cm">
            <draw:text-box>
              <text:p text:style-name="P1"><text:span text:style-name="T4">CRI</text:span></text:p>
            </draw:text-box>
          </draw:frame>
        </draw:g>
        <draw:g>
          <draw:polygon draw:style-name="gr11" draw:layer="layout" svg:width="1.599cm" svg:height="1cm" svg:x="14.4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polygon draw:style-name="gr16" draw:layer="layout" svg:width="1.599cm" svg:height="1cm" svg:x="14.4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g>
        <draw:frame draw:style-name="gr17" draw:layer="layout" svg:width="1.6cm" svg:height="0.497cm" svg:x="14.401cm" svg:y="21.43cm">
          <draw:text-box>
            <text:p text:style-name="P1"><text:span text:style-name="T2">NF</text:span></text:p>
          </draw:text-box>
        </draw:frame>
        <draw:g>
          <draw:g>
            <draw:polygon draw:style-name="gr14" draw:layer="layout" svg:width="1cm" svg:height="1cm" svg:x="17cm" svg:y="20.95cm" svg:viewBox="0 0 1001 1001" draw:points="0,1001 1001,1001 1001,0 0,0">
              <text:p/>
            </draw:polygon>
            <draw:polygon draw:style-name="gr15" draw:layer="layout" svg:width="1cm" svg:height="1cm" svg:x="17cm" svg:y="20.95cm" svg:viewBox="0 0 1001 1001" draw:points="0,1001 1001,1001 1001,0 0,0">
              <text:p/>
            </draw:polygon>
          </draw:g>
          <draw:frame draw:style-name="gr6" draw:layer="layout" svg:width="1cm" svg:height="1.02cm" svg:x="17cm" svg:y="20.94cm">
            <draw:text-box>
              <text:p text:style-name="P1"><text:span text:style-name="T3">.NET App</text:span></text:p>
            </draw:text-box>
          </draw:frame>
        </draw:g>
        <draw:g>
          <draw:g>
            <draw:polygon draw:style-name="gr14" draw:layer="layout" svg:width="2.5cm" svg:height="1cm" svg:x="13cm" svg:y="24.15cm" svg:viewBox="0 0 2501 1001" draw:points="0,1001 2501,1001 2501,0 0,0">
              <text:p/>
            </draw:polygon>
            <draw:polygon draw:style-name="gr15" draw:layer="layout" svg:width="2.5cm" svg:height="1cm" svg:x="13cm" svg:y="24.15cm" svg:viewBox="0 0 2501 1001" draw:points="0,1001 2501,1001 2501,0 0,0">
              <text:p/>
            </draw:polygon>
          </draw:g>
          <draw:frame draw:style-name="gr6" draw:layer="layout" svg:width="2.5cm" svg:height="1cm" svg:x="13cm" svg:y="24.15cm">
            <draw:text-box>
              <text:p text:style-name="P1"><text:span text:style-name="T3">NPC</text:span></text:p>
            </draw:text-box>
          </draw:frame>
        </draw:g>
        <draw:g>
          <draw:g>
            <draw:polygon draw:style-name="gr14" draw:layer="layout" svg:width="2.5cm" svg:height="1cm" svg:x="12.75cm" svg:y="23.95cm" svg:viewBox="0 0 2501 1001" draw:points="0,1001 2501,1001 2501,0 0,0">
              <text:p/>
            </draw:polygon>
            <draw:polygon draw:style-name="gr15" draw:layer="layout" svg:width="2.5cm" svg:height="1cm" svg:x="12.75cm" svg:y="23.95cm" svg:viewBox="0 0 2501 1001" draw:points="0,1001 2501,1001 2501,0 0,0">
              <text:p/>
            </draw:polygon>
          </draw:g>
          <draw:frame draw:style-name="gr6" draw:layer="layout" svg:width="2.5cm" svg:height="1cm" svg:x="12.75cm" svg:y="23.95cm">
            <draw:text-box>
              <text:p text:style-name="P1"><text:span text:style-name="T3">NPC</text:span></text:p>
            </draw:text-box>
          </draw:frame>
        </draw:g>
        <draw:g>
          <draw:g>
            <draw:polygon draw:style-name="gr14" draw:layer="layout" svg:width="2.5cm" svg:height="1cm" svg:x="12.5cm" svg:y="23.75cm" svg:viewBox="0 0 2501 1001" draw:points="0,1001 2501,1001 2501,0 0,0">
              <text:p/>
            </draw:polygon>
            <draw:polygon draw:style-name="gr15" draw:layer="layout" svg:width="2.5cm" svg:height="1cm" svg:x="12.5cm" svg:y="23.75cm" svg:viewBox="0 0 2501 1001" draw:points="0,1001 2501,1001 2501,0 0,0">
              <text:p/>
            </draw:polygon>
          </draw:g>
          <draw:frame draw:style-name="gr6" draw:layer="layout" svg:width="2.5cm" svg:height="1cm" svg:x="12.5cm" svg:y="23.75cm">
            <draw:text-box>
              <text:p text:style-name="P1"><text:span text:style-name="T3">NPC</text:span></text:p>
            </draw:text-box>
          </draw:frame>
        </draw:g>
        <draw:g>
          <draw:path draw:style-name="gr9" draw:layer="layout" svg:width="1.45cm" svg:height="2.2cm" svg:x="13.75cm" svg:y="21.55cm" svg:viewBox="0 0 1451 2201" svg:d="M26 1979l167 111-193 111zM1258 111l167 111 26-222z">
            <text:p/>
          </draw:path>
          <draw:path draw:style-name="gr7" draw:layer="layout" svg:width="1.45cm" svg:height="2.2cm" svg:x="13.75cm" svg:y="21.55cm" svg:viewBox="0 0 1451 2201" svg:d="M26 1979l167 111-193 111zM1258 111l167 111 26-222zM110 2035l1231-1869">
            <text:p/>
          </draw:path>
        </draw:g>
        <draw:g>
          <draw:path draw:style-name="gr9" draw:layer="layout" svg:width="0.7cm" svg:height="1.3cm" svg:x="10.7cm" svg:y="19.75cm" svg:viewBox="0 0 701 1301" svg:d="M518 1173l177-95 6 223zM6 223l177-95-183-128z">
            <text:p/>
          </draw:path>
          <draw:path draw:style-name="gr7" draw:layer="layout" svg:width="0.7cm" svg:height="1.3cm" svg:x="10.7cm" svg:y="19.75cm" svg:viewBox="0 0 701 1301" svg:d="M518 1173l177-95 6 223zM6 223l177-95-183-128zM607 1125l-513-949">
            <text:p/>
          </draw:path>
        </draw:g>
        <draw:g>
          <draw:path draw:style-name="gr9" draw:layer="layout" svg:width="1.8cm" svg:height="0.82cm" svg:x="15.2cm" svg:y="19.74cm" svg:viewBox="0 0 1801 821" svg:d="M142 638l81 183-223-10zM1577 0l81 182 143-172z">
            <text:p/>
          </draw:path>
          <draw:path draw:style-name="gr7" draw:layer="layout" svg:width="1.8cm" svg:height="0.82cm" svg:x="15.2cm" svg:y="19.74cm" svg:viewBox="0 0 1801 821" svg:d="M142 638l81 183-223-10zM1577 0l81 182 143-172zM182 729l1436-638">
            <text:p/>
          </draw:path>
        </draw:g>
        <draw:g>
          <draw:path draw:style-name="gr9" draw:layer="layout" svg:width="1cm" svg:height="0.437cm" svg:x="16cm" svg:y="21.031cm" svg:viewBox="0 0 1001 438" svg:d="M222 0l-74 185-148-167zM852 252l-74 186 223-19z">
            <text:p/>
          </draw:path>
          <draw:path draw:style-name="gr7" draw:layer="layout" svg:width="1cm" svg:height="0.437cm" svg:x="16cm" svg:y="21.031cm" svg:viewBox="0 0 1001 438" svg:d="M222 0l-74 185-148-167zM852 252l-74 186 223-19zM185 92l630 253">
            <text:p/>
          </draw:path>
        </draw:g>
        <draw:g>
          <draw:path draw:style-name="gr7" draw:layer="layout" svg:width="2.355cm" svg:height="0.795cm" svg:x="12.522cm" svg:y="17.7cm" svg:viewBox="0 0 2356 796" svg:d="M354 0c-32 0-60 7-88 24-29 16-49 36-65 65-16 28-24 56-24 88v43 1c0 32-7 60-24 88-16 29-36 49-64 65-29 17-56 24-89 24 33 0 60 7 89 24 28 16 48 36 64 65 17 28 24 56 24 88v43 1c0 32 8 60 24 88 16 29 36 49 65 65 28 17 56 24 88 24M2001 0h1c32 0 60 7 88 24 29 16 49 36 65 65 16 28 24 56 24 88v43 1c0 32 7 60 24 88 16 29 36 49 64 65 29 17 56 24 89 24-33 0-60 7-89 24-28 16-48 36-64 65-17 28-24 56-24 88v43 1c0 32-8 60-24 88-16 29-36 49-65 65-28 17-56 24-88 24-1 0-1 0-1 0">
            <text:p/>
          </draw:path>
          <draw:frame draw:style-name="gr10" draw:layer="layout" svg:width="1.911cm" svg:height="0.706cm" svg:x="12.744cm" svg:y="17.744cm">
            <draw:text-box>
              <text:p text:style-name="P1"><text:span text:style-name="T4">AD HOC</text:span></text:p>
            </draw:text-box>
          </draw:frame>
        </draw:g>
        <draw:g>
          <draw:g>
            <draw:polygon draw:style-name="gr4" draw:layer="layout" svg:width="1cm" svg:height="1cm" svg:x="9.7cm" svg:y="18.75cm" svg:viewBox="0 0 1001 1001" draw:points="0,1001 1001,1001 1001,0 0,0">
              <text:p/>
            </draw:polygon>
            <draw:polygon draw:style-name="gr5" draw:layer="layout" svg:width="1cm" svg:height="1cm" svg:x="9.7cm" svg:y="18.75cm" svg:viewBox="0 0 1001 1001" draw:points="0,1001 1001,1001 1001,0 0,0">
              <text:p/>
            </draw:polygon>
          </draw:g>
          <draw:frame draw:style-name="gr6" draw:layer="layout" svg:width="1cm" svg:height="1cm" svg:x="9.7cm" svg:y="18.75cm">
            <draw:text-box>
              <text:p text:style-name="P1"><text:span text:style-name="T3">App</text:span></text:p>
            </draw:text-box>
          </draw:frame>
        </draw:g>
        <draw:g>
          <draw:polygon draw:style-name="gr4" draw:layer="layout" svg:width="1.599cm" svg:height="1cm" svg:x="11.4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polygon draw:style-name="gr7" draw:layer="layout" svg:width="1.599cm" svg:height="1cm" svg:x="11.4cm" svg:y="20.55cm" svg:viewBox="0 0 1600 1001" draw:points="1434,360 1431,360 1428,360 1426,361 1423,361 1421,361 1418,361 1416,362 1413,362 1411,362 1408,363 1406,363 1403,364 1401,364 1398,365 1396,365 1393,366 1393,365 1393,364 1393,364 1393,363 1393,363 1393,362 1393,362 1393,361 1394,360 1394,360 1394,359 1394,359 1394,358 1394,357 1394,357 1394,356 1392,333 1389,310 1384,288 1376,267 1367,246 1355,227 1343,209 1328,193 1312,178 1295,165 1276,153 1257,144 1236,136 1215,130 1192,127 1170,126 1159,126 1148,127 1138,128 1127,130 1117,132 1107,135 1097,138 1088,141 1079,145 1069,150 1061,155 1052,160 1043,166 1035,172 1028,178 1020,185 1015,165 1009,147 1001,128 992,111 982,95 970,80 957,66 943,53 928,41 912,30 895,21 878,14 859,8 840,3 820,0 799,0 779,0 759,3 740,8 722,14 704,21 687,30 671,41 656,53 642,66 629,80 617,95 607,111 598,128 590,147 584,165 579,185 572,178 564,172 556,166 547,160 539,155 530,150 520,145 511,141 501,138 492,135 482,132 472,130 461,128 451,127 440,126 429,126 406,127 384,130 363,136 342,144 323,153 304,165 287,178 271,193 257,209 244,227 232,246 223,267 215,288 210,310 207,333 205,356 205,357 205,357 205,358 205,359 205,359 205,360 205,360 205,361 205,362 206,362 206,363 206,363 206,364 206,364 206,365 206,366 203,365 201,365 198,364 196,364 194,363 191,363 189,362 186,362 183,362 181,361 178,361 176,361 173,361 171,360 168,360 165,360 148,361 132,364 116,368 101,374 86,381 73,389 60,399 48,410 37,422 28,435 19,449 12,464 7,480 3,496 0,513 0,531 0,548 3,565 7,581 12,597 19,611 28,625 37,639 48,651 60,662 73,671 86,680 101,687 116,693 132,697 148,699 165,700 168,700 171,700 173,700 176,700 178,700 181,699 183,699 186,699 189,699 191,698 194,698 196,697 198,697 201,696 203,696 206,695 206,696 206,696 206,697 206,698 206,698 206,699 205,699 205,700 205,700 205,701 205,702 205,702 205,703 205,703 205,704 205,705 207,728 210,752 215,774 223,795 232,815 244,834 257,852 271,868 287,883 304,896 323,907 342,917 363,925 384,931 406,934 429,935 441,935 453,934 465,932 476,930 488,927 499,924 510,920 520,915 530,910 540,905 550,899 559,892 568,885 577,878 585,870 593,862 617,905 649,942 688,971 733,991 782,1001 799,1001 850,996 897,979 938,953 972,918 999,877 1006,862 1031,885 1059,905 1089,920 1122,930 1158,935 1170,935 1236,925 1295,896 1343,852 1376,795 1392,728 1394,705 1394,703 1394,701 1393,699 1393,698 1393,696 1393,695 1401,697 1408,698 1416,699 1423,700 1431,700 1434,700 1483,693 1526,671 1562,639 1587,597 1599,548 1600,531 1592,480 1571,435 1539,399 1498,374 1451,361">
            <text:p/>
          </draw:polygon>
        </draw:g>
        <draw:frame draw:style-name="gr8" draw:layer="layout" svg:width="1.6cm" svg:height="0.779cm" svg:x="11.401cm" svg:y="21.553cm">
          <draw:text-box>
            <text:p text:style-name="P1"><text:span text:style-name="T2">MOE</text:span></text:p>
          </draw:text-box>
        </draw:frame>
        <draw:g>
          <draw:g>
            <draw:path draw:style-name="gr9" draw:layer="layout" svg:width="1.4cm" svg:height="0.2cm" svg:x="13cm" svg:y="20.95cm" svg:viewBox="0 0 1401 201" svg:d="M1201 201v-201l200 99zM199 200v-200l-199 99z">
              <text:p/>
            </draw:path>
            <draw:path draw:style-name="gr7" draw:layer="layout" svg:width="1.4cm" svg:height="0.2cm" svg:x="13cm" svg:y="20.95cm" svg:viewBox="0 0 1401 201" svg:d="M1201 201v-201l200 99zM199 200v-200l-199 99zM1201 99h-1002">
              <text:p/>
            </draw:path>
          </draw:g>
          <draw:frame draw:style-name="gr18" draw:layer="layout" svg:width="1.4cm" svg:height="0.618cm" svg:x="13cm" svg:y="20.741cm">
            <draw:text-box>
              <text:p text:style-name="P1"><text:span text:style-name="T3">Bridge</text:span></text:p>
            </draw:text-box>
          </draw:frame>
        </draw:g>
        <draw:g>
          <draw:g>
            <draw:polygon draw:style-name="gr4" draw:layer="layout" svg:width="1cm" svg:height="1cm" svg:x="9.5cm" svg:y="21.95cm" svg:viewBox="0 0 1001 1001" draw:points="0,1001 1001,1001 1001,0 0,0">
              <text:p/>
            </draw:polygon>
            <draw:polygon draw:style-name="gr5" draw:layer="layout" svg:width="1cm" svg:height="1cm" svg:x="9.5cm" svg:y="21.95cm" svg:viewBox="0 0 1001 1001" draw:points="0,1001 1001,1001 1001,0 0,0">
              <text:p/>
            </draw:polygon>
          </draw:g>
          <draw:frame draw:style-name="gr6" draw:layer="layout" svg:width="1cm" svg:height="1cm" svg:x="9.5cm" svg:y="21.95cm">
            <draw:text-box>
              <text:p text:style-name="P1"><text:span text:style-name="T3">App</text:span></text:p>
            </draw:text-box>
          </draw:frame>
        </draw:g>
        <draw:g>
          <draw:path draw:style-name="gr9" draw:layer="layout" svg:width="0.9cm" svg:height="0.9cm" svg:x="10.5cm" svg:y="21.05cm" svg:viewBox="0 0 901 901" svg:d="M831 212l-142-142 212-70zM212 831l-142-142-70 212z">
            <text:p/>
          </draw:path>
          <draw:path draw:style-name="gr7" draw:layer="layout" svg:width="0.9cm" svg:height="0.9cm" svg:x="10.5cm" svg:y="21.05cm" svg:viewBox="0 0 901 901" svg:d="M831 212l-142-142 212-70zM212 831l-142-142-70 212zM760 141l-619 619">
            <text:p/>
          </draw:path>
        </draw:g>
        <draw:g>
          <draw:g>
            <draw:polygon draw:style-name="gr11" draw:layer="layout" svg:width="1cm" svg:height="1cm" svg:x="17cm" svg:y="18.75cm" svg:viewBox="0 0 1001 1001" draw:points="0,1001 1001,1001 1001,0 0,0">
              <text:p/>
            </draw:polygon>
            <draw:polygon draw:style-name="gr12" draw:layer="layout" svg:width="1cm" svg:height="1cm" svg:x="17cm" svg:y="18.75cm" svg:viewBox="0 0 1001 1001" draw:points="0,1001 1001,1001 1001,0 0,0">
              <text:p/>
            </draw:polygon>
          </draw:g>
          <draw:frame draw:style-name="gr6" draw:layer="layout" svg:width="1cm" svg:height="1.02cm" svg:x="17cm" svg:y="18.74cm">
            <draw:text-box>
              <text:p text:style-name="P1"><text:span text:style-name="T3">Qt App</text:span></text:p>
            </draw:text-box>
          </draw:frame>
        </draw:g>
        <draw:g>
          <draw:g>
            <draw:polygon draw:style-name="gr11" draw:layer="layout" svg:width="2.5cm" svg:height="1cm" svg:x="16.5cm" svg:y="24.15cm" svg:viewBox="0 0 2501 1001" draw:points="0,1001 2501,1001 2501,0 0,0">
              <text:p/>
            </draw:polygon>
            <draw:polygon draw:style-name="gr12" draw:layer="layout" svg:width="2.5cm" svg:height="1cm" svg:x="16.5cm" svg:y="24.15cm" svg:viewBox="0 0 2501 1001" draw:points="0,1001 2501,1001 2501,0 0,0">
              <text:p/>
            </draw:polygon>
          </draw:g>
          <draw:frame draw:style-name="gr6" draw:layer="layout" svg:width="2.5cm" svg:height="1cm" svg:x="16.5cm" svg:y="24.15cm">
            <draw:text-box>
              <text:p text:style-name="P1"><text:span text:style-name="T3">NPC</text:span></text:p>
            </draw:text-box>
          </draw:frame>
        </draw:g>
        <draw:g>
          <draw:g>
            <draw:polygon draw:style-name="gr11" draw:layer="layout" svg:width="2.5cm" svg:height="1cm" svg:x="16.25cm" svg:y="23.95cm" svg:viewBox="0 0 2501 1001" draw:points="0,1001 2501,1001 2501,0 0,0">
              <text:p/>
            </draw:polygon>
            <draw:polygon draw:style-name="gr12" draw:layer="layout" svg:width="2.5cm" svg:height="1cm" svg:x="16.25cm" svg:y="23.95cm" svg:viewBox="0 0 2501 1001" draw:points="0,1001 2501,1001 2501,0 0,0">
              <text:p/>
            </draw:polygon>
          </draw:g>
          <draw:frame draw:style-name="gr6" draw:layer="layout" svg:width="2.5cm" svg:height="1cm" svg:x="16.25cm" svg:y="23.95cm">
            <draw:text-box>
              <text:p text:style-name="P1"><text:span text:style-name="T3">NPC</text:span></text:p>
            </draw:text-box>
          </draw:frame>
        </draw:g>
        <draw:g>
          <draw:g>
            <draw:polygon draw:style-name="gr11" draw:layer="layout" svg:width="2.5cm" svg:height="1cm" svg:x="16cm" svg:y="23.75cm" svg:viewBox="0 0 2501 1001" draw:points="0,1001 2501,1001 2501,0 0,0">
              <text:p/>
            </draw:polygon>
            <draw:polygon draw:style-name="gr12" draw:layer="layout" svg:width="2.5cm" svg:height="1cm" svg:x="16cm" svg:y="23.75cm" svg:viewBox="0 0 2501 1001" draw:points="0,1001 2501,1001 2501,0 0,0">
              <text:p/>
            </draw:polygon>
          </draw:g>
          <draw:frame draw:style-name="gr6" draw:layer="layout" svg:width="2.5cm" svg:height="1cm" svg:x="16cm" svg:y="23.75cm">
            <draw:text-box>
              <text:p text:style-name="P1"><text:span text:style-name="T3">Equipment</text:span></text:p>
            </draw:text-box>
          </draw:frame>
        </draw:g>
        <draw:g>
          <draw:path draw:style-name="gr9" draw:layer="layout" svg:width="2.05cm" svg:height="2.2cm" svg:x="15.2cm" svg:y="21.55cm" svg:viewBox="0 0 2051 2201" svg:d="M1841 2123l146-136 64 214zM63 214l146-136-209-78z">
            <text:p/>
          </draw:path>
          <draw:path draw:style-name="gr7" draw:layer="layout" svg:width="2.05cm" svg:height="2.2cm" svg:x="15.2cm" svg:y="21.55cm" svg:viewBox="0 0 2051 2201" svg:d="M1841 2123l146-136 64 214zM63 214l146-136-209-78zM1914 2055l-1778-1909">
            <text:p/>
          </draw:path>
        </draw:g>
        <draw:g>
          <draw:g>
            <draw:polygon draw:style-name="gr4" draw:layer="layout" svg:width="2.5cm" svg:height="1cm" svg:x="9.5cm" svg:y="24.15cm" svg:viewBox="0 0 2501 1001" draw:points="0,1001 2501,1001 2501,0 0,0">
              <text:p/>
            </draw:polygon>
            <draw:polygon draw:style-name="gr5" draw:layer="layout" svg:width="2.5cm" svg:height="1cm" svg:x="9.5cm" svg:y="24.15cm" svg:viewBox="0 0 2501 1001" draw:points="0,1001 2501,1001 2501,0 0,0">
              <text:p/>
            </draw:polygon>
          </draw:g>
          <draw:frame draw:style-name="gr6" draw:layer="layout" svg:width="2.5cm" svg:height="1cm" svg:x="9.5cm" svg:y="24.15cm">
            <draw:text-box>
              <text:p text:style-name="P1"><text:span text:style-name="T3">NPC</text:span></text:p>
            </draw:text-box>
          </draw:frame>
        </draw:g>
        <draw:g>
          <draw:g>
            <draw:polygon draw:style-name="gr4" draw:layer="layout" svg:width="2.5cm" svg:height="1cm" svg:x="9.25cm" svg:y="23.95cm" svg:viewBox="0 0 2501 1001" draw:points="0,1001 2501,1001 2501,0 0,0">
              <text:p/>
            </draw:polygon>
            <draw:polygon draw:style-name="gr5" draw:layer="layout" svg:width="2.5cm" svg:height="1cm" svg:x="9.25cm" svg:y="23.95cm" svg:viewBox="0 0 2501 1001" draw:points="0,1001 2501,1001 2501,0 0,0">
              <text:p/>
            </draw:polygon>
          </draw:g>
          <draw:frame draw:style-name="gr6" draw:layer="layout" svg:width="2.5cm" svg:height="1cm" svg:x="9.25cm" svg:y="23.95cm">
            <draw:text-box>
              <text:p text:style-name="P1"><text:span text:style-name="T3">NPC</text:span></text:p>
            </draw:text-box>
          </draw:frame>
        </draw:g>
        <draw:g>
          <draw:g>
            <draw:polygon draw:style-name="gr4" draw:layer="layout" svg:width="2.5cm" svg:height="1cm" svg:x="9cm" svg:y="23.75cm" svg:viewBox="0 0 2501 1001" draw:points="0,1001 2501,1001 2501,0 0,0">
              <text:p/>
            </draw:polygon>
            <draw:polygon draw:style-name="gr5" draw:layer="layout" svg:width="2.5cm" svg:height="1cm" svg:x="9cm" svg:y="23.75cm" svg:viewBox="0 0 2501 1001" draw:points="0,1001 2501,1001 2501,0 0,0">
              <text:p/>
            </draw:polygon>
          </draw:g>
          <draw:frame draw:style-name="gr6" draw:layer="layout" svg:width="2.5cm" svg:height="1cm" svg:x="9cm" svg:y="23.75cm">
            <draw:text-box>
              <text:p text:style-name="P1"><text:span text:style-name="T3">NPC</text:span></text:p>
            </draw:text-box>
          </draw:frame>
        </draw:g>
        <draw:g>
          <draw:path draw:style-name="gr9" draw:layer="layout" svg:width="1.95cm" svg:height="2.2cm" svg:x="10.25cm" svg:y="21.55cm" svg:viewBox="0 0 1951 2201" svg:d="M57 1984l150 133-207 84zM1743 83l150 133 58-216z">
            <text:p/>
          </draw:path>
          <draw:path draw:style-name="gr7" draw:layer="layout" svg:width="1.95cm" svg:height="2.2cm" svg:x="10.25cm" svg:y="21.55cm" svg:viewBox="0 0 1951 2201" svg:d="M57 1984l150 133-207 84zM1743 83l150 133 58-216zM132 2051l1686-1902">
            <text:p/>
          </draw:path>
        </draw:g>
      </draw:page>
      <draw:page draw:name="page2" draw:style-name="dp1" draw:master-page-name="Default">
        <draw:g>
          <draw:polygon draw:style-name="gr19" draw:layer="layout" svg:width="9.5cm" svg:height="5.5cm" svg:x="5.5cm" svg:y="8.2cm" svg:viewBox="0 0 9501 5501" draw:points="0,5501 9501,5501 9501,0 0,0">
            <text:p/>
          </draw:polygon>
          <draw:frame draw:style-name="gr20" draw:layer="layout" svg:width="9.5cm" svg:height="5.5cm" svg:x="5.5cm" svg:y="8.2cm">
            <draw:text-box>
              <text:p text:style-name="P1"><text:span text:style-name="T5">NOVOS</text:span></text:p>
            </draw:text-box>
          </draw:frame>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plays similar role to the NOVOS MOE cloud.</text:span></text:p>
            </draw:text-box>
          </draw:frame>
        </draw:g>
        <draw:g>
          <draw:polygon draw:style-name="gr21" draw:layer="layout" svg:width="3.998cm" svg:height="2.5cm" svg:x="8.2cm" svg:y="10.2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polygon draw:style-name="gr7" draw:layer="layout" svg:width="3.998cm" svg:height="2.5cm" svg:x="8.2cm" svg:y="10.2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g>
        <draw:frame draw:style-name="gr22" draw:layer="layout" svg:width="4cm" svg:height="0.779cm" svg:x="8.203cm" svg:y="12.757cm">
          <draw:text-box>
            <text:p text:style-name="P1"><text:span text:style-name="T2">MOE</text:span></text:p>
          </draw:text-box>
        </draw:frame>
        <draw:g>
          <draw:g>
            <draw:polygon draw:style-name="gr3" draw:layer="layout" svg:width="1.5cm" svg:height="1.5cm" svg:x="1cm" svg:y="10.7cm" svg:viewBox="0 0 1501 1501" draw:points="0,1501 1501,1501 1501,0 0,0">
              <text:p/>
            </draw:polygon>
            <draw:polygon draw:style-name="gr23" draw:layer="layout" svg:width="1.5cm" svg:height="1.5cm" svg:x="1cm" svg:y="10.7cm" svg:viewBox="0 0 1501 1501" draw:points="0,1501 1501,1501 1501,0 0,0">
              <text:p/>
            </draw:polygon>
          </draw:g>
          <draw:frame draw:style-name="gr24" draw:layer="layout" svg:width="1.5cm" svg:height="1.5cm" svg:x="1cm" svg:y="10.7cm">
            <draw:text-box>
              <text:p text:style-name="P1"><text:span text:style-name="T3">TOOL</text:span></text:p>
            </draw:text-box>
          </draw:frame>
        </draw:g>
        <draw:g>
          <draw:g>
            <draw:polygon draw:style-name="gr3" draw:layer="layout" svg:width="1.5cm" svg:height="3cm" svg:x="4cm" svg:y="10cm" svg:viewBox="0 0 1501 3001" draw:points="0,3001 1501,3001 1501,0 0,0">
              <text:p/>
            </draw:polygon>
            <draw:polygon draw:style-name="gr23" draw:layer="layout" svg:width="1.5cm" svg:height="3cm" svg:x="4cm" svg:y="10cm" svg:viewBox="0 0 1501 3001" draw:points="0,3001 1501,3001 1501,0 0,0">
              <text:p/>
            </draw:polygon>
          </draw:g>
          <draw:frame draw:style-name="gr2" draw:layer="layout" svg:width="1.5cm" svg:height="3cm" svg:x="4cm" svg:y="10cm">
            <draw:text-box>
              <text:p text:style-name="P1"><text:span text:style-name="T3">Tool</text:span><text:span text:style-name="T3"><text:line-break/></text:span><text:span text:style-name="T3">API</text:span></text:p>
            </draw:text-box>
          </draw:frame>
        </draw:g>
        <draw:g>
          <draw:g>
            <draw:polygon draw:style-name="gr3" draw:layer="layout" svg:width="1.5cm" svg:height="3cm" svg:x="5.5cm" svg:y="10cm" svg:viewBox="0 0 1501 3001" draw:points="0,3001 1501,3001 1501,0 0,0">
              <text:p/>
            </draw:polygon>
            <draw:polygon draw:style-name="gr23" draw:layer="layout" svg:width="1.5cm" svg:height="3cm" svg:x="5.5cm" svg:y="10cm" svg:viewBox="0 0 1501 3001" draw:points="0,3001 1501,3001 1501,0 0,0">
              <text:p/>
            </draw:polygon>
          </draw:g>
          <draw:frame draw:style-name="gr2" draw:layer="layout" svg:width="1.5cm" svg:height="3cm" svg:x="5.5cm" svg:y="10cm">
            <draw:text-box>
              <text:p text:style-name="P1"><text:span text:style-name="T3">NOVOS</text:span><text:span text:style-name="T3"><text:line-break/></text:span><text:span text:style-name="T3">NPC</text:span><text:span text:style-name="T3"><text:line-break/></text:span><text:span text:style-name="T3">API</text:span></text:p>
            </draw:text-box>
          </draw:frame>
        </draw:g>
        <draw:g>
          <draw:g>
            <draw:polygon draw:style-name="gr3" draw:layer="layout" svg:width="1.5cm" svg:height="3cm" svg:x="13.5cm" svg:y="10cm" svg:viewBox="0 0 1501 3001" draw:points="0,3001 1501,3001 1501,0 0,0">
              <text:p/>
            </draw:polygon>
            <draw:polygon draw:style-name="gr23" draw:layer="layout" svg:width="1.5cm" svg:height="3cm" svg:x="13.5cm" svg:y="10cm" svg:viewBox="0 0 1501 3001" draw:points="0,3001 1501,3001 1501,0 0,0">
              <text:p/>
            </draw:polygon>
          </draw:g>
          <draw:frame draw:style-name="gr2" draw:layer="layout" svg:width="1.5cm" svg:height="3cm" svg:x="13.5cm" svg:y="10cm">
            <draw:text-box>
              <text:p text:style-name="P1"><text:span text:style-name="T3">NOVOS MOE</text:span><text:span text:style-name="T3"><text:line-break/></text:span><text:span text:style-name="T3">API</text:span></text:p>
            </draw:text-box>
          </draw:frame>
        </draw:g>
        <draw:g>
          <draw:g>
            <draw:polygon draw:style-name="gr3" draw:layer="layout" svg:width="1.5cm" svg:height="3cm" svg:x="15cm" svg:y="10cm" svg:viewBox="0 0 1501 3001" draw:points="0,3001 1501,3001 1501,0 0,0">
              <text:p/>
            </draw:polygon>
            <draw:polygon draw:style-name="gr23" draw:layer="layout" svg:width="1.5cm" svg:height="3cm" svg:x="15cm" svg:y="10cm" svg:viewBox="0 0 1501 3001" draw:points="0,3001 1501,3001 1501,0 0,0">
              <text:p/>
            </draw:polygon>
          </draw:g>
          <draw:frame draw:style-name="gr2" draw:layer="layout" svg:width="1.5cm" svg:height="3cm" svg:x="15cm" svg:y="10cm">
            <draw:text-box>
              <text:p text:style-name="P1"><text:span text:style-name="T3">App</text:span><text:span text:style-name="T3"><text:line-break/></text:span><text:span text:style-name="T3">API</text:span></text:p>
            </draw:text-box>
          </draw:frame>
        </draw:g>
        <draw:g>
          <draw:g>
            <draw:polygon draw:style-name="gr3" draw:layer="layout" svg:width="1.5cm" svg:height="1.5cm" svg:x="18cm" svg:y="10.75cm" svg:viewBox="0 0 1501 1501" draw:points="0,1501 1501,1501 1501,0 0,0">
              <text:p/>
            </draw:polygon>
            <draw:polygon draw:style-name="gr23" draw:layer="layout" svg:width="1.5cm" svg:height="1.5cm" svg:x="18cm" svg:y="10.75cm" svg:viewBox="0 0 1501 1501" draw:points="0,1501 1501,1501 1501,0 0,0">
              <text:p/>
            </draw:polygon>
          </draw:g>
          <draw:frame draw:style-name="gr24" draw:layer="layout" svg:width="1.5cm" svg:height="1.5cm" svg:x="18cm" svg:y="10.75cm">
            <draw:text-box>
              <text:p text:style-name="P1"><text:span text:style-name="T3">TrueDrill</text:span><text:span text:style-name="T3"><text:line-break/></text:span><text:span text:style-name="T3">App</text:span></text:p>
            </draw:text-box>
          </draw:frame>
        </draw:g>
        <draw:g>
          <draw:polygon draw:style-name="gr3" draw:layer="layout" svg:width="1.5cm" svg:height="0.4cm" svg:x="2.5cm" svg:y="11.3cm" svg:viewBox="0 0 1501 401" draw:points="0,201 115,0 115,132 1386,132 1386,0 1501,201 1386,401 1386,269 115,269 115,401">
            <text:p/>
          </draw:polygon>
          <draw:polygon draw:style-name="gr7" draw:layer="layout" svg:width="1.5cm" svg:height="0.4cm" svg:x="2.5cm" svg:y="11.3cm" svg:viewBox="0 0 1501 401" draw:points="0,201 115,0 115,132 1386,132 1386,0 1501,201 1386,401 1386,269 115,269 115,401">
            <text:p/>
          </draw:polygon>
        </draw:g>
        <draw:g>
          <draw:polygon draw:style-name="gr3" draw:layer="layout" svg:width="1.2cm" svg:height="0.4cm" svg:x="7cm" svg:y="11.3cm" svg:viewBox="0 0 1201 401" draw:points="0,201 115,0 115,132 1085,132 1085,0 1201,201 1085,401 1085,269 115,269 115,401">
            <text:p/>
          </draw:polygon>
          <draw:polygon draw:style-name="gr7" draw:layer="layout" svg:width="1.2cm" svg:height="0.4cm" svg:x="7cm" svg:y="11.3cm" svg:viewBox="0 0 1201 401" draw:points="0,201 115,0 115,132 1085,132 1085,0 1201,201 1085,401 1085,269 115,269 115,401">
            <text:p/>
          </draw:polygon>
        </draw:g>
        <draw:g>
          <draw:polygon draw:style-name="gr3" draw:layer="layout" svg:width="1.3cm" svg:height="0.4cm" svg:x="12.2cm" svg:y="11.3cm" svg:viewBox="0 0 1301 401" draw:points="0,201 115,0 115,132 1186,132 1186,0 1301,201 1186,401 1186,269 115,269 115,401">
            <text:p/>
          </draw:polygon>
          <draw:polygon draw:style-name="gr7" draw:layer="layout" svg:width="1.3cm" svg:height="0.4cm" svg:x="12.2cm" svg:y="11.3cm" svg:viewBox="0 0 1301 401" draw:points="0,201 115,0 115,132 1186,132 1186,0 1301,201 1186,401 1186,269 115,269 115,401">
            <text:p/>
          </draw:polygon>
        </draw:g>
        <draw:g>
          <draw:polygon draw:style-name="gr3" draw:layer="layout" svg:width="1.5cm" svg:height="0.4cm" svg:x="16.5cm" svg:y="11.3cm" svg:viewBox="0 0 1501 401" draw:points="0,201 115,0 115,132 1385,132 1385,0 1501,201 1385,401 1385,269 115,269 115,401">
            <text:p/>
          </draw:polygon>
          <draw:polygon draw:style-name="gr7" draw:layer="layout" svg:width="1.5cm" svg:height="0.4cm" svg:x="16.5cm" svg:y="11.3cm" svg:viewBox="0 0 1501 401" draw:points="0,201 115,0 115,132 1385,132 1385,0 1501,201 1385,401 1385,269 115,269 115,401">
            <text:p/>
          </draw:polygon>
        </draw:g>
        <draw:g>
          <draw:polygon draw:style-name="gr25" draw:layer="layout" svg:width="9.5cm" svg:height="5.5cm" svg:x="5.5cm" svg:y="15.7cm" svg:viewBox="0 0 9501 5501" draw:points="0,5501 9501,5501 9501,0 0,0">
            <text:p/>
          </draw:polygon>
          <draw:frame draw:style-name="gr20" draw:layer="layout" svg:width="9.5cm" svg:height="5.5cm" svg:x="5.5cm" svg:y="15.7cm">
            <draw:text-box>
              <text:p text:style-name="P1"><text:span text:style-name="T5">FUSION </text:span></text:p>
            </draw:text-box>
          </draw:frame>
        </draw:g>
        <draw:g>
          <draw:polygon draw:style-name="gr11" draw:layer="layout" svg:width="3.998cm" svg:height="2.5cm" svg:x="8.2cm" svg:y="17.7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polygon draw:style-name="gr7" draw:layer="layout" svg:width="3.998cm" svg:height="2.5cm" svg:x="8.2cm" svg:y="17.7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g>
        <draw:frame draw:style-name="gr26" draw:layer="layout" svg:width="4cm" svg:height="1.227cm" svg:x="8.203cm" svg:y="20.257cm">
          <draw:text-box>
            <text:p/>
          </draw:text-box>
        </draw:frame>
        <draw:g>
          <draw:g>
            <draw:polygon draw:style-name="gr3" draw:layer="layout" svg:width="1.5cm" svg:height="1.5cm" svg:x="1cm" svg:y="18.2cm" svg:viewBox="0 0 1501 1501" draw:points="0,1501 1501,1501 1501,0 0,0">
              <text:p/>
            </draw:polygon>
            <draw:polygon draw:style-name="gr23" draw:layer="layout" svg:width="1.5cm" svg:height="1.5cm" svg:x="1cm" svg:y="18.2cm" svg:viewBox="0 0 1501 1501" draw:points="0,1501 1501,1501 1501,0 0,0">
              <text:p/>
            </draw:polygon>
          </draw:g>
          <draw:frame draw:style-name="gr24" draw:layer="layout" svg:width="1.5cm" svg:height="1.5cm" svg:x="1cm" svg:y="18.2cm">
            <draw:text-box>
              <text:p text:style-name="P1"><text:span text:style-name="T3">TOOL</text:span></text:p>
            </draw:text-box>
          </draw:frame>
        </draw:g>
        <draw:g>
          <draw:g>
            <draw:polygon draw:style-name="gr3" draw:layer="layout" svg:width="1.5cm" svg:height="3cm" svg:x="4cm" svg:y="17.5cm" svg:viewBox="0 0 1501 3001" draw:points="0,3001 1501,3001 1501,0 0,0">
              <text:p/>
            </draw:polygon>
            <draw:polygon draw:style-name="gr23" draw:layer="layout" svg:width="1.5cm" svg:height="3cm" svg:x="4cm" svg:y="17.5cm" svg:viewBox="0 0 1501 3001" draw:points="0,3001 1501,3001 1501,0 0,0">
              <text:p/>
            </draw:polygon>
          </draw:g>
          <draw:frame draw:style-name="gr2" draw:layer="layout" svg:width="1.5cm" svg:height="3cm" svg:x="4cm" svg:y="17.5cm">
            <draw:text-box>
              <text:p text:style-name="P1"><text:span text:style-name="T3">Tool</text:span><text:span text:style-name="T3"><text:line-break/></text:span><text:span text:style-name="T3">API</text:span></text:p>
            </draw:text-box>
          </draw:frame>
        </draw:g>
        <draw:g>
          <draw:g>
            <draw:polygon draw:style-name="gr3" draw:layer="layout" svg:width="1.5cm" svg:height="3cm" svg:x="5.5cm" svg:y="17.5cm" svg:viewBox="0 0 1501 3001" draw:points="0,3001 1501,3001 1501,0 0,0">
              <text:p/>
            </draw:polygon>
            <draw:polygon draw:style-name="gr23" draw:layer="layout" svg:width="1.5cm" svg:height="3cm" svg:x="5.5cm" svg:y="17.5cm" svg:viewBox="0 0 1501 3001" draw:points="0,3001 1501,3001 1501,0 0,0">
              <text:p/>
            </draw:polygon>
          </draw:g>
          <draw:frame draw:style-name="gr2" draw:layer="layout" svg:width="1.5cm" svg:height="3cm" svg:x="5.5cm" svg:y="17.5cm">
            <draw:text-box>
              <text:p text:style-name="P1"><text:span text:style-name="T3">NF</text:span><text:span text:style-name="T3"><text:line-break/></text:span><text:span text:style-name="T3">API</text:span></text:p>
            </draw:text-box>
          </draw:frame>
        </draw:g>
        <draw:g>
          <draw:g>
            <draw:polygon draw:style-name="gr3" draw:layer="layout" svg:width="1.5cm" svg:height="3cm" svg:x="13.5cm" svg:y="17.5cm" svg:viewBox="0 0 1501 3001" draw:points="0,3001 1501,3001 1501,0 0,0">
              <text:p/>
            </draw:polygon>
            <draw:polygon draw:style-name="gr23" draw:layer="layout" svg:width="1.5cm" svg:height="3cm" svg:x="13.5cm" svg:y="17.5cm" svg:viewBox="0 0 1501 3001" draw:points="0,3001 1501,3001 1501,0 0,0">
              <text:p/>
            </draw:polygon>
          </draw:g>
          <draw:frame draw:style-name="gr2" draw:layer="layout" svg:width="1.5cm" svg:height="3cm" svg:x="13.5cm" svg:y="17.5cm">
            <draw:text-box>
              <text:p text:style-name="P1"><text:span text:style-name="T3">NF</text:span><text:span text:style-name="T3"><text:line-break/></text:span><text:span text:style-name="T3">API</text:span></text:p>
            </draw:text-box>
          </draw:frame>
        </draw:g>
        <draw:g>
          <draw:g>
            <draw:polygon draw:style-name="gr3" draw:layer="layout" svg:width="1.5cm" svg:height="3cm" svg:x="15cm" svg:y="17.5cm" svg:viewBox="0 0 1501 3001" draw:points="0,3001 1501,3001 1501,0 0,0">
              <text:p/>
            </draw:polygon>
            <draw:polygon draw:style-name="gr23" draw:layer="layout" svg:width="1.5cm" svg:height="3cm" svg:x="15cm" svg:y="17.5cm" svg:viewBox="0 0 1501 3001" draw:points="0,3001 1501,3001 1501,0 0,0">
              <text:p/>
            </draw:polygon>
          </draw:g>
          <draw:frame draw:style-name="gr2" draw:layer="layout" svg:width="1.5cm" svg:height="3cm" svg:x="15cm" svg:y="17.5cm">
            <draw:text-box>
              <text:p text:style-name="P1"><text:span text:style-name="T3">App</text:span><text:span text:style-name="T3"><text:line-break/></text:span><text:span text:style-name="T3">API</text:span></text:p>
            </draw:text-box>
          </draw:frame>
        </draw:g>
        <draw:g>
          <draw:g>
            <draw:polygon draw:style-name="gr3" draw:layer="layout" svg:width="1.5cm" svg:height="1.5cm" svg:x="18cm" svg:y="18.25cm" svg:viewBox="0 0 1501 1501" draw:points="0,1501 1501,1501 1501,0 0,0">
              <text:p/>
            </draw:polygon>
            <draw:polygon draw:style-name="gr23" draw:layer="layout" svg:width="1.5cm" svg:height="1.5cm" svg:x="18cm" svg:y="18.25cm" svg:viewBox="0 0 1501 1501" draw:points="0,1501 1501,1501 1501,0 0,0">
              <text:p/>
            </draw:polygon>
          </draw:g>
          <draw:frame draw:style-name="gr24" draw:layer="layout" svg:width="1.5cm" svg:height="1.5cm" svg:x="18cm" svg:y="18.25cm">
            <draw:text-box>
              <text:p text:style-name="P1"><text:span text:style-name="T3">TrueDrill</text:span><text:span text:style-name="T3"><text:line-break/></text:span><text:span text:style-name="T3">App</text:span></text:p>
            </draw:text-box>
          </draw:frame>
        </draw:g>
        <draw:g>
          <draw:polygon draw:style-name="gr3" draw:layer="layout" svg:width="1.5cm" svg:height="0.4cm" svg:x="2.5cm" svg:y="18.8cm" svg:viewBox="0 0 1501 401" draw:points="0,201 115,0 115,132 1386,132 1386,0 1501,201 1386,401 1386,269 115,269 115,401">
            <text:p/>
          </draw:polygon>
          <draw:polygon draw:style-name="gr7" draw:layer="layout" svg:width="1.5cm" svg:height="0.4cm" svg:x="2.5cm" svg:y="18.8cm" svg:viewBox="0 0 1501 401" draw:points="0,201 115,0 115,132 1386,132 1386,0 1501,201 1386,401 1386,269 115,269 115,401">
            <text:p/>
          </draw:polygon>
        </draw:g>
        <draw:g>
          <draw:polygon draw:style-name="gr3" draw:layer="layout" svg:width="1.2cm" svg:height="0.4cm" svg:x="7cm" svg:y="18.8cm" svg:viewBox="0 0 1201 401" draw:points="0,201 115,0 115,132 1085,132 1085,0 1201,201 1085,401 1085,269 115,269 115,401">
            <text:p/>
          </draw:polygon>
          <draw:polygon draw:style-name="gr7" draw:layer="layout" svg:width="1.2cm" svg:height="0.4cm" svg:x="7cm" svg:y="18.8cm" svg:viewBox="0 0 1201 401" draw:points="0,201 115,0 115,132 1085,132 1085,0 1201,201 1085,401 1085,269 115,269 115,401">
            <text:p/>
          </draw:polygon>
        </draw:g>
        <draw:g>
          <draw:polygon draw:style-name="gr3" draw:layer="layout" svg:width="1.3cm" svg:height="0.4cm" svg:x="12.2cm" svg:y="18.8cm" svg:viewBox="0 0 1301 401" draw:points="0,201 115,0 115,132 1186,132 1186,0 1301,201 1186,401 1186,269 115,269 115,401">
            <text:p/>
          </draw:polygon>
          <draw:polygon draw:style-name="gr7" draw:layer="layout" svg:width="1.3cm" svg:height="0.4cm" svg:x="12.2cm" svg:y="18.8cm" svg:viewBox="0 0 1301 401" draw:points="0,201 115,0 115,132 1186,132 1186,0 1301,201 1186,401 1186,269 115,269 115,401">
            <text:p/>
          </draw:polygon>
        </draw:g>
        <draw:g>
          <draw:polygon draw:style-name="gr3" draw:layer="layout" svg:width="1.5cm" svg:height="0.4cm" svg:x="16.5cm" svg:y="18.8cm" svg:viewBox="0 0 1501 401" draw:points="0,201 115,0 115,132 1385,132 1385,0 1501,201 1385,401 1385,269 115,269 115,401">
            <text:p/>
          </draw:polygon>
          <draw:polygon draw:style-name="gr7" draw:layer="layout" svg:width="1.5cm" svg:height="0.4cm" svg:x="16.5cm" svg:y="18.8cm" svg:viewBox="0 0 1501 401" draw:points="0,201 115,0 115,132 1385,132 1385,0 1501,201 1385,401 1385,269 115,269 115,401">
            <text:p/>
          </draw:polygon>
        </draw:g>
        <draw:g>
          <draw:g>
            <draw:polygon draw:style-name="gr3" draw:layer="layout" svg:width="3cm" svg:height="0.8cm" svg:x="4cm" svg:y="9.2cm" svg:viewBox="0 0 3001 801" draw:points="0,801 3001,801 3001,0 0,0">
              <text:p/>
            </draw:polygon>
            <draw:polygon draw:style-name="gr23" draw:layer="layout" svg:width="3cm" svg:height="0.8cm" svg:x="4cm" svg:y="9.2cm" svg:viewBox="0 0 3001 801" draw:points="0,801 3001,801 3001,0 0,0">
              <text:p/>
            </draw:polygon>
          </draw:g>
          <draw:frame draw:style-name="gr27" draw:layer="layout" svg:width="3cm" svg:height="0.8cm" svg:x="4cm" svg:y="9.2cm">
            <draw:text-box>
              <text:p text:style-name="P1"><text:span text:style-name="T3">NPC</text:span></text:p>
            </draw:text-box>
          </draw:frame>
        </draw:g>
        <draw:g>
          <draw:g>
            <draw:polygon draw:style-name="gr3" draw:layer="layout" svg:width="3cm" svg:height="0.8cm" svg:x="4cm" svg:y="16.7cm" svg:viewBox="0 0 3001 801" draw:points="0,801 3001,801 3001,0 0,0">
              <text:p/>
            </draw:polygon>
            <draw:polygon draw:style-name="gr23" draw:layer="layout" svg:width="3cm" svg:height="0.8cm" svg:x="4cm" svg:y="16.7cm" svg:viewBox="0 0 3001 801" draw:points="0,801 3001,801 3001,0 0,0">
              <text:p/>
            </draw:polygon>
          </draw:g>
          <draw:frame draw:style-name="gr27" draw:layer="layout" svg:width="3cm" svg:height="0.8cm" svg:x="4cm" svg:y="16.7cm">
            <draw:text-box>
              <text:p text:style-name="P1"><text:span text:style-name="T3">I/O Plugin</text:span></text:p>
            </draw:text-box>
          </draw:frame>
        </draw:g>
      </draw:page>
      <draw:page draw:name="page3" draw:style-name="dp1" draw:master-page-name="Default">
        <draw:g>
          <draw:polygon draw:style-name="gr28" draw:layer="layout" svg:width="5.5cm" svg:height="4cm" svg:x="13.3cm" svg:y="8.2cm" svg:viewBox="0 0 5501 4001" draw:points="0,4001 5501,4001 5501,0 0,0">
            <text:p/>
          </draw:polygon>
          <draw:frame draw:style-name="gr29" draw:layer="layout" svg:width="5.5cm" svg:height="4cm" svg:x="13.3cm" svg:y="8.2cm">
            <draw:text-box>
              <text:p text:style-name="P1"><text:span text:style-name="T3">Host C</text:span></text:p>
            </draw:text-box>
          </draw:frame>
        </draw:g>
        <draw:g>
          <draw:polygon draw:style-name="gr28" draw:layer="layout" svg:width="5.5cm" svg:height="4cm" svg:x="7.75cm" svg:y="8.2cm" svg:viewBox="0 0 5501 4001" draw:points="0,4001 5501,4001 5501,0 0,0">
            <text:p/>
          </draw:polygon>
          <draw:frame draw:style-name="gr29" draw:layer="layout" svg:width="5.5cm" svg:height="4cm" svg:x="7.75cm" svg:y="8.2cm">
            <draw:text-box>
              <text:p text:style-name="P1"><text:span text:style-name="T3">Host B</text:span></text:p>
            </draw:text-box>
          </draw:frame>
        </draw:g>
        <draw:g>
          <draw:polygon draw:style-name="gr28" draw:layer="layout" svg:width="5.5cm" svg:height="4cm" svg:x="2.2cm" svg:y="8.2cm" svg:viewBox="0 0 5501 4001" draw:points="0,4001 5501,4001 5501,0 0,0">
            <text:p/>
          </draw:polygon>
          <draw:frame draw:style-name="gr29" draw:layer="layout" svg:width="5.5cm" svg:height="4cm" svg:x="2.2cm" svg:y="8.2cm">
            <draw:text-box>
              <text:p text:style-name="P1"><text:span text:style-name="T3">Host A</text:span></text:p>
            </draw:text-box>
          </draw:frame>
        </draw:g>
        <draw:g>
          <draw:g>
            <draw:polygon draw:style-name="gr11" draw:layer="layout" svg:width="9.1cm" svg:height="3cm" svg:x="2.2cm" svg:y="24.7cm" svg:viewBox="0 0 9101 3001" draw:points="0,3001 9101,3001 9101,0 0,0">
              <text:p/>
            </draw:polygon>
            <draw:polygon draw:style-name="gr30" draw:layer="layout" svg:width="9.1cm" svg:height="3cm" svg:x="2.2cm" svg:y="24.7cm" svg:viewBox="0 0 9101 3001" draw:points="0,3001 9101,3001 9101,0 0,0">
              <text:p/>
            </draw:polygon>
          </draw:g>
          <draw:frame draw:style-name="gr31" draw:layer="layout" svg:width="9.1cm" svg:height="3cm" svg:x="2.2cm" svg:y="24.7cm">
            <draw:text-box>
              <text:p text:style-name="P1"><text:span text:style-name="T3">I/O Plugins</text:span></text:p>
            </draw:text-box>
          </draw:frame>
        </draw:g>
        <draw:g>
          <draw:polygon draw:style-name="gr32" draw:layer="layout" svg:width="16.692cm" svg:height="10.437cm" svg:x="2.5cm" svg:y="12.901cm" svg:viewBox="0 0 16693 10438" draw:points="14961,3758 14933,3758 14906,3758 14879,3759 14852,3761 14824,3763 14799,3766 14772,3769 14745,3772 14719,3776 14693,3780 14666,3784 14641,3790 14616,3795 14590,3800 14563,3806 14539,3813 14539,3806 14539,3799 14539,3794 14539,3787 14541,3781 14541,3774 14541,3769 14541,3762 14542,3757 14542,3750 14542,3744 14542,3737 14542,3731 14542,3725 14542,3718 14543,3713 14530,3467 14495,3229 14438,3000 14359,2780 14261,2569 14143,2372 14009,2188 13858,2018 13692,1863 13512,1725 13319,1606 13114,1504 12900,1423 12676,1364 12442,1329 12204,1316 12091,1318 11980,1326 11870,1340 11763,1359 11656,1382 11553,1411 11450,1444 11351,1481 11254,1523 11157,1570 11065,1621 10974,1675 10886,1734 10801,1797 10720,1863 10641,1934 10593,1730 10529,1534 10448,1345 10353,1166 10245,996 10123,837 9988,689 9842,553 9684,430 9517,320 9340,226 9156,146 8962,83 8762,36 8556,9 8346,0 8135,9 7929,36 7730,83 7537,146 7352,226 7176,320 7008,430 6851,553 6705,689 6570,837 6448,996 6338,1166 6243,1345 6163,1534 6099,1730 6052,1934 5972,1863 5890,1797 5806,1734 5717,1675 5626,1621 5534,1570 5438,1523 5340,1481 5240,1444 5138,1411 5034,1382 4928,1359 4820,1340 4711,1326 4600,1318 4488,1316 4248,1329 4015,1364 3791,1423 3576,1504 3371,1606 3178,1725 2999,1863 2833,2018 2682,2188 2547,2372 2430,2569 2331,2780 2253,3000 2195,3229 2160,3467 2148,3713 2148,3718 2148,3725 2148,3731 2148,3737 2148,3744 2150,3750 2150,3757 2150,3762 2150,3769 2151,3774 2151,3781 2151,3787 2152,3794 2152,3799 2152,3806 2154,3813 2128,3806 2101,3800 2076,3795 2051,3790 2025,3784 1998,3780 1973,3776 1946,3772 1919,3769 1893,3766 1866,3763 1839,3761 1812,3759 1786,3758 1758,3758 1731,3758 1553,3766 1382,3794 1216,3837 1056,3896 905,3972 762,4059 628,4162 505,4277 394,4402 294,4539 208,4686 135,4841 77,5004 34,5174 8,5350 0,5533 8,5713 34,5889 77,6059 135,6222 208,6377 294,6523 394,6660 505,6786 628,6900 762,7003 905,7091 1056,7166 1216,7225 1382,7269 1553,7296 1731,7306 1758,7304 1786,7304 1812,7303 1839,7302 1866,7299 1893,7296 1919,7293 1946,7291 1973,7287 1998,7283 2025,7278 2051,7273 2076,7267 2101,7262 2128,7256 2154,7251 2152,7256 2152,7263 2152,7269 2151,7276 2151,7281 2151,7288 2150,7293 2150,7300 2150,7306 2150,7313 2148,7318 2148,7325 2148,7332 2148,7337 2148,7344 2148,7351 2160,7595 2195,7834 2253,8063 2331,8284 2430,8494 2547,8691 2682,8875 2833,9044 2999,9199 3178,9338 3371,9457 3576,9558 3791,9639 4015,9698 4248,9734 4488,9747 4614,9743 4737,9734 4860,9716 4979,9694 5097,9664 5212,9628 5325,9587 5435,9540 5542,9488 5645,9431 5747,9368 5843,9301 5937,9228 6028,9151 6113,9069 6196,8984 6444,9435 6778,9819 7186,10123 7653,10330 8167,10430 8346,10438 8872,10376 9357,10202 9785,9930 10145,9572 10423,9140 10496,8984 10755,9228 11046,9431 11366,9587 11711,9694 12078,9743 12204,9747 12900,9639 13512,9338 14009,8875 14359,8284 14530,7595 14543,7351 14542,7332 14542,7313 14541,7293 14539,7276 14539,7256 14539,7251 14616,7267 14693,7283 14772,7293 14852,7302 14933,7304 14961,7306 15476,7225 15928,7003 16297,6660 16557,6222 16684,5713 16693,5533 16614,5004 16396,4539 16062,4162 15634,3896 15137,3766">
            <text:p/>
          </draw:polygon>
          <draw:polygon draw:style-name="gr7" draw:layer="layout" svg:width="16.692cm" svg:height="10.437cm" svg:x="2.5cm" svg:y="12.901cm" svg:viewBox="0 0 16693 10438" draw:points="14961,3758 14933,3758 14906,3758 14879,3759 14852,3761 14824,3763 14799,3766 14772,3769 14745,3772 14719,3776 14693,3780 14666,3784 14641,3790 14616,3795 14590,3800 14563,3806 14539,3813 14539,3806 14539,3799 14539,3794 14539,3787 14541,3781 14541,3774 14541,3769 14541,3762 14542,3757 14542,3750 14542,3744 14542,3737 14542,3731 14542,3725 14542,3718 14543,3713 14530,3467 14495,3229 14438,3000 14359,2780 14261,2569 14143,2372 14009,2188 13858,2018 13692,1863 13512,1725 13319,1606 13114,1504 12900,1423 12676,1364 12442,1329 12204,1316 12091,1318 11980,1326 11870,1340 11763,1359 11656,1382 11553,1411 11450,1444 11351,1481 11254,1523 11157,1570 11065,1621 10974,1675 10886,1734 10801,1797 10720,1863 10641,1934 10593,1730 10529,1534 10448,1345 10353,1166 10245,996 10123,837 9988,689 9842,553 9684,430 9517,320 9340,226 9156,146 8962,83 8762,36 8556,9 8346,0 8135,9 7929,36 7730,83 7537,146 7352,226 7176,320 7008,430 6851,553 6705,689 6570,837 6448,996 6338,1166 6243,1345 6163,1534 6099,1730 6052,1934 5972,1863 5890,1797 5806,1734 5717,1675 5626,1621 5534,1570 5438,1523 5340,1481 5240,1444 5138,1411 5034,1382 4928,1359 4820,1340 4711,1326 4600,1318 4488,1316 4248,1329 4015,1364 3791,1423 3576,1504 3371,1606 3178,1725 2999,1863 2833,2018 2682,2188 2547,2372 2430,2569 2331,2780 2253,3000 2195,3229 2160,3467 2148,3713 2148,3718 2148,3725 2148,3731 2148,3737 2148,3744 2150,3750 2150,3757 2150,3762 2150,3769 2151,3774 2151,3781 2151,3787 2152,3794 2152,3799 2152,3806 2154,3813 2128,3806 2101,3800 2076,3795 2051,3790 2025,3784 1998,3780 1973,3776 1946,3772 1919,3769 1893,3766 1866,3763 1839,3761 1812,3759 1786,3758 1758,3758 1731,3758 1553,3766 1382,3794 1216,3837 1056,3896 905,3972 762,4059 628,4162 505,4277 394,4402 294,4539 208,4686 135,4841 77,5004 34,5174 8,5350 0,5533 8,5713 34,5889 77,6059 135,6222 208,6377 294,6523 394,6660 505,6786 628,6900 762,7003 905,7091 1056,7166 1216,7225 1382,7269 1553,7296 1731,7306 1758,7304 1786,7304 1812,7303 1839,7302 1866,7299 1893,7296 1919,7293 1946,7291 1973,7287 1998,7283 2025,7278 2051,7273 2076,7267 2101,7262 2128,7256 2154,7251 2152,7256 2152,7263 2152,7269 2151,7276 2151,7281 2151,7288 2150,7293 2150,7300 2150,7306 2150,7313 2148,7318 2148,7325 2148,7332 2148,7337 2148,7344 2148,7351 2160,7595 2195,7834 2253,8063 2331,8284 2430,8494 2547,8691 2682,8875 2833,9044 2999,9199 3178,9338 3371,9457 3576,9558 3791,9639 4015,9698 4248,9734 4488,9747 4614,9743 4737,9734 4860,9716 4979,9694 5097,9664 5212,9628 5325,9587 5435,9540 5542,9488 5645,9431 5747,9368 5843,9301 5937,9228 6028,9151 6113,9069 6196,8984 6444,9435 6778,9819 7186,10123 7653,10330 8167,10430 8346,10438 8872,10376 9357,10202 9785,9930 10145,9572 10423,9140 10496,8984 10755,9228 11046,9431 11366,9587 11711,9694 12078,9743 12204,9747 12900,9639 13512,9338 14009,8875 14359,8284 14530,7595 14543,7351 14542,7332 14542,7313 14541,7293 14539,7276 14539,7256 14539,7251 14616,7267 14693,7283 14772,7293 14852,7302 14933,7304 14961,7306 15476,7225 15928,7003 16297,6660 16557,6222 16684,5713 16693,5533 16614,5004 16396,4539 16062,4162 15634,3896 15137,3766">
            <text:p/>
          </draw:polygon>
        </draw:g>
        <draw:frame draw:style-name="gr33" draw:layer="layout" svg:width="16.7cm" svg:height="2.609cm" svg:x="2.512cm" svg:y="23.367cm">
          <draw:text-box>
            <text:p text:style-name="P1"><text:span text:style-name="T2">FUSION</text:span></text:p>
          </draw:text-box>
        </draw:frame>
        <draw:g>
          <draw:g>
            <draw:polygon draw:style-name="gr11" draw:layer="layout" svg:width="2cm" svg:height="3cm" svg:x="16.5cm" svg:y="8.7cm" svg:viewBox="0 0 2001 3001" draw:points="0,3001 2001,3001 2001,0 0,0">
              <text:p/>
            </draw:polygon>
            <draw:polygon draw:style-name="gr34" draw:layer="layout" svg:width="2cm" svg:height="3cm" svg:x="16.5cm" svg:y="8.7cm" svg:viewBox="0 0 2001 3001" draw:points="0,3001 2001,3001 2001,0 0,0">
              <text:p/>
            </draw:polygon>
          </draw:g>
          <draw:frame draw:style-name="gr35" draw:layer="layout" svg:width="2cm" svg:height="3cm" svg:x="16.5cm" svg:y="8.7cm">
            <draw:text-box>
              <text:p text:style-name="P1"><text:span text:style-name="T3">TrueDrill</text:span></text:p>
            </draw:text-box>
          </draw:frame>
        </draw:g>
        <draw:g>
          <draw:g>
            <draw:polygon draw:style-name="gr11" draw:layer="layout" svg:width="3.5cm" svg:height="3cm" svg:x="8cm" svg:y="8.7cm" svg:viewBox="0 0 3501 3001" draw:points="0,3001 3501,3001 3501,0 0,0">
              <text:p/>
            </draw:polygon>
            <draw:polygon draw:style-name="gr36" draw:layer="layout" svg:width="3.5cm" svg:height="3cm" svg:x="8cm" svg:y="8.7cm" svg:viewBox="0 0 3501 3001" draw:points="0,3001 3501,3001 3501,0 0,0">
              <text:p/>
            </draw:polygon>
          </draw:g>
          <draw:frame draw:style-name="gr35" draw:layer="layout" svg:width="3.5cm" svg:height="3cm" svg:x="8cm" svg:y="8.7cm">
            <draw:text-box>
              <text:p text:style-name="P1"><text:span text:style-name="T3">DH DrillSharkl</text:span></text:p>
            </draw:text-box>
          </draw:frame>
        </draw:g>
        <draw:g>
          <draw:g>
            <draw:polygon draw:style-name="gr11" draw:layer="layout" svg:width="5cm" svg:height="3cm" svg:x="2.5cm" svg:y="8.7cm" svg:viewBox="0 0 5001 3001" draw:points="0,3001 5001,3001 5001,0 0,0">
              <text:p/>
            </draw:polygon>
            <draw:polygon draw:style-name="gr37" draw:layer="layout" svg:width="5cm" svg:height="3cm" svg:x="2.5cm" svg:y="8.7cm" svg:viewBox="0 0 5001 3001" draw:points="0,3001 5001,3001 5001,0 0,0">
              <text:p/>
            </draw:polygon>
          </draw:g>
          <draw:frame draw:style-name="gr35" draw:layer="layout" svg:width="5cm" svg:height="3cm" svg:x="2.5cm" svg:y="8.7cm">
            <draw:text-box>
              <text:p text:style-name="P1"><text:span text:style-name="T3">TrueDrill</text:span></text:p>
            </draw:text-box>
          </draw:frame>
        </draw:g>
        <draw:g>
          <draw:polygon draw:style-name="gr3" draw:layer="layout" svg:width="10.399cm" svg:height="0cm" svg:x="2.5cm" svg:y="17.9cm" svg:viewBox="0 0 10400 0" draw:points="0,0 10400,0 10400,0">
            <text:p/>
          </draw:polygon>
          <draw:polygon draw:style-name="gr7" draw:layer="layout" svg:width="10.399cm" svg:height="0cm" svg:x="2.5cm" svg:y="17.9cm" svg:viewBox="0 0 10400 0" draw:points="0,0 10400,0 10400,0">
            <text:p/>
          </draw:polygon>
        </draw:g>
        <draw:g>
          <draw:g>
            <draw:polygon draw:style-name="gr11" draw:layer="layout" svg:width="1.5cm" svg:height="1.5cm" svg:x="2.75cm" svg:y="9.9cm" svg:viewBox="0 0 1501 1501" draw:points="0,1501 1501,1501 1501,0 0,0">
              <text:p/>
            </draw:polygon>
            <draw:polygon draw:style-name="gr12" draw:layer="layout" svg:width="1.5cm" svg:height="1.5cm" svg:x="2.75cm" svg:y="9.9cm" svg:viewBox="0 0 1501 1501" draw:points="0,1501 1501,1501 1501,0 0,0">
              <text:p/>
            </draw:polygon>
          </draw:g>
          <draw:frame draw:style-name="gr24" draw:layer="layout" svg:width="1.5cm" svg:height="1.5cm" svg:x="2.75cm" svg:y="9.9cm">
            <draw:text-box>
              <text:p text:style-name="P1"><text:span text:style-name="T3">BL</text:span></text:p>
            </draw:text-box>
          </draw:frame>
        </draw:g>
        <draw:g>
          <draw:g>
            <draw:polygon draw:style-name="gr11" draw:layer="layout" svg:width="1.5cm" svg:height="1.5cm" svg:x="4.25cm" svg:y="9.9cm" svg:viewBox="0 0 1501 1501" draw:points="0,1501 1501,1501 1501,0 0,0">
              <text:p/>
            </draw:polygon>
            <draw:polygon draw:style-name="gr12" draw:layer="layout" svg:width="1.5cm" svg:height="1.5cm" svg:x="4.25cm" svg:y="9.9cm" svg:viewBox="0 0 1501 1501" draw:points="0,1501 1501,1501 1501,0 0,0">
              <text:p/>
            </draw:polygon>
          </draw:g>
          <draw:frame draw:style-name="gr24" draw:layer="layout" svg:width="1.5cm" svg:height="1.5cm" svg:x="4.25cm" svg:y="9.9cm">
            <draw:text-box>
              <text:p text:style-name="P1"><text:span text:style-name="T3">Driller</text:span><text:span text:style-name="T3"><text:line-break/></text:span><text:span text:style-name="T3">UI</text:span></text:p>
            </draw:text-box>
          </draw:frame>
        </draw:g>
        <draw:g>
          <draw:g>
            <draw:polygon draw:style-name="gr11" draw:layer="layout" svg:width="1.5cm" svg:height="1.5cm" svg:x="5.75cm" svg:y="9.9cm" svg:viewBox="0 0 1501 1501" draw:points="0,1501 1501,1501 1501,0 0,0">
              <text:p/>
            </draw:polygon>
            <draw:polygon draw:style-name="gr12" draw:layer="layout" svg:width="1.5cm" svg:height="1.5cm" svg:x="5.75cm" svg:y="9.9cm" svg:viewBox="0 0 1501 1501" draw:points="0,1501 1501,1501 1501,0 0,0">
              <text:p/>
            </draw:polygon>
          </draw:g>
          <draw:frame draw:style-name="gr24" draw:layer="layout" svg:width="1.5cm" svg:height="1.5cm" svg:x="5.75cm" svg:y="9.9cm">
            <draw:text-box>
              <text:p text:style-name="P1"><text:span text:style-name="T3">Engineer</text:span><text:span text:style-name="T3"><text:line-break/></text:span><text:span text:style-name="T3">UI</text:span></text:p>
            </draw:text-box>
          </draw:frame>
        </draw:g>
        <draw:g>
          <draw:g>
            <draw:polygon draw:style-name="gr11" draw:layer="layout" svg:width="1.5cm" svg:height="1.5cm" svg:x="8.2cm" svg:y="9.9cm" svg:viewBox="0 0 1501 1501" draw:points="0,1501 1501,1501 1501,0 0,0">
              <text:p/>
            </draw:polygon>
            <draw:polygon draw:style-name="gr12" draw:layer="layout" svg:width="1.5cm" svg:height="1.5cm" svg:x="8.2cm" svg:y="9.9cm" svg:viewBox="0 0 1501 1501" draw:points="0,1501 1501,1501 1501,0 0,0">
              <text:p/>
            </draw:polygon>
          </draw:g>
          <draw:frame draw:style-name="gr24" draw:layer="layout" svg:width="1.5cm" svg:height="1.5cm" svg:x="8.2cm" svg:y="9.9cm">
            <draw:text-box>
              <text:p text:style-name="P1"><text:span text:style-name="T3">BL</text:span></text:p>
            </draw:text-box>
          </draw:frame>
        </draw:g>
        <draw:g>
          <draw:g>
            <draw:polygon draw:style-name="gr11" draw:layer="layout" svg:width="1.5cm" svg:height="1.5cm" svg:x="9.7cm" svg:y="9.9cm" svg:viewBox="0 0 1501 1501" draw:points="0,1501 1501,1501 1501,0 0,0">
              <text:p/>
            </draw:polygon>
            <draw:polygon draw:style-name="gr12" draw:layer="layout" svg:width="1.5cm" svg:height="1.5cm" svg:x="9.7cm" svg:y="9.9cm" svg:viewBox="0 0 1501 1501" draw:points="0,1501 1501,1501 1501,0 0,0">
              <text:p/>
            </draw:polygon>
          </draw:g>
          <draw:frame draw:style-name="gr24" draw:layer="layout" svg:width="1.5cm" svg:height="1.5cm" svg:x="9.7cm" svg:y="9.9cm">
            <draw:text-box>
              <text:p text:style-name="P1"><text:span text:style-name="T3">Monitor</text:span></text:p>
            </draw:text-box>
          </draw:frame>
        </draw:g>
        <draw:g>
          <draw:g>
            <draw:polygon draw:style-name="gr11" draw:layer="layout" svg:width="1cm" svg:height="1cm" svg:x="17cm" svg:y="10.4cm" svg:viewBox="0 0 1001 1001" draw:points="0,1001 1001,1001 1001,0 0,0">
              <text:p/>
            </draw:polygon>
            <draw:polygon draw:style-name="gr12" draw:layer="layout" svg:width="1cm" svg:height="1cm" svg:x="17cm" svg:y="10.4cm" svg:viewBox="0 0 1001 1001" draw:points="0,1001 1001,1001 1001,0 0,0">
              <text:p/>
            </draw:polygon>
          </draw:g>
          <draw:frame draw:style-name="gr6" draw:layer="layout" svg:width="1cm" svg:height="1.02cm" svg:x="17cm" svg:y="10.39cm">
            <draw:text-box>
              <text:p text:style-name="P1"><text:span text:style-name="T3">Chart</text:span></text:p>
            </draw:text-box>
          </draw:frame>
        </draw:g>
        <draw:g>
          <draw:polygon draw:style-name="gr3" draw:layer="layout" svg:width="2.998cm" svg:height="0cm" svg:x="16cm" svg:y="17.9cm" svg:viewBox="0 0 2999 0" draw:points="0,0 2999,0 2999,0">
            <text:p/>
          </draw:polygon>
          <draw:polygon draw:style-name="gr7" draw:layer="layout" svg:width="2.998cm" svg:height="0cm" svg:x="16cm" svg:y="17.9cm" svg:viewBox="0 0 2999 0" draw:points="0,0 2999,0 2999,0">
            <text:p/>
          </draw:polygon>
        </draw:g>
        <draw:g>
          <draw:g>
            <draw:polygon draw:style-name="gr11" draw:layer="layout" svg:width="2.5cm" svg:height="1cm" svg:x="2.5cm" svg:y="25.2cm" svg:viewBox="0 0 2501 1001" draw:points="0,1001 2501,1001 2501,0 0,0">
              <text:p/>
            </draw:polygon>
            <draw:polygon draw:style-name="gr12" draw:layer="layout" svg:width="2.5cm" svg:height="1cm" svg:x="2.5cm" svg:y="25.2cm" svg:viewBox="0 0 2501 1001" draw:points="0,1001 2501,1001 2501,0 0,0">
              <text:p/>
            </draw:polygon>
          </draw:g>
          <draw:frame draw:style-name="gr6" draw:layer="layout" svg:width="2.5cm" svg:height="1cm" svg:x="2.5cm" svg:y="25.2cm">
            <draw:text-box>
              <text:p text:style-name="P1"><text:span text:style-name="T3">Aphion</text:span></text:p>
            </draw:text-box>
          </draw:frame>
        </draw:g>
        <draw:g>
          <draw:g>
            <draw:polygon draw:style-name="gr11" draw:layer="layout" svg:width="2.5cm" svg:height="1cm" svg:x="5.5cm" svg:y="25.2cm" svg:viewBox="0 0 2501 1001" draw:points="0,1001 2501,1001 2501,0 0,0">
              <text:p/>
            </draw:polygon>
            <draw:polygon draw:style-name="gr12" draw:layer="layout" svg:width="2.5cm" svg:height="1cm" svg:x="5.5cm" svg:y="25.2cm" svg:viewBox="0 0 2501 1001" draw:points="0,1001 2501,1001 2501,0 0,0">
              <text:p/>
            </draw:polygon>
          </draw:g>
          <draw:frame draw:style-name="gr6" draw:layer="layout" svg:width="2.5cm" svg:height="1cm" svg:x="5.5cm" svg:y="25.2cm">
            <draw:text-box>
              <text:p text:style-name="P1"><text:span text:style-name="T3">TVServer</text:span></text:p>
            </draw:text-box>
          </draw:frame>
        </draw:g>
        <draw:g>
          <draw:g>
            <draw:polygon draw:style-name="gr11" draw:layer="layout" svg:width="2.5cm" svg:height="1cm" svg:x="8.5cm" svg:y="25.2cm" svg:viewBox="0 0 2501 1001" draw:points="0,1001 2501,1001 2501,0 0,0">
              <text:p/>
            </draw:polygon>
            <draw:polygon draw:style-name="gr12" draw:layer="layout" svg:width="2.5cm" svg:height="1cm" svg:x="8.5cm" svg:y="25.2cm" svg:viewBox="0 0 2501 1001" draw:points="0,1001 2501,1001 2501,0 0,0">
              <text:p/>
            </draw:polygon>
          </draw:g>
          <draw:frame draw:style-name="gr6" draw:layer="layout" svg:width="2.5cm" svg:height="1cm" svg:x="8.5cm" svg:y="25.2cm">
            <draw:text-box>
              <text:p text:style-name="P1"><text:span text:style-name="T3">Rigsense</text:span></text:p>
            </draw:text-box>
          </draw:frame>
        </draw:g>
        <draw:g>
          <draw:path draw:style-name="gr9" draw:layer="layout" svg:width="0.2cm" svg:height="7.3cm" svg:x="3.65cm" svg:y="17.9cm" svg:viewBox="0 0 201 7301" svg:d="M0 7101h201l-102 200zM0 199h201l-101-199z">
            <text:p/>
          </draw:path>
          <draw:path draw:style-name="gr7" draw:layer="layout" svg:width="0.2cm" svg:height="7.3cm" svg:x="3.65cm" svg:y="17.9cm" svg:viewBox="0 0 201 7301" svg:d="M0 7101h201l-102 200zM0 199h201l-101-199zM100 7101v-6902">
            <text:p/>
          </draw:path>
        </draw:g>
        <draw:g>
          <draw:path draw:style-name="gr9" draw:layer="layout" svg:width="0.2cm" svg:height="7.225cm" svg:x="6.65cm" svg:y="17.975cm" svg:viewBox="0 0 201 7226" svg:d="M0 7026h201l-101 200zM0 199h201l-101-199z">
            <text:p/>
          </draw:path>
          <draw:path draw:style-name="gr7" draw:layer="layout" svg:width="0.2cm" svg:height="7.225cm" svg:x="6.65cm" svg:y="17.975cm" svg:viewBox="0 0 201 7226" svg:d="M0 7026h201l-101 200zM0 199h201l-101-199zM100 7026v-6827">
            <text:p/>
          </draw:path>
        </draw:g>
        <draw:g>
          <draw:path draw:style-name="gr9" draw:layer="layout" svg:width="0.2cm" svg:height="7.3cm" svg:x="9.65cm" svg:y="17.9cm" svg:viewBox="0 0 201 7301" svg:d="M0 7101h200l-101 200zM0 199h201l-101-199z">
            <text:p/>
          </draw:path>
          <draw:path draw:style-name="gr7" draw:layer="layout" svg:width="0.2cm" svg:height="7.3cm" svg:x="9.65cm" svg:y="17.9cm" svg:viewBox="0 0 201 7301" svg:d="M0 7101h200l-101 200zM0 199h201l-101-199zM99 7101l1-6902">
            <text:p/>
          </draw:path>
        </draw:g>
        <draw:g>
          <draw:path draw:style-name="gr9" draw:layer="layout" svg:width="0.2cm" svg:height="6.475cm" svg:x="3.4cm" svg:y="11.425cm" svg:viewBox="0 0 201 6476" svg:d="M0 6276h200l-101 200zM0 199h201l-101-199z">
            <text:p/>
          </draw:path>
          <draw:path draw:style-name="gr7" draw:layer="layout" svg:width="0.2cm" svg:height="6.475cm" svg:x="3.4cm" svg:y="11.425cm" svg:viewBox="0 0 201 6476" svg:d="M0 6276h200l-101 200zM0 199h201l-101-199zM99 6276l1-6077">
            <text:p/>
          </draw:path>
        </draw:g>
        <draw:g>
          <draw:path draw:style-name="gr9" draw:layer="layout" svg:width="0.2cm" svg:height="6.475cm" svg:x="10.35cm" svg:y="11.425cm" svg:viewBox="0 0 201 6476" svg:d="M0 6276h201l-101 200zM0 199h201l-101-199z">
            <text:p/>
          </draw:path>
          <draw:path draw:style-name="gr7" draw:layer="layout" svg:width="0.2cm" svg:height="6.475cm" svg:x="10.35cm" svg:y="11.425cm" svg:viewBox="0 0 201 6476" svg:d="M0 6276h201l-101 200zM0 199h201l-101-199zM100 6276v-6077">
            <text:p/>
          </draw:path>
        </draw:g>
        <draw:g>
          <draw:path draw:style-name="gr9" draw:layer="layout" svg:width="0.2cm" svg:height="6.475cm" svg:x="8.85cm" svg:y="11.425cm" svg:viewBox="0 0 201 6476" svg:d="M0 6276h200l-101 200zM0 199h201l-101-199z">
            <text:p/>
          </draw:path>
          <draw:path draw:style-name="gr7" draw:layer="layout" svg:width="0.2cm" svg:height="6.475cm" svg:x="8.85cm" svg:y="11.425cm" svg:viewBox="0 0 201 6476" svg:d="M0 6276h200l-101 200zM0 199h201l-101-199zM99 6276l1-6077">
            <text:p/>
          </draw:path>
        </draw:g>
        <draw:g>
          <draw:path draw:style-name="gr9" draw:layer="layout" svg:width="0.2cm" svg:height="6.475cm" svg:x="6.4cm" svg:y="11.425cm" svg:viewBox="0 0 201 6476" svg:d="M0 6276h200l-101 200zM0 199h201l-101-199z">
            <text:p/>
          </draw:path>
          <draw:path draw:style-name="gr7" draw:layer="layout" svg:width="0.2cm" svg:height="6.475cm" svg:x="6.4cm" svg:y="11.425cm" svg:viewBox="0 0 201 6476" svg:d="M0 6276h200l-101 200zM0 199h201l-101-199zM99 6276l1-6077">
            <text:p/>
          </draw:path>
        </draw:g>
        <draw:g>
          <draw:path draw:style-name="gr9" draw:layer="layout" svg:width="0.2cm" svg:height="6.475cm" svg:x="4.9cm" svg:y="11.425cm" svg:viewBox="0 0 201 6476" svg:d="M0 6276h201l-101 200zM0 199h201l-101-199z">
            <text:p/>
          </draw:path>
          <draw:path draw:style-name="gr7" draw:layer="layout" svg:width="0.2cm" svg:height="6.475cm" svg:x="4.9cm" svg:y="11.425cm" svg:viewBox="0 0 201 6476" svg:d="M0 6276h201l-101 200zM0 199h201l-101-199zM100 6276v-6077">
            <text:p/>
          </draw:path>
        </draw:g>
        <draw:g>
          <draw:path draw:style-name="gr9" draw:layer="layout" svg:width="0.2cm" svg:height="6.5cm" svg:x="17.4cm" svg:y="11.4cm" svg:viewBox="0 0 201 6501" svg:d="M0 6301h200l-101 200zM0 199h201l-101-199z">
            <text:p/>
          </draw:path>
          <draw:path draw:style-name="gr7" draw:layer="layout" svg:width="0.2cm" svg:height="6.5cm" svg:x="17.4cm" svg:y="11.4cm" svg:viewBox="0 0 201 6501" svg:d="M0 6301h200l-101 200zM0 199h201l-101-199zM99 6301l1-6102">
            <text:p/>
          </draw:path>
        </draw:g>
        <draw:g>
          <draw:g>
            <draw:path draw:style-name="gr9" draw:layer="layout" svg:width="2.5cm" svg:height="0.2cm" svg:x="13.2cm" svg:y="17.8cm" svg:viewBox="0 0 2501 201" svg:d="M2301 201v-201l200 100zM199 201v-201l-199 100z">
              <text:p/>
            </draw:path>
            <draw:path draw:style-name="gr7" draw:layer="layout" svg:width="2.5cm" svg:height="0.2cm" svg:x="13.2cm" svg:y="17.8cm" svg:viewBox="0 0 2501 201" svg:d="M2301 201v-201l200 100zM199 201v-201l-199 100zM2301 100h-2102">
              <text:p/>
            </draw:path>
          </draw:g>
          <draw:frame draw:style-name="gr18" draw:layer="layout" svg:width="2.5cm" svg:height="0.618cm" svg:x="13.2cm" svg:y="17.591cm">
            <draw:text-box>
              <text:p text:style-name="P1"><text:span text:style-name="T3">bridge</text:span></text:p>
            </draw:text-box>
          </draw:frame>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Typical Fusion components in NOVAS configuration. </text:span></text:p>
            </draw:text-box>
          </draw:frame>
        </draw:g>
      </draw:page>
      <draw:page draw:name="page4" draw:style-name="dp1" draw:master-page-name="Default">
        <draw:g>
          <draw:polygon draw:style-name="gr28" draw:layer="layout" svg:width="5.5cm" svg:height="4cm" svg:x="13.3cm" svg:y="8.2cm" svg:viewBox="0 0 5501 4001" draw:points="0,4001 5501,4001 5501,0 0,0">
            <text:p/>
          </draw:polygon>
          <draw:frame draw:style-name="gr29" draw:layer="layout" svg:width="5.5cm" svg:height="4cm" svg:x="13.3cm" svg:y="8.2cm">
            <draw:text-box>
              <text:p text:style-name="P1"><text:span text:style-name="T3">Host C</text:span></text:p>
            </draw:text-box>
          </draw:frame>
        </draw:g>
        <draw:g>
          <draw:polygon draw:style-name="gr28" draw:layer="layout" svg:width="5.5cm" svg:height="4cm" svg:x="7.75cm" svg:y="8.2cm" svg:viewBox="0 0 5501 4001" draw:points="0,4001 5501,4001 5501,0 0,0">
            <text:p/>
          </draw:polygon>
          <draw:frame draw:style-name="gr29" draw:layer="layout" svg:width="5.5cm" svg:height="4cm" svg:x="7.75cm" svg:y="8.2cm">
            <draw:text-box>
              <text:p text:style-name="P1"><text:span text:style-name="T3">Host B</text:span></text:p>
            </draw:text-box>
          </draw:frame>
        </draw:g>
        <draw:g>
          <draw:polygon draw:style-name="gr28" draw:layer="layout" svg:width="5.5cm" svg:height="4cm" svg:x="2.2cm" svg:y="8.2cm" svg:viewBox="0 0 5501 4001" draw:points="0,4001 5501,4001 5501,0 0,0">
            <text:p/>
          </draw:polygon>
          <draw:frame draw:style-name="gr29" draw:layer="layout" svg:width="5.5cm" svg:height="4cm" svg:x="2.2cm" svg:y="8.2cm">
            <draw:text-box>
              <text:p text:style-name="P1"><text:span text:style-name="T3">Host A</text:span></text:p>
            </draw:text-box>
          </draw:frame>
        </draw:g>
        <draw:g>
          <draw:g>
            <draw:polygon draw:style-name="gr11" draw:layer="layout" svg:width="9.1cm" svg:height="3cm" svg:x="2.2cm" svg:y="24.7cm" svg:viewBox="0 0 9101 3001" draw:points="0,3001 9101,3001 9101,0 0,0">
              <text:p/>
            </draw:polygon>
            <draw:polygon draw:style-name="gr38" draw:layer="layout" svg:width="9.1cm" svg:height="3cm" svg:x="2.2cm" svg:y="24.7cm" svg:viewBox="0 0 9101 3001" draw:points="0,3001 9101,3001 9101,0 0,0">
              <text:p/>
            </draw:polygon>
          </draw:g>
          <draw:frame draw:style-name="gr31" draw:layer="layout" svg:width="9.1cm" svg:height="3cm" svg:x="2.2cm" svg:y="24.7cm">
            <draw:text-box>
              <text:p text:style-name="P1"><text:span text:style-name="T3">I/O Plugins</text:span></text:p>
            </draw:text-box>
          </draw:frame>
        </draw:g>
        <draw:g>
          <draw:polygon draw:style-name="gr32" draw:layer="layout" svg:width="16.692cm" svg:height="10.437cm" svg:x="2.5cm" svg:y="12.901cm" svg:viewBox="0 0 16693 10438" draw:points="14961,3758 14933,3758 14906,3758 14879,3759 14852,3761 14824,3763 14799,3766 14772,3769 14745,3772 14719,3776 14693,3780 14666,3784 14641,3790 14616,3795 14590,3800 14563,3806 14539,3813 14539,3806 14539,3799 14539,3794 14539,3787 14541,3781 14541,3774 14541,3769 14541,3762 14542,3757 14542,3750 14542,3744 14542,3737 14542,3731 14542,3725 14542,3718 14543,3713 14530,3467 14495,3229 14438,3000 14359,2780 14261,2569 14143,2372 14009,2188 13858,2018 13692,1863 13512,1725 13319,1606 13114,1504 12900,1423 12676,1364 12442,1329 12204,1316 12091,1318 11980,1326 11870,1340 11763,1359 11656,1382 11553,1411 11450,1444 11351,1481 11254,1523 11157,1570 11065,1621 10974,1675 10886,1734 10801,1797 10720,1863 10641,1934 10593,1730 10529,1534 10448,1345 10353,1166 10245,996 10123,837 9988,689 9842,553 9684,430 9517,320 9340,226 9156,146 8962,83 8762,36 8556,9 8346,0 8135,9 7929,36 7730,83 7537,146 7352,226 7176,320 7008,430 6851,553 6705,689 6570,837 6448,996 6338,1166 6243,1345 6163,1534 6099,1730 6052,1934 5972,1863 5890,1797 5806,1734 5717,1675 5626,1621 5534,1570 5438,1523 5340,1481 5240,1444 5138,1411 5034,1382 4928,1359 4820,1340 4711,1326 4600,1318 4488,1316 4248,1329 4015,1364 3791,1423 3576,1504 3371,1606 3178,1725 2999,1863 2833,2018 2682,2188 2547,2372 2430,2569 2331,2780 2253,3000 2195,3229 2160,3467 2148,3713 2148,3718 2148,3725 2148,3731 2148,3737 2148,3744 2150,3750 2150,3757 2150,3762 2150,3769 2151,3774 2151,3781 2151,3787 2152,3794 2152,3799 2152,3806 2154,3813 2128,3806 2101,3800 2076,3795 2051,3790 2025,3784 1998,3780 1973,3776 1946,3772 1919,3769 1893,3766 1866,3763 1839,3761 1812,3759 1786,3758 1758,3758 1731,3758 1553,3766 1382,3794 1216,3837 1056,3896 905,3972 762,4059 628,4162 505,4277 394,4402 294,4539 208,4686 135,4841 77,5004 34,5174 8,5350 0,5533 8,5713 34,5889 77,6059 135,6222 208,6377 294,6523 394,6660 505,6786 628,6900 762,7003 905,7091 1056,7166 1216,7225 1382,7269 1553,7296 1731,7306 1758,7304 1786,7304 1812,7303 1839,7302 1866,7299 1893,7296 1919,7293 1946,7291 1973,7287 1998,7283 2025,7278 2051,7273 2076,7267 2101,7262 2128,7256 2154,7251 2152,7256 2152,7263 2152,7269 2151,7276 2151,7281 2151,7288 2150,7293 2150,7300 2150,7306 2150,7313 2148,7318 2148,7325 2148,7332 2148,7337 2148,7344 2148,7351 2160,7595 2195,7834 2253,8063 2331,8284 2430,8494 2547,8691 2682,8875 2833,9044 2999,9199 3178,9338 3371,9457 3576,9558 3791,9639 4015,9698 4248,9734 4488,9747 4614,9743 4737,9734 4860,9716 4979,9694 5097,9664 5212,9628 5325,9587 5435,9540 5542,9488 5645,9431 5747,9368 5843,9301 5937,9228 6028,9151 6113,9069 6196,8984 6444,9435 6778,9819 7186,10123 7653,10330 8167,10430 8346,10438 8872,10376 9357,10202 9785,9930 10145,9572 10423,9140 10496,8984 10755,9228 11046,9431 11366,9587 11711,9694 12078,9743 12204,9747 12900,9639 13512,9338 14009,8875 14359,8284 14530,7595 14543,7351 14542,7332 14542,7313 14541,7293 14539,7276 14539,7256 14539,7251 14616,7267 14693,7283 14772,7293 14852,7302 14933,7304 14961,7306 15476,7225 15928,7003 16297,6660 16557,6222 16684,5713 16693,5533 16614,5004 16396,4539 16062,4162 15634,3896 15137,3766">
            <text:p/>
          </draw:polygon>
          <draw:polygon draw:style-name="gr7" draw:layer="layout" svg:width="16.692cm" svg:height="10.437cm" svg:x="2.5cm" svg:y="12.901cm" svg:viewBox="0 0 16693 10438" draw:points="14961,3758 14933,3758 14906,3758 14879,3759 14852,3761 14824,3763 14799,3766 14772,3769 14745,3772 14719,3776 14693,3780 14666,3784 14641,3790 14616,3795 14590,3800 14563,3806 14539,3813 14539,3806 14539,3799 14539,3794 14539,3787 14541,3781 14541,3774 14541,3769 14541,3762 14542,3757 14542,3750 14542,3744 14542,3737 14542,3731 14542,3725 14542,3718 14543,3713 14530,3467 14495,3229 14438,3000 14359,2780 14261,2569 14143,2372 14009,2188 13858,2018 13692,1863 13512,1725 13319,1606 13114,1504 12900,1423 12676,1364 12442,1329 12204,1316 12091,1318 11980,1326 11870,1340 11763,1359 11656,1382 11553,1411 11450,1444 11351,1481 11254,1523 11157,1570 11065,1621 10974,1675 10886,1734 10801,1797 10720,1863 10641,1934 10593,1730 10529,1534 10448,1345 10353,1166 10245,996 10123,837 9988,689 9842,553 9684,430 9517,320 9340,226 9156,146 8962,83 8762,36 8556,9 8346,0 8135,9 7929,36 7730,83 7537,146 7352,226 7176,320 7008,430 6851,553 6705,689 6570,837 6448,996 6338,1166 6243,1345 6163,1534 6099,1730 6052,1934 5972,1863 5890,1797 5806,1734 5717,1675 5626,1621 5534,1570 5438,1523 5340,1481 5240,1444 5138,1411 5034,1382 4928,1359 4820,1340 4711,1326 4600,1318 4488,1316 4248,1329 4015,1364 3791,1423 3576,1504 3371,1606 3178,1725 2999,1863 2833,2018 2682,2188 2547,2372 2430,2569 2331,2780 2253,3000 2195,3229 2160,3467 2148,3713 2148,3718 2148,3725 2148,3731 2148,3737 2148,3744 2150,3750 2150,3757 2150,3762 2150,3769 2151,3774 2151,3781 2151,3787 2152,3794 2152,3799 2152,3806 2154,3813 2128,3806 2101,3800 2076,3795 2051,3790 2025,3784 1998,3780 1973,3776 1946,3772 1919,3769 1893,3766 1866,3763 1839,3761 1812,3759 1786,3758 1758,3758 1731,3758 1553,3766 1382,3794 1216,3837 1056,3896 905,3972 762,4059 628,4162 505,4277 394,4402 294,4539 208,4686 135,4841 77,5004 34,5174 8,5350 0,5533 8,5713 34,5889 77,6059 135,6222 208,6377 294,6523 394,6660 505,6786 628,6900 762,7003 905,7091 1056,7166 1216,7225 1382,7269 1553,7296 1731,7306 1758,7304 1786,7304 1812,7303 1839,7302 1866,7299 1893,7296 1919,7293 1946,7291 1973,7287 1998,7283 2025,7278 2051,7273 2076,7267 2101,7262 2128,7256 2154,7251 2152,7256 2152,7263 2152,7269 2151,7276 2151,7281 2151,7288 2150,7293 2150,7300 2150,7306 2150,7313 2148,7318 2148,7325 2148,7332 2148,7337 2148,7344 2148,7351 2160,7595 2195,7834 2253,8063 2331,8284 2430,8494 2547,8691 2682,8875 2833,9044 2999,9199 3178,9338 3371,9457 3576,9558 3791,9639 4015,9698 4248,9734 4488,9747 4614,9743 4737,9734 4860,9716 4979,9694 5097,9664 5212,9628 5325,9587 5435,9540 5542,9488 5645,9431 5747,9368 5843,9301 5937,9228 6028,9151 6113,9069 6196,8984 6444,9435 6778,9819 7186,10123 7653,10330 8167,10430 8346,10438 8872,10376 9357,10202 9785,9930 10145,9572 10423,9140 10496,8984 10755,9228 11046,9431 11366,9587 11711,9694 12078,9743 12204,9747 12900,9639 13512,9338 14009,8875 14359,8284 14530,7595 14543,7351 14542,7332 14542,7313 14541,7293 14539,7276 14539,7256 14539,7251 14616,7267 14693,7283 14772,7293 14852,7302 14933,7304 14961,7306 15476,7225 15928,7003 16297,6660 16557,6222 16684,5713 16693,5533 16614,5004 16396,4539 16062,4162 15634,3896 15137,3766">
            <text:p/>
          </draw:polygon>
        </draw:g>
        <draw:frame draw:style-name="gr33" draw:layer="layout" svg:width="16.7cm" svg:height="2.609cm" svg:x="2.512cm" svg:y="23.367cm">
          <draw:text-box>
            <text:p text:style-name="P1"><text:span text:style-name="T2">NF</text:span></text:p>
          </draw:text-box>
        </draw:frame>
        <draw:g>
          <draw:g>
            <draw:polygon draw:style-name="gr11" draw:layer="layout" svg:width="2cm" svg:height="3cm" svg:x="16.5cm" svg:y="8.7cm" svg:viewBox="0 0 2001 3001" draw:points="0,3001 2001,3001 2001,0 0,0">
              <text:p/>
            </draw:polygon>
            <draw:polygon draw:style-name="gr39" draw:layer="layout" svg:width="2cm" svg:height="3cm" svg:x="16.5cm" svg:y="8.7cm" svg:viewBox="0 0 2001 3001" draw:points="0,3001 2001,3001 2001,0 0,0">
              <text:p/>
            </draw:polygon>
          </draw:g>
          <draw:frame draw:style-name="gr35" draw:layer="layout" svg:width="2cm" svg:height="3cm" svg:x="16.5cm" svg:y="8.7cm">
            <draw:text-box>
              <text:p text:style-name="P1"><text:span text:style-name="T3">TrueDrill</text:span></text:p>
            </draw:text-box>
          </draw:frame>
        </draw:g>
        <draw:g>
          <draw:g>
            <draw:polygon draw:style-name="gr11" draw:layer="layout" svg:width="3.5cm" svg:height="3cm" svg:x="8cm" svg:y="8.7cm" svg:viewBox="0 0 3501 3001" draw:points="0,3001 3501,3001 3501,0 0,0">
              <text:p/>
            </draw:polygon>
            <draw:polygon draw:style-name="gr40" draw:layer="layout" svg:width="3.5cm" svg:height="3cm" svg:x="8cm" svg:y="8.7cm" svg:viewBox="0 0 3501 3001" draw:points="0,3001 3501,3001 3501,0 0,0">
              <text:p/>
            </draw:polygon>
          </draw:g>
          <draw:frame draw:style-name="gr35" draw:layer="layout" svg:width="3.5cm" svg:height="3cm" svg:x="8cm" svg:y="8.7cm">
            <draw:text-box>
              <text:p text:style-name="P1"><text:span text:style-name="T3">DH DrillSharkl</text:span></text:p>
            </draw:text-box>
          </draw:frame>
        </draw:g>
        <draw:g>
          <draw:g>
            <draw:polygon draw:style-name="gr11" draw:layer="layout" svg:width="5cm" svg:height="3cm" svg:x="2.5cm" svg:y="8.7cm" svg:viewBox="0 0 5001 3001" draw:points="0,3001 5001,3001 5001,0 0,0">
              <text:p/>
            </draw:polygon>
            <draw:polygon draw:style-name="gr41" draw:layer="layout" svg:width="5cm" svg:height="3cm" svg:x="2.5cm" svg:y="8.7cm" svg:viewBox="0 0 5001 3001" draw:points="0,3001 5001,3001 5001,0 0,0">
              <text:p/>
            </draw:polygon>
          </draw:g>
          <draw:frame draw:style-name="gr35" draw:layer="layout" svg:width="5cm" svg:height="3cm" svg:x="2.5cm" svg:y="8.7cm">
            <draw:text-box>
              <text:p text:style-name="P1"><text:span text:style-name="T3">TrueDrill</text:span></text:p>
            </draw:text-box>
          </draw:frame>
        </draw:g>
        <draw:g>
          <draw:g>
            <draw:polygon draw:style-name="gr11" draw:layer="layout" svg:width="1.5cm" svg:height="1.5cm" svg:x="2.75cm" svg:y="9.9cm" svg:viewBox="0 0 1501 1501" draw:points="0,1501 1501,1501 1501,0 0,0">
              <text:p/>
            </draw:polygon>
            <draw:polygon draw:style-name="gr12" draw:layer="layout" svg:width="1.5cm" svg:height="1.5cm" svg:x="2.75cm" svg:y="9.9cm" svg:viewBox="0 0 1501 1501" draw:points="0,1501 1501,1501 1501,0 0,0">
              <text:p/>
            </draw:polygon>
          </draw:g>
          <draw:frame draw:style-name="gr24" draw:layer="layout" svg:width="1.5cm" svg:height="1.5cm" svg:x="2.75cm" svg:y="9.9cm">
            <draw:text-box>
              <text:p text:style-name="P1"><text:span text:style-name="T3">BL</text:span></text:p>
            </draw:text-box>
          </draw:frame>
        </draw:g>
        <draw:g>
          <draw:g>
            <draw:polygon draw:style-name="gr11" draw:layer="layout" svg:width="1.5cm" svg:height="1.5cm" svg:x="4.25cm" svg:y="9.9cm" svg:viewBox="0 0 1501 1501" draw:points="0,1501 1501,1501 1501,0 0,0">
              <text:p/>
            </draw:polygon>
            <draw:polygon draw:style-name="gr12" draw:layer="layout" svg:width="1.5cm" svg:height="1.5cm" svg:x="4.25cm" svg:y="9.9cm" svg:viewBox="0 0 1501 1501" draw:points="0,1501 1501,1501 1501,0 0,0">
              <text:p/>
            </draw:polygon>
          </draw:g>
          <draw:frame draw:style-name="gr24" draw:layer="layout" svg:width="1.5cm" svg:height="1.5cm" svg:x="4.25cm" svg:y="9.9cm">
            <draw:text-box>
              <text:p text:style-name="P1"><text:span text:style-name="T3">Driller</text:span><text:span text:style-name="T3"><text:line-break/></text:span><text:span text:style-name="T3">UI</text:span></text:p>
            </draw:text-box>
          </draw:frame>
        </draw:g>
        <draw:g>
          <draw:g>
            <draw:polygon draw:style-name="gr11" draw:layer="layout" svg:width="1.5cm" svg:height="1.5cm" svg:x="5.75cm" svg:y="9.9cm" svg:viewBox="0 0 1501 1501" draw:points="0,1501 1501,1501 1501,0 0,0">
              <text:p/>
            </draw:polygon>
            <draw:polygon draw:style-name="gr12" draw:layer="layout" svg:width="1.5cm" svg:height="1.5cm" svg:x="5.75cm" svg:y="9.9cm" svg:viewBox="0 0 1501 1501" draw:points="0,1501 1501,1501 1501,0 0,0">
              <text:p/>
            </draw:polygon>
          </draw:g>
          <draw:frame draw:style-name="gr24" draw:layer="layout" svg:width="1.5cm" svg:height="1.5cm" svg:x="5.75cm" svg:y="9.9cm">
            <draw:text-box>
              <text:p text:style-name="P1"><text:span text:style-name="T3">Engineer</text:span><text:span text:style-name="T3"><text:line-break/></text:span><text:span text:style-name="T3">UI</text:span></text:p>
            </draw:text-box>
          </draw:frame>
        </draw:g>
        <draw:g>
          <draw:g>
            <draw:polygon draw:style-name="gr11" draw:layer="layout" svg:width="1.5cm" svg:height="1.5cm" svg:x="8.2cm" svg:y="9.9cm" svg:viewBox="0 0 1501 1501" draw:points="0,1501 1501,1501 1501,0 0,0">
              <text:p/>
            </draw:polygon>
            <draw:polygon draw:style-name="gr12" draw:layer="layout" svg:width="1.5cm" svg:height="1.5cm" svg:x="8.2cm" svg:y="9.9cm" svg:viewBox="0 0 1501 1501" draw:points="0,1501 1501,1501 1501,0 0,0">
              <text:p/>
            </draw:polygon>
          </draw:g>
          <draw:frame draw:style-name="gr24" draw:layer="layout" svg:width="1.5cm" svg:height="1.5cm" svg:x="8.2cm" svg:y="9.9cm">
            <draw:text-box>
              <text:p text:style-name="P1"><text:span text:style-name="T3">BL</text:span></text:p>
            </draw:text-box>
          </draw:frame>
        </draw:g>
        <draw:g>
          <draw:g>
            <draw:polygon draw:style-name="gr11" draw:layer="layout" svg:width="1.5cm" svg:height="1.5cm" svg:x="9.7cm" svg:y="9.9cm" svg:viewBox="0 0 1501 1501" draw:points="0,1501 1501,1501 1501,0 0,0">
              <text:p/>
            </draw:polygon>
            <draw:polygon draw:style-name="gr12" draw:layer="layout" svg:width="1.5cm" svg:height="1.5cm" svg:x="9.7cm" svg:y="9.9cm" svg:viewBox="0 0 1501 1501" draw:points="0,1501 1501,1501 1501,0 0,0">
              <text:p/>
            </draw:polygon>
          </draw:g>
          <draw:frame draw:style-name="gr24" draw:layer="layout" svg:width="1.5cm" svg:height="1.5cm" svg:x="9.7cm" svg:y="9.9cm">
            <draw:text-box>
              <text:p text:style-name="P1"><text:span text:style-name="T3">Monitor</text:span></text:p>
            </draw:text-box>
          </draw:frame>
        </draw:g>
        <draw:g>
          <draw:g>
            <draw:polygon draw:style-name="gr11" draw:layer="layout" svg:width="1cm" svg:height="1cm" svg:x="17cm" svg:y="10.4cm" svg:viewBox="0 0 1001 1001" draw:points="0,1001 1001,1001 1001,0 0,0">
              <text:p/>
            </draw:polygon>
            <draw:polygon draw:style-name="gr12" draw:layer="layout" svg:width="1cm" svg:height="1cm" svg:x="17cm" svg:y="10.4cm" svg:viewBox="0 0 1001 1001" draw:points="0,1001 1001,1001 1001,0 0,0">
              <text:p/>
            </draw:polygon>
          </draw:g>
          <draw:frame draw:style-name="gr6" draw:layer="layout" svg:width="1cm" svg:height="1.02cm" svg:x="17cm" svg:y="10.39cm">
            <draw:text-box>
              <text:p text:style-name="P1"><text:span text:style-name="T3">Chart</text:span></text:p>
            </draw:text-box>
          </draw:frame>
        </draw:g>
        <draw:g>
          <draw:g>
            <draw:polygon draw:style-name="gr11" draw:layer="layout" svg:width="2.5cm" svg:height="1cm" svg:x="2.5cm" svg:y="25.2cm" svg:viewBox="0 0 2501 1001" draw:points="0,1001 2501,1001 2501,0 0,0">
              <text:p/>
            </draw:polygon>
            <draw:polygon draw:style-name="gr12" draw:layer="layout" svg:width="2.5cm" svg:height="1cm" svg:x="2.5cm" svg:y="25.2cm" svg:viewBox="0 0 2501 1001" draw:points="0,1001 2501,1001 2501,0 0,0">
              <text:p/>
            </draw:polygon>
          </draw:g>
          <draw:frame draw:style-name="gr6" draw:layer="layout" svg:width="2.5cm" svg:height="1cm" svg:x="2.5cm" svg:y="25.2cm">
            <draw:text-box>
              <text:p text:style-name="P1"><text:span text:style-name="T3">Aphion</text:span></text:p>
            </draw:text-box>
          </draw:frame>
        </draw:g>
        <draw:g>
          <draw:g>
            <draw:polygon draw:style-name="gr11" draw:layer="layout" svg:width="2.5cm" svg:height="1cm" svg:x="5.5cm" svg:y="25.2cm" svg:viewBox="0 0 2501 1001" draw:points="0,1001 2501,1001 2501,0 0,0">
              <text:p/>
            </draw:polygon>
            <draw:polygon draw:style-name="gr12" draw:layer="layout" svg:width="2.5cm" svg:height="1cm" svg:x="5.5cm" svg:y="25.2cm" svg:viewBox="0 0 2501 1001" draw:points="0,1001 2501,1001 2501,0 0,0">
              <text:p/>
            </draw:polygon>
          </draw:g>
          <draw:frame draw:style-name="gr6" draw:layer="layout" svg:width="2.5cm" svg:height="1cm" svg:x="5.5cm" svg:y="25.2cm">
            <draw:text-box>
              <text:p text:style-name="P1"><text:span text:style-name="T3">TVServer</text:span></text:p>
            </draw:text-box>
          </draw:frame>
        </draw:g>
        <draw:g>
          <draw:g>
            <draw:polygon draw:style-name="gr11" draw:layer="layout" svg:width="2.5cm" svg:height="1cm" svg:x="8.5cm" svg:y="25.2cm" svg:viewBox="0 0 2501 1001" draw:points="0,1001 2501,1001 2501,0 0,0">
              <text:p/>
            </draw:polygon>
            <draw:polygon draw:style-name="gr12" draw:layer="layout" svg:width="2.5cm" svg:height="1cm" svg:x="8.5cm" svg:y="25.2cm" svg:viewBox="0 0 2501 1001" draw:points="0,1001 2501,1001 2501,0 0,0">
              <text:p/>
            </draw:polygon>
          </draw:g>
          <draw:frame draw:style-name="gr6" draw:layer="layout" svg:width="2.5cm" svg:height="1cm" svg:x="8.5cm" svg:y="25.2cm">
            <draw:text-box>
              <text:p text:style-name="P1"><text:span text:style-name="T3">Rigsense</text:span></text:p>
            </draw:text-box>
          </draw:frame>
        </draw:g>
        <draw:g>
          <draw:path draw:style-name="gr9" draw:layer="layout" svg:width="3.08cm" svg:height="7.3cm" svg:x="3.735cm" svg:y="17.9cm" svg:viewBox="0 0 3081 7301" svg:d="M0 7078l184 78-169 145zM2896 145l185 78-15-223z">
            <text:p/>
          </draw:path>
          <draw:path draw:style-name="gr7" draw:layer="layout" svg:width="3.08cm" svg:height="7.3cm" svg:x="3.735cm" svg:y="17.9cm" svg:viewBox="0 0 3081 7301" svg:d="M0 7078l184 78-169 145zM2896 145l185 78-15-223zM92 7117l2897-6933">
            <text:p/>
          </draw:path>
        </draw:g>
        <draw:g>
          <draw:path draw:style-name="gr9" draw:layer="layout" svg:width="0.247cm" svg:height="7.2cm" svg:x="6.651cm" svg:y="18cm" svg:viewBox="0 0 248 7201" svg:d="M0 7000l200 1-102 200zM47 199l201 1-99-200z">
            <text:p/>
          </draw:path>
          <draw:path draw:style-name="gr7" draw:layer="layout" svg:width="0.247cm" svg:height="7.2cm" svg:x="6.651cm" svg:y="18cm" svg:viewBox="0 0 248 7201" svg:d="M0 7000l200 1-102 200zM47 199l201 1-99-200zM99 7001l49-6802">
            <text:p/>
          </draw:path>
        </draw:g>
        <draw:g>
          <draw:path draw:style-name="gr9" draw:layer="layout" svg:width="2.983cm" svg:height="7.2cm" svg:x="6.783cm" svg:y="18cm" svg:viewBox="0 0 2984 7201" svg:d="M2799 7054l185-75-17 222zM0 222l185-75-169-147z">
            <text:p/>
          </draw:path>
          <draw:path draw:style-name="gr7" draw:layer="layout" svg:width="2.983cm" svg:height="7.2cm" svg:x="6.783cm" svg:y="18cm" svg:viewBox="0 0 2984 7201" svg:d="M2799 7054l185-75-17 222zM0 222l185-75-169-147zM2891 7016l-2799-6831">
            <text:p/>
          </draw:path>
        </draw:g>
        <draw:g>
          <draw:path draw:style-name="gr9" draw:layer="layout" svg:width="3.284cm" svg:height="3.576cm" svg:x="3.5cm" svg:y="11.425cm" svg:viewBox="0 0 3285 3577" svg:d="M3076 3497l147-135 62 215zM61 214l147-135-208-79z">
            <text:p/>
          </draw:path>
          <draw:path draw:style-name="gr7" draw:layer="layout" svg:width="3.284cm" svg:height="3.576cm" svg:x="3.5cm" svg:y="11.425cm" svg:viewBox="0 0 3285 3577" svg:d="M3076 3497l147-135 62 215zM61 214l147-135-208-79zM3149 3430l-3014-3283">
            <text:p/>
          </draw:path>
        </draw:g>
        <draw:g>
          <draw:path draw:style-name="gr9" draw:layer="layout" svg:width="3.666cm" svg:height="3.576cm" svg:x="6.784cm" svg:y="11.425cm" svg:viewBox="0 0 3667 3577" svg:d="M73 3366l139 143-212 68zM3454 68l140 143 73-211z">
            <text:p/>
          </draw:path>
          <draw:path draw:style-name="gr7" draw:layer="layout" svg:width="3.666cm" svg:height="3.576cm" svg:x="6.784cm" svg:y="11.425cm" svg:viewBox="0 0 3667 3577" svg:d="M73 3366l139 143-212 68zM3454 68l140 143 73-211zM143 3437l3381-3298">
            <text:p/>
          </draw:path>
        </draw:g>
        <draw:g>
          <draw:path draw:style-name="gr9" draw:layer="layout" svg:width="2.166cm" svg:height="3.576cm" svg:x="6.784cm" svg:y="11.425cm" svg:viewBox="0 0 2167 3577" svg:d="M18 3354l171 104-189 119zM1978 119l171 103 18-222z">
            <text:p/>
          </draw:path>
          <draw:path draw:style-name="gr7" draw:layer="layout" svg:width="2.166cm" svg:height="3.576cm" svg:x="6.784cm" svg:y="11.425cm" svg:viewBox="0 0 2167 3577" svg:d="M18 3354l171 104-189 119zM1978 119l171 103 18-222zM103 3406l1961-3235">
            <text:p/>
          </draw:path>
        </draw:g>
        <draw:g>
          <draw:path draw:style-name="gr9" draw:layer="layout" svg:width="0.468cm" svg:height="3.775cm" svg:x="6.416cm" svg:y="11.425cm" svg:viewBox="0 0 469 3776" svg:d="M269 3585l200-16-84 207zM0 207l200-16-117-191z">
            <text:p/>
          </draw:path>
          <draw:path draw:style-name="gr7" draw:layer="layout" svg:width="0.468cm" svg:height="3.775cm" svg:x="6.416cm" svg:y="11.425cm" svg:viewBox="0 0 469 3776" svg:d="M269 3585l200-16-84 207zM0 207l200-16-117-191zM369 3577l-270-3378">
            <text:p/>
          </draw:path>
        </draw:g>
        <draw:g>
          <draw:path draw:style-name="gr9" draw:layer="layout" svg:width="1.785cm" svg:height="3.576cm" svg:x="5cm" svg:y="11.425cm" svg:viewBox="0 0 1786 3577" svg:d="M1607 3443l179-89v223zM0 223l178-89-178-134z">
            <text:p/>
          </draw:path>
          <draw:path draw:style-name="gr7" draw:layer="layout" svg:width="1.785cm" svg:height="3.576cm" svg:x="5cm" svg:y="11.425cm" svg:viewBox="0 0 1786 3577" svg:d="M1607 3443l179-89v223zM0 223l178-89-178-134zM1697 3398l-1608-3220">
            <text:p/>
          </draw:path>
        </draw:g>
        <draw:g>
          <draw:path draw:style-name="gr9" draw:layer="layout" svg:width="10.716cm" svg:height="3.663cm" svg:x="6.784cm" svg:y="11.369cm" svg:viewBox="0 0 10717 3664" svg:d="M157 3475l64 189-221-31zM10496 0l64 189 157-158z">
            <text:p/>
          </draw:path>
          <draw:path draw:style-name="gr7" draw:layer="layout" svg:width="10.716cm" svg:height="3.663cm" svg:x="6.784cm" svg:y="11.369cm" svg:viewBox="0 0 10717 3664" svg:d="M157 3475l64 189-221-31zM10496 0l64 189 157-158zM189 3570l10339-3476">
            <text:p/>
          </draw:path>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Typical Fusion components in NOVAS configuration. </text:span></text:p>
            </draw:text-box>
          </draw:frame>
        </draw:g>
        <draw:g>
          <draw:g>
            <draw:polygon draw:style-name="gr28" draw:layer="layout" svg:width="2.75cm" svg:height="2.75cm" svg:x="5.5cm" svg:y="15.2cm" svg:viewBox="0 0 2751 2751" draw:points="0,2751 2751,2751 2751,0 0,0">
              <text:p/>
            </draw:polygon>
            <draw:polygon draw:style-name="gr42" draw:layer="layout" svg:width="2.75cm" svg:height="2.75cm" svg:x="5.5cm" svg:y="15.2cm" svg:viewBox="0 0 2751 2751" draw:points="0,2751 2751,2751 2751,0 0,0">
              <text:p/>
            </draw:polygon>
          </draw:g>
          <draw:frame draw:style-name="gr43" draw:layer="layout" svg:width="2.75cm" svg:height="2.75cm" svg:x="5.5cm" svg:y="15.2cm">
            <draw:text-box>
              <text:p text:style-name="P1"><text:span text:style-name="T3">Message Bus Manager</text:span></text:p>
            </draw:text-box>
          </draw:frame>
        </draw:g>
        <draw:g>
          <draw:g>
            <draw:polygon draw:style-name="gr28" draw:layer="layout" svg:width="2.75cm" svg:height="2.75cm" svg:x="9.25cm" svg:y="17.95cm" svg:viewBox="0 0 2751 2751" draw:points="0,2751 2751,2751 2751,0 0,0">
              <text:p/>
            </draw:polygon>
            <draw:polygon draw:style-name="gr42" draw:layer="layout" svg:width="2.75cm" svg:height="2.75cm" svg:x="9.25cm" svg:y="17.95cm" svg:viewBox="0 0 2751 2751" draw:points="0,2751 2751,2751 2751,0 0,0">
              <text:p/>
            </draw:polygon>
          </draw:g>
          <draw:frame draw:style-name="gr43" draw:layer="layout" svg:width="2.75cm" svg:height="2.75cm" svg:x="9.25cm" svg:y="17.95cm">
            <draw:text-box>
              <text:p text:style-name="P1"><text:span text:style-name="T3">Message Directory Manager</text:span></text:p>
            </draw:text-box>
          </draw:frame>
        </draw:g>
        <draw:g>
          <draw:g>
            <draw:polygon draw:style-name="gr28" draw:layer="layout" svg:width="2.75cm" svg:height="2.75cm" svg:x="13.25cm" svg:y="17.95cm" svg:viewBox="0 0 2751 2751" draw:points="0,2751 2751,2751 2751,0 0,0">
              <text:p/>
            </draw:polygon>
            <draw:polygon draw:style-name="gr42" draw:layer="layout" svg:width="2.75cm" svg:height="2.75cm" svg:x="13.25cm" svg:y="17.95cm" svg:viewBox="0 0 2751 2751" draw:points="0,2751 2751,2751 2751,0 0,0">
              <text:p/>
            </draw:polygon>
          </draw:g>
          <draw:frame draw:style-name="gr43" draw:layer="layout" svg:width="2.75cm" svg:height="2.75cm" svg:x="13.25cm" svg:y="17.95cm">
            <draw:text-box>
              <text:p text:style-name="P1"><text:span text:style-name="T3">Security Manager</text:span></text:p>
            </draw:text-box>
          </draw:frame>
        </draw:g>
        <draw:g>
          <draw:polyline draw:style-name="gr7" draw:layer="layout" svg:width="2.4cm" svg:height="1.325cm" svg:x="8.3cm" svg:y="16.575cm" svg:viewBox="0 0 2401 1326" draw:points="0,0 2401,0 2401,1326">
            <text:p/>
          </draw:polyline>
          <draw:frame draw:style-name="gr44" draw:layer="layout" svg:width="1.411cm" svg:height="1.227cm" svg:x="9.994cm" svg:y="16.624cm">
            <draw:text-box>
              <text:p/>
            </draw:text-box>
          </draw:frame>
        </draw:g>
        <draw:g>
          <draw:polyline draw:style-name="gr7" draw:layer="layout" svg:width="6.4cm" svg:height="1.425cm" svg:x="8.3cm" svg:y="16.575cm" svg:viewBox="0 0 6401 1426" draw:points="0,0 6401,0 6401,1426">
            <text:p/>
          </draw:polyline>
          <draw:frame draw:style-name="gr44" draw:layer="layout" svg:width="1.411cm" svg:height="1.227cm" svg:x="13.994cm" svg:y="16.674cm">
            <draw:text-box>
              <text:p/>
            </draw:text-box>
          </draw:frame>
        </draw:g>
      </draw:page>
      <draw:page draw:name="page5" draw:style-name="dp1" draw:master-page-name="Default">
        <draw:g>
          <draw:polygon draw:style-name="gr28" draw:layer="layout" svg:width="3.009cm" svg:height="2.488cm" svg:x="4.536cm" svg:y="7.9cm" svg:viewBox="0 0 3010 2489" draw:points="0,2489 3010,2489 3010,0 0,0">
            <text:p/>
          </draw:polygon>
          <draw:frame draw:style-name="gr45" draw:layer="layout" svg:width="3.009cm" svg:height="2.488cm" svg:x="4.536cm" svg:y="7.9cm">
            <draw:text-box>
              <text:p text:style-name="P1"><text:span text:style-name="T6">Host B</text:span></text:p>
            </draw:text-box>
          </draw:frame>
        </draw:g>
        <draw:g>
          <draw:polygon draw:style-name="gr28" draw:layer="layout" svg:width="3.009cm" svg:height="2.488cm" svg:x="1.5cm" svg:y="7.9cm" svg:viewBox="0 0 3010 2489" draw:points="0,2489 3010,2489 3010,0 0,0">
            <text:p/>
          </draw:polygon>
          <draw:frame draw:style-name="gr45" draw:layer="layout" svg:width="3.009cm" svg:height="2.488cm" svg:x="1.5cm" svg:y="7.9cm">
            <draw:text-box>
              <text:p text:style-name="P1"><text:span text:style-name="T6">Host A</text:span></text:p>
            </draw:text-box>
          </draw:frame>
        </draw:g>
        <draw:g>
          <draw:g>
            <draw:polygon draw:style-name="gr11" draw:layer="layout" svg:width="4.978cm" svg:height="1.641cm" svg:x="1.5cm" svg:y="17.227cm" svg:viewBox="0 0 4979 1642" draw:points="0,1642 4979,1642 4979,0 0,0">
              <text:p/>
            </draw:polygon>
            <draw:polygon draw:style-name="gr46" draw:layer="layout" svg:width="4.978cm" svg:height="1.641cm" svg:x="1.5cm" svg:y="17.227cm" svg:viewBox="0 0 4979 1642" draw:points="0,1642 4979,1642 4979,0 0,0">
              <text:p/>
            </draw:polygon>
          </draw:g>
          <draw:frame draw:style-name="gr47" draw:layer="layout" svg:width="4.978cm" svg:height="1.641cm" svg:x="1.5cm" svg:y="17.227cm">
            <draw:text-box>
              <text:p text:style-name="P1"><text:span text:style-name="T3">I/O Plugins</text:span></text:p>
            </draw:text-box>
          </draw:frame>
        </draw:g>
        <draw:g>
          <draw:polygon draw:style-name="gr32" draw:layer="layout" svg:width="9.131cm" svg:height="5.709cm" svg:x="1.664cm" svg:y="10.7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polygon draw:style-name="gr7" draw:layer="layout" svg:width="9.131cm" svg:height="5.709cm" svg:x="1.664cm" svg:y="10.7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g>
        <draw:frame draw:style-name="gr48" draw:layer="layout" svg:width="9.136cm" svg:height="1.427cm" svg:x="1.671cm" svg:y="16.498cm">
          <draw:text-box>
            <text:p text:style-name="P1"><text:span text:style-name="T2">FUSION</text:span></text:p>
          </draw:text-box>
        </draw:frame>
        <draw:g>
          <draw:g>
            <draw:polygon draw:style-name="gr11" draw:layer="layout" svg:width="1.915cm" svg:height="1.641cm" svg:x="4.673cm" svg:y="8.473cm" svg:viewBox="0 0 1916 1642" draw:points="0,1642 1916,1642 1916,0 0,0">
              <text:p/>
            </draw:polygon>
            <draw:polygon draw:style-name="gr49" draw:layer="layout" svg:width="1.915cm" svg:height="1.641cm" svg:x="4.673cm" svg:y="8.473cm" svg:viewBox="0 0 1916 1642" draw:points="0,1642 1916,1642 1916,0 0,0">
              <text:p/>
            </draw:polygon>
          </draw:g>
          <draw:frame draw:style-name="gr50" draw:layer="layout" svg:width="1.915cm" svg:height="1.641cm" svg:x="4.673cm" svg:y="8.473cm">
            <draw:text-box>
              <text:p text:style-name="P1"><text:span text:style-name="T6">DH DrillSharkl</text:span></text:p>
            </draw:text-box>
          </draw:frame>
        </draw:g>
        <draw:g>
          <draw:g>
            <draw:polygon draw:style-name="gr11" draw:layer="layout" svg:width="2.735cm" svg:height="1.641cm" svg:x="1.664cm" svg:y="8.473cm" svg:viewBox="0 0 2736 1642" draw:points="0,1642 2736,1642 2736,0 0,0">
              <text:p/>
            </draw:polygon>
            <draw:polygon draw:style-name="gr51" draw:layer="layout" svg:width="2.735cm" svg:height="1.641cm" svg:x="1.664cm" svg:y="8.473cm" svg:viewBox="0 0 2736 1642" draw:points="0,1642 2736,1642 2736,0 0,0">
              <text:p/>
            </draw:polygon>
          </draw:g>
          <draw:frame draw:style-name="gr50" draw:layer="layout" svg:width="2.735cm" svg:height="1.641cm" svg:x="1.664cm" svg:y="8.473cm">
            <draw:text-box>
              <text:p text:style-name="P1"><text:span text:style-name="T6">TrueDrill</text:span></text:p>
            </draw:text-box>
          </draw:frame>
        </draw:g>
        <draw:g>
          <draw:g>
            <draw:polygon draw:style-name="gr11" draw:layer="layout" svg:width="0.821cm" svg:height="0.821cm" svg:x="1.801cm" svg:y="9.13cm" svg:viewBox="0 0 822 822" draw:points="0,822 822,822 822,0 0,0">
              <text:p/>
            </draw:polygon>
            <draw:polygon draw:style-name="gr12" draw:layer="layout" svg:width="0.821cm" svg:height="0.821cm" svg:x="1.801cm" svg:y="9.13cm" svg:viewBox="0 0 822 822" draw:points="0,822 822,822 822,0 0,0">
              <text:p/>
            </draw:polygon>
          </draw:g>
          <draw:frame draw:style-name="gr52" draw:layer="layout" svg:width="0.821cm" svg:height="0.821cm" svg:x="1.801cm" svg:y="9.13cm">
            <draw:text-box>
              <text:p text:style-name="P1"><text:span text:style-name="T6">BL</text:span></text:p>
            </draw:text-box>
          </draw:frame>
        </draw:g>
        <draw:g>
          <draw:g>
            <draw:polygon draw:style-name="gr11" draw:layer="layout" svg:width="0.821cm" svg:height="0.821cm" svg:x="2.622cm" svg:y="9.13cm" svg:viewBox="0 0 822 822" draw:points="0,822 822,822 822,0 0,0">
              <text:p/>
            </draw:polygon>
            <draw:polygon draw:style-name="gr12" draw:layer="layout" svg:width="0.821cm" svg:height="0.821cm" svg:x="2.622cm" svg:y="9.13cm" svg:viewBox="0 0 822 822" draw:points="0,822 822,822 822,0 0,0">
              <text:p/>
            </draw:polygon>
          </draw:g>
          <draw:frame draw:style-name="gr52" draw:layer="layout" svg:width="0.821cm" svg:height="1.133cm" svg:x="2.622cm" svg:y="8.974cm">
            <draw:text-box>
              <text:p text:style-name="P1"><text:span text:style-name="T6">Driller</text:span><text:span text:style-name="T6"><text:line-break/></text:span><text:span text:style-name="T6">UI</text:span></text:p>
            </draw:text-box>
          </draw:frame>
        </draw:g>
        <draw:g>
          <draw:g>
            <draw:polygon draw:style-name="gr11" draw:layer="layout" svg:width="0.821cm" svg:height="0.821cm" svg:x="3.442cm" svg:y="9.13cm" svg:viewBox="0 0 822 822" draw:points="0,822 822,822 822,0 0,0">
              <text:p/>
            </draw:polygon>
            <draw:polygon draw:style-name="gr12" draw:layer="layout" svg:width="0.821cm" svg:height="0.821cm" svg:x="3.442cm" svg:y="9.13cm" svg:viewBox="0 0 822 822" draw:points="0,822 822,822 822,0 0,0">
              <text:p/>
            </draw:polygon>
          </draw:g>
          <draw:frame draw:style-name="gr52" draw:layer="layout" svg:width="0.821cm" svg:height="1.133cm" svg:x="3.442cm" svg:y="8.974cm">
            <draw:text-box>
              <text:p text:style-name="P1"><text:span text:style-name="T6">Engineer</text:span><text:span text:style-name="T6"><text:line-break/></text:span><text:span text:style-name="T6">UI</text:span></text:p>
            </draw:text-box>
          </draw:frame>
        </draw:g>
        <draw:g>
          <draw:g>
            <draw:polygon draw:style-name="gr11" draw:layer="layout" svg:width="0.821cm" svg:height="0.821cm" svg:x="4.782cm" svg:y="9.13cm" svg:viewBox="0 0 822 822" draw:points="0,822 822,822 822,0 0,0">
              <text:p/>
            </draw:polygon>
            <draw:polygon draw:style-name="gr12" draw:layer="layout" svg:width="0.821cm" svg:height="0.821cm" svg:x="4.782cm" svg:y="9.13cm" svg:viewBox="0 0 822 822" draw:points="0,822 822,822 822,0 0,0">
              <text:p/>
            </draw:polygon>
          </draw:g>
          <draw:frame draw:style-name="gr52" draw:layer="layout" svg:width="0.821cm" svg:height="0.821cm" svg:x="4.782cm" svg:y="9.13cm">
            <draw:text-box>
              <text:p text:style-name="P1"><text:span text:style-name="T6">BL</text:span></text:p>
            </draw:text-box>
          </draw:frame>
        </draw:g>
        <draw:g>
          <draw:g>
            <draw:polygon draw:style-name="gr11" draw:layer="layout" svg:width="0.821cm" svg:height="0.821cm" svg:x="5.603cm" svg:y="9.13cm" svg:viewBox="0 0 822 822" draw:points="0,822 822,822 822,0 0,0">
              <text:p/>
            </draw:polygon>
            <draw:polygon draw:style-name="gr12" draw:layer="layout" svg:width="0.821cm" svg:height="0.821cm" svg:x="5.603cm" svg:y="9.13cm" svg:viewBox="0 0 822 822" draw:points="0,822 822,822 822,0 0,0">
              <text:p/>
            </draw:polygon>
          </draw:g>
          <draw:frame draw:style-name="gr52" draw:layer="layout" svg:width="0.821cm" svg:height="0.833cm" svg:x="5.603cm" svg:y="9.124cm">
            <draw:text-box>
              <text:p text:style-name="P1"><text:span text:style-name="T6">Monitor</text:span></text:p>
            </draw:text-box>
          </draw:frame>
        </draw:g>
        <draw:g>
          <draw:g>
            <draw:polygon draw:style-name="gr11" draw:layer="layout" svg:width="1.368cm" svg:height="0.547cm" svg:x="1.664cm" svg:y="17.5cm" svg:viewBox="0 0 1369 548" draw:points="0,548 1369,548 1369,0 0,0">
              <text:p/>
            </draw:polygon>
            <draw:polygon draw:style-name="gr12" draw:layer="layout" svg:width="1.368cm" svg:height="0.547cm" svg:x="1.664cm" svg:y="17.5cm" svg:viewBox="0 0 1369 548" draw:points="0,548 1369,548 1369,0 0,0">
              <text:p/>
            </draw:polygon>
          </draw:g>
          <draw:frame draw:style-name="gr53" draw:layer="layout" svg:width="1.368cm" svg:height="0.618cm" svg:x="1.664cm" svg:y="17.464cm">
            <draw:text-box>
              <text:p text:style-name="P1"><text:span text:style-name="T3">Aphion</text:span></text:p>
            </draw:text-box>
          </draw:frame>
        </draw:g>
        <draw:g>
          <draw:g>
            <draw:polygon draw:style-name="gr11" draw:layer="layout" svg:width="1.368cm" svg:height="0.547cm" svg:x="3.305cm" svg:y="17.5cm" svg:viewBox="0 0 1369 548" draw:points="0,548 1369,548 1369,0 0,0">
              <text:p/>
            </draw:polygon>
            <draw:polygon draw:style-name="gr12" draw:layer="layout" svg:width="1.368cm" svg:height="0.547cm" svg:x="3.305cm" svg:y="17.5cm" svg:viewBox="0 0 1369 548" draw:points="0,548 1369,548 1369,0 0,0">
              <text:p/>
            </draw:polygon>
          </draw:g>
          <draw:frame draw:style-name="gr53" draw:layer="layout" svg:width="1.368cm" svg:height="1.02cm" svg:x="3.305cm" svg:y="17.263cm">
            <draw:text-box>
              <text:p text:style-name="P1"><text:span text:style-name="T3">TVServer</text:span></text:p>
            </draw:text-box>
          </draw:frame>
        </draw:g>
        <draw:g>
          <draw:g>
            <draw:polygon draw:style-name="gr11" draw:layer="layout" svg:width="1.368cm" svg:height="0.547cm" svg:x="4.946cm" svg:y="17.5cm" svg:viewBox="0 0 1369 548" draw:points="0,548 1369,548 1369,0 0,0">
              <text:p/>
            </draw:polygon>
            <draw:polygon draw:style-name="gr12" draw:layer="layout" svg:width="1.368cm" svg:height="0.547cm" svg:x="4.946cm" svg:y="17.5cm" svg:viewBox="0 0 1369 548" draw:points="0,548 1369,548 1369,0 0,0">
              <text:p/>
            </draw:polygon>
          </draw:g>
          <draw:frame draw:style-name="gr53" draw:layer="layout" svg:width="1.368cm" svg:height="1.02cm" svg:x="4.946cm" svg:y="17.263cm">
            <draw:text-box>
              <text:p text:style-name="P1"><text:span text:style-name="T3">Rigsense</text:span></text:p>
            </draw:text-box>
          </draw:frame>
        </draw:g>
        <draw:g>
          <draw:path draw:style-name="gr9" draw:layer="layout" svg:width="1.699cm" svg:height="3.994cm" svg:x="2.333cm" svg:y="13.506cm" svg:viewBox="0 0 1700 3995" svg:d="M0 3772l184 77-169 146zM1516 145l184 78-15-223z">
            <text:p/>
          </draw:path>
          <draw:path draw:style-name="gr7" draw:layer="layout" svg:width="1.699cm" svg:height="3.994cm" svg:x="2.333cm" svg:y="13.506cm" svg:viewBox="0 0 1700 3995" svg:d="M0 3772l184 77-169 146zM1516 145l184 78-15-223zM92 3810l1516-3626">
            <text:p/>
          </draw:path>
        </draw:g>
        <draw:g>
          <draw:path draw:style-name="gr9" draw:layer="layout" svg:width="0.225cm" svg:height="3.939cm" svg:x="3.891cm" svg:y="13.561cm" svg:viewBox="0 0 226 3940" svg:d="M0 3740l201 1-102 199zM24 199l202 1-100-200z">
            <text:p/>
          </draw:path>
          <draw:path draw:style-name="gr7" draw:layer="layout" svg:width="0.225cm" svg:height="3.939cm" svg:x="3.891cm" svg:y="13.561cm" svg:viewBox="0 0 226 3940" svg:d="M0 3740l201 1-102 199zM24 199l202 1-100-200zM100 3740l25-3541">
            <text:p/>
          </draw:path>
        </draw:g>
        <draw:g>
          <draw:path draw:style-name="gr9" draw:layer="layout" svg:width="1.647cm" svg:height="3.939cm" svg:x="4cm" svg:y="13.561cm" svg:viewBox="0 0 1648 3940" svg:d="M1463 3793l185-76-17 223zM0 222l185-75-169-147z">
            <text:p/>
          </draw:path>
          <draw:path draw:style-name="gr7" draw:layer="layout" svg:width="1.647cm" svg:height="3.939cm" svg:x="4cm" svg:y="13.561cm" svg:viewBox="0 0 1648 3940" svg:d="M1463 3793l185-76-17 223zM0 222l185-75-169-147zM1555 3755l-1463-3570">
            <text:p/>
          </draw:path>
        </draw:g>
        <draw:g>
          <draw:path draw:style-name="gr9" draw:layer="layout" svg:width="1.789cm" svg:height="1.866cm" svg:x="2.211cm" svg:y="9.964cm" svg:viewBox="0 0 1790 1867" svg:d="M1579 1792l145-138 66 213zM66 213l144-138-210-75z">
            <text:p/>
          </draw:path>
          <draw:path draw:style-name="gr7" draw:layer="layout" svg:width="1.789cm" svg:height="1.866cm" svg:x="2.211cm" svg:y="9.964cm" svg:viewBox="0 0 1790 1867" svg:d="M1579 1792l145-138 66 213zM66 213l144-138-210-75zM1652 1723l-1514-1579">
            <text:p/>
          </draw:path>
        </draw:g>
        <draw:g>
          <draw:path draw:style-name="gr9" draw:layer="layout" svg:width="2.013cm" svg:height="1.866cm" svg:x="4.001cm" svg:y="9.964cm" svg:viewBox="0 0 2014 1867" svg:d="M78 1658l136 147-214 62zM1799 62l136 147 79-209z">
            <text:p/>
          </draw:path>
          <draw:path draw:style-name="gr7" draw:layer="layout" svg:width="2.013cm" svg:height="1.866cm" svg:x="4.001cm" svg:y="9.964cm" svg:viewBox="0 0 2014 1867" svg:d="M78 1658l136 147-214 62zM1799 62l136 147 79-209zM146 1731l1721-1596">
            <text:p/>
          </draw:path>
        </draw:g>
        <draw:g>
          <draw:path draw:style-name="gr9" draw:layer="layout" svg:width="1.192cm" svg:height="1.866cm" svg:x="4.001cm" svg:y="9.964cm" svg:viewBox="0 0 1193 1867" svg:d="M23 1645l168 108-191 114zM1001 114l168 108 24-222z">
            <text:p/>
          </draw:path>
          <draw:path draw:style-name="gr7" draw:layer="layout" svg:width="1.192cm" svg:height="1.866cm" svg:x="4.001cm" svg:y="9.964cm" svg:viewBox="0 0 1193 1867" svg:d="M23 1645l168 108-191 114zM1001 114l168 108 24-222zM107 1699l978-1531">
            <text:p/>
          </draw:path>
        </draw:g>
        <draw:g>
          <draw:path draw:style-name="gr9" draw:layer="layout" svg:width="0.332cm" svg:height="2.065cm" svg:x="3.769cm" svg:y="9.964cm" svg:viewBox="0 0 333 2066" svg:d="M133 1874l200-16-85 208zM0 207l200-16-116-191z">
            <text:p/>
          </draw:path>
          <draw:path draw:style-name="gr7" draw:layer="layout" svg:width="0.332cm" svg:height="2.065cm" svg:x="3.769cm" svg:y="9.964cm" svg:viewBox="0 0 333 2066" svg:d="M133 1874l200-16-85 208zM0 207l200-16-116-191zM233 1866l-133-1667">
            <text:p/>
          </draw:path>
        </draw:g>
        <draw:g>
          <draw:path draw:style-name="gr9" draw:layer="layout" svg:width="0.969cm" svg:height="1.866cm" svg:x="3.032cm" svg:y="9.964cm" svg:viewBox="0 0 970 1867" svg:d="M789 1736l178-92 3 223zM3 223l177-92-180-131z">
            <text:p/>
          </draw:path>
          <draw:path draw:style-name="gr7" draw:layer="layout" svg:width="0.969cm" svg:height="1.866cm" svg:x="3.032cm" svg:y="9.964cm" svg:viewBox="0 0 970 1867" svg:d="M789 1736l178-92 3 223zM3 223l177-92-180-131zM878 1690l-786-1513">
            <text:p/>
          </draw:path>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configurations can scale. </text:span></text:p>
            </draw:text-box>
          </draw:frame>
        </draw:g>
        <draw:g>
          <draw:g>
            <draw:polygon draw:style-name="gr28" draw:layer="layout" svg:width="1.504cm" svg:height="1.504cm" svg:x="3.305cm" svg:y="12.029cm" svg:viewBox="0 0 1505 1505" draw:points="0,1505 1505,1505 1505,0 0,0">
              <text:p/>
            </draw:polygon>
            <draw:polygon draw:style-name="gr42" draw:layer="layout" svg:width="1.504cm" svg:height="1.504cm" svg:x="3.305cm" svg:y="12.029cm" svg:viewBox="0 0 1505 1505" draw:points="0,1505 1505,1505 1505,0 0,0">
              <text:p/>
            </draw:polygon>
          </draw:g>
          <draw:frame draw:style-name="gr54" draw:layer="layout" svg:width="1.504cm" svg:height="1.824cm" svg:x="3.305cm" svg:y="11.869cm">
            <draw:text-box>
              <text:p text:style-name="P1"><text:span text:style-name="T3">Message Bus Manager</text:span></text:p>
            </draw:text-box>
          </draw:frame>
        </draw:g>
        <draw:g>
          <draw:g>
            <draw:polygon draw:style-name="gr28" draw:layer="layout" svg:width="1.504cm" svg:height="1.504cm" svg:x="5.357cm" svg:y="13.534cm" svg:viewBox="0 0 1505 1505" draw:points="0,1505 1505,1505 1505,0 0,0">
              <text:p/>
            </draw:polygon>
            <draw:polygon draw:style-name="gr42" draw:layer="layout" svg:width="1.504cm" svg:height="1.504cm" svg:x="5.357cm" svg:y="13.534cm" svg:viewBox="0 0 1505 1505" draw:points="0,1505 1505,1505 1505,0 0,0">
              <text:p/>
            </draw:polygon>
          </draw:g>
          <draw:frame draw:style-name="gr54" draw:layer="layout" svg:width="1.504cm" svg:height="2.628cm" svg:x="5.357cm" svg:y="12.972cm">
            <draw:text-box>
              <text:p text:style-name="P1"><text:span text:style-name="T3">Message Directory Manager</text:span></text:p>
            </draw:text-box>
          </draw:frame>
        </draw:g>
        <draw:g>
          <draw:g>
            <draw:polygon draw:style-name="gr28" draw:layer="layout" svg:width="1.504cm" svg:height="1.504cm" svg:x="7.545cm" svg:y="13.534cm" svg:viewBox="0 0 1505 1505" draw:points="0,1505 1505,1505 1505,0 0,0">
              <text:p/>
            </draw:polygon>
            <draw:polygon draw:style-name="gr42" draw:layer="layout" svg:width="1.504cm" svg:height="1.504cm" svg:x="7.545cm" svg:y="13.534cm" svg:viewBox="0 0 1505 1505" draw:points="0,1505 1505,1505 1505,0 0,0">
              <text:p/>
            </draw:polygon>
          </draw:g>
          <draw:frame draw:style-name="gr54" draw:layer="layout" svg:width="1.504cm" svg:height="1.504cm" svg:x="7.545cm" svg:y="13.534cm">
            <draw:text-box>
              <text:p text:style-name="P1"><text:span text:style-name="T3">Security Manager</text:span></text:p>
            </draw:text-box>
          </draw:frame>
        </draw:g>
        <draw:g>
          <draw:polyline draw:style-name="gr7" draw:layer="layout" svg:width="1.313cm" svg:height="0.779cm" svg:x="4.837cm" svg:y="12.728cm" svg:viewBox="0 0 1314 780" draw:points="0,0 1314,0 1314,780">
            <text:p/>
          </draw:polyline>
          <draw:frame draw:style-name="gr44" draw:layer="layout" svg:width="1.411cm" svg:height="1.227cm" svg:x="5.444cm" svg:y="12.504cm">
            <draw:text-box>
              <text:p/>
            </draw:text-box>
          </draw:frame>
        </draw:g>
        <draw:g>
          <draw:polyline draw:style-name="gr7" draw:layer="layout" svg:width="3.501cm" svg:height="0.833cm" svg:x="4.837cm" svg:y="12.728cm" svg:viewBox="0 0 3502 834" draw:points="0,0 3502,0 3502,834">
            <text:p/>
          </draw:polyline>
          <draw:frame draw:style-name="gr44" draw:layer="layout" svg:width="1.411cm" svg:height="1.227cm" svg:x="7.633cm" svg:y="12.531cm">
            <draw:text-box>
              <text:p/>
            </draw:text-box>
          </draw:frame>
        </draw:g>
        <draw:g>
          <draw:polygon draw:style-name="gr28" draw:layer="layout" svg:width="1.828cm" svg:height="2.388cm" svg:x="17.372cm" svg:y="7.9cm" svg:viewBox="0 0 1829 2389" draw:points="0,2389 1829,2389 1829,0 0,0">
            <text:p/>
          </draw:polygon>
          <draw:frame draw:style-name="gr55" draw:layer="layout" svg:width="1.828cm" svg:height="2.388cm" svg:x="17.372cm" svg:y="7.9cm">
            <draw:text-box>
              <text:p text:style-name="P1"><text:span text:style-name="T6">Host C</text:span></text:p>
            </draw:text-box>
          </draw:frame>
        </draw:g>
        <draw:g>
          <draw:polygon draw:style-name="gr32" draw:layer="layout" svg:width="9.131cm" svg:height="5.709cm" svg:x="11.464cm" svg:y="10.6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polygon draw:style-name="gr7" draw:layer="layout" svg:width="9.131cm" svg:height="5.709cm" svg:x="11.464cm" svg:y="10.6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g>
        <draw:frame draw:style-name="gr48" draw:layer="layout" svg:width="9.136cm" svg:height="1.427cm" svg:x="11.471cm" svg:y="16.397cm">
          <draw:text-box>
            <text:p text:style-name="P1"><text:span text:style-name="T2">FUSION</text:span></text:p>
          </draw:text-box>
        </draw:frame>
        <draw:g>
          <draw:g>
            <draw:polygon draw:style-name="gr11" draw:layer="layout" svg:width="1.094cm" svg:height="1.641cm" svg:x="17.753cm" svg:y="8.468cm" svg:viewBox="0 0 1095 1642" draw:points="0,1642 1095,1642 1095,0 0,0">
              <text:p/>
            </draw:polygon>
            <draw:polygon draw:style-name="gr56" draw:layer="layout" svg:width="1.094cm" svg:height="1.641cm" svg:x="17.753cm" svg:y="8.468cm" svg:viewBox="0 0 1095 1642" draw:points="0,1642 1095,1642 1095,0 0,0">
              <text:p/>
            </draw:polygon>
          </draw:g>
          <draw:frame draw:style-name="gr50" draw:layer="layout" svg:width="1.094cm" svg:height="1.641cm" svg:x="17.753cm" svg:y="8.468cm">
            <draw:text-box>
              <text:p text:style-name="P1"><text:span text:style-name="T6">TrueDrill</text:span></text:p>
            </draw:text-box>
          </draw:frame>
        </draw:g>
        <draw:g>
          <draw:g>
            <draw:polygon draw:style-name="gr11" draw:layer="layout" svg:width="1.043cm" svg:height="1.043cm" svg:x="17.756cm" svg:y="8.978cm" svg:viewBox="0 0 1044 1044" draw:points="0,1044 1044,1044 1044,0 0,0">
              <text:p/>
            </draw:polygon>
            <draw:polygon draw:style-name="gr12" draw:layer="layout" svg:width="1.043cm" svg:height="1.043cm" svg:x="17.756cm" svg:y="8.978cm" svg:viewBox="0 0 1044 1044" draw:points="0,1044 1044,1044 1044,0 0,0">
              <text:p/>
            </draw:polygon>
          </draw:g>
          <draw:frame draw:style-name="gr57" draw:layer="layout" svg:width="1.043cm" svg:height="1.043cm" svg:x="17.756cm" svg:y="8.978cm">
            <draw:text-box>
              <text:p text:style-name="P1"><text:span text:style-name="T6">Chart</text:span></text:p>
            </draw:text-box>
          </draw:frame>
        </draw:g>
        <draw:g>
          <draw:path draw:style-name="gr9" draw:layer="layout" svg:width="1.3cm" svg:height="1.915cm" svg:x="17cm" svg:y="10.109cm" svg:viewBox="0 0 1301 1916" svg:d="M29 1695l166 112-195 109zM1105 109l166 112 30-221z">
            <text:p/>
          </draw:path>
          <draw:path draw:style-name="gr7" draw:layer="layout" svg:width="1.3cm" svg:height="1.915cm" svg:x="17cm" svg:y="10.109cm" svg:viewBox="0 0 1301 1916" svg:d="M29 1695l166 112-195 109zM1105 109l166 112 30-221zM112 1751l1076-1586">
            <text:p/>
          </draw:path>
        </draw:g>
        <draw:g>
          <draw:g>
            <draw:polygon draw:style-name="gr28" draw:layer="layout" svg:width="1.504cm" svg:height="1.504cm" svg:x="15.496cm" svg:y="12.024cm" svg:viewBox="0 0 1505 1505" draw:points="0,1505 1505,1505 1505,0 0,0">
              <text:p/>
            </draw:polygon>
            <draw:polygon draw:style-name="gr42" draw:layer="layout" svg:width="1.504cm" svg:height="1.504cm" svg:x="15.496cm" svg:y="12.024cm" svg:viewBox="0 0 1505 1505" draw:points="0,1505 1505,1505 1505,0 0,0">
              <text:p/>
            </draw:polygon>
          </draw:g>
          <draw:frame draw:style-name="gr54" draw:layer="layout" svg:width="1.504cm" svg:height="1.824cm" svg:x="15.496cm" svg:y="11.864cm">
            <draw:text-box>
              <text:p text:style-name="P1"><text:span text:style-name="T3">Message Bus Manager</text:span></text:p>
            </draw:text-box>
          </draw:frame>
        </draw:g>
        <draw:g>
          <draw:polyline draw:style-name="gr7" draw:layer="layout" svg:width="9.3cm" svg:height="0.5cm" svg:x="6.2cm" svg:y="13cm" svg:viewBox="0 0 9301 501" draw:points="9301,0 0,0 0,501">
            <text:p/>
          </draw:polyline>
          <draw:frame draw:style-name="gr44" draw:layer="layout" svg:width="1.411cm" svg:height="1.227cm" svg:x="5.495cm" svg:y="12.637cm">
            <draw:text-box>
              <text:p/>
            </draw:text-box>
          </draw:frame>
        </draw:g>
        <draw:g>
          <draw:polyline draw:style-name="gr7" draw:layer="layout" svg:width="7.124cm" svg:height="0cm" svg:x="8.375cm" svg:y="13.2cm" svg:viewBox="0 0 7125 0" draw:points="7125,0 0,0 0,0">
            <text:p/>
          </draw:polyline>
          <draw:frame draw:style-name="gr44" draw:layer="layout" svg:width="1.411cm" svg:height="1.227cm" svg:x="7.67cm" svg:y="12.586cm">
            <draw:text-box>
              <text:p/>
            </draw:text-box>
          </draw:frame>
        </draw:g>
        <draw:g>
          <draw:g>
            <draw:path draw:style-name="gr9" draw:layer="layout" svg:width="10.686cm" svg:height="0.206cm" svg:x="4.81cm" svg:y="11.924cm" svg:viewBox="0 0 10687 207" svg:d="M199 5l1 202-200-101zM10487 0v201l200-101z">
              <text:p/>
            </draw:path>
            <draw:path draw:style-name="gr7" draw:layer="layout" svg:width="10.686cm" svg:height="0.206cm" svg:x="4.81cm" svg:y="11.924cm" svg:viewBox="0 0 10687 207" svg:d="M199 5l1 202-200-101zM10487 0v201l200-101zM199 106l10288-6">
              <text:p/>
            </draw:path>
          </draw:g>
          <draw:frame draw:style-name="gr18" draw:layer="layout" svg:width="10.686cm" svg:height="0.618cm" draw:transform="rotate (0.000523598775598299) translate (4.81cm 11.72cm)">
            <draw:text-box>
              <text:p text:style-name="P1"><text:span text:style-name="T3">bridge</text:span></text:p>
            </draw:text-box>
          </draw:frame>
        </draw:g>
      </draw:page>
      <draw:page draw:name="page6" draw:style-name="dp1" draw:master-page-name="Default">
        <draw:g>
          <draw:polygon draw:style-name="gr28" draw:layer="layout" svg:width="3.009cm" svg:height="2.488cm" svg:x="4.536cm" svg:y="7.9cm" svg:viewBox="0 0 3010 2489" draw:points="0,2489 3010,2489 3010,0 0,0">
            <text:p/>
          </draw:polygon>
          <draw:frame draw:style-name="gr45" draw:layer="layout" svg:width="3.009cm" svg:height="2.488cm" svg:x="4.536cm" svg:y="7.9cm">
            <draw:text-box>
              <text:p text:style-name="P1"><text:span text:style-name="T6">Host B</text:span></text:p>
            </draw:text-box>
          </draw:frame>
        </draw:g>
        <draw:g>
          <draw:polygon draw:style-name="gr28" draw:layer="layout" svg:width="3.009cm" svg:height="2.488cm" svg:x="1.5cm" svg:y="7.9cm" svg:viewBox="0 0 3010 2489" draw:points="0,2489 3010,2489 3010,0 0,0">
            <text:p/>
          </draw:polygon>
          <draw:frame draw:style-name="gr45" draw:layer="layout" svg:width="3.009cm" svg:height="2.488cm" svg:x="1.5cm" svg:y="7.9cm">
            <draw:text-box>
              <text:p text:style-name="P1"><text:span text:style-name="T6">Host A</text:span></text:p>
            </draw:text-box>
          </draw:frame>
        </draw:g>
        <draw:g>
          <draw:g>
            <draw:polygon draw:style-name="gr11" draw:layer="layout" svg:width="4.978cm" svg:height="1.641cm" svg:x="1.5cm" svg:y="17.227cm" svg:viewBox="0 0 4979 1642" draw:points="0,1642 4979,1642 4979,0 0,0">
              <text:p/>
            </draw:polygon>
            <draw:polygon draw:style-name="gr58" draw:layer="layout" svg:width="4.978cm" svg:height="1.641cm" svg:x="1.5cm" svg:y="17.227cm" svg:viewBox="0 0 4979 1642" draw:points="0,1642 4979,1642 4979,0 0,0">
              <text:p/>
            </draw:polygon>
          </draw:g>
          <draw:frame draw:style-name="gr47" draw:layer="layout" svg:width="4.978cm" svg:height="1.641cm" svg:x="1.5cm" svg:y="17.227cm">
            <draw:text-box>
              <text:p text:style-name="P1"><text:span text:style-name="T3">I/O Plugins</text:span></text:p>
            </draw:text-box>
          </draw:frame>
        </draw:g>
        <draw:g>
          <draw:polygon draw:style-name="gr32" draw:layer="layout" svg:width="9.131cm" svg:height="5.709cm" svg:x="1.664cm" svg:y="10.7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polygon draw:style-name="gr7" draw:layer="layout" svg:width="9.131cm" svg:height="5.709cm" svg:x="1.664cm" svg:y="10.7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g>
        <draw:frame draw:style-name="gr48" draw:layer="layout" svg:width="9.136cm" svg:height="1.427cm" svg:x="1.671cm" svg:y="16.498cm">
          <draw:text-box>
            <text:p text:style-name="P1"><text:span text:style-name="T2">NF Fusion</text:span></text:p>
          </draw:text-box>
        </draw:frame>
        <draw:g>
          <draw:g>
            <draw:polygon draw:style-name="gr11" draw:layer="layout" svg:width="1.915cm" svg:height="1.641cm" svg:x="4.673cm" svg:y="8.473cm" svg:viewBox="0 0 1916 1642" draw:points="0,1642 1916,1642 1916,0 0,0">
              <text:p/>
            </draw:polygon>
            <draw:polygon draw:style-name="gr59" draw:layer="layout" svg:width="1.915cm" svg:height="1.641cm" svg:x="4.673cm" svg:y="8.473cm" svg:viewBox="0 0 1916 1642" draw:points="0,1642 1916,1642 1916,0 0,0">
              <text:p/>
            </draw:polygon>
          </draw:g>
          <draw:frame draw:style-name="gr50" draw:layer="layout" svg:width="1.915cm" svg:height="1.641cm" svg:x="4.673cm" svg:y="8.473cm">
            <draw:text-box>
              <text:p text:style-name="P1"><text:span text:style-name="T6">DH DrillSharkl</text:span></text:p>
            </draw:text-box>
          </draw:frame>
        </draw:g>
        <draw:g>
          <draw:g>
            <draw:polygon draw:style-name="gr11" draw:layer="layout" svg:width="2.735cm" svg:height="1.641cm" svg:x="1.664cm" svg:y="8.473cm" svg:viewBox="0 0 2736 1642" draw:points="0,1642 2736,1642 2736,0 0,0">
              <text:p/>
            </draw:polygon>
            <draw:polygon draw:style-name="gr60" draw:layer="layout" svg:width="2.735cm" svg:height="1.641cm" svg:x="1.664cm" svg:y="8.473cm" svg:viewBox="0 0 2736 1642" draw:points="0,1642 2736,1642 2736,0 0,0">
              <text:p/>
            </draw:polygon>
          </draw:g>
          <draw:frame draw:style-name="gr50" draw:layer="layout" svg:width="2.735cm" svg:height="1.641cm" svg:x="1.664cm" svg:y="8.473cm">
            <draw:text-box>
              <text:p text:style-name="P1"><text:span text:style-name="T6">TrueDrill</text:span></text:p>
            </draw:text-box>
          </draw:frame>
        </draw:g>
        <draw:g>
          <draw:g>
            <draw:polygon draw:style-name="gr11" draw:layer="layout" svg:width="0.821cm" svg:height="0.821cm" svg:x="1.801cm" svg:y="9.13cm" svg:viewBox="0 0 822 822" draw:points="0,822 822,822 822,0 0,0">
              <text:p/>
            </draw:polygon>
            <draw:polygon draw:style-name="gr12" draw:layer="layout" svg:width="0.821cm" svg:height="0.821cm" svg:x="1.801cm" svg:y="9.13cm" svg:viewBox="0 0 822 822" draw:points="0,822 822,822 822,0 0,0">
              <text:p/>
            </draw:polygon>
          </draw:g>
          <draw:frame draw:style-name="gr52" draw:layer="layout" svg:width="0.821cm" svg:height="0.821cm" svg:x="1.801cm" svg:y="9.13cm">
            <draw:text-box>
              <text:p text:style-name="P1"><text:span text:style-name="T6">BL</text:span></text:p>
            </draw:text-box>
          </draw:frame>
        </draw:g>
        <draw:g>
          <draw:g>
            <draw:polygon draw:style-name="gr11" draw:layer="layout" svg:width="0.821cm" svg:height="0.821cm" svg:x="2.622cm" svg:y="9.13cm" svg:viewBox="0 0 822 822" draw:points="0,822 822,822 822,0 0,0">
              <text:p/>
            </draw:polygon>
            <draw:polygon draw:style-name="gr12" draw:layer="layout" svg:width="0.821cm" svg:height="0.821cm" svg:x="2.622cm" svg:y="9.13cm" svg:viewBox="0 0 822 822" draw:points="0,822 822,822 822,0 0,0">
              <text:p/>
            </draw:polygon>
          </draw:g>
          <draw:frame draw:style-name="gr52" draw:layer="layout" svg:width="0.821cm" svg:height="1.133cm" svg:x="2.622cm" svg:y="8.974cm">
            <draw:text-box>
              <text:p text:style-name="P1"><text:span text:style-name="T6">Driller</text:span><text:span text:style-name="T6"><text:line-break/></text:span><text:span text:style-name="T6">UI</text:span></text:p>
            </draw:text-box>
          </draw:frame>
        </draw:g>
        <draw:g>
          <draw:g>
            <draw:polygon draw:style-name="gr11" draw:layer="layout" svg:width="0.821cm" svg:height="0.821cm" svg:x="3.442cm" svg:y="9.13cm" svg:viewBox="0 0 822 822" draw:points="0,822 822,822 822,0 0,0">
              <text:p/>
            </draw:polygon>
            <draw:polygon draw:style-name="gr12" draw:layer="layout" svg:width="0.821cm" svg:height="0.821cm" svg:x="3.442cm" svg:y="9.13cm" svg:viewBox="0 0 822 822" draw:points="0,822 822,822 822,0 0,0">
              <text:p/>
            </draw:polygon>
          </draw:g>
          <draw:frame draw:style-name="gr52" draw:layer="layout" svg:width="0.821cm" svg:height="1.133cm" svg:x="3.442cm" svg:y="8.974cm">
            <draw:text-box>
              <text:p text:style-name="P1"><text:span text:style-name="T6">Engineer</text:span><text:span text:style-name="T6"><text:line-break/></text:span><text:span text:style-name="T6">UI</text:span></text:p>
            </draw:text-box>
          </draw:frame>
        </draw:g>
        <draw:g>
          <draw:g>
            <draw:polygon draw:style-name="gr11" draw:layer="layout" svg:width="0.821cm" svg:height="0.821cm" svg:x="4.782cm" svg:y="9.13cm" svg:viewBox="0 0 822 822" draw:points="0,822 822,822 822,0 0,0">
              <text:p/>
            </draw:polygon>
            <draw:polygon draw:style-name="gr12" draw:layer="layout" svg:width="0.821cm" svg:height="0.821cm" svg:x="4.782cm" svg:y="9.13cm" svg:viewBox="0 0 822 822" draw:points="0,822 822,822 822,0 0,0">
              <text:p/>
            </draw:polygon>
          </draw:g>
          <draw:frame draw:style-name="gr52" draw:layer="layout" svg:width="0.821cm" svg:height="0.821cm" svg:x="4.782cm" svg:y="9.13cm">
            <draw:text-box>
              <text:p text:style-name="P1"><text:span text:style-name="T6">BL</text:span></text:p>
            </draw:text-box>
          </draw:frame>
        </draw:g>
        <draw:g>
          <draw:g>
            <draw:polygon draw:style-name="gr11" draw:layer="layout" svg:width="0.821cm" svg:height="0.821cm" svg:x="5.603cm" svg:y="9.13cm" svg:viewBox="0 0 822 822" draw:points="0,822 822,822 822,0 0,0">
              <text:p/>
            </draw:polygon>
            <draw:polygon draw:style-name="gr12" draw:layer="layout" svg:width="0.821cm" svg:height="0.821cm" svg:x="5.603cm" svg:y="9.13cm" svg:viewBox="0 0 822 822" draw:points="0,822 822,822 822,0 0,0">
              <text:p/>
            </draw:polygon>
          </draw:g>
          <draw:frame draw:style-name="gr52" draw:layer="layout" svg:width="0.821cm" svg:height="0.833cm" svg:x="5.603cm" svg:y="9.124cm">
            <draw:text-box>
              <text:p text:style-name="P1"><text:span text:style-name="T6">Monitor</text:span></text:p>
            </draw:text-box>
          </draw:frame>
        </draw:g>
        <draw:g>
          <draw:g>
            <draw:polygon draw:style-name="gr11" draw:layer="layout" svg:width="1.368cm" svg:height="0.547cm" svg:x="1.664cm" svg:y="17.5cm" svg:viewBox="0 0 1369 548" draw:points="0,548 1369,548 1369,0 0,0">
              <text:p/>
            </draw:polygon>
            <draw:polygon draw:style-name="gr12" draw:layer="layout" svg:width="1.368cm" svg:height="0.547cm" svg:x="1.664cm" svg:y="17.5cm" svg:viewBox="0 0 1369 548" draw:points="0,548 1369,548 1369,0 0,0">
              <text:p/>
            </draw:polygon>
          </draw:g>
          <draw:frame draw:style-name="gr53" draw:layer="layout" svg:width="1.368cm" svg:height="0.618cm" svg:x="1.664cm" svg:y="17.464cm">
            <draw:text-box>
              <text:p text:style-name="P1"><text:span text:style-name="T3">NOVOS</text:span></text:p>
            </draw:text-box>
          </draw:frame>
        </draw:g>
        <draw:g>
          <draw:g>
            <draw:polygon draw:style-name="gr11" draw:layer="layout" svg:width="1.368cm" svg:height="0.547cm" svg:x="3.305cm" svg:y="17.5cm" svg:viewBox="0 0 1369 548" draw:points="0,548 1369,548 1369,0 0,0">
              <text:p/>
            </draw:polygon>
            <draw:polygon draw:style-name="gr12" draw:layer="layout" svg:width="1.368cm" svg:height="0.547cm" svg:x="3.305cm" svg:y="17.5cm" svg:viewBox="0 0 1369 548" draw:points="0,548 1369,548 1369,0 0,0">
              <text:p/>
            </draw:polygon>
          </draw:g>
          <draw:frame draw:style-name="gr53" draw:layer="layout" svg:width="1.368cm" svg:height="1.02cm" svg:x="3.305cm" svg:y="17.263cm">
            <draw:text-box>
              <text:p text:style-name="P1"><text:span text:style-name="T3">TVServer</text:span></text:p>
            </draw:text-box>
          </draw:frame>
        </draw:g>
        <draw:g>
          <draw:g>
            <draw:polygon draw:style-name="gr11" draw:layer="layout" svg:width="1.368cm" svg:height="0.547cm" svg:x="4.946cm" svg:y="17.5cm" svg:viewBox="0 0 1369 548" draw:points="0,548 1369,548 1369,0 0,0">
              <text:p/>
            </draw:polygon>
            <draw:polygon draw:style-name="gr12" draw:layer="layout" svg:width="1.368cm" svg:height="0.547cm" svg:x="4.946cm" svg:y="17.5cm" svg:viewBox="0 0 1369 548" draw:points="0,548 1369,548 1369,0 0,0">
              <text:p/>
            </draw:polygon>
          </draw:g>
          <draw:frame draw:style-name="gr53" draw:layer="layout" svg:width="1.368cm" svg:height="1.02cm" svg:x="4.946cm" svg:y="17.263cm">
            <draw:text-box>
              <text:p text:style-name="P1"><text:span text:style-name="T3">Rigsense</text:span></text:p>
            </draw:text-box>
          </draw:frame>
        </draw:g>
        <draw:g>
          <draw:path draw:style-name="gr9" draw:layer="layout" svg:width="1.699cm" svg:height="3.994cm" svg:x="2.333cm" svg:y="13.506cm" svg:viewBox="0 0 1700 3995" svg:d="M0 3772l184 77-169 146zM1516 145l184 78-15-223z">
            <text:p/>
          </draw:path>
          <draw:path draw:style-name="gr7" draw:layer="layout" svg:width="1.699cm" svg:height="3.994cm" svg:x="2.333cm" svg:y="13.506cm" svg:viewBox="0 0 1700 3995" svg:d="M0 3772l184 77-169 146zM1516 145l184 78-15-223zM92 3810l1516-3626">
            <text:p/>
          </draw:path>
        </draw:g>
        <draw:g>
          <draw:path draw:style-name="gr9" draw:layer="layout" svg:width="0.225cm" svg:height="3.939cm" svg:x="3.891cm" svg:y="13.561cm" svg:viewBox="0 0 226 3940" svg:d="M0 3740l201 1-102 199zM24 199l202 1-100-200z">
            <text:p/>
          </draw:path>
          <draw:path draw:style-name="gr7" draw:layer="layout" svg:width="0.225cm" svg:height="3.939cm" svg:x="3.891cm" svg:y="13.561cm" svg:viewBox="0 0 226 3940" svg:d="M0 3740l201 1-102 199zM24 199l202 1-100-200zM100 3740l25-3541">
            <text:p/>
          </draw:path>
        </draw:g>
        <draw:g>
          <draw:path draw:style-name="gr9" draw:layer="layout" svg:width="1.647cm" svg:height="3.939cm" svg:x="4cm" svg:y="13.561cm" svg:viewBox="0 0 1648 3940" svg:d="M1463 3793l185-76-17 223zM0 222l185-75-169-147z">
            <text:p/>
          </draw:path>
          <draw:path draw:style-name="gr7" draw:layer="layout" svg:width="1.647cm" svg:height="3.939cm" svg:x="4cm" svg:y="13.561cm" svg:viewBox="0 0 1648 3940" svg:d="M1463 3793l185-76-17 223zM0 222l185-75-169-147zM1555 3755l-1463-3570">
            <text:p/>
          </draw:path>
        </draw:g>
        <draw:g>
          <draw:path draw:style-name="gr9" draw:layer="layout" svg:width="1.789cm" svg:height="1.866cm" svg:x="2.211cm" svg:y="9.964cm" svg:viewBox="0 0 1790 1867" svg:d="M1579 1792l145-138 66 213zM66 213l144-138-210-75z">
            <text:p/>
          </draw:path>
          <draw:path draw:style-name="gr7" draw:layer="layout" svg:width="1.789cm" svg:height="1.866cm" svg:x="2.211cm" svg:y="9.964cm" svg:viewBox="0 0 1790 1867" svg:d="M1579 1792l145-138 66 213zM66 213l144-138-210-75zM1652 1723l-1514-1579">
            <text:p/>
          </draw:path>
        </draw:g>
        <draw:g>
          <draw:path draw:style-name="gr9" draw:layer="layout" svg:width="2.013cm" svg:height="1.866cm" svg:x="4.001cm" svg:y="9.964cm" svg:viewBox="0 0 2014 1867" svg:d="M78 1658l136 147-214 62zM1799 62l136 147 79-209z">
            <text:p/>
          </draw:path>
          <draw:path draw:style-name="gr7" draw:layer="layout" svg:width="2.013cm" svg:height="1.866cm" svg:x="4.001cm" svg:y="9.964cm" svg:viewBox="0 0 2014 1867" svg:d="M78 1658l136 147-214 62zM1799 62l136 147 79-209zM146 1731l1721-1596">
            <text:p/>
          </draw:path>
        </draw:g>
        <draw:g>
          <draw:path draw:style-name="gr9" draw:layer="layout" svg:width="1.192cm" svg:height="1.866cm" svg:x="4.001cm" svg:y="9.964cm" svg:viewBox="0 0 1193 1867" svg:d="M23 1645l168 108-191 114zM1001 114l168 108 24-222z">
            <text:p/>
          </draw:path>
          <draw:path draw:style-name="gr7" draw:layer="layout" svg:width="1.192cm" svg:height="1.866cm" svg:x="4.001cm" svg:y="9.964cm" svg:viewBox="0 0 1193 1867" svg:d="M23 1645l168 108-191 114zM1001 114l168 108 24-222zM107 1699l978-1531">
            <text:p/>
          </draw:path>
        </draw:g>
        <draw:g>
          <draw:path draw:style-name="gr9" draw:layer="layout" svg:width="0.332cm" svg:height="2.065cm" svg:x="3.769cm" svg:y="9.964cm" svg:viewBox="0 0 333 2066" svg:d="M133 1874l200-16-85 208zM0 207l200-16-116-191z">
            <text:p/>
          </draw:path>
          <draw:path draw:style-name="gr7" draw:layer="layout" svg:width="0.332cm" svg:height="2.065cm" svg:x="3.769cm" svg:y="9.964cm" svg:viewBox="0 0 333 2066" svg:d="M133 1874l200-16-85 208zM0 207l200-16-116-191zM233 1866l-133-1667">
            <text:p/>
          </draw:path>
        </draw:g>
        <draw:g>
          <draw:path draw:style-name="gr9" draw:layer="layout" svg:width="0.969cm" svg:height="1.866cm" svg:x="3.032cm" svg:y="9.964cm" svg:viewBox="0 0 970 1867" svg:d="M789 1736l178-92 3 223zM3 223l177-92-180-131z">
            <text:p/>
          </draw:path>
          <draw:path draw:style-name="gr7" draw:layer="layout" svg:width="0.969cm" svg:height="1.866cm" svg:x="3.032cm" svg:y="9.964cm" svg:viewBox="0 0 970 1867" svg:d="M789 1736l178-92 3 223zM3 223l177-92-180-131zM878 1690l-786-1513">
            <text:p/>
          </draw:path>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NOVAS 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NOVAS Fusion configurations may scale. </text:span></text:p>
            </draw:text-box>
          </draw:frame>
        </draw:g>
        <draw:g>
          <draw:g>
            <draw:polygon draw:style-name="gr28" draw:layer="layout" svg:width="1.504cm" svg:height="1.504cm" svg:x="3.305cm" svg:y="12.029cm" svg:viewBox="0 0 1505 1505" draw:points="0,1505 1505,1505 1505,0 0,0">
              <text:p/>
            </draw:polygon>
            <draw:polygon draw:style-name="gr42" draw:layer="layout" svg:width="1.504cm" svg:height="1.504cm" svg:x="3.305cm" svg:y="12.029cm" svg:viewBox="0 0 1505 1505" draw:points="0,1505 1505,1505 1505,0 0,0">
              <text:p/>
            </draw:polygon>
          </draw:g>
          <draw:frame draw:style-name="gr54" draw:layer="layout" svg:width="1.504cm" svg:height="1.824cm" svg:x="3.305cm" svg:y="11.869cm">
            <draw:text-box>
              <text:p text:style-name="P1"><text:span text:style-name="T3">Message Bus Manager</text:span></text:p>
            </draw:text-box>
          </draw:frame>
        </draw:g>
        <draw:g>
          <draw:g>
            <draw:polygon draw:style-name="gr28" draw:layer="layout" svg:width="1.504cm" svg:height="1.504cm" svg:x="5.357cm" svg:y="13.534cm" svg:viewBox="0 0 1505 1505" draw:points="0,1505 1505,1505 1505,0 0,0">
              <text:p/>
            </draw:polygon>
            <draw:polygon draw:style-name="gr42" draw:layer="layout" svg:width="1.504cm" svg:height="1.504cm" svg:x="5.357cm" svg:y="13.534cm" svg:viewBox="0 0 1505 1505" draw:points="0,1505 1505,1505 1505,0 0,0">
              <text:p/>
            </draw:polygon>
          </draw:g>
          <draw:frame draw:style-name="gr54" draw:layer="layout" svg:width="1.504cm" svg:height="2.628cm" svg:x="5.357cm" svg:y="12.972cm">
            <draw:text-box>
              <text:p text:style-name="P1"><text:span text:style-name="T3">Message Directory Manager</text:span></text:p>
            </draw:text-box>
          </draw:frame>
        </draw:g>
        <draw:g>
          <draw:g>
            <draw:polygon draw:style-name="gr28" draw:layer="layout" svg:width="1.504cm" svg:height="1.504cm" svg:x="7.545cm" svg:y="13.534cm" svg:viewBox="0 0 1505 1505" draw:points="0,1505 1505,1505 1505,0 0,0">
              <text:p/>
            </draw:polygon>
            <draw:polygon draw:style-name="gr42" draw:layer="layout" svg:width="1.504cm" svg:height="1.504cm" svg:x="7.545cm" svg:y="13.534cm" svg:viewBox="0 0 1505 1505" draw:points="0,1505 1505,1505 1505,0 0,0">
              <text:p/>
            </draw:polygon>
          </draw:g>
          <draw:frame draw:style-name="gr54" draw:layer="layout" svg:width="1.504cm" svg:height="1.504cm" svg:x="7.545cm" svg:y="13.534cm">
            <draw:text-box>
              <text:p text:style-name="P1"><text:span text:style-name="T3">Security Manager</text:span></text:p>
            </draw:text-box>
          </draw:frame>
        </draw:g>
        <draw:g>
          <draw:polyline draw:style-name="gr7" draw:layer="layout" svg:width="1.313cm" svg:height="0.779cm" svg:x="4.837cm" svg:y="12.728cm" svg:viewBox="0 0 1314 780" draw:points="0,0 1314,0 1314,780">
            <text:p/>
          </draw:polyline>
          <draw:frame draw:style-name="gr44" draw:layer="layout" svg:width="1.411cm" svg:height="1.227cm" svg:x="5.444cm" svg:y="12.504cm">
            <draw:text-box>
              <text:p/>
            </draw:text-box>
          </draw:frame>
        </draw:g>
        <draw:g>
          <draw:polyline draw:style-name="gr7" draw:layer="layout" svg:width="3.501cm" svg:height="0.833cm" svg:x="4.837cm" svg:y="12.728cm" svg:viewBox="0 0 3502 834" draw:points="0,0 3502,0 3502,834">
            <text:p/>
          </draw:polyline>
          <draw:frame draw:style-name="gr44" draw:layer="layout" svg:width="1.411cm" svg:height="1.227cm" svg:x="7.633cm" svg:y="12.531cm">
            <draw:text-box>
              <text:p/>
            </draw:text-box>
          </draw:frame>
        </draw:g>
        <draw:g>
          <draw:polygon draw:style-name="gr28" draw:layer="layout" svg:width="3.009cm" svg:height="2.388cm" svg:x="17.372cm" svg:y="7.9cm" svg:viewBox="0 0 3010 2389" draw:points="0,2389 3010,2389 3010,0 0,0">
            <text:p/>
          </draw:polygon>
          <draw:frame draw:style-name="gr55" draw:layer="layout" svg:width="3.009cm" svg:height="2.388cm" svg:x="17.372cm" svg:y="7.9cm">
            <draw:text-box>
              <text:p text:style-name="P1"><text:span text:style-name="T6">Host C</text:span></text:p>
            </draw:text-box>
          </draw:frame>
        </draw:g>
        <draw:g>
          <draw:polygon draw:style-name="gr32" draw:layer="layout" svg:width="9.131cm" svg:height="5.709cm" svg:x="11.464cm" svg:y="10.6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polygon draw:style-name="gr7" draw:layer="layout" svg:width="9.131cm" svg:height="5.709cm" svg:x="11.464cm" svg:y="10.672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g>
        <draw:frame draw:style-name="gr48" draw:layer="layout" svg:width="9.136cm" svg:height="1.427cm" svg:x="11.471cm" svg:y="16.397cm">
          <draw:text-box>
            <text:p text:style-name="P1"><text:span text:style-name="T2">NF Fusion</text:span></text:p>
          </draw:text-box>
        </draw:frame>
        <draw:g>
          <draw:g>
            <draw:polygon draw:style-name="gr11" draw:layer="layout" svg:width="1.094cm" svg:height="1.641cm" svg:x="19.123cm" svg:y="8.468cm" svg:viewBox="0 0 1095 1642" draw:points="0,1642 1095,1642 1095,0 0,0">
              <text:p/>
            </draw:polygon>
            <draw:polygon draw:style-name="gr61" draw:layer="layout" svg:width="1.094cm" svg:height="1.641cm" svg:x="19.123cm" svg:y="8.468cm" svg:viewBox="0 0 1095 1642" draw:points="0,1642 1095,1642 1095,0 0,0">
              <text:p/>
            </draw:polygon>
          </draw:g>
          <draw:frame draw:style-name="gr50" draw:layer="layout" svg:width="1.094cm" svg:height="1.641cm" svg:x="19.123cm" svg:y="8.468cm">
            <draw:text-box>
              <text:p text:style-name="P1"><text:span text:style-name="T6">TrueDrill</text:span></text:p>
            </draw:text-box>
          </draw:frame>
        </draw:g>
        <draw:g>
          <draw:g>
            <draw:polygon draw:style-name="gr11" draw:layer="layout" svg:width="0.547cm" svg:height="0.547cm" svg:x="19.396cm" svg:y="9.398cm" svg:viewBox="0 0 548 548" draw:points="0,548 548,548 548,0 0,0">
              <text:p/>
            </draw:polygon>
            <draw:polygon draw:style-name="gr12" draw:layer="layout" svg:width="0.547cm" svg:height="0.547cm" svg:x="19.396cm" svg:y="9.398cm" svg:viewBox="0 0 548 548" draw:points="0,548 548,548 548,0 0,0">
              <text:p/>
            </draw:polygon>
          </draw:g>
          <draw:frame draw:style-name="gr53" draw:layer="layout" svg:width="0.547cm" svg:height="1.433cm" svg:x="19.396cm" svg:y="8.955cm">
            <draw:text-box>
              <text:p text:style-name="P1"><text:span text:style-name="T6">Chart</text:span></text:p>
            </draw:text-box>
          </draw:frame>
        </draw:g>
        <draw:g>
          <draw:path draw:style-name="gr9" draw:layer="layout" svg:width="2.67cm" svg:height="2.079cm" svg:x="17cm" svg:y="9.945cm" svg:viewBox="0 0 2671 2080" svg:d="M96 1879l123 157-219 44zM2451 43l123 158 97-201z">
            <text:p/>
          </draw:path>
          <draw:path draw:style-name="gr7" draw:layer="layout" svg:width="2.67cm" svg:height="2.079cm" svg:x="17cm" svg:y="9.945cm" svg:viewBox="0 0 2671 2080" svg:d="M96 1879l123 157-219 44zM2451 43l123 158 97-201zM157 1957l2356-1835">
            <text:p/>
          </draw:path>
        </draw:g>
        <draw:g>
          <draw:g>
            <draw:polygon draw:style-name="gr28" draw:layer="layout" svg:width="1.504cm" svg:height="1.504cm" svg:x="15.496cm" svg:y="12.024cm" svg:viewBox="0 0 1505 1505" draw:points="0,1505 1505,1505 1505,0 0,0">
              <text:p/>
            </draw:polygon>
            <draw:polygon draw:style-name="gr42" draw:layer="layout" svg:width="1.504cm" svg:height="1.504cm" svg:x="15.496cm" svg:y="12.024cm" svg:viewBox="0 0 1505 1505" draw:points="0,1505 1505,1505 1505,0 0,0">
              <text:p/>
            </draw:polygon>
          </draw:g>
          <draw:frame draw:style-name="gr54" draw:layer="layout" svg:width="1.504cm" svg:height="1.824cm" svg:x="15.496cm" svg:y="11.864cm">
            <draw:text-box>
              <text:p text:style-name="P1"><text:span text:style-name="T3">Message Bus Manager</text:span></text:p>
            </draw:text-box>
          </draw:frame>
        </draw:g>
        <draw:g>
          <draw:polyline draw:style-name="gr7" draw:layer="layout" svg:width="9.3cm" svg:height="0.5cm" svg:x="6.2cm" svg:y="13cm" svg:viewBox="0 0 9301 501" draw:points="9301,0 0,0 0,501">
            <text:p/>
          </draw:polyline>
          <draw:frame draw:style-name="gr44" draw:layer="layout" svg:width="1.411cm" svg:height="1.227cm" svg:x="5.495cm" svg:y="12.637cm">
            <draw:text-box>
              <text:p/>
            </draw:text-box>
          </draw:frame>
        </draw:g>
        <draw:g>
          <draw:polyline draw:style-name="gr7" draw:layer="layout" svg:width="7.124cm" svg:height="0cm" svg:x="8.375cm" svg:y="13.2cm" svg:viewBox="0 0 7125 0" draw:points="7125,0 0,0 0,0">
            <text:p/>
          </draw:polyline>
          <draw:frame draw:style-name="gr44" draw:layer="layout" svg:width="1.411cm" svg:height="1.227cm" svg:x="7.67cm" svg:y="12.586cm">
            <draw:text-box>
              <text:p/>
            </draw:text-box>
          </draw:frame>
        </draw:g>
        <draw:g>
          <draw:g>
            <draw:path draw:style-name="gr9" draw:layer="layout" svg:width="10.686cm" svg:height="0.206cm" svg:x="4.81cm" svg:y="11.924cm" svg:viewBox="0 0 10687 207" svg:d="M199 5l1 202-200-101zM10487 0v201l200-101z">
              <text:p/>
            </draw:path>
            <draw:path draw:style-name="gr7" draw:layer="layout" svg:width="10.686cm" svg:height="0.206cm" svg:x="4.81cm" svg:y="11.924cm" svg:viewBox="0 0 10687 207" svg:d="M199 5l1 202-200-101zM10487 0v201l200-101zM199 106l10288-6">
              <text:p/>
            </draw:path>
          </draw:g>
          <draw:frame draw:style-name="gr18" draw:layer="layout" svg:width="10.686cm" svg:height="0.618cm" draw:transform="rotate (0.000523598775598299) translate (4.81cm 11.72cm)">
            <draw:text-box>
              <text:p text:style-name="P1"><text:span text:style-name="T3">bridge</text:span></text:p>
            </draw:text-box>
          </draw:frame>
        </draw:g>
        <draw:g>
          <draw:g>
            <draw:polygon draw:style-name="gr4" draw:layer="layout" svg:width="4.978cm" svg:height="1.641cm" svg:x="7.5cm" svg:y="27.2cm" svg:viewBox="0 0 4979 1642" draw:points="0,1642 4979,1642 4979,0 0,0">
              <text:p/>
            </draw:polygon>
            <draw:polygon draw:style-name="gr5" draw:layer="layout" svg:width="4.978cm" svg:height="1.641cm" svg:x="7.5cm" svg:y="27.2cm" svg:viewBox="0 0 4979 1642" draw:points="0,1642 4979,1642 4979,0 0,0">
              <text:p/>
            </draw:polygon>
          </draw:g>
          <draw:frame draw:style-name="gr47" draw:layer="layout" svg:width="4.978cm" svg:height="1.641cm" svg:x="7.5cm" svg:y="27.2cm">
            <draw:text-box>
              <text:p text:style-name="P1"><text:span text:style-name="T3">NPC</text:span></text:p>
            </draw:text-box>
          </draw:frame>
        </draw:g>
        <draw:g>
          <draw:polygon draw:style-name="gr32" draw:layer="layout" svg:width="9.131cm" svg:height="5.709cm" svg:x="7.664cm" svg:y="20.804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polygon draw:style-name="gr7" draw:layer="layout" svg:width="9.131cm" svg:height="5.709cm" svg:x="7.664cm" svg:y="20.804cm" svg:viewBox="0 0 9132 5710" draw:points="8184,2055 8169,2055 8154,2055 8139,2056 8125,2057 8109,2058 8095,2060 8081,2061 8066,2063 8052,2065 8038,2067 8023,2069 8009,2072 7995,2075 7981,2078 7967,2081 7954,2085 7954,2081 7954,2078 7954,2075 7954,2071 7954,2068 7954,2064 7954,2061 7954,2057 7955,2054 7955,2051 7955,2048 7955,2044 7955,2040 7955,2037 7955,2033 7956,2030 7948,1896 7929,1766 7898,1641 7855,1520 7801,1405 7737,1297 7664,1197 7581,1104 7490,1019 7391,943 7286,878 7174,823 7057,778 6934,746 6807,727 6676,720 6615,721 6554,725 6494,733 6436,743 6377,756 6321,772 6264,790 6210,810 6157,833 6104,859 6053,886 6004,916 5955,949 5909,983 5865,1019 5821,1058 5795,946 5760,839 5716,736 5664,637 5605,545 5538,458 5464,377 5384,302 5298,235 5207,175 5110,123 5009,80 4903,45 4794,20 4681,5 4565,0 4450,5 4337,20 4228,45 4122,80 4021,123 3925,175 3833,235 3747,302 3667,377 3593,458 3527,545 3467,637 3415,736 3371,839 3336,946 3310,1058 3266,1019 3221,983 3175,949 3127,916 3077,886 3027,859 2974,833 2921,810 2866,790 2810,772 2753,756 2695,743 2636,733 2577,725 2516,721 2454,720 2323,727 2196,746 2074,778 1956,823 1844,878 1739,943 1640,1019 1550,1104 1467,1197 1393,1297 1329,1405 1275,1520 1232,1641 1201,1766 1182,1896 1175,2030 1175,2033 1175,2037 1175,2040 1175,2044 1175,2048 1176,2051 1176,2054 1176,2057 1176,2061 1176,2064 1176,2068 1176,2071 1177,2075 1177,2078 1177,2081 1178,2085 1164,2081 1149,2078 1135,2075 1122,2072 1108,2069 1093,2067 1079,2065 1064,2063 1050,2061 1035,2060 1021,2058 1006,2057 991,2056 977,2055 961,2055 947,2055 849,2060 756,2075 665,2099 578,2131 495,2172 417,2220 344,2276 276,2339 215,2407 161,2482 114,2563 73,2647 42,2737 19,2829 4,2927 0,3027 4,3126 19,3222 42,3315 73,3404 114,3489 161,3569 215,3644 276,3713 344,3775 417,3831 495,3879 578,3920 665,3953 756,3977 849,3992 947,3997 961,3996 977,3996 991,3995 1006,3995 1021,3993 1035,3992 1050,3990 1064,3989 1079,3986 1093,3984 1108,3982 1122,3979 1135,3976 1149,3973 1164,3970 1178,3967 1177,3970 1177,3974 1177,3977 1176,3980 1176,3983 1176,3987 1176,3990 1176,3994 1176,3997 1176,4001 1175,4004 1175,4007 1175,4011 1175,4014 1175,4018 1175,4022 1182,4155 1201,4286 1232,4411 1275,4531 1329,4646 1393,4754 1467,4855 1550,4948 1640,5032 1739,5108 1844,5173 1956,5229 2074,5273 2196,5305 2323,5325 2454,5332 2523,5330 2590,5325 2658,5315 2723,5303 2787,5286 2850,5267 2913,5244 2973,5219 3031,5190 3087,5159 3143,5124 3196,5088 3247,5048 3297,5006 3344,4961 3389,4915 3524,5161 3707,5371 3931,5537 4186,5651 4467,5705 4565,5710 4854,5676 5119,5581 5353,5432 5550,5236 5702,5000 5742,4915 5884,5048 6043,5159 6218,5244 6407,5303 6608,5330 6676,5332 7057,5273 7391,5108 7664,4855 7855,4531 7948,4155 7956,4022 7955,4011 7955,4001 7954,3990 7954,3980 7954,3970 7954,3967 7995,3976 8038,3984 8081,3990 8125,3995 8169,3996 8184,3997 8466,3953 8713,3831 8915,3644 9057,3404 9127,3126 9132,3027 9089,2737 8969,2482 8786,2276 8552,2131 8281,2060">
            <text:p/>
          </draw:polygon>
        </draw:g>
        <draw:frame draw:style-name="gr48" draw:layer="layout" svg:width="9.136cm" svg:height="1.427cm" svg:x="7.671cm" svg:y="26.53cm">
          <draw:text-box>
            <text:p text:style-name="P1"><text:span text:style-name="T2">NOVOS MOE</text:span></text:p>
          </draw:text-box>
        </draw:frame>
        <draw:g>
          <draw:g>
            <draw:polygon draw:style-name="gr4" draw:layer="layout" svg:width="1.915cm" svg:height="1.641cm" svg:x="10.673cm" svg:y="18.506cm" svg:viewBox="0 0 1916 1642" draw:points="0,1642 1916,1642 1916,0 0,0">
              <text:p/>
            </draw:polygon>
            <draw:polygon draw:style-name="gr5" draw:layer="layout" svg:width="1.915cm" svg:height="1.641cm" svg:x="10.673cm" svg:y="18.506cm" svg:viewBox="0 0 1916 1642" draw:points="0,1642 1916,1642 1916,0 0,0">
              <text:p/>
            </draw:polygon>
          </draw:g>
          <draw:frame draw:style-name="gr62" draw:layer="layout" svg:width="1.915cm" svg:height="1.641cm" svg:x="10.673cm" svg:y="18.506cm">
            <draw:text-box>
              <text:p text:style-name="P1"><text:span text:style-name="T3">Dash Board</text:span></text:p>
            </draw:text-box>
          </draw:frame>
        </draw:g>
        <draw:g>
          <draw:g>
            <draw:polygon draw:style-name="gr4" draw:layer="layout" svg:width="1.368cm" svg:height="0.547cm" svg:x="7.664cm" svg:y="27.532cm" svg:viewBox="0 0 1369 548" draw:points="0,548 1369,548 1369,0 0,0">
              <text:p/>
            </draw:polygon>
            <draw:polygon draw:style-name="gr5" draw:layer="layout" svg:width="1.368cm" svg:height="0.547cm" svg:x="7.664cm" svg:y="27.532cm" svg:viewBox="0 0 1369 548" draw:points="0,548 1369,548 1369,0 0,0">
              <text:p/>
            </draw:polygon>
          </draw:g>
          <draw:frame draw:style-name="gr53" draw:layer="layout" svg:width="1.368cm" svg:height="0.618cm" svg:x="7.664cm" svg:y="27.496cm">
            <draw:text-box>
              <text:p text:style-name="P1"><text:span text:style-name="T3">Aphion</text:span></text:p>
            </draw:text-box>
          </draw:frame>
        </draw:g>
        <draw:g>
          <draw:g>
            <draw:polygon draw:style-name="gr4" draw:layer="layout" svg:width="1.368cm" svg:height="0.547cm" svg:x="9.305cm" svg:y="27.532cm" svg:viewBox="0 0 1369 548" draw:points="0,548 1369,548 1369,0 0,0">
              <text:p/>
            </draw:polygon>
            <draw:polygon draw:style-name="gr5" draw:layer="layout" svg:width="1.368cm" svg:height="0.547cm" svg:x="9.305cm" svg:y="27.532cm" svg:viewBox="0 0 1369 548" draw:points="0,548 1369,548 1369,0 0,0">
              <text:p/>
            </draw:polygon>
          </draw:g>
          <draw:frame draw:style-name="gr53" draw:layer="layout" svg:width="1.368cm" svg:height="1.02cm" svg:x="9.305cm" svg:y="27.295cm">
            <draw:text-box>
              <text:p text:style-name="P1"><text:span text:style-name="T3">InteliServ</text:span></text:p>
            </draw:text-box>
          </draw:frame>
        </draw:g>
        <draw:g>
          <draw:g>
            <draw:polygon draw:style-name="gr4" draw:layer="layout" svg:width="1.368cm" svg:height="0.547cm" svg:x="10.946cm" svg:y="27.532cm" svg:viewBox="0 0 1369 548" draw:points="0,548 1369,548 1369,0 0,0">
              <text:p/>
            </draw:polygon>
            <draw:polygon draw:style-name="gr5" draw:layer="layout" svg:width="1.368cm" svg:height="0.547cm" svg:x="10.946cm" svg:y="27.532cm" svg:viewBox="0 0 1369 548" draw:points="0,548 1369,548 1369,0 0,0">
              <text:p/>
            </draw:polygon>
          </draw:g>
          <draw:frame draw:style-name="gr53" draw:layer="layout" svg:width="1.368cm" svg:height="0.618cm" svg:x="10.946cm" svg:y="27.496cm">
            <draw:text-box>
              <text:p text:style-name="P1"><text:span text:style-name="T3">Other</text:span></text:p>
            </draw:text-box>
          </draw:frame>
        </draw:g>
        <draw:g>
          <draw:path draw:style-name="gr9" draw:layer="layout" svg:width="3.884cm" svg:height="1.111cm" svg:x="8.348cm" svg:y="26.468cm" svg:viewBox="0 0 3885 1112" svg:d="M168 919l50 193-218-46zM3666 0l51 193 168-148z">
            <text:p/>
          </draw:path>
          <draw:path draw:style-name="gr7" draw:layer="layout" svg:width="3.884cm" svg:height="1.111cm" svg:x="8.348cm" svg:y="26.468cm" svg:viewBox="0 0 3885 1112" svg:d="M168 919l50 193-218-46zM3666 0l51 193 168-148zM193 1016l3498-920">
            <text:p/>
          </draw:path>
        </draw:g>
        <draw:g>
          <draw:path draw:style-name="gr9" draw:layer="layout" svg:width="2.243cm" svg:height="1.036cm" svg:x="9.989cm" svg:y="26.505cm" svg:viewBox="0 0 2244 1037" svg:d="M140 855l83 182-223-8zM2021 0l83 182 140-174z">
            <text:p/>
          </draw:path>
          <draw:path draw:style-name="gr7" draw:layer="layout" svg:width="2.243cm" svg:height="1.036cm" svg:x="9.989cm" svg:y="26.505cm" svg:viewBox="0 0 2244 1037" svg:d="M140 855l83 182-223-8zM2021 0l83 182 140-174zM182 946l1880-855">
            <text:p/>
          </draw:path>
        </draw:g>
        <draw:g>
          <draw:path draw:style-name="gr9" draw:layer="layout" svg:width="0.602cm" svg:height="1.019cm" svg:x="11.63cm" svg:y="26.514cm" svg:viewBox="0 0 603 1020" svg:d="M15 797l173 102-188 121zM414 121l174 102 15-223z">
            <text:p/>
          </draw:path>
          <draw:path draw:style-name="gr7" draw:layer="layout" svg:width="0.602cm" svg:height="1.019cm" svg:x="11.63cm" svg:y="26.514cm" svg:viewBox="0 0 603 1020" svg:d="M15 797l173 102-188 121zM414 121l174 102 15-223zM101 848l401-676">
            <text:p/>
          </draw:path>
        </draw:g>
        <draw:g>
          <draw:path draw:style-name="gr9" draw:layer="layout" svg:width="0.602cm" svg:height="0.657cm" svg:x="11.63cm" svg:y="20.147cm" svg:viewBox="0 0 603 658" svg:d="M393 578l149-136 61 216zM61 216l148-137-209-79z">
            <text:p/>
          </draw:path>
          <draw:path draw:style-name="gr7" draw:layer="layout" svg:width="0.602cm" svg:height="0.657cm" svg:x="11.63cm" svg:y="20.147cm" svg:viewBox="0 0 603 658" svg:d="M393 578l149-136 61 216zM61 216l148-137-209-79zM468 511l-333-364">
            <text:p/>
          </draw:path>
        </draw:g>
        <draw:g>
          <draw:path draw:style-name="gr9" draw:layer="layout" svg:width="5.316cm" svg:height="5.611cm" svg:x="2.348cm" svg:y="18.047cm" svg:viewBox="0 0 5317 5612" svg:d="M210 76l-146 137-64-213zM5252 5398l-145 138 210 76z">
            <text:p/>
          </draw:path>
          <draw:path draw:style-name="gr7" draw:layer="layout" svg:width="5.316cm" svg:height="5.611cm" svg:x="2.348cm" svg:y="18.047cm" svg:viewBox="0 0 5317 5612" svg:d="M210 76l-146 137-64-213zM5252 5398l-145 138 210 76zM137 145l5042 5322">
            <text:p/>
          </draw:path>
        </draw:g>
      </draw:page>
      <draw:page draw:name="page7" draw:style-name="dp1" draw:master-page-name="Default">
        <draw:g>
          <draw:g>
            <draw:polygon draw:style-name="gr11" draw:layer="layout" svg:width="4cm" svg:height="3cm" svg:x="0.9cm" svg:y="11.5cm" svg:viewBox="0 0 4001 3001" draw:points="0,3001 4001,3001 4001,0 0,0">
              <text:p/>
            </draw:polygon>
            <draw:polygon draw:style-name="gr12" draw:layer="layout" svg:width="4cm" svg:height="3cm" svg:x="0.9cm" svg:y="11.5cm" svg:viewBox="0 0 4001 3001" draw:points="0,3001 4001,3001 4001,0 0,0">
              <text:p/>
            </draw:polygon>
          </draw:g>
          <draw:frame draw:style-name="gr35" draw:layer="layout" svg:width="4cm" svg:height="3cm" svg:x="0.9cm" svg:y="11.5cm">
            <draw:text-box>
              <text:p text:style-name="P1"><text:span text:style-name="T3">App</text:span><text:span text:style-name="T3"><text:line-break/></text:span><text:span text:style-name="T3">C/C#/.NET</text:span></text:p>
            </draw:text-box>
          </draw:frame>
        </draw:g>
        <draw:g>
          <draw:g>
            <draw:polygon draw:style-name="gr11" draw:layer="layout" svg:width="4cm" svg:height="3cm" svg:x="5.9cm" svg:y="11.5cm" svg:viewBox="0 0 4001 3001" draw:points="0,3001 4001,3001 4001,0 0,0">
              <text:p/>
            </draw:polygon>
            <draw:polygon draw:style-name="gr12" draw:layer="layout" svg:width="4cm" svg:height="3cm" svg:x="5.9cm" svg:y="11.5cm" svg:viewBox="0 0 4001 3001" draw:points="0,3001 4001,3001 4001,0 0,0">
              <text:p/>
            </draw:polygon>
          </draw:g>
          <draw:frame draw:style-name="gr35" draw:layer="layout" svg:width="4cm" svg:height="3cm" svg:x="5.9cm" svg:y="11.5cm">
            <draw:text-box>
              <text:p text:style-name="P1"><text:span text:style-name="T3">Plugin</text:span></text:p>
            </draw:text-box>
          </draw:frame>
        </draw:g>
        <draw:g>
          <draw:g>
            <draw:polygon draw:style-name="gr11" draw:layer="layout" svg:width="4cm" svg:height="3cm" svg:x="11.4cm" svg:y="11.5cm" svg:viewBox="0 0 4001 3001" draw:points="0,3001 4001,3001 4001,0 0,0">
              <text:p/>
            </draw:polygon>
            <draw:polygon draw:style-name="gr12" draw:layer="layout" svg:width="4cm" svg:height="3cm" svg:x="11.4cm" svg:y="11.5cm" svg:viewBox="0 0 4001 3001" draw:points="0,3001 4001,3001 4001,0 0,0">
              <text:p/>
            </draw:polygon>
          </draw:g>
          <draw:frame draw:style-name="gr35" draw:layer="layout" svg:width="4cm" svg:height="3cm" svg:x="11.4cm" svg:y="11.5cm">
            <draw:text-box>
              <text:p text:style-name="P1"><text:span text:style-name="T3">I/O Plugin</text:span></text:p>
            </draw:text-box>
          </draw:frame>
        </draw:g>
        <draw:g>
          <draw:g>
            <draw:polygon draw:style-name="gr11" draw:layer="layout" svg:width="2.5cm" svg:height="0.7cm" svg:x="2.4cm" svg:y="13.8cm" svg:viewBox="0 0 2501 701" draw:points="0,701 2501,701 2501,0 0,0">
              <text:p/>
            </draw:polygon>
            <draw:polygon draw:style-name="gr12" draw:layer="layout" svg:width="2.5cm" svg:height="0.7cm" svg:x="2.4cm" svg:y="13.8cm" svg:viewBox="0 0 2501 701" draw:points="0,701 2501,701 2501,0 0,0">
              <text:p/>
            </draw:polygon>
          </draw:g>
          <draw:frame draw:style-name="gr63" draw:layer="layout" svg:width="2.5cm" svg:height="0.7cm" svg:x="2.4cm" svg:y="13.8cm">
            <draw:text-box>
              <text:p text:style-name="P1"><text:span text:style-name="T3">NF Client Lib</text:span></text:p>
            </draw:text-box>
          </draw:frame>
        </draw:g>
        <draw:g>
          <draw:g>
            <draw:polygon draw:style-name="gr11" draw:layer="layout" svg:width="2.5cm" svg:height="0.7cm" svg:x="7.4cm" svg:y="13.8cm" svg:viewBox="0 0 2501 701" draw:points="0,701 2501,701 2501,0 0,0">
              <text:p/>
            </draw:polygon>
            <draw:polygon draw:style-name="gr12" draw:layer="layout" svg:width="2.5cm" svg:height="0.7cm" svg:x="7.4cm" svg:y="13.8cm" svg:viewBox="0 0 2501 701" draw:points="0,701 2501,701 2501,0 0,0">
              <text:p/>
            </draw:polygon>
          </draw:g>
          <draw:frame draw:style-name="gr63" draw:layer="layout" svg:width="2.5cm" svg:height="0.7cm" svg:x="7.4cm" svg:y="13.8cm">
            <draw:text-box>
              <text:p text:style-name="P1"><text:span text:style-name="T3">NF Client Lib</text:span></text:p>
            </draw:text-box>
          </draw:frame>
        </draw:g>
        <draw:g>
          <draw:g>
            <draw:polygon draw:style-name="gr11" draw:layer="layout" svg:width="2.5cm" svg:height="0.7cm" svg:x="12.9cm" svg:y="13.8cm" svg:viewBox="0 0 2501 701" draw:points="0,701 2501,701 2501,0 0,0">
              <text:p/>
            </draw:polygon>
            <draw:polygon draw:style-name="gr12" draw:layer="layout" svg:width="2.5cm" svg:height="0.7cm" svg:x="12.9cm" svg:y="13.8cm" svg:viewBox="0 0 2501 701" draw:points="0,701 2501,701 2501,0 0,0">
              <text:p/>
            </draw:polygon>
          </draw:g>
          <draw:frame draw:style-name="gr63" draw:layer="layout" svg:width="2.5cm" svg:height="0.7cm" svg:x="12.9cm" svg:y="13.8cm">
            <draw:text-box>
              <text:p text:style-name="P1"><text:span text:style-name="T3">NF Client Lib</text:span></text:p>
            </draw:text-box>
          </draw:frame>
        </draw:g>
        <draw:g>
          <draw:g>
            <draw:polygon draw:style-name="gr11" draw:layer="layout" svg:width="3.5cm" svg:height="1.3cm" svg:x="6.9cm" svg:y="16.5cm" svg:viewBox="0 0 3501 1301" draw:points="0,1301 3501,1301 3501,0 0,0">
              <text:p/>
            </draw:polygon>
            <draw:polygon draw:style-name="gr12" draw:layer="layout" svg:width="3.5cm" svg:height="1.3cm" svg:x="6.9cm" svg:y="16.5cm" svg:viewBox="0 0 3501 1301" draw:points="0,1301 3501,1301 3501,0 0,0">
              <text:p/>
            </draw:polygon>
          </draw:g>
          <draw:frame draw:style-name="gr64" draw:layer="layout" svg:width="3.5cm" svg:height="1.3cm" svg:x="6.9cm" svg:y="16.5cm">
            <draw:text-box>
              <text:p text:style-name="P1"><text:span text:style-name="T3">NF DLL/SO</text:span></text:p>
            </draw:text-box>
          </draw:frame>
        </draw:g>
        <draw:path draw:style-name="gr7" draw:layer="layout" svg:width="11.25cm" svg:height="2cm" svg:x="2.9cm" svg:y="14.5cm" svg:viewBox="0 0 11251 2001" svg:d="M0 0l5750 1676 5501-1676M5750 2001v-2001">
          <text:p/>
        </draw:path>
        <draw:g>
          <draw:g>
            <draw:polygon draw:style-name="gr11" draw:layer="layout" svg:width="4.3cm" svg:height="3cm" svg:x="6.5cm" svg:y="22.5cm" svg:viewBox="0 0 4301 3001" draw:points="0,3001 4301,3001 4301,0 0,0">
              <text:p/>
            </draw:polygon>
            <draw:polygon draw:style-name="gr12" draw:layer="layout" svg:width="4.3cm" svg:height="3cm" svg:x="6.5cm" svg:y="22.5cm" svg:viewBox="0 0 4301 3001" draw:points="0,3001 4301,3001 4301,0 0,0">
              <text:p/>
            </draw:polygon>
          </draw:g>
          <draw:frame draw:style-name="gr2" draw:layer="layout" svg:width="4.3cm" svg:height="3cm" svg:x="6.5cm" svg:y="22.5cm">
            <draw:text-box>
              <text:p text:style-name="P1"><text:span text:style-name="T2">Message Bus Manager</text:span></text:p>
            </draw:text-box>
          </draw:frame>
        </draw:g>
        <draw:g>
          <draw:path draw:style-name="gr9" draw:layer="layout" svg:width="0.2cm" svg:height="4.7cm" svg:x="8.55cm" svg:y="17.8cm" svg:viewBox="0 0 201 4701" svg:d="M0 4501h201l-101 200zM0 199h201l-101-199z">
            <text:p/>
          </draw:path>
          <draw:path draw:style-name="gr7" draw:layer="layout" svg:width="0.2cm" svg:height="4.7cm" svg:x="8.55cm" svg:y="17.8cm" svg:viewBox="0 0 201 4701" svg:d="M0 4501h201l-101 200zM0 199h201l-101-199zM100 4501v-4302">
            <text:p/>
          </draw:path>
        </draw:g>
        <draw:g>
          <draw:g>
            <draw:polygon draw:style-name="gr11" draw:layer="layout" svg:width="2.867cm" svg:height="2cm" svg:x="5.033cm" svg:y="26.5cm" svg:viewBox="0 0 2868 2001" draw:points="0,2001 2868,2001 2868,0 0,0">
              <text:p/>
            </draw:polygon>
            <draw:polygon draw:style-name="gr12" draw:layer="layout" svg:width="2.867cm" svg:height="2cm" svg:x="5.033cm" svg:y="26.5cm" svg:viewBox="0 0 2868 2001" draw:points="0,2001 2868,2001 2868,0 0,0">
              <text:p/>
            </draw:polygon>
          </draw:g>
          <draw:frame draw:style-name="gr65" draw:layer="layout" svg:width="2.867cm" svg:height="2cm" svg:x="5.033cm" svg:y="26.5cm">
            <draw:text-box>
              <text:p text:style-name="P1"><text:span text:style-name="T2">Security Manager</text:span></text:p>
            </draw:text-box>
          </draw:frame>
        </draw:g>
        <draw:g>
          <draw:g>
            <draw:polygon draw:style-name="gr11" draw:layer="layout" svg:width="2.867cm" svg:height="2cm" svg:x="9.4cm" svg:y="26.5cm" svg:viewBox="0 0 2868 2001" draw:points="0,2001 2868,2001 2868,0 0,0">
              <text:p/>
            </draw:polygon>
            <draw:polygon draw:style-name="gr12" draw:layer="layout" svg:width="2.867cm" svg:height="2cm" svg:x="9.4cm" svg:y="26.5cm" svg:viewBox="0 0 2868 2001" draw:points="0,2001 2868,2001 2868,0 0,0">
              <text:p/>
            </draw:polygon>
          </draw:g>
          <draw:frame draw:style-name="gr65" draw:layer="layout" svg:width="2.867cm" svg:height="2cm" svg:x="9.4cm" svg:y="26.5cm">
            <draw:text-box>
              <text:p text:style-name="P1"><text:span text:style-name="T2">Message Directory Manager</text:span></text:p>
            </draw:text-box>
          </draw:frame>
        </draw:g>
        <draw:path draw:style-name="gr7" draw:layer="layout" svg:width="4.367cm" svg:height="1cm" svg:x="6.467cm" svg:y="25.5cm" svg:viewBox="0 0 4368 1001" svg:d="M4368 1001l-2184-500-2184 500M2184 0v1001">
          <text:p/>
        </draw:path>
        <draw:g>
          <draw:path draw:style-name="gr7" draw:layer="layout" svg:width="3.1cm" svg:height="2.972cm" svg:x="8.9cm" svg:y="18.528cm" svg:viewBox="0 0 3101 2973" svg:d="M600 0c-55 0-102 13-150 40-48 28-82 62-110 110-27 48-40 95-40 150v886c0 56-12 103-40 150-28 48-62 83-110 110-48 28-95 41-150 41 55 0 102 12 150 40 48 27 82 62 110 110 28 47 40 94 40 150v886c0 55 13 102 40 150 28 48 62 82 110 110 48 27 95 40 150 40M2501 0c55 0 102 13 150 40 48 28 82 62 110 110 27 48 40 95 40 150v886c0 56 12 103 40 150 28 48 62 83 110 110 48 28 95 41 150 41-55 0-102 12-150 40-48 27-82 62-110 110-28 47-40 94-40 150v886c0 55-13 102-40 150-28 48-62 82-110 110-48 27-95 40-150 40">
            <text:p/>
          </draw:path>
          <draw:frame draw:style-name="gr66" draw:layer="layout" svg:width="2.35cm" svg:height="3.686cm" svg:x="9.275cm" svg:y="18.171cm">
            <draw:text-box>
              <text:p text:style-name="P1"><text:span text:style-name="T4">sockets</text:span><text:span text:style-name="T4"><text:line-break/></text:span><text:span text:style-name="T4">shmem</text:span><text:span text:style-name="T4"><text:line-break/></text:span><text:span text:style-name="T4">zMQ</text:span><text:span text:style-name="T4"><text:line-break/></text:span><text:span text:style-name="T4">DDS</text:span><text:span text:style-name="T4"><text:line-break/></text:span><text:span text:style-name="T4">Who knows what?</text:span></text:p>
            </draw:text-box>
          </draw:frame>
        </draw:g>
        <draw:g>
          <draw:path draw:style-name="gr9" draw:layer="layout" svg:width="0.2cm" svg:height="2cm" svg:x="12.3cm" svg:y="9.5cm" svg:viewBox="0 0 201 2001" svg:d="M201 199h-201l100-199zM201 1801h-201l100 200z">
            <text:p/>
          </draw:path>
          <draw:path draw:style-name="gr7" draw:layer="layout" svg:width="0.2cm" svg:height="2cm" svg:x="12.3cm" svg:y="9.5cm" svg:viewBox="0 0 201 2001" svg:d="M201 199h-201l100-199zM201 1801h-201l100 200zM100 199v1602">
            <text:p/>
          </draw:path>
        </draw:g>
        <draw:g>
          <draw:path draw:style-name="gr9" draw:layer="layout" svg:width="0.2cm" svg:height="2cm" svg:x="13.3cm" svg:y="9.5cm" svg:viewBox="0 0 201 2001" svg:d="M201 199h-201l100-199zM201 1801h-201l100 200z">
            <text:p/>
          </draw:path>
          <draw:path draw:style-name="gr7" draw:layer="layout" svg:width="0.2cm" svg:height="2cm" svg:x="13.3cm" svg:y="9.5cm" svg:viewBox="0 0 201 2001" svg:d="M201 199h-201l100-199zM201 1801h-201l100 200zM100 199v1602">
            <text:p/>
          </draw:path>
        </draw:g>
        <draw:g>
          <draw:path draw:style-name="gr9" draw:layer="layout" svg:width="0.2cm" svg:height="2cm" svg:x="14.3cm" svg:y="9.5cm" svg:viewBox="0 0 201 2001" svg:d="M201 199h-201l100-199zM201 1801h-201l100 200z">
            <text:p/>
          </draw:path>
          <draw:path draw:style-name="gr7" draw:layer="layout" svg:width="0.2cm" svg:height="2cm" svg:x="14.3cm" svg:y="9.5cm" svg:viewBox="0 0 201 2001" svg:d="M201 199h-201l100-199zM201 1801h-201l100 200zM100 199v1602">
            <text:p/>
          </draw:path>
        </draw:g>
        <draw:g>
          <draw:polyline draw:style-name="gr7" draw:layer="layout" svg:width="6cm" svg:height="3cm" svg:x="12.6cm" svg:y="15.3cm" svg:viewBox="0 0 6001 3001" draw:points="0,0 6000,0 6001,3000 0,3001">
            <text:p/>
          </draw:polyline>
          <draw:frame draw:style-name="gr67" draw:layer="layout" svg:width="1.764cm" svg:height="1.694cm" svg:x="18.6cm" svg:y="16.235cm">
            <draw:text-box>
              <text:p text:style-name="P2"><text:span text:style-name="T4">Simplified API</text:span></text:p>
            </draw:text-box>
          </draw:frame>
        </draw:g>
        <draw:g>
          <draw:polygon draw:style-name="gr3" draw:layer="layout" svg:width="5.8cm" svg:height="2.7cm" svg:x="12.6cm" svg:y="15.45cm" svg:viewBox="0 0 5801 2701" draw:points="0,2701 5801,2701 5801,0 0,0">
            <text:p/>
          </draw:polygon>
          <draw:frame draw:style-name="gr68" draw:layer="layout" svg:width="5.8cm" svg:height="2.7cm" svg:x="12.6cm" svg:y="15.45cm">
            <draw:text-box>
              <text:p text:style-name="P2"><text:span text:style-name="T7">...</text:span><text:span text:style-name="T7"><text:line-break/></text:span><text:span text:style-name="T7">read(“wob”);</text:span><text:span text:style-name="T7"><text:line-break/></text:span><text:span text:style-name="T7">...</text:span><text:span text:style-name="T7"><text:line-break/></text:span><text:span text:style-name="T7">write(“wob_sp”, value);</text:span><text:span text:style-name="T7"><text:line-break/></text:span><text:span text:style-name="T7">...</text:span></text:p>
            </draw:text-box>
          </draw:frame>
        </draw:g>
        <draw:g>
          <draw:polyline draw:style-name="gr7" draw:layer="layout" svg:width="6cm" svg:height="3cm" svg:x="12.6cm" svg:y="18.8cm" svg:viewBox="0 0 6001 3001" draw:points="0,0 6001,0 6001,3000 0,3001">
            <text:p/>
          </draw:polyline>
          <draw:frame draw:style-name="gr69" draw:layer="layout" svg:width="1.764cm" svg:height="1.694cm" svg:x="18.6cm" svg:y="19.524cm">
            <draw:text-box>
              <text:p text:style-name="P2"><text:span text:style-name="T4">Event drived API</text:span></text:p>
            </draw:text-box>
          </draw:frame>
        </draw:g>
        <draw:g>
          <draw:polygon draw:style-name="gr3" draw:layer="layout" svg:width="6cm" svg:height="2.7cm" svg:x="12.6cm" svg:y="18.95cm" svg:viewBox="0 0 6001 2701" draw:points="0,2701 6001,2701 6001,0 0,0">
            <text:p/>
          </draw:polygon>
          <draw:frame draw:style-name="gr68" draw:layer="layout" svg:width="6cm" svg:height="3.095cm" svg:x="12.6cm" svg:y="18.753cm">
            <draw:text-box>
              <text:p text:style-name="P2"><text:span text:style-name="T7">pub(message);</text:span><text:span text:style-name="T7"><text:line-break/></text:span><text:span text:style-name="T7">subscribe(“wob”, on_wob);</text:span><text:span text:style-name="T7"><text:line-break/></text:span><text:span text:style-name="T7"><text:line-break/></text:span><text:span text:style-name="T7">...</text:span><text:span text:style-name="T7"><text:line-break/></text:span><text:span text:style-name="T7"><text:line-break/></text:span><text:span text:style-name="T7">on_wob(msessage) {...}</text:span></text:p>
            </draw:text-box>
          </draw:frame>
        </draw:g>
        <draw:g>
          <draw:polyline draw:style-name="gr7" draw:layer="layout" svg:width="6cm" svg:height="2.8cm" svg:x="12.5cm" svg:y="25.7cm" svg:viewBox="0 0 6001 2801" draw:points="0,0 6001,0 6001,2801 0,2801">
            <text:p/>
          </draw:polyline>
          <draw:frame draw:style-name="gr69" draw:layer="layout" svg:width="1.764cm" svg:height="2.192cm" svg:x="18.5cm" svg:y="26.324cm">
            <draw:text-box>
              <text:p text:style-name="P2"><text:span text:style-name="T4">Message</text:span><text:span text:style-name="T4"><text:line-break/></text:span><text:span text:style-name="T4">Directory API</text:span></text:p>
            </draw:text-box>
          </draw:frame>
        </draw:g>
        <draw:g>
          <draw:polygon draw:style-name="gr3" draw:layer="layout" svg:width="6cm" svg:height="2.7cm" svg:x="12.5cm" svg:y="25.65cm" svg:viewBox="0 0 6001 2701" draw:points="0,2701 6001,2701 6001,0 0,0">
            <text:p/>
          </draw:polygon>
          <draw:frame draw:style-name="gr68" draw:layer="layout" svg:width="6cm" svg:height="2.7cm" svg:x="12.5cm" svg:y="25.65cm">
            <draw:text-box>
              <text:p text:style-name="P2"><text:span text:style-name="T7">creater_message(name);</text:span><text:span text:style-name="T7"><text:line-break/></text:span><text:span text:style-name="T7">delete_message(mdesc);</text:span><text:span text:style-name="T7"><text:line-break/></text:span><text:span text:style-name="T7">query_messages(“wob\.*”);</text:span></text:p>
            </draw:text-box>
          </draw:frame>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Architecture and API</text:span></text:p>
            </draw:text-box>
          </draw:frame>
        </draw:g>
        <draw:g>
          <draw:g>
            <draw:polygon draw:style-name="gr11" draw:layer="layout" svg:width="3.167cm" svg:height="2cm" svg:x="11.833cm" svg:y="7.5cm" svg:viewBox="0 0 3168 2001" draw:points="0,2001 3168,2001 3168,0 0,0">
              <text:p/>
            </draw:polygon>
            <draw:polygon draw:style-name="gr12" draw:layer="layout" svg:width="3.167cm" svg:height="2cm" svg:x="11.833cm" svg:y="7.5cm" svg:viewBox="0 0 3168 2001" draw:points="0,2001 3168,2001 3168,0 0,0">
              <text:p/>
            </draw:polygon>
          </draw:g>
          <draw:frame draw:style-name="gr65" draw:layer="layout" svg:width="3.167cm" svg:height="2cm" svg:x="11.833cm" svg:y="7.5cm">
            <draw:text-box>
              <text:p text:style-name="P1"><text:span text:style-name="T2">Tools</text:span></text:p>
            </draw:text-box>
          </draw:frame>
        </draw:g>
        <draw:g>
          <draw:polyline draw:style-name="gr7" draw:layer="layout" svg:width="6cm" svg:height="1.5cm" svg:x="12.5cm" svg:y="22.2cm" svg:viewBox="0 0 6001 1501" draw:points="0,0 6001,0 6001,1501 0,1501">
            <text:p/>
          </draw:polyline>
          <draw:frame draw:style-name="gr70" draw:layer="layout" svg:width="1.94cm" svg:height="1.288cm" svg:x="18.5cm" svg:y="22.293cm">
            <draw:text-box>
              <text:p text:style-name="P2"><text:span text:style-name="T8">Streaming API</text:span></text:p>
            </draw:text-box>
          </draw:frame>
        </draw:g>
        <draw:g>
          <draw:polyline draw:style-name="gr7" draw:layer="layout" svg:width="6cm" svg:height="1.5cm" svg:x="12.5cm" svg:y="23.95cm" svg:viewBox="0 0 6001 1501" draw:points="0,0 6001,0 6001,1501 0,1501">
            <text:p/>
          </draw:polyline>
          <draw:frame draw:style-name="gr67" draw:layer="layout" svg:width="1.764cm" svg:height="1.196cm" svg:x="18.5cm" svg:y="24.136cm">
            <draw:text-box>
              <text:p text:style-name="P2"><text:span text:style-name="T4">P2P</text:span><text:span text:style-name="T4"><text:line-break/></text:span><text:span text:style-name="T4">API</text:span></text:p>
            </draw:text-box>
          </draw:frame>
        </draw:g>
      </draw:page>
      <draw:page draw:name="page8" draw:style-name="dp1" draw:master-page-name="Default">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Message Directory Arch</text:span></text:p>
            </draw:text-box>
          </draw:frame>
        </draw:g>
        <draw:g>
          <draw:g>
            <draw:polygon draw:style-name="gr11" draw:layer="layout" svg:width="16.5cm" svg:height="19cm" svg:x="2.5cm" svg:y="8.7cm" svg:viewBox="0 0 16501 19001" draw:points="0,19001 16501,19001 16501,0 0,0">
              <text:p/>
            </draw:polygon>
            <draw:polygon draw:style-name="gr71" draw:layer="layout" svg:width="16.5cm" svg:height="19cm" svg:x="2.5cm" svg:y="8.7cm" svg:viewBox="0 0 16501 19001" draw:points="0,19001 16501,19001 16501,0 0,0">
              <text:p/>
            </draw:polygon>
          </draw:g>
          <draw:frame draw:style-name="gr72" draw:layer="layout" svg:width="16.5cm" svg:height="19cm" svg:x="2.5cm" svg:y="8.7cm">
            <draw:text-box>
              <text:p text:style-name="P1"><text:span text:style-name="T9">Message Directory</text:span></text:p>
            </draw:text-box>
          </draw:frame>
        </draw:g>
        <draw:g>
          <draw:g>
            <draw:polygon draw:style-name="gr11" draw:layer="layout" svg:width="5.471cm" svg:height="5.471cm" svg:x="4.6cm" svg:y="11.529cm" svg:viewBox="0 0 5472 5472" draw:points="0,5472 5472,5472 5472,0 0,0">
              <text:p/>
            </draw:polygon>
            <draw:polygon draw:style-name="gr12" draw:layer="layout" svg:width="5.471cm" svg:height="5.471cm" svg:x="4.6cm" svg:y="11.529cm" svg:viewBox="0 0 5472 5472" draw:points="0,5472 5472,5472 5472,0 0,0">
              <text:p/>
            </draw:polygon>
          </draw:g>
          <draw:frame draw:style-name="gr73" draw:layer="layout" svg:width="5.471cm" svg:height="5.471cm" svg:x="4.6cm" svg:y="11.529cm">
            <draw:text-box>
              <text:p text:style-name="P1"><text:span text:style-name="T3">Clients</text:span></text:p>
            </draw:text-box>
          </draw:frame>
        </draw:g>
        <draw:g>
          <draw:g>
            <draw:polygon draw:style-name="gr11" draw:layer="layout" svg:width="5.4cm" svg:height="5.4cm" svg:x="13.1cm" svg:y="11.6cm" svg:viewBox="0 0 5401 5401" draw:points="0,5401 5401,5401 5401,0 0,0">
              <text:p/>
            </draw:polygon>
            <draw:polygon draw:style-name="gr12" draw:layer="layout" svg:width="5.4cm" svg:height="5.4cm" svg:x="13.1cm" svg:y="11.6cm" svg:viewBox="0 0 5401 5401" draw:points="0,5401 5401,5401 5401,0 0,0">
              <text:p/>
            </draw:polygon>
          </draw:g>
          <draw:frame draw:style-name="gr74" draw:layer="layout" svg:width="5.4cm" svg:height="5.4cm" svg:x="13.1cm" svg:y="11.6cm">
            <draw:text-box>
              <text:p text:style-name="P1"><text:span text:style-name="T3">Message Names</text:span><text:span text:style-name="T3"><text:line-break/></text:span><text:span text:style-name="T3">[Name-&gt;Message Descriptor]</text:span></text:p>
            </draw:text-box>
          </draw:frame>
        </draw:g>
        <draw:g>
          <draw:g>
            <draw:polygon draw:style-name="gr11" draw:layer="layout" svg:width="3.8cm" svg:height="3.8cm" svg:x="9.5cm" svg:y="20.8cm" svg:viewBox="0 0 3801 3801" draw:points="0,3801 3801,3801 3801,0 0,0">
              <text:p/>
            </draw:polygon>
            <draw:polygon draw:style-name="gr12" draw:layer="layout" svg:width="3.8cm" svg:height="3.8cm" svg:x="9.5cm" svg:y="20.8cm" svg:viewBox="0 0 3801 3801" draw:points="0,3801 3801,3801 3801,0 0,0">
              <text:p/>
            </draw:polygon>
          </draw:g>
          <draw:frame draw:style-name="gr75" draw:layer="layout" svg:width="3.8cm" svg:height="3.8cm" svg:x="9.5cm" svg:y="20.8cm">
            <draw:text-box>
              <text:p text:style-name="P1"><text:span text:style-name="T3">Message Descriptor</text:span></text:p>
            </draw:text-box>
          </draw:frame>
        </draw:g>
        <draw:g>
          <draw:g>
            <draw:polygon draw:style-name="gr11" draw:layer="layout" svg:width="5.471cm" svg:height="5.471cm" svg:x="4.4cm" svg:y="11.165cm" svg:viewBox="0 0 5472 5472" draw:points="0,5472 5472,5472 5472,0 0,0">
              <text:p/>
            </draw:polygon>
            <draw:polygon draw:style-name="gr12" draw:layer="layout" svg:width="5.471cm" svg:height="5.471cm" svg:x="4.4cm" svg:y="11.165cm" svg:viewBox="0 0 5472 5472" draw:points="0,5472 5472,5472 5472,0 0,0">
              <text:p/>
            </draw:polygon>
          </draw:g>
          <draw:frame draw:style-name="gr73" draw:layer="layout" svg:width="5.471cm" svg:height="5.471cm" svg:x="4.4cm" svg:y="11.165cm">
            <draw:text-box>
              <text:p text:style-name="P1"><text:span text:style-name="T3">Clients</text:span></text:p>
            </draw:text-box>
          </draw:frame>
        </draw:g>
        <draw:g>
          <draw:g>
            <draw:polygon draw:style-name="gr11" draw:layer="layout" svg:width="5.471cm" svg:height="5.471cm" svg:x="4.2cm" svg:y="10.8cm" svg:viewBox="0 0 5472 5472" draw:points="0,5472 5472,5472 5472,0 0,0">
              <text:p/>
            </draw:polygon>
            <draw:polygon draw:style-name="gr12" draw:layer="layout" svg:width="5.471cm" svg:height="5.471cm" svg:x="4.2cm" svg:y="10.8cm" svg:viewBox="0 0 5472 5472" draw:points="0,5472 5472,5472 5472,0 0,0">
              <text:p/>
            </draw:polygon>
          </draw:g>
          <draw:frame draw:style-name="gr76" draw:layer="layout" svg:width="5.471cm" svg:height="5.471cm" svg:x="4.2cm" svg:y="10.8cm">
            <draw:text-box>
              <text:p text:style-name="P1"><text:span text:style-name="T3">Client</text:span></text:p>
            </draw:text-box>
          </draw:frame>
        </draw:g>
        <draw:g>
          <draw:g>
            <draw:polygon draw:style-name="gr11" draw:layer="layout" svg:width="4.5cm" svg:height="1.6cm" svg:x="4.735cm" svg:y="12.3cm" svg:viewBox="0 0 4501 1601" draw:points="0,1601 4501,1601 4501,0 0,0">
              <text:p/>
            </draw:polygon>
            <draw:polygon draw:style-name="gr12" draw:layer="layout" svg:width="4.5cm" svg:height="1.6cm" svg:x="4.735cm" svg:y="12.3cm" svg:viewBox="0 0 4501 1601" draw:points="0,1601 4501,1601 4501,0 0,0">
              <text:p/>
            </draw:polygon>
          </draw:g>
          <draw:frame draw:style-name="gr77" draw:layer="layout" svg:width="4.5cm" svg:height="1.6cm" svg:x="4.735cm" svg:y="12.3cm">
            <draw:text-box>
              <text:p text:style-name="P1"><text:span text:style-name="T3">Client Specific Name Mappings</text:span><text:span text:style-name="T3"><text:line-break/></text:span><text:span text:style-name="T3">[Name-&gt;Name]</text:span></text:p>
            </draw:text-box>
          </draw:frame>
        </draw:g>
        <draw:g>
          <draw:g>
            <draw:polygon draw:style-name="gr11" draw:layer="layout" svg:width="4.5cm" svg:height="1.6cm" svg:x="4.785cm" svg:y="14.2cm" svg:viewBox="0 0 4501 1601" draw:points="0,1601 4501,1601 4501,0 0,0">
              <text:p/>
            </draw:polygon>
            <draw:polygon draw:style-name="gr12" draw:layer="layout" svg:width="4.5cm" svg:height="1.6cm" svg:x="4.785cm" svg:y="14.2cm" svg:viewBox="0 0 4501 1601" draw:points="0,1601 4501,1601 4501,0 0,0">
              <text:p/>
            </draw:polygon>
          </draw:g>
          <draw:frame draw:style-name="gr77" draw:layer="layout" svg:width="4.5cm" svg:height="1.6cm" svg:x="4.785cm" svg:y="14.2cm">
            <draw:text-box>
              <text:p text:style-name="P1"><text:span text:style-name="T3">Open Message Descriptors</text:span><text:span text:style-name="T3"><text:line-break/></text:span><text:span text:style-name="T3">[MD-&gt;MCB]+OFlags</text:span></text:p>
            </draw:text-box>
          </draw:frame>
        </draw:g>
        <draw:g>
          <draw:g>
            <draw:polygon draw:style-name="gr11" draw:layer="layout" svg:width="3.8cm" svg:height="3.8cm" svg:x="9.3cm" svg:y="20.6cm" svg:viewBox="0 0 3801 3801" draw:points="0,3801 3801,3801 3801,0 0,0">
              <text:p/>
            </draw:polygon>
            <draw:polygon draw:style-name="gr12" draw:layer="layout" svg:width="3.8cm" svg:height="3.8cm" svg:x="9.3cm" svg:y="20.6cm" svg:viewBox="0 0 3801 3801" draw:points="0,3801 3801,3801 3801,0 0,0">
              <text:p/>
            </draw:polygon>
          </draw:g>
          <draw:frame draw:style-name="gr75" draw:layer="layout" svg:width="3.8cm" svg:height="3.8cm" svg:x="9.3cm" svg:y="20.6cm">
            <draw:text-box>
              <text:p text:style-name="P1"><text:span text:style-name="T3">Message Descriptor</text:span></text:p>
            </draw:text-box>
          </draw:frame>
        </draw:g>
        <draw:g>
          <draw:g>
            <draw:polygon draw:style-name="gr11" draw:layer="layout" svg:width="3.8cm" svg:height="3.8cm" svg:x="9.1cm" svg:y="20.4cm" svg:viewBox="0 0 3801 3801" draw:points="0,3801 3801,3801 3801,0 0,0">
              <text:p/>
            </draw:polygon>
            <draw:polygon draw:style-name="gr12" draw:layer="layout" svg:width="3.8cm" svg:height="3.8cm" svg:x="9.1cm" svg:y="20.4cm" svg:viewBox="0 0 3801 3801" draw:points="0,3801 3801,3801 3801,0 0,0">
              <text:p/>
            </draw:polygon>
          </draw:g>
          <draw:frame draw:style-name="gr75" draw:layer="layout" svg:width="3.8cm" svg:height="3.8cm" svg:x="9.1cm" svg:y="20.4cm">
            <draw:text-box>
              <text:p text:style-name="P1"><text:span text:style-name="T3">Message Descriptor</text:span></text:p>
            </draw:text-box>
          </draw:frame>
        </draw:g>
        <draw:g>
          <draw:g>
            <draw:polygon draw:style-name="gr11" draw:layer="layout" svg:width="3.8cm" svg:height="3.8cm" svg:x="8.9cm" svg:y="20.2cm" svg:viewBox="0 0 3801 3801" draw:points="0,3801 3801,3801 3801,0 0,0">
              <text:p/>
            </draw:polygon>
            <draw:polygon draw:style-name="gr12" draw:layer="layout" svg:width="3.8cm" svg:height="3.8cm" svg:x="8.9cm" svg:y="20.2cm" svg:viewBox="0 0 3801 3801" draw:points="0,3801 3801,3801 3801,0 0,0">
              <text:p/>
            </draw:polygon>
          </draw:g>
          <draw:frame draw:style-name="gr75" draw:layer="layout" svg:width="3.8cm" svg:height="3.8cm" svg:x="8.9cm" svg:y="20.2cm">
            <draw:text-box>
              <text:p text:style-name="P1"><text:span text:style-name="T3">Message Descriptor</text:span></text:p>
            </draw:text-box>
          </draw:frame>
        </draw:g>
        <draw:g>
          <draw:g>
            <draw:polygon draw:style-name="gr11" draw:layer="layout" svg:width="3.8cm" svg:height="3.8cm" svg:x="8.7cm" svg:y="20cm" svg:viewBox="0 0 3801 3801" draw:points="0,3801 3801,3801 3801,0 0,0">
              <text:p/>
            </draw:polygon>
            <draw:polygon draw:style-name="gr12" draw:layer="layout" svg:width="3.8cm" svg:height="3.8cm" svg:x="8.7cm" svg:y="20cm" svg:viewBox="0 0 3801 3801" draw:points="0,3801 3801,3801 3801,0 0,0">
              <text:p/>
            </draw:polygon>
          </draw:g>
          <draw:frame draw:style-name="gr75" draw:layer="layout" svg:width="3.8cm" svg:height="4.167cm" svg:x="8.7cm" svg:y="20cm">
            <draw:text-box>
              <text:p text:style-name="P1"><text:span text:style-name="T3">Message Control Block</text:span><text:span text:style-name="T3"><text:line-break/></text:span><text:span text:style-name="T3"><text:line-break/></text:span><text:span text:style-name="T3">- MD</text:span><text:span text:style-name="T3"><text:line-break/></text:span><text:span text:style-name="T3">- KIND: Event/Stream</text:span><text:span text:style-name="T3"><text:line-break/></text:span><text:span text:style-name="T3">- UID</text:span><text:span text:style-name="T3"><text:line-break/></text:span><text:span text:style-name="T3">- GID</text:span><text:span text:style-name="T3"><text:line-break/></text:span><text:span text:style-name="T3">- ATIME</text:span><text:span text:style-name="T3"><text:line-break/></text:span><text:span text:style-name="T3">- CTIME</text:span><text:span text:style-name="T3"><text:line-break/></text:span><text:span text:style-name="T3">- MTIME</text:span><text:span text:style-name="T3"><text:line-break/></text:span><text:span text:style-name="T3"/></text:p>
            </draw:text-box>
          </draw:frame>
        </draw:g>
        <draw:g>
          <draw:path draw:style-name="gr78" draw:layer="layout" svg:width="5.2cm" svg:height="3cm" svg:x="10.6cm" svg:y="17cm" svg:viewBox="0 0 5201 3001" svg:d="M5182 27l-15-26 34-1zM33 3000l-15-26-18 27z">
            <text:p/>
          </draw:path>
          <draw:path draw:style-name="gr79" draw:layer="layout" svg:width="5.2cm" svg:height="3cm" svg:x="10.6cm" svg:y="17cm" svg:viewBox="0 0 5201 3001" svg:d="M5182 27l-15-26 34-1zM33 3000l-15-26-18 27zM5175 14l-5150 2973">
            <text:p/>
          </draw:path>
        </draw:g>
        <draw:g>
          <draw:path draw:style-name="gr80" draw:layer="layout" svg:width="3.665cm" svg:height="3.729cm" svg:x="6.935cm" svg:y="16.27cm" svg:viewBox="0 0 3666 3730" svg:d="M31 10l-21 21-10-31zM3656 3698l-21 21 31 11z">
            <text:p/>
          </draw:path>
          <draw:path draw:style-name="gr81" draw:layer="layout" svg:width="3.665cm" svg:height="3.729cm" svg:x="6.935cm" svg:y="16.27cm" svg:viewBox="0 0 3666 3730" svg:d="M31 10l-21 21-10-31zM3656 3698l-21 21 31 11zM20 21l3625 3688">
            <text:p/>
          </draw:path>
        </draw:g>
        <draw:g>
          <draw:path draw:style-name="gr82" draw:layer="layout" svg:width="3.465cm" svg:height="3.365cm" svg:x="7.135cm" svg:y="16.635cm" svg:viewBox="0 0 3466 3366" svg:d="M31 9l-21 22-10-31zM3455 3335l-20 21 31 10z">
            <text:p/>
          </draw:path>
          <draw:path draw:style-name="gr83" draw:layer="layout" svg:width="3.465cm" svg:height="3.365cm" svg:x="7.135cm" svg:y="16.635cm" svg:viewBox="0 0 3466 3366" svg:d="M31 9l-21 22-10-31zM3455 3335l-20 21 31 10zM21 20l3424 3326">
            <text:p/>
          </draw:path>
        </draw:g>
        <draw:g>
          <draw:path draw:style-name="gr84" draw:layer="layout" svg:width="3.265cm" svg:height="3cm" svg:x="7.335cm" svg:y="17cm" svg:viewBox="0 0 3266 3001" svg:d="M31 9l-20 21-11-30zM3254 2970l-20 21 32 10z">
            <text:p/>
          </draw:path>
          <draw:path draw:style-name="gr85" draw:layer="layout" svg:width="3.265cm" svg:height="3cm" svg:x="7.335cm" svg:y="17cm" svg:viewBox="0 0 3266 3001" svg:d="M31 9l-20 21-11-30zM3254 2970l-20 21 32 10zM21 20l3223 2960">
            <text:p/>
          </draw:path>
        </draw:g>
      </draw:page>
      <draw:page draw:name="page9" draw:style-name="dp1" draw:master-page-name="Default">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Message Bus Client Library</text:span></text:p>
            </draw:text-box>
          </draw:frame>
        </draw:g>
        <draw:g>
          <draw:g>
            <draw:path draw:style-name="gr11" draw:layer="layout" svg:width="2.999cm" svg:height="1.298cm" svg:x="8.5cm" svg:y="7.451cm" svg:viewBox="0 0 3000 1299" svg:d="M649 1299h1702c119 0 221-27 324-87 104-60 178-134 238-238 60-103 87-205 87-325 0-119-27-221-87-324-60-104-134-178-238-238-103-60-205-87-324-87h-1702c-119 0-221 27-324 87-104 60-178 134-238 238-60 103-87 205-87 325 0 119 27 221 87 324 60 104 134 178 238 238 103 60 205 87 324 87z">
              <text:p/>
            </draw:path>
            <draw:path draw:style-name="gr12" draw:layer="layout" svg:width="2.999cm" svg:height="1.298cm" svg:x="8.5cm" svg:y="7.451cm" svg:viewBox="0 0 3000 1299" svg:d="M649 1299h1702c119 0 221-27 324-87 104-60 178-134 238-238 60-103 87-205 87-325 0-119-27-221-87-324-60-104-134-178-238-238-103-60-205-87-324-87h-1702c-119 0-221 27-324 87-104 60-178 134-238 238-60 103-87 205-87 325 0 119 27 221 87 324 60 104 134 178 238 238 103 60 205 87 324 87z">
              <text:p/>
            </draw:path>
          </draw:g>
          <draw:frame draw:style-name="gr86" draw:layer="layout" svg:width="2.365cm" svg:height="1.374cm" svg:x="8.818cm" svg:y="7.414cm">
            <draw:text-box>
              <text:p text:style-name="P1"><text:span text:style-name="T10">Timeouts</text:span></text:p>
            </draw:text-box>
          </draw:frame>
        </draw:g>
        <draw:line draw:style-name="gr87" draw:layer="layout" svg:x1="10.013cm" svg:y1="8.749cm" svg:x2="10cm" svg:y2="9.552cm">
          <text:p/>
        </draw:line>
        <draw:g>
          <draw:line draw:style-name="gr88" draw:layer="layout" svg:x1="2.5cm" svg:y1="9.697cm" svg:x2="2.5cm" svg:y2="24.699cm">
            <text:p/>
          </draw:line>
          <draw:frame draw:style-name="gr86" draw:layer="layout" svg:width="2.952cm" svg:height="1.374cm" svg:x="1.024cm" svg:y="8.514cm">
            <draw:text-box>
              <text:p text:style-name="P1"><text:span text:style-name="T11">User Thread(s)</text:span></text:p>
            </draw:text-box>
          </draw:frame>
        </draw:g>
        <draw:line draw:style-name="gr89" draw:layer="layout" svg:x1="10.018cm" svg:y1="13.7cm" svg:x2="9.961cm" svg:y2="24.951cm">
          <text:p/>
        </draw:line>
        <draw:g>
          <draw:g>
            <draw:polygon draw:style-name="gr11" draw:layer="layout" svg:width="4.522cm" svg:height="0.5cm" svg:x="7.7cm" svg:y="18.442cm" svg:viewBox="0 0 4523 501" draw:points="0,501 4523,501 4523,0 0,0">
              <text:p/>
            </draw:polygon>
            <draw:polygon draw:style-name="gr12" draw:layer="layout" svg:width="4.522cm" svg:height="0.5cm" svg:x="7.7cm" svg:y="18.442cm" svg:viewBox="0 0 4523 501" draw:points="0,501 4523,501 4523,0 0,0">
              <text:p/>
            </draw:polygon>
          </draw:g>
          <draw:frame draw:style-name="gr90" draw:layer="layout" svg:width="4.522cm" svg:height="0.779cm" svg:x="7.7cm" svg:y="18.303cm">
            <draw:text-box>
              <text:p text:style-name="P1"><text:span text:style-name="T10">Handler: out pub</text:span></text:p>
            </draw:text-box>
          </draw:frame>
        </draw:g>
        <draw:g>
          <draw:g>
            <draw:polygon draw:style-name="gr11" draw:layer="layout" svg:width="4.522cm" svg:height="0.525cm" svg:x="7.7cm" svg:y="19.439cm" svg:viewBox="0 0 4523 526" draw:points="0,526 4523,526 4523,0 0,0">
              <text:p/>
            </draw:polygon>
            <draw:polygon draw:style-name="gr12" draw:layer="layout" svg:width="4.522cm" svg:height="0.525cm" svg:x="7.7cm" svg:y="19.439cm" svg:viewBox="0 0 4523 526" draw:points="0,526 4523,526 4523,0 0,0">
              <text:p/>
            </draw:polygon>
          </draw:g>
          <draw:frame draw:style-name="gr91" draw:layer="layout" svg:width="4.522cm" svg:height="0.779cm" svg:x="7.7cm" svg:y="19.312cm">
            <draw:text-box>
              <text:p text:style-name="P1"><text:span text:style-name="T10">Handler: out post</text:span></text:p>
            </draw:text-box>
          </draw:frame>
        </draw:g>
        <draw:g>
          <draw:g>
            <draw:polygon draw:style-name="gr11" draw:layer="layout" svg:width="4.522cm" svg:height="0.5cm" svg:x="7.7cm" svg:y="20.461cm" svg:viewBox="0 0 4523 501" draw:points="0,501 4523,501 4523,0 0,0">
              <text:p/>
            </draw:polygon>
            <draw:polygon draw:style-name="gr12" draw:layer="layout" svg:width="4.522cm" svg:height="0.5cm" svg:x="7.7cm" svg:y="20.461cm" svg:viewBox="0 0 4523 501" draw:points="0,501 4523,501 4523,0 0,0">
              <text:p/>
            </draw:polygon>
          </draw:g>
          <draw:frame draw:style-name="gr90" draw:layer="layout" svg:width="4.522cm" svg:height="1.374cm" svg:x="7.7cm" svg:y="20.025cm">
            <draw:text-box>
              <text:p text:style-name="P1"><text:span text:style-name="T10">Handler: out send</text:span></text:p>
            </draw:text-box>
          </draw:frame>
        </draw:g>
        <draw:g>
          <draw:g>
            <draw:polygon draw:style-name="gr11" draw:layer="layout" svg:width="4.522cm" svg:height="0.5cm" svg:x="7.7cm" svg:y="21.458cm" svg:viewBox="0 0 4523 501" draw:points="0,501 4523,501 4523,0 0,0">
              <text:p/>
            </draw:polygon>
            <draw:polygon draw:style-name="gr12" draw:layer="layout" svg:width="4.522cm" svg:height="0.5cm" svg:x="7.7cm" svg:y="21.458cm" svg:viewBox="0 0 4523 501" draw:points="0,501 4523,501 4523,0 0,0">
              <text:p/>
            </draw:polygon>
          </draw:g>
          <draw:frame draw:style-name="gr90" draw:layer="layout" svg:width="4.522cm" svg:height="1.374cm" svg:x="7.7cm" svg:y="21.022cm">
            <draw:text-box>
              <text:p text:style-name="P1"><text:span text:style-name="T10">Handler: out request</text:span></text:p>
            </draw:text-box>
          </draw:frame>
        </draw:g>
        <draw:g>
          <draw:g>
            <draw:polygon draw:style-name="gr11" draw:layer="layout" svg:width="4.522cm" svg:height="0.5cm" svg:x="7.7cm" svg:y="22.456cm" svg:viewBox="0 0 4523 501" draw:points="0,501 4523,501 4523,0 0,0">
              <text:p/>
            </draw:polygon>
            <draw:polygon draw:style-name="gr12" draw:layer="layout" svg:width="4.522cm" svg:height="0.5cm" svg:x="7.7cm" svg:y="22.456cm" svg:viewBox="0 0 4523 501" draw:points="0,501 4523,501 4523,0 0,0">
              <text:p/>
            </draw:polygon>
          </draw:g>
          <draw:frame draw:style-name="gr90" draw:layer="layout" svg:width="4.522cm" svg:height="0.779cm" svg:x="7.7cm" svg:y="22.317cm">
            <draw:text-box>
              <text:p text:style-name="P1"><text:span text:style-name="T10">Handler: in send</text:span></text:p>
            </draw:text-box>
          </draw:frame>
        </draw:g>
        <draw:g>
          <draw:path draw:style-name="gr12" draw:layer="layout" svg:width="1.301cm" svg:height="1.41cm" svg:x="9.367cm" svg:y="12.29cm" svg:viewBox="0 0 1302 1411" svg:d="M651 1411c-120 0-222-25-325-81-104-55-179-124-238-219-60-96-88-190-88-301s28-205 88-300c59-96 134-165 238-220 103-56 205-81 325-81s222 25 325 81c104 55 179 124 238 220 60 95 88 189 88 300s-28 205-88 301c-59 95-134 164-238 219-103 56-205 81-325 81zM846 0l-325 222 325 287">
            <text:p/>
          </draw:path>
          <draw:frame draw:style-name="gr86" draw:layer="layout" svg:width="2.269cm" svg:height="1.374cm" svg:x="8.882cm" svg:y="13.409cm">
            <draw:text-box>
              <text:p text:style-name="P1"><text:span text:style-name="T10">Dispatcher</text:span></text:p>
            </draw:text-box>
          </draw:frame>
        </draw:g>
        <draw:g>
          <draw:polygon draw:style-name="gr11" draw:layer="layout" svg:width="3.198cm" svg:height="2cm" svg:x="4.3cm" svg:y="18.2cm" svg:viewBox="0 0 3199 2001" draw:points="2867,720 2862,720 2856,720 2851,721 2846,721 2841,722 2836,722 2831,723 2826,723 2821,724 2816,725 2811,725 2806,727 2801,728 2796,729 2791,730 2786,731 2786,730 2786,728 2786,727 2786,726 2786,725 2786,724 2786,723 2786,721 2787,720 2787,719 2787,718 2787,717 2787,715 2787,714 2787,713 2787,712 2784,665 2778,619 2767,575 2752,533 2733,492 2710,454 2685,419 2656,386 2624,357 2589,330 2552,307 2513,288 2472,272 2429,261 2384,254 2339,252 2317,252 2296,254 2275,256 2254,260 2234,264 2214,270 2194,276 2176,283 2157,291 2138,300 2121,310 2103,321 2086,332 2070,344 2055,357 2039,370 2030,331 2018,294 2002,257 1984,223 1963,190 1940,160 1914,132 1886,106 1856,82 1824,61 1790,43 1755,28 1718,16 1679,7 1640,1 1600,0 1558,1 1519,7 1481,16 1444,28 1408,43 1374,61 1342,82 1312,106 1284,132 1258,160 1235,190 1214,223 1196,257 1180,294 1168,331 1159,370 1144,357 1128,344 1112,332 1095,321 1078,310 1060,300 1041,291 1023,283 1003,276 984,270 964,264 944,260 923,256 902,254 881,252 859,252 813,254 769,261 726,272 685,288 646,307 609,330 574,357 542,386 514,419 488,454 465,492 446,533 431,575 420,619 414,665 411,712 411,713 411,714 411,715 411,717 411,718 411,719 411,720 411,721 411,723 412,724 412,725 412,726 412,727 412,728 412,730 412,731 407,730 402,729 397,728 393,727 388,725 383,725 378,724 373,723 367,723 362,722 357,722 352,721 347,721 342,720 336,720 331,720 297,722 264,727 233,736 202,747 173,761 146,778 120,798 96,820 75,844 56,870 39,898 25,928 14,959 6,992 1,1026 0,1061 1,1095 6,1129 14,1161 25,1193 39,1222 56,1250 75,1277 96,1301 120,1323 146,1342 173,1359 202,1374 233,1385 264,1393 297,1398 331,1400 336,1400 342,1400 347,1400 352,1400 357,1399 362,1398 367,1398 373,1397 378,1397 383,1396 388,1395 393,1394 397,1393 402,1392 407,1391 412,1390 412,1391 412,1392 412,1393 412,1395 412,1396 412,1397 411,1398 411,1399 411,1400 411,1402 411,1403 411,1404 411,1405 411,1406 411,1408 411,1409 414,1456 420,1502 431,1546 446,1589 465,1629 488,1667 514,1702 542,1734 574,1764 609,1790 646,1813 685,1833 726,1848 769,1860 813,1866 859,1869 883,1868 907,1866 931,1863 953,1859 976,1853 998,1846 1020,1838 1041,1829 1061,1819 1081,1808 1101,1796 1119,1783 1137,1769 1154,1755 1171,1739 1187,1723 1234,1809 1298,1883 1376,1941 1466,1981 1564,2000 1600,2001 1700,1990 1793,1956 1875,1904 1944,1835 1998,1753 2012,1723 2061,1769 2117,1808 2178,1838 2244,1859 2315,1868 2339,1869 2472,1848 2589,1790 2685,1702 2752,1589 2784,1456 2787,1409 2787,1405 2787,1402 2786,1398 2786,1395 2786,1391 2786,1390 2801,1393 2816,1396 2831,1398 2846,1400 2862,1400 2867,1400 2966,1385 3052,1342 3123,1277 3173,1193 3197,1095 3199,1061 3184,959 3142,870 3078,798 2996,747 2901,722">
            <text:p/>
          </draw:polygon>
          <draw:polygon draw:style-name="gr12" draw:layer="layout" svg:width="3.198cm" svg:height="2cm" svg:x="4.3cm" svg:y="18.2cm" svg:viewBox="0 0 3199 2001" draw:points="2867,720 2862,720 2856,720 2851,721 2846,721 2841,722 2836,722 2831,723 2826,723 2821,724 2816,725 2811,725 2806,727 2801,728 2796,729 2791,730 2786,731 2786,730 2786,728 2786,727 2786,726 2786,725 2786,724 2786,723 2786,721 2787,720 2787,719 2787,718 2787,717 2787,715 2787,714 2787,713 2787,712 2784,665 2778,619 2767,575 2752,533 2733,492 2710,454 2685,419 2656,386 2624,357 2589,330 2552,307 2513,288 2472,272 2429,261 2384,254 2339,252 2317,252 2296,254 2275,256 2254,260 2234,264 2214,270 2194,276 2176,283 2157,291 2138,300 2121,310 2103,321 2086,332 2070,344 2055,357 2039,370 2030,331 2018,294 2002,257 1984,223 1963,190 1940,160 1914,132 1886,106 1856,82 1824,61 1790,43 1755,28 1718,16 1679,7 1640,1 1600,0 1558,1 1519,7 1481,16 1444,28 1408,43 1374,61 1342,82 1312,106 1284,132 1258,160 1235,190 1214,223 1196,257 1180,294 1168,331 1159,370 1144,357 1128,344 1112,332 1095,321 1078,310 1060,300 1041,291 1023,283 1003,276 984,270 964,264 944,260 923,256 902,254 881,252 859,252 813,254 769,261 726,272 685,288 646,307 609,330 574,357 542,386 514,419 488,454 465,492 446,533 431,575 420,619 414,665 411,712 411,713 411,714 411,715 411,717 411,718 411,719 411,720 411,721 411,723 412,724 412,725 412,726 412,727 412,728 412,730 412,731 407,730 402,729 397,728 393,727 388,725 383,725 378,724 373,723 367,723 362,722 357,722 352,721 347,721 342,720 336,720 331,720 297,722 264,727 233,736 202,747 173,761 146,778 120,798 96,820 75,844 56,870 39,898 25,928 14,959 6,992 1,1026 0,1061 1,1095 6,1129 14,1161 25,1193 39,1222 56,1250 75,1277 96,1301 120,1323 146,1342 173,1359 202,1374 233,1385 264,1393 297,1398 331,1400 336,1400 342,1400 347,1400 352,1400 357,1399 362,1398 367,1398 373,1397 378,1397 383,1396 388,1395 393,1394 397,1393 402,1392 407,1391 412,1390 412,1391 412,1392 412,1393 412,1395 412,1396 412,1397 411,1398 411,1399 411,1400 411,1402 411,1403 411,1404 411,1405 411,1406 411,1408 411,1409 414,1456 420,1502 431,1546 446,1589 465,1629 488,1667 514,1702 542,1734 574,1764 609,1790 646,1813 685,1833 726,1848 769,1860 813,1866 859,1869 883,1868 907,1866 931,1863 953,1859 976,1853 998,1846 1020,1838 1041,1829 1061,1819 1081,1808 1101,1796 1119,1783 1137,1769 1154,1755 1171,1739 1187,1723 1234,1809 1298,1883 1376,1941 1466,1981 1564,2000 1600,2001 1700,1990 1793,1956 1875,1904 1944,1835 1998,1753 2012,1723 2061,1769 2117,1808 2178,1838 2244,1859 2315,1868 2339,1869 2472,1848 2589,1790 2685,1702 2752,1589 2784,1456 2787,1409 2787,1405 2787,1402 2786,1398 2786,1395 2786,1391 2786,1390 2801,1393 2816,1396 2831,1398 2846,1400 2862,1400 2867,1400 2966,1385 3052,1342 3123,1277 3173,1193 3197,1095 3199,1061 3184,959 3142,870 3078,798 2996,747 2901,722">
            <text:p/>
          </draw:polygon>
        </draw:g>
        <draw:frame draw:style-name="gr92" draw:layer="layout" svg:width="3.2cm" svg:height="1.374cm" svg:x="4.302cm" svg:y="20.206cm">
          <draw:text-box>
            <text:p text:style-name="P1"><text:span text:style-name="T10">Request</text:span><text:span text:style-name="T10"><text:line-break/></text:span><text:span text:style-name="T10">Contexts</text:span></text:p>
          </draw:text-box>
        </draw:frame>
        <draw:g>
          <draw:g>
            <draw:polygon draw:style-name="gr11" draw:layer="layout" svg:width="2.867cm" svg:height="17.1cm" svg:x="17.5cm" svg:y="7.6cm" svg:viewBox="0 0 2868 17101" draw:points="0,17101 2868,17101 2868,0 0,0">
              <text:p/>
            </draw:polygon>
            <draw:polygon draw:style-name="gr12" draw:layer="layout" svg:width="2.867cm" svg:height="17.1cm" svg:x="17.5cm" svg:y="7.6cm" svg:viewBox="0 0 2868 17101" draw:points="0,17101 2868,17101 2868,0 0,0">
              <text:p/>
            </draw:polygon>
          </draw:g>
          <draw:frame draw:style-name="gr93" draw:layer="layout" svg:width="2.867cm" svg:height="17.1cm" svg:x="17.5cm" svg:y="7.6cm">
            <draw:text-box>
              <text:p text:style-name="P1"><text:span text:style-name="T10">Message Bus Manager</text:span></text:p>
            </draw:text-box>
          </draw:frame>
        </draw:g>
        <draw:g>
          <draw:line draw:style-name="gr94" draw:layer="layout" svg:x1="17.5cm" svg:y1="10.2cm" svg:x2="11.65cm" svg:y2="10.2cm">
            <text:p/>
          </draw:line>
          <draw:frame draw:style-name="gr95" draw:layer="layout" svg:width="2cm" svg:height="0.698cm" svg:x="13.575cm" svg:y="9.451cm">
            <draw:text-box>
              <text:p text:style-name="P1"><text:span text:style-name="T12">Rep</text:span></text:p>
            </draw:text-box>
          </draw:frame>
        </draw:g>
        <draw:g>
          <draw:g>
            <draw:path draw:style-name="gr11" draw:layer="layout" svg:width="3.3cm" svg:height="1.298cm" svg:x="8.35cm" svg:y="9.551cm" svg:viewBox="0 0 3301 1299" svg:d="M649 1299h2003c119 0 221-27 324-87 104-60 178-134 238-238 60-103 87-205 87-325 0-119-27-221-87-324-60-104-134-178-238-238-103-60-205-87-324-87h-2003c-119 0-221 27-324 87-104 60-178 134-238 238-60 103-87 205-87 325 0 119 27 221 87 324 60 104 134 178 238 238 103 60 205 87 324 87z">
              <text:p/>
            </draw:path>
            <draw:path draw:style-name="gr12" draw:layer="layout" svg:width="3.3cm" svg:height="1.298cm" svg:x="8.35cm" svg:y="9.551cm" svg:viewBox="0 0 3301 1299" svg:d="M649 1299h2003c119 0 221-27 324-87 104-60 178-134 238-238 60-103 87-205 87-325 0-119-27-221-87-324-60-104-134-178-238-238-103-60-205-87-324-87h-2003c-119 0-221 27-324 87-104 60-178 134-238 238-60 103-87 205-87 325 0 119 27 221 87 324 60 104 134 178 238 238 103 60 205 87 324 87z">
              <text:p/>
            </draw:path>
          </draw:g>
          <draw:frame draw:style-name="gr96" draw:layer="layout" svg:width="2.665cm" svg:height="1.374cm" svg:x="8.667cm" svg:y="9.513cm">
            <draw:text-box>
              <text:p text:style-name="P1"><text:span text:style-name="T10">Priority Queue</text:span></text:p>
            </draw:text-box>
          </draw:frame>
        </draw:g>
        <draw:line draw:style-name="gr97" draw:layer="layout" svg:x1="10cm" svg:y1="10.849cm" svg:x2="10.018cm" svg:y2="12.501cm">
          <text:p/>
        </draw:line>
        <draw:g>
          <draw:line draw:style-name="gr98" draw:layer="layout" svg:x1="7.701cm" svg:y1="22.707cm" svg:x2="2.5cm" svg:y2="22.7cm">
            <text:p/>
          </draw:line>
          <draw:frame draw:style-name="gr95" draw:layer="layout" svg:width="2.396cm" svg:height="1.196cm" draw:transform="rotate (-0.00104719755119678) translate (3.902cm 21.703cm)">
            <draw:text-box>
              <text:p text:style-name="P1"><text:span text:style-name="T12">Send ACK/ERR</text:span></text:p>
            </draw:text-box>
          </draw:frame>
        </draw:g>
        <draw:line draw:style-name="gr99" draw:layer="layout" svg:x1="7.701cm" svg:y1="20.712cm" svg:x2="5.9cm" svg:y2="20.2cm">
          <text:p/>
        </draw:line>
        <draw:g>
          <draw:line draw:style-name="gr100" draw:layer="layout" svg:x1="13.5cm" svg:y1="9.697cm" svg:x2="13.5cm" svg:y2="24.699cm">
            <text:p/>
          </draw:line>
          <draw:frame draw:style-name="gr86" draw:layer="layout" svg:width="3.039cm" svg:height="1.374cm" svg:x="11.981cm" svg:y="8.514cm">
            <draw:text-box>
              <text:p text:style-name="P1"><text:span text:style-name="T11">Worker Thread</text:span></text:p>
            </draw:text-box>
          </draw:frame>
        </draw:g>
        <draw:g>
          <draw:line draw:style-name="gr101" draw:layer="layout" svg:x1="12.222cm" svg:y1="20.712cm" svg:x2="17.526cm" svg:y2="20.7cm">
            <text:p/>
          </draw:line>
          <draw:frame draw:style-name="gr95" draw:layer="layout" svg:width="2cm" svg:height="0.698cm" draw:transform="rotate (0.00209439510239319) translate (13.872cm 19.959cm)">
            <draw:text-box>
              <text:p text:style-name="P1"><text:span text:style-name="T12">Send</text:span></text:p>
            </draw:text-box>
          </draw:frame>
        </draw:g>
        <draw:g>
          <draw:line draw:style-name="gr102" draw:layer="layout" svg:x1="12.222cm" svg:y1="18.692cm" svg:x2="17.501cm" svg:y2="18.701cm">
            <text:p/>
          </draw:line>
          <draw:frame draw:style-name="gr95" draw:layer="layout" svg:width="2cm" svg:height="0.698cm" draw:transform="rotate (-0.00157079632679416) translate (13.862cm 17.945cm)">
            <draw:text-box>
              <text:p text:style-name="P1"><text:span text:style-name="T12">Pub</text:span></text:p>
            </draw:text-box>
          </draw:frame>
        </draw:g>
        <draw:g>
          <draw:line draw:style-name="gr103" draw:layer="layout" svg:x1="12.222cm" svg:y1="19.702cm" svg:x2="17.501cm" svg:y2="19.7cm">
            <text:p/>
          </draw:line>
          <draw:frame draw:style-name="gr95" draw:layer="layout" svg:width="2cm" svg:height="0.698cm" draw:transform="rotate (0.000349065850398866) translate (13.861cm 18.952cm)">
            <draw:text-box>
              <text:p text:style-name="P1"><text:span text:style-name="T12">Post</text:span></text:p>
            </draw:text-box>
          </draw:frame>
        </draw:g>
        <draw:g>
          <draw:line draw:style-name="gr104" draw:layer="layout" svg:x1="12.222cm" svg:y1="21.709cm" svg:x2="17.501cm" svg:y2="21.7cm">
            <text:p/>
          </draw:line>
          <draw:frame draw:style-name="gr95" draw:layer="layout" svg:width="2cm" svg:height="0.698cm" draw:transform="rotate (0.0015707963267949) translate (13.86cm 20.957cm)">
            <draw:text-box>
              <text:p text:style-name="P1"><text:span text:style-name="T12">Request</text:span></text:p>
            </draw:text-box>
          </draw:frame>
        </draw:g>
        <draw:g>
          <draw:g>
            <draw:polygon draw:style-name="gr11" draw:layer="layout" svg:width="4.522cm" svg:height="0.5cm" svg:x="7.7cm" svg:y="15.45cm" svg:viewBox="0 0 4523 501" draw:points="0,501 4523,501 4523,0 0,0">
              <text:p/>
            </draw:polygon>
            <draw:polygon draw:style-name="gr12" draw:layer="layout" svg:width="4.522cm" svg:height="0.5cm" svg:x="7.7cm" svg:y="15.45cm" svg:viewBox="0 0 4523 501" draw:points="0,501 4523,501 4523,0 0,0">
              <text:p/>
            </draw:polygon>
          </draw:g>
          <draw:frame draw:style-name="gr90" draw:layer="layout" svg:width="4.522cm" svg:height="1.374cm" svg:x="7.7cm" svg:y="15.014cm">
            <draw:text-box>
              <text:p text:style-name="P1"><text:span text:style-name="T10">Handler: in subscribe</text:span></text:p>
            </draw:text-box>
          </draw:frame>
        </draw:g>
        <draw:g>
          <draw:line draw:style-name="gr105" draw:layer="layout" svg:x1="7.699cm" svg:y1="15.7cm" svg:x2="6.409cm" svg:y2="15.7cm">
            <text:p/>
          </draw:line>
          <draw:frame draw:style-name="gr95" draw:layer="layout" svg:width="2.597cm" svg:height="1.196cm" svg:x="5.756cm" svg:y="14.702cm">
            <draw:text-box>
              <text:p text:style-name="P1"><text:span text:style-name="T12">Subscribe Event</text:span></text:p>
            </draw:text-box>
          </draw:frame>
        </draw:g>
        <draw:g>
          <draw:g>
            <draw:polygon draw:style-name="gr11" draw:layer="layout" svg:width="4.522cm" svg:height="0.5cm" svg:x="7.7cm" svg:y="17.444cm" svg:viewBox="0 0 4523 501" draw:points="0,501 4523,501 4523,0 0,0">
              <text:p/>
            </draw:polygon>
            <draw:polygon draw:style-name="gr12" draw:layer="layout" svg:width="4.522cm" svg:height="0.5cm" svg:x="7.7cm" svg:y="17.444cm" svg:viewBox="0 0 4523 501" draw:points="0,501 4523,501 4523,0 0,0">
              <text:p/>
            </draw:polygon>
          </draw:g>
          <draw:frame draw:style-name="gr90" draw:layer="layout" svg:width="4.522cm" svg:height="0.779cm" svg:x="7.7cm" svg:y="17.305cm">
            <draw:text-box>
              <text:p text:style-name="P1"><text:span text:style-name="T10">Handler: out sys</text:span></text:p>
            </draw:text-box>
          </draw:frame>
        </draw:g>
        <draw:g>
          <draw:line draw:style-name="gr106" draw:layer="layout" svg:x1="12.222cm" svg:y1="17.7cm" svg:x2="17.499cm" svg:y2="17.7cm">
            <text:p/>
          </draw:line>
          <draw:frame draw:style-name="gr95" draw:layer="layout" svg:width="2cm" svg:height="0.698cm" svg:x="13.861cm" svg:y="16.951cm">
            <draw:text-box>
              <text:p text:style-name="P1"><text:span text:style-name="T12">Sys</text:span></text:p>
            </draw:text-box>
          </draw:frame>
        </draw:g>
        <draw:g>
          <draw:g>
            <draw:polygon draw:style-name="gr11" draw:layer="layout" svg:width="4.522cm" svg:height="0.5cm" svg:x="7.7cm" svg:y="16.447cm" svg:viewBox="0 0 4523 501" draw:points="0,501 4523,501 4523,0 0,0">
              <text:p/>
            </draw:polygon>
            <draw:polygon draw:style-name="gr12" draw:layer="layout" svg:width="4.522cm" svg:height="0.5cm" svg:x="7.7cm" svg:y="16.447cm" svg:viewBox="0 0 4523 501" draw:points="0,501 4523,501 4523,0 0,0">
              <text:p/>
            </draw:polygon>
          </draw:g>
          <draw:frame draw:style-name="gr90" draw:layer="layout" svg:width="4.522cm" svg:height="0.779cm" svg:x="7.7cm" svg:y="16.308cm">
            <draw:text-box>
              <text:p text:style-name="P1"><text:span text:style-name="T10">Handler: in sys</text:span></text:p>
            </draw:text-box>
          </draw:frame>
        </draw:g>
        <draw:g>
          <draw:g>
            <draw:polygon draw:style-name="gr11" draw:layer="layout" svg:width="4.522cm" svg:height="0.5cm" svg:x="7.7cm" svg:y="24.45cm" svg:viewBox="0 0 4523 501" draw:points="0,501 4523,501 4523,0 0,0">
              <text:p/>
            </draw:polygon>
            <draw:polygon draw:style-name="gr12" draw:layer="layout" svg:width="4.522cm" svg:height="0.5cm" svg:x="7.7cm" svg:y="24.45cm" svg:viewBox="0 0 4523 501" draw:points="0,501 4523,501 4523,0 0,0">
              <text:p/>
            </draw:polygon>
          </draw:g>
          <draw:frame draw:style-name="gr90" draw:layer="layout" svg:width="4.522cm" svg:height="0.779cm" svg:x="7.7cm" svg:y="24.311cm">
            <draw:text-box>
              <text:p text:style-name="P1"><text:span text:style-name="T10">Handler: timeout</text:span></text:p>
            </draw:text-box>
          </draw:frame>
        </draw:g>
        <draw:line draw:style-name="gr107" draw:layer="layout" svg:x1="7.701cm" svg:y1="21.709cm" svg:x2="5.9cm" svg:y2="20.2cm">
          <text:p/>
        </draw:line>
        <draw:line draw:style-name="gr108" draw:layer="layout" svg:x1="7.701cm" svg:y1="22.706cm" svg:x2="5.9cm" svg:y2="20.2cm">
          <text:p/>
        </draw:line>
        <draw:line draw:style-name="gr109" draw:layer="layout" svg:x1="7.701cm" svg:y1="24.701cm" svg:x2="5.9cm" svg:y2="20.2cm">
          <text:p/>
        </draw:line>
        <draw:line draw:style-name="gr110" draw:layer="layout" svg:x1="7.701cm" svg:y1="17.694cm" svg:x2="5.9cm" svg:y2="18.2cm">
          <text:p/>
        </draw:line>
        <draw:path draw:style-name="gr111" draw:layer="layout" svg:width="1.724cm" svg:height="9.594cm" svg:x="11.5cm" svg:y="8.1cm" svg:viewBox="0 0 1725 9595" svg:d="M723 9595c44-87 79-161 121-249 727-1558 990-3049 840-4762s-668-3135-1655-4543c-10-15-19-27-29-41">
          <text:p/>
        </draw:path>
        <draw:path draw:style-name="gr112" draw:layer="layout" svg:width="3.419cm" svg:height="13.608cm" svg:x="11.5cm" svg:y="8.1cm" svg:viewBox="0 0 3420 13609" svg:d="M722 13609c762-757 1298-1507 1769-2472 738-1513 1021-2968 904-4647-118-1680-601-3081-1542-4476-541-801-1100-1409-1853-2014">
          <text:p/>
        </draw:path>
        <draw:path draw:style-name="gr113" draw:layer="layout" svg:width="2.079cm" svg:height="11.72cm" svg:x="12.222cm" svg:y="8.991cm" svg:viewBox="0 0 2080 11721" svg:d="M0 11721c308-388 544-736 792-1165 885-1532 1288-3036 1288-4805s-403-3272-1288-4805c-200-345-385-627-624-946">
          <text:p/>
        </draw:path>
        <draw:g>
          <draw:g>
            <draw:polygon draw:style-name="gr11" draw:layer="layout" svg:width="4.522cm" svg:height="0.5cm" svg:x="7.7cm" svg:y="23.453cm" svg:viewBox="0 0 4523 501" draw:points="0,501 4523,501 4523,0 0,0">
              <text:p/>
            </draw:polygon>
            <draw:polygon draw:style-name="gr12" draw:layer="layout" svg:width="4.522cm" svg:height="0.5cm" svg:x="7.7cm" svg:y="23.453cm" svg:viewBox="0 0 4523 501" draw:points="0,501 4523,501 4523,0 0,0">
              <text:p/>
            </draw:polygon>
          </draw:g>
          <draw:frame draw:style-name="gr90" draw:layer="layout" svg:width="4.522cm" svg:height="0.779cm" svg:x="7.7cm" svg:y="23.314cm">
            <draw:text-box>
              <text:p text:style-name="P1"><text:span text:style-name="T10">Handler: in reply</text:span></text:p>
            </draw:text-box>
          </draw:frame>
        </draw:g>
        <draw:line draw:style-name="gr114" draw:layer="layout" svg:x1="7.701cm" svg:y1="23.704cm" svg:x2="5.9cm" svg:y2="20.2cm">
          <text:p/>
        </draw:line>
        <draw:g>
          <draw:line draw:style-name="gr115" draw:layer="layout" svg:x1="7.701cm" svg:y1="23.704cm" svg:x2="2.5cm" svg:y2="23.7cm">
            <text:p/>
          </draw:line>
          <draw:frame draw:style-name="gr95" draw:layer="layout" svg:width="2.02cm" svg:height="1.196cm" draw:transform="rotate (-0.000523598775597623) translate (4.091cm 22.703cm)">
            <draw:text-box>
              <text:p text:style-name="P1"><text:span text:style-name="T12">Reply Event</text:span></text:p>
            </draw:text-box>
          </draw:frame>
        </draw:g>
        <draw:g>
          <draw:line draw:style-name="gr116" draw:layer="layout" svg:x1="2.5cm" svg:y1="11.7cm" svg:x2="17.475cm" svg:y2="11.7cm">
            <text:p/>
          </draw:line>
          <draw:frame draw:style-name="gr95" draw:layer="layout" svg:width="4.94cm" svg:height="1.196cm" svg:x="7.518cm" svg:y="10.702cm">
            <draw:text-box>
              <text:p text:style-name="P2"><text:span text:style-name="T12">Req with no feedback: Pub, Post</text:span></text:p>
            </draw:text-box>
          </draw:frame>
        </draw:g>
        <draw:path draw:style-name="gr117" draw:layer="layout" svg:width="5.989cm" svg:height="3.194cm" svg:x="2.511cm" svg:y="8.1cm" svg:viewBox="0 0 5990 3195" svg:d="M0 3195c775-865 1555-1487 2571-2050 1115-619 2157-967 3419-1145">
          <text:p/>
        </draw:path>
        <draw:g>
          <draw:g>
            <draw:polygon draw:style-name="gr11" draw:layer="layout" svg:width="3.022cm" svg:height="0.95cm" svg:x="1cm" svg:y="11.294cm" svg:viewBox="0 0 3023 951" draw:points="0,951 3023,951 3023,0 0,0">
              <text:p/>
            </draw:polygon>
            <draw:polygon draw:style-name="gr12" draw:layer="layout" svg:width="3.022cm" svg:height="0.95cm" svg:x="1cm" svg:y="11.294cm" svg:viewBox="0 0 3023 951" draw:points="0,951 3023,951 3023,0 0,0">
              <text:p/>
            </draw:polygon>
          </draw:g>
          <draw:frame draw:style-name="gr118" draw:layer="layout" svg:width="3.022cm" svg:height="0.95cm" svg:x="1cm" svg:y="11.294cm">
            <draw:text-box>
              <text:p text:style-name="P1"><text:span text:style-name="T10">Verify Req</text:span></text:p>
            </draw:text-box>
          </draw:frame>
        </draw:g>
        <draw:g>
          <draw:g>
            <draw:polygon draw:style-name="gr11" draw:layer="layout" svg:width="2.959cm" svg:height="4.6cm" svg:x="3.45cm" svg:y="13.4cm" svg:viewBox="0 0 2960 4601" draw:points="0,4601 2960,4601 2960,0 0,0">
              <text:p/>
            </draw:polygon>
            <draw:polygon draw:style-name="gr12" draw:layer="layout" svg:width="2.959cm" svg:height="4.6cm" svg:x="3.45cm" svg:y="13.4cm" svg:viewBox="0 0 2960 4601" draw:points="0,4601 2960,4601 2960,0 0,0">
              <text:p/>
            </draw:polygon>
          </draw:g>
          <draw:frame draw:style-name="gr119" draw:layer="layout" svg:width="2.959cm" svg:height="4.6cm" svg:x="3.45cm" svg:y="13.4cm">
            <draw:text-box>
              <text:p text:style-name="P1"><text:span text:style-name="T13">Callback Delivery Method</text:span></text:p>
            </draw:text-box>
          </draw:frame>
        </draw:g>
        <draw:g>
          <draw:g>
            <draw:polygon draw:style-name="gr11" draw:layer="layout" svg:width="2.623cm" svg:height="0.824cm" svg:x="3.624cm" svg:y="14.397cm" svg:viewBox="0 0 2624 825" draw:points="0,825 2624,825 2624,0 0,0">
              <text:p/>
            </draw:polygon>
            <draw:polygon draw:style-name="gr12" draw:layer="layout" svg:width="2.623cm" svg:height="0.824cm" svg:x="3.624cm" svg:y="14.397cm" svg:viewBox="0 0 2624 825" draw:points="0,825 2624,825 2624,0 0,0">
              <text:p/>
            </draw:polygon>
          </draw:g>
          <draw:frame draw:style-name="gr120" draw:layer="layout" svg:width="2.623cm" svg:height="0.824cm" svg:x="3.624cm" svg:y="14.397cm">
            <draw:text-box>
              <text:p text:style-name="P1"><text:span text:style-name="T4">Win32</text:span></text:p>
            </draw:text-box>
          </draw:frame>
        </draw:g>
        <draw:g>
          <draw:g>
            <draw:polygon draw:style-name="gr11" draw:layer="layout" svg:width="2.623cm" svg:height="0.781cm" svg:x="3.624cm" svg:y="15.297cm" svg:viewBox="0 0 2624 782" draw:points="0,782 2624,782 2624,0 0,0">
              <text:p/>
            </draw:polygon>
            <draw:polygon draw:style-name="gr12" draw:layer="layout" svg:width="2.623cm" svg:height="0.781cm" svg:x="3.624cm" svg:y="15.297cm" svg:viewBox="0 0 2624 782" draw:points="0,782 2624,782 2624,0 0,0">
              <text:p/>
            </draw:polygon>
          </draw:g>
          <draw:frame draw:style-name="gr121" draw:layer="layout" svg:width="2.623cm" svg:height="0.781cm" svg:x="3.624cm" svg:y="15.297cm">
            <draw:text-box>
              <text:p text:style-name="P1"><text:span text:style-name="T4">Qt</text:span></text:p>
            </draw:text-box>
          </draw:frame>
        </draw:g>
        <draw:g>
          <draw:g>
            <draw:polygon draw:style-name="gr11" draw:layer="layout" svg:width="2.623cm" svg:height="0.781cm" svg:x="3.633cm" svg:y="16.154cm" svg:viewBox="0 0 2624 782" draw:points="0,782 2624,782 2624,0 0,0">
              <text:p/>
            </draw:polygon>
            <draw:polygon draw:style-name="gr12" draw:layer="layout" svg:width="2.623cm" svg:height="0.781cm" svg:x="3.633cm" svg:y="16.154cm" svg:viewBox="0 0 2624 782" draw:points="0,782 2624,782 2624,0 0,0">
              <text:p/>
            </draw:polygon>
          </draw:g>
          <draw:frame draw:style-name="gr121" draw:layer="layout" svg:width="2.623cm" svg:height="0.781cm" svg:x="3.633cm" svg:y="16.154cm">
            <draw:text-box>
              <text:p text:style-name="P1"><text:span text:style-name="T4">Direct</text:span></text:p>
            </draw:text-box>
          </draw:frame>
        </draw:g>
        <draw:g>
          <draw:g>
            <draw:polygon draw:style-name="gr11" draw:layer="layout" svg:width="2.623cm" svg:height="0.781cm" svg:x="3.624cm" svg:y="17.022cm" svg:viewBox="0 0 2624 782" draw:points="0,782 2624,782 2624,0 0,0">
              <text:p/>
            </draw:polygon>
            <draw:polygon draw:style-name="gr12" draw:layer="layout" svg:width="2.623cm" svg:height="0.781cm" svg:x="3.624cm" svg:y="17.022cm" svg:viewBox="0 0 2624 782" draw:points="0,782 2624,782 2624,0 0,0">
              <text:p/>
            </draw:polygon>
          </draw:g>
          <draw:frame draw:style-name="gr121" draw:layer="layout" svg:width="2.623cm" svg:height="0.781cm" svg:x="3.624cm" svg:y="17.022cm">
            <draw:text-box>
              <text:p text:style-name="P1"><text:span text:style-name="T4">X11</text:span></text:p>
            </draw:text-box>
          </draw:frame>
        </draw:g>
      </draw:page>
      <draw:page draw:name="page10" draw:style-name="dp1" draw:master-page-name="Default">
        <draw:g>
          <draw:g>
            <draw:polygon draw:style-name="gr11" draw:layer="layout" svg:width="2.867cm" svg:height="17.1cm" svg:x="16.5cm" svg:y="8.1cm" svg:viewBox="0 0 2868 17101" draw:points="0,17101 2868,17101 2868,0 0,0">
              <text:p/>
            </draw:polygon>
            <draw:polygon draw:style-name="gr12" draw:layer="layout" svg:width="2.867cm" svg:height="17.1cm" svg:x="16.5cm" svg:y="8.1cm" svg:viewBox="0 0 2868 17101" draw:points="0,17101 2868,17101 2868,0 0,0">
              <text:p/>
            </draw:polygon>
          </draw:g>
          <draw:frame draw:style-name="gr93" draw:layer="layout" svg:width="2.867cm" svg:height="17.1cm" svg:x="16.5cm" svg:y="8.1cm">
            <draw:text-box>
              <text:p text:style-name="P1"><text:span text:style-name="T10">Client</text:span></text:p>
            </draw:text-box>
          </draw:frame>
        </draw:g>
        <draw:g>
          <draw:g>
            <draw:polygon draw:style-name="gr11" draw:layer="layout" svg:width="2.867cm" svg:height="17.1cm" svg:x="16.267cm" svg:y="7.85cm" svg:viewBox="0 0 2868 17101" draw:points="0,17101 2868,17101 2868,0 0,0">
              <text:p/>
            </draw:polygon>
            <draw:polygon draw:style-name="gr12" draw:layer="layout" svg:width="2.867cm" svg:height="17.1cm" svg:x="16.267cm" svg:y="7.85cm" svg:viewBox="0 0 2868 17101" draw:points="0,17101 2868,17101 2868,0 0,0">
              <text:p/>
            </draw:polygon>
          </draw:g>
          <draw:frame draw:style-name="gr93" draw:layer="layout" svg:width="2.867cm" svg:height="17.1cm" svg:x="16.267cm" svg:y="7.85cm">
            <draw:text-box>
              <text:p text:style-name="P1"><text:span text:style-name="T10">Client</text:span></text:p>
            </draw:text-box>
          </draw:frame>
        </draw:g>
        <draw:g>
          <draw:polygon draw:style-name="gr1" draw:layer="layout" svg:width="17cm" svg:height="3cm" svg:x="2cm" svg:y="1.7cm" svg:viewBox="0 0 17001 3001" draw:points="0,3001 17001,3001 17001,0 0,0">
            <text:p/>
          </draw:polygon>
          <draw:frame draw:style-name="gr2" draw:layer="layout" svg:width="17cm" svg:height="3cm" svg:x="2cm" svg:y="1.7cm">
            <draw:text-box>
              <text:p text:style-name="P1"><text:span text:style-name="T1">FUSION</text:span></text:p>
            </draw:text-box>
          </draw:frame>
        </draw:g>
        <draw:g>
          <draw:polygon draw:style-name="gr3" draw:layer="layout" svg:width="17cm" svg:height="3cm" svg:x="2cm" svg:y="4.7cm" svg:viewBox="0 0 17001 3001" draw:points="0,3001 17001,3001 17001,0 0,0">
            <text:p/>
          </draw:polygon>
          <draw:frame draw:style-name="gr2" draw:layer="layout" svg:width="17cm" svg:height="3cm" svg:x="2cm" svg:y="4.7cm">
            <draw:text-box>
              <text:p text:style-name="P1"><text:span text:style-name="T2">Fusion Message Bus Manager (Server)</text:span></text:p>
            </draw:text-box>
          </draw:frame>
        </draw:g>
        <draw:g>
          <draw:g>
            <draw:path draw:style-name="gr11" draw:layer="layout" svg:width="2.999cm" svg:height="1.298cm" svg:x="8.5cm" svg:y="7.451cm" svg:viewBox="0 0 3000 1299" svg:d="M649 1299h1702c119 0 221-27 324-87 104-60 178-134 238-238 60-103 87-205 87-325 0-119-27-221-87-324-60-104-134-178-238-238-103-60-205-87-324-87h-1702c-119 0-221 27-324 87-104 60-178 134-238 238-60 103-87 205-87 325 0 119 27 221 87 324 60 104 134 178 238 238 103 60 205 87 324 87z">
              <text:p/>
            </draw:path>
            <draw:path draw:style-name="gr12" draw:layer="layout" svg:width="2.999cm" svg:height="1.298cm" svg:x="8.5cm" svg:y="7.451cm" svg:viewBox="0 0 3000 1299" svg:d="M649 1299h1702c119 0 221-27 324-87 104-60 178-134 238-238 60-103 87-205 87-325 0-119-27-221-87-324-60-104-134-178-238-238-103-60-205-87-324-87h-1702c-119 0-221 27-324 87-104 60-178 134-238 238-60 103-87 205-87 325 0 119 27 221 87 324 60 104 134 178 238 238 103 60 205 87 324 87z">
              <text:p/>
            </draw:path>
          </draw:g>
          <draw:frame draw:style-name="gr86" draw:layer="layout" svg:width="2.365cm" svg:height="1.374cm" svg:x="8.818cm" svg:y="7.414cm">
            <draw:text-box>
              <text:p text:style-name="P1"><text:span text:style-name="T10">Timeouts</text:span></text:p>
            </draw:text-box>
          </draw:frame>
        </draw:g>
        <draw:line draw:style-name="gr122" draw:layer="layout" svg:x1="10.013cm" svg:y1="8.749cm" svg:x2="10cm" svg:y2="9.552cm">
          <text:p/>
        </draw:line>
        <draw:line draw:style-name="gr123" draw:layer="layout" svg:x1="10.018cm" svg:y1="13.1cm" svg:x2="9.961cm" svg:y2="22.401cm">
          <text:p/>
        </draw:line>
        <draw:g>
          <draw:g>
            <draw:polygon draw:style-name="gr11" draw:layer="layout" svg:width="4.522cm" svg:height="0.5cm" svg:x="7.7cm" svg:y="15.9cm" svg:viewBox="0 0 4523 501" draw:points="0,501 4523,501 4523,0 0,0">
              <text:p/>
            </draw:polygon>
            <draw:polygon draw:style-name="gr12" draw:layer="layout" svg:width="4.522cm" svg:height="0.5cm" svg:x="7.7cm" svg:y="15.9cm" svg:viewBox="0 0 4523 501" draw:points="0,501 4523,501 4523,0 0,0">
              <text:p/>
            </draw:polygon>
          </draw:g>
          <draw:frame draw:style-name="gr90" draw:layer="layout" svg:width="4.522cm" svg:height="0.779cm" svg:x="7.7cm" svg:y="15.761cm">
            <draw:text-box>
              <text:p text:style-name="P1"><text:span text:style-name="T10">Handler: pub</text:span></text:p>
            </draw:text-box>
          </draw:frame>
        </draw:g>
        <draw:g>
          <draw:g>
            <draw:polygon draw:style-name="gr11" draw:layer="layout" svg:width="4.522cm" svg:height="0.525cm" svg:x="7.7cm" svg:y="16.887cm" svg:viewBox="0 0 4523 526" draw:points="0,526 4523,526 4523,0 0,0">
              <text:p/>
            </draw:polygon>
            <draw:polygon draw:style-name="gr12" draw:layer="layout" svg:width="4.522cm" svg:height="0.525cm" svg:x="7.7cm" svg:y="16.887cm" svg:viewBox="0 0 4523 526" draw:points="0,526 4523,526 4523,0 0,0">
              <text:p/>
            </draw:polygon>
          </draw:g>
          <draw:frame draw:style-name="gr91" draw:layer="layout" svg:width="4.522cm" svg:height="0.779cm" svg:x="7.7cm" svg:y="16.76cm">
            <draw:text-box>
              <text:p text:style-name="P1"><text:span text:style-name="T10">Handler: post</text:span></text:p>
            </draw:text-box>
          </draw:frame>
        </draw:g>
        <draw:g>
          <draw:g>
            <draw:polygon draw:style-name="gr11" draw:layer="layout" svg:width="4.522cm" svg:height="0.5cm" svg:x="7.7cm" svg:y="17.9cm" svg:viewBox="0 0 4523 501" draw:points="0,501 4523,501 4523,0 0,0">
              <text:p/>
            </draw:polygon>
            <draw:polygon draw:style-name="gr12" draw:layer="layout" svg:width="4.522cm" svg:height="0.5cm" svg:x="7.7cm" svg:y="17.9cm" svg:viewBox="0 0 4523 501" draw:points="0,501 4523,501 4523,0 0,0">
              <text:p/>
            </draw:polygon>
          </draw:g>
          <draw:frame draw:style-name="gr90" draw:layer="layout" svg:width="4.522cm" svg:height="0.779cm" svg:x="7.7cm" svg:y="17.761cm">
            <draw:text-box>
              <text:p text:style-name="P1"><text:span text:style-name="T10">Handler: send</text:span></text:p>
            </draw:text-box>
          </draw:frame>
        </draw:g>
        <draw:g>
          <draw:g>
            <draw:polygon draw:style-name="gr11" draw:layer="layout" svg:width="4.522cm" svg:height="0.5cm" svg:x="7.7cm" svg:y="19.9cm" svg:viewBox="0 0 4523 501" draw:points="0,501 4523,501 4523,0 0,0">
              <text:p/>
            </draw:polygon>
            <draw:polygon draw:style-name="gr12" draw:layer="layout" svg:width="4.522cm" svg:height="0.5cm" svg:x="7.7cm" svg:y="19.9cm" svg:viewBox="0 0 4523 501" draw:points="0,501 4523,501 4523,0 0,0">
              <text:p/>
            </draw:polygon>
          </draw:g>
          <draw:frame draw:style-name="gr90" draw:layer="layout" svg:width="4.522cm" svg:height="0.779cm" svg:x="7.7cm" svg:y="19.761cm">
            <draw:text-box>
              <text:p text:style-name="P1"><text:span text:style-name="T10">Handler: request</text:span></text:p>
            </draw:text-box>
          </draw:frame>
        </draw:g>
        <draw:g>
          <draw:path draw:style-name="gr12" draw:layer="layout" svg:width="1.302cm" svg:height="1.41cm" svg:x="9.367cm" svg:y="11.69cm" svg:viewBox="0 0 1303 1411" svg:d="M651 1411c-120 0-222-25-325-81-104-55-179-124-238-219-60-96-88-190-88-301s28-205 88-300c59-96 134-165 238-220 103-56 205-81 325-81s222 25 326 81c104 55 178 124 238 220 60 95 88 189 88 300s-28 205-88 301c-60 95-134 164-238 219-104 56-206 81-326 81zM846 0l-325 222 325 287">
            <text:p/>
          </draw:path>
          <draw:frame draw:style-name="gr86" draw:layer="layout" svg:width="2.269cm" svg:height="1.374cm" svg:x="8.882cm" svg:y="11.814cm">
            <draw:text-box>
              <text:p text:style-name="P1"><text:span text:style-name="T10">Dispatcher</text:span></text:p>
            </draw:text-box>
          </draw:frame>
        </draw:g>
        <draw:g>
          <draw:polygon draw:style-name="gr11" draw:layer="layout" svg:width="3.198cm" svg:height="2cm" svg:x="4.3cm" svg:y="17.213cm" svg:viewBox="0 0 3199 2001" draw:points="2867,720 2862,720 2856,720 2851,721 2846,721 2841,722 2836,722 2831,723 2826,723 2821,724 2816,725 2811,725 2806,727 2801,728 2796,729 2791,730 2786,731 2786,730 2786,728 2786,727 2786,726 2786,725 2786,724 2786,723 2786,721 2787,720 2787,719 2787,718 2787,717 2787,715 2787,714 2787,713 2787,712 2784,665 2778,619 2767,575 2752,533 2733,492 2710,454 2685,419 2656,386 2624,357 2589,330 2552,307 2513,288 2472,272 2429,261 2384,254 2339,252 2317,252 2296,254 2275,256 2254,260 2234,264 2214,270 2194,276 2176,283 2157,291 2138,300 2121,310 2103,321 2086,332 2070,344 2055,357 2039,370 2030,331 2018,294 2002,257 1984,223 1963,190 1940,160 1914,132 1886,106 1856,82 1824,61 1790,43 1755,28 1718,16 1679,7 1640,1 1600,0 1558,1 1519,7 1481,16 1444,28 1408,43 1374,61 1342,82 1312,106 1284,132 1258,160 1235,190 1214,223 1196,257 1180,294 1168,331 1159,370 1144,357 1128,344 1112,332 1095,321 1078,310 1060,300 1041,291 1023,283 1003,276 984,270 964,264 944,260 923,256 902,254 881,252 859,252 813,254 769,261 726,272 685,288 646,307 609,330 574,357 542,386 514,419 488,454 465,492 446,533 431,575 420,619 414,665 411,712 411,713 411,714 411,715 411,717 411,718 411,719 411,720 411,721 411,723 412,724 412,725 412,726 412,727 412,728 412,730 412,731 407,730 402,729 397,728 393,727 388,725 383,725 378,724 373,723 367,723 362,722 357,722 352,721 347,721 342,720 336,720 331,720 297,722 264,727 233,736 202,747 173,761 146,778 120,798 96,820 75,844 56,870 39,898 25,928 14,959 6,992 1,1026 0,1061 1,1095 6,1129 14,1161 25,1193 39,1222 56,1250 75,1277 96,1301 120,1323 146,1342 173,1359 202,1374 233,1385 264,1393 297,1398 331,1400 336,1400 342,1400 347,1400 352,1400 357,1399 362,1398 367,1398 373,1397 378,1397 383,1396 388,1395 393,1394 397,1393 402,1392 407,1391 412,1390 412,1391 412,1392 412,1393 412,1395 412,1396 412,1397 411,1398 411,1399 411,1400 411,1402 411,1403 411,1404 411,1405 411,1406 411,1408 411,1409 414,1456 420,1502 431,1546 446,1589 465,1629 488,1667 514,1702 542,1734 574,1764 609,1790 646,1813 685,1833 726,1848 769,1860 813,1866 859,1869 883,1868 907,1866 931,1863 953,1859 976,1853 998,1846 1020,1838 1041,1829 1061,1819 1081,1808 1101,1796 1119,1783 1137,1769 1154,1755 1171,1739 1187,1723 1234,1809 1298,1883 1376,1941 1466,1981 1564,2000 1600,2001 1700,1990 1793,1956 1875,1904 1944,1835 1998,1753 2012,1723 2061,1769 2117,1808 2178,1838 2244,1859 2315,1868 2339,1869 2472,1848 2589,1790 2685,1702 2752,1589 2784,1456 2787,1409 2787,1405 2787,1402 2786,1398 2786,1395 2786,1391 2786,1390 2801,1393 2816,1396 2831,1398 2846,1400 2862,1400 2867,1400 2966,1385 3052,1342 3123,1277 3173,1193 3197,1095 3199,1061 3184,959 3142,870 3078,798 2996,747 2901,722">
            <text:p/>
          </draw:polygon>
          <draw:polygon draw:style-name="gr12" draw:layer="layout" svg:width="3.198cm" svg:height="2cm" svg:x="4.3cm" svg:y="17.213cm" svg:viewBox="0 0 3199 2001" draw:points="2867,720 2862,720 2856,720 2851,721 2846,721 2841,722 2836,722 2831,723 2826,723 2821,724 2816,725 2811,725 2806,727 2801,728 2796,729 2791,730 2786,731 2786,730 2786,728 2786,727 2786,726 2786,725 2786,724 2786,723 2786,721 2787,720 2787,719 2787,718 2787,717 2787,715 2787,714 2787,713 2787,712 2784,665 2778,619 2767,575 2752,533 2733,492 2710,454 2685,419 2656,386 2624,357 2589,330 2552,307 2513,288 2472,272 2429,261 2384,254 2339,252 2317,252 2296,254 2275,256 2254,260 2234,264 2214,270 2194,276 2176,283 2157,291 2138,300 2121,310 2103,321 2086,332 2070,344 2055,357 2039,370 2030,331 2018,294 2002,257 1984,223 1963,190 1940,160 1914,132 1886,106 1856,82 1824,61 1790,43 1755,28 1718,16 1679,7 1640,1 1600,0 1558,1 1519,7 1481,16 1444,28 1408,43 1374,61 1342,82 1312,106 1284,132 1258,160 1235,190 1214,223 1196,257 1180,294 1168,331 1159,370 1144,357 1128,344 1112,332 1095,321 1078,310 1060,300 1041,291 1023,283 1003,276 984,270 964,264 944,260 923,256 902,254 881,252 859,252 813,254 769,261 726,272 685,288 646,307 609,330 574,357 542,386 514,419 488,454 465,492 446,533 431,575 420,619 414,665 411,712 411,713 411,714 411,715 411,717 411,718 411,719 411,720 411,721 411,723 412,724 412,725 412,726 412,727 412,728 412,730 412,731 407,730 402,729 397,728 393,727 388,725 383,725 378,724 373,723 367,723 362,722 357,722 352,721 347,721 342,720 336,720 331,720 297,722 264,727 233,736 202,747 173,761 146,778 120,798 96,820 75,844 56,870 39,898 25,928 14,959 6,992 1,1026 0,1061 1,1095 6,1129 14,1161 25,1193 39,1222 56,1250 75,1277 96,1301 120,1323 146,1342 173,1359 202,1374 233,1385 264,1393 297,1398 331,1400 336,1400 342,1400 347,1400 352,1400 357,1399 362,1398 367,1398 373,1397 378,1397 383,1396 388,1395 393,1394 397,1393 402,1392 407,1391 412,1390 412,1391 412,1392 412,1393 412,1395 412,1396 412,1397 411,1398 411,1399 411,1400 411,1402 411,1403 411,1404 411,1405 411,1406 411,1408 411,1409 414,1456 420,1502 431,1546 446,1589 465,1629 488,1667 514,1702 542,1734 574,1764 609,1790 646,1813 685,1833 726,1848 769,1860 813,1866 859,1869 883,1868 907,1866 931,1863 953,1859 976,1853 998,1846 1020,1838 1041,1829 1061,1819 1081,1808 1101,1796 1119,1783 1137,1769 1154,1755 1171,1739 1187,1723 1234,1809 1298,1883 1376,1941 1466,1981 1564,2000 1600,2001 1700,1990 1793,1956 1875,1904 1944,1835 1998,1753 2012,1723 2061,1769 2117,1808 2178,1838 2244,1859 2315,1868 2339,1869 2472,1848 2589,1790 2685,1702 2752,1589 2784,1456 2787,1409 2787,1405 2787,1402 2786,1398 2786,1395 2786,1391 2786,1390 2801,1393 2816,1396 2831,1398 2846,1400 2862,1400 2867,1400 2966,1385 3052,1342 3123,1277 3173,1193 3197,1095 3199,1061 3184,959 3142,870 3078,798 2996,747 2901,722">
            <text:p/>
          </draw:polygon>
        </draw:g>
        <draw:frame draw:style-name="gr92" draw:layer="layout" svg:width="3.2cm" svg:height="1.374cm" svg:x="4.302cm" svg:y="19.218cm">
          <draw:text-box>
            <text:p text:style-name="P1"><text:span text:style-name="T10">Request</text:span><text:span text:style-name="T10"><text:line-break/></text:span><text:span text:style-name="T10">Contexts</text:span></text:p>
          </draw:text-box>
        </draw:frame>
        <draw:g>
          <draw:g>
            <draw:polygon draw:style-name="gr11" draw:layer="layout" svg:width="2.867cm" svg:height="17.1cm" svg:x="16.033cm" svg:y="7.6cm" svg:viewBox="0 0 2868 17101" draw:points="0,17101 2868,17101 2868,0 0,0">
              <text:p/>
            </draw:polygon>
            <draw:polygon draw:style-name="gr12" draw:layer="layout" svg:width="2.867cm" svg:height="17.1cm" svg:x="16.033cm" svg:y="7.6cm" svg:viewBox="0 0 2868 17101" draw:points="0,17101 2868,17101 2868,0 0,0">
              <text:p/>
            </draw:polygon>
          </draw:g>
          <draw:frame draw:style-name="gr124" draw:layer="layout" svg:width="2.867cm" svg:height="17.1cm" svg:x="16.033cm" svg:y="7.6cm">
            <draw:text-box>
              <text:p text:style-name="P1"><text:span text:style-name="T10">Client</text:span></text:p>
            </draw:text-box>
          </draw:frame>
        </draw:g>
        <draw:line draw:style-name="gr125" draw:layer="layout" svg:x1="16cm" svg:y1="10.2cm" svg:x2="11.65cm" svg:y2="10.2cm">
          <text:p/>
        </draw:line>
        <draw:g>
          <draw:g>
            <draw:path draw:style-name="gr11" draw:layer="layout" svg:width="3.3cm" svg:height="1.298cm" svg:x="8.35cm" svg:y="9.551cm" svg:viewBox="0 0 3301 1299" svg:d="M649 1299h2003c119 0 221-27 324-87 104-60 178-134 238-238 60-103 87-205 87-325 0-119-27-221-87-324-60-104-134-178-238-238-103-60-205-87-324-87h-2003c-119 0-221 27-324 87-104 60-178 134-238 238-60 103-87 205-87 325 0 119 27 221 87 324 60 104 134 178 238 238 103 60 205 87 324 87z">
              <text:p/>
            </draw:path>
            <draw:path draw:style-name="gr12" draw:layer="layout" svg:width="3.3cm" svg:height="1.298cm" svg:x="8.35cm" svg:y="9.551cm" svg:viewBox="0 0 3301 1299" svg:d="M649 1299h2003c119 0 221-27 324-87 104-60 178-134 238-238 60-103 87-205 87-325 0-119-27-221-87-324-60-104-134-178-238-238-103-60-205-87-324-87h-2003c-119 0-221 27-324 87-104 60-178 134-238 238-60 103-87 205-87 325 0 119 27 221 87 324 60 104 134 178 238 238 103 60 205 87 324 87z">
              <text:p/>
            </draw:path>
          </draw:g>
          <draw:frame draw:style-name="gr96" draw:layer="layout" svg:width="2.665cm" svg:height="1.374cm" svg:x="8.667cm" svg:y="9.513cm">
            <draw:text-box>
              <text:p text:style-name="P1"><text:span text:style-name="T10">Priority Queue</text:span></text:p>
            </draw:text-box>
          </draw:frame>
        </draw:g>
        <draw:line draw:style-name="gr126" draw:layer="layout" svg:x1="10cm" svg:y1="10.849cm" svg:x2="10.018cm" svg:y2="11.901cm">
          <text:p/>
        </draw:line>
        <draw:line draw:style-name="gr127" draw:layer="layout" svg:x1="7.701cm" svg:y1="18.15cm" svg:x2="7.5cm" svg:y2="18.213cm">
          <text:p/>
        </draw:line>
        <draw:g>
          <draw:line draw:style-name="gr128" draw:layer="layout" svg:x1="4cm" svg:y1="9.697cm" svg:x2="4cm" svg:y2="24.699cm">
            <text:p/>
          </draw:line>
          <draw:frame draw:style-name="gr86" draw:layer="layout" svg:width="2.838cm" svg:height="1.374cm" svg:x="2.581cm" svg:y="8.514cm">
            <draw:text-box>
              <text:p text:style-name="P1"><text:span text:style-name="T11">Server Thread</text:span></text:p>
            </draw:text-box>
          </draw:frame>
        </draw:g>
        <draw:g>
          <draw:line draw:style-name="gr129" draw:layer="layout" svg:x1="12.222cm" svg:y1="18.15cm" svg:x2="16.024cm" svg:y2="18.15cm">
            <text:p/>
          </draw:line>
          <draw:frame draw:style-name="gr95" draw:layer="layout" svg:width="2cm" svg:height="0.698cm" svg:x="13.123cm" svg:y="17.401cm">
            <draw:text-box>
              <text:p text:style-name="P1"><text:span text:style-name="T12">Send: dst</text:span></text:p>
            </draw:text-box>
          </draw:frame>
        </draw:g>
        <draw:g>
          <draw:line draw:style-name="gr130" draw:layer="layout" svg:x1="12.222cm" svg:y1="16.15cm" svg:x2="16.033cm" svg:y2="16.15cm">
            <text:p/>
          </draw:line>
          <draw:frame draw:style-name="gr95" draw:layer="layout" svg:width="2cm" svg:height="0.698cm" svg:x="13.128cm" svg:y="15.401cm">
            <draw:text-box>
              <text:p text:style-name="P1"><text:span text:style-name="T12">Pub: *</text:span></text:p>
            </draw:text-box>
          </draw:frame>
        </draw:g>
        <draw:g>
          <draw:line draw:style-name="gr131" draw:layer="layout" svg:x1="12.222cm" svg:y1="17.15cm" svg:x2="16.024cm" svg:y2="17.15cm">
            <text:p/>
          </draw:line>
          <draw:frame draw:style-name="gr95" draw:layer="layout" svg:width="2cm" svg:height="0.698cm" svg:x="13.123cm" svg:y="16.401cm">
            <draw:text-box>
              <text:p text:style-name="P1"><text:span text:style-name="T12">Post: *</text:span></text:p>
            </draw:text-box>
          </draw:frame>
        </draw:g>
        <draw:g>
          <draw:line draw:style-name="gr132" draw:layer="layout" svg:x1="12.222cm" svg:y1="20.15cm" svg:x2="16.024cm" svg:y2="20.15cm">
            <text:p/>
          </draw:line>
          <draw:frame draw:style-name="gr95" draw:layer="layout" svg:width="2.12cm" svg:height="1.196cm" svg:x="13.064cm" svg:y="19.152cm">
            <draw:text-box>
              <text:p text:style-name="P1"><text:span text:style-name="T12">Request: dst</text:span></text:p>
            </draw:text-box>
          </draw:frame>
        </draw:g>
        <draw:g>
          <draw:g>
            <draw:polygon draw:style-name="gr11" draw:layer="layout" svg:width="4.522cm" svg:height="0.5cm" svg:x="7.7cm" svg:y="13.887cm" svg:viewBox="0 0 4523 501" draw:points="0,501 4523,501 4523,0 0,0">
              <text:p/>
            </draw:polygon>
            <draw:polygon draw:style-name="gr12" draw:layer="layout" svg:width="4.522cm" svg:height="0.5cm" svg:x="7.7cm" svg:y="13.887cm" svg:viewBox="0 0 4523 501" draw:points="0,501 4523,501 4523,0 0,0">
              <text:p/>
            </draw:polygon>
          </draw:g>
          <draw:frame draw:style-name="gr90" draw:layer="layout" svg:width="4.522cm" svg:height="1.374cm" svg:x="7.7cm" svg:y="13.451cm">
            <draw:text-box>
              <text:p text:style-name="P1"><text:span text:style-name="T10">Handler: subscribe</text:span></text:p>
            </draw:text-box>
          </draw:frame>
        </draw:g>
        <draw:g>
          <draw:g>
            <draw:polygon draw:style-name="gr11" draw:layer="layout" svg:width="4.522cm" svg:height="0.5cm" svg:x="7.7cm" svg:y="14.875cm" svg:viewBox="0 0 4523 501" draw:points="0,501 4523,501 4523,0 0,0">
              <text:p/>
            </draw:polygon>
            <draw:polygon draw:style-name="gr12" draw:layer="layout" svg:width="4.522cm" svg:height="0.5cm" svg:x="7.7cm" svg:y="14.875cm" svg:viewBox="0 0 4523 501" draw:points="0,501 4523,501 4523,0 0,0">
              <text:p/>
            </draw:polygon>
          </draw:g>
          <draw:frame draw:style-name="gr90" draw:layer="layout" svg:width="4.522cm" svg:height="0.779cm" svg:x="7.7cm" svg:y="14.736cm">
            <draw:text-box>
              <text:p text:style-name="P1"><text:span text:style-name="T10">Handler: sys</text:span></text:p>
            </draw:text-box>
          </draw:frame>
        </draw:g>
        <draw:g>
          <draw:line draw:style-name="gr133" draw:layer="layout" svg:x1="12.222cm" svg:y1="15.1cm" svg:x2="16.024cm" svg:y2="15.1cm">
            <text:p/>
          </draw:line>
          <draw:frame draw:style-name="gr95" draw:layer="layout" svg:width="2cm" svg:height="0.698cm" svg:x="13.123cm" svg:y="14.351cm">
            <draw:text-box>
              <text:p text:style-name="P1"><text:span text:style-name="T12">Sys: src</text:span></text:p>
            </draw:text-box>
          </draw:frame>
        </draw:g>
        <draw:g>
          <draw:g>
            <draw:polygon draw:style-name="gr11" draw:layer="layout" svg:width="4.522cm" svg:height="0.5cm" svg:x="7.7cm" svg:y="21.9cm" svg:viewBox="0 0 4523 501" draw:points="0,501 4523,501 4523,0 0,0">
              <text:p/>
            </draw:polygon>
            <draw:polygon draw:style-name="gr12" draw:layer="layout" svg:width="4.522cm" svg:height="0.5cm" svg:x="7.7cm" svg:y="21.9cm" svg:viewBox="0 0 4523 501" draw:points="0,501 4523,501 4523,0 0,0">
              <text:p/>
            </draw:polygon>
          </draw:g>
          <draw:frame draw:style-name="gr90" draw:layer="layout" svg:width="4.522cm" svg:height="0.779cm" svg:x="7.7cm" svg:y="21.761cm">
            <draw:text-box>
              <text:p text:style-name="P1"><text:span text:style-name="T10">Handler: timeout</text:span></text:p>
            </draw:text-box>
          </draw:frame>
        </draw:g>
        <draw:line draw:style-name="gr134" draw:layer="layout" svg:x1="7.701cm" svg:y1="20.152cm" svg:x2="5.9cm" svg:y2="19.213cm">
          <text:p/>
        </draw:line>
        <draw:line draw:style-name="gr135" draw:layer="layout" svg:x1="7.701cm" svg:y1="22.152cm" svg:x2="5.9cm" svg:y2="19.213cm">
          <text:p/>
        </draw:line>
        <draw:line draw:style-name="gr136" draw:layer="layout" svg:x1="7.701cm" svg:y1="15.125cm" svg:x2="5.9cm" svg:y2="17.214cm">
          <text:p/>
        </draw:line>
        <draw:path draw:style-name="gr137" draw:layer="layout" svg:width="1.72cm" svg:height="7.025cm" svg:x="11.5cm" svg:y="8.1cm" svg:viewBox="0 0 1721 7026" svg:d="M722 7026c220-308 380-586 534-932 400-898 535-1752 432-2730-103-977-413-1785-991-2580-217-299-426-533-697-784">
          <text:p/>
        </draw:path>
        <draw:path draw:style-name="gr138" draw:layer="layout" svg:width="3.416cm" svg:height="12.05cm" svg:x="11.5cm" svg:y="8.1cm" svg:viewBox="0 0 3417 12051" svg:d="M722 12051c852-712 1446-1471 1933-2469 606-1241 838-2435 741-3813-96-1379-492-2528-1265-3674-591-877-1244-1518-2131-2095">
          <text:p/>
        </draw:path>
        <draw:path draw:style-name="gr139" draw:layer="layout" svg:width="2.817cm" svg:height="10.05cm" svg:x="11.5cm" svg:y="8.1cm" svg:viewBox="0 0 2818 10051" svg:d="M723 10051c657-600 1113-1221 1490-2028 499-1071 680-2095 577-3272s-459-2154-1137-3122c-471-672-974-1168-1653-1629">
          <text:p/>
        </draw:path>
        <draw:g>
          <draw:g>
            <draw:polygon draw:style-name="gr11" draw:layer="layout" svg:width="4cm" svg:height="2cm" svg:x="4.5cm" svg:y="24.2cm" svg:viewBox="0 0 4001 2001" draw:points="0,2001 4001,2001 4001,0 0,0">
              <text:p/>
            </draw:polygon>
            <draw:polygon draw:style-name="gr12" draw:layer="layout" svg:width="4cm" svg:height="2cm" svg:x="4.5cm" svg:y="24.2cm" svg:viewBox="0 0 4001 2001" draw:points="0,2001 4001,2001 4001,0 0,0">
              <text:p/>
            </draw:polygon>
          </draw:g>
          <draw:frame draw:style-name="gr140" draw:layer="layout" svg:width="4cm" svg:height="2cm" svg:x="4.5cm" svg:y="24.2cm">
            <draw:text-box>
              <text:p text:style-name="P1"><text:span text:style-name="T10">Subscribtion Matrix</text:span><text:span text:style-name="T10"><text:line-break/></text:span><text:span text:style-name="T10">[MSG x CLI]</text:span></text:p>
            </draw:text-box>
          </draw:frame>
        </draw:g>
        <draw:g>
          <draw:g>
            <draw:polygon draw:style-name="gr11" draw:layer="layout" svg:width="4cm" svg:height="2cm" svg:x="11cm" svg:y="24.2cm" svg:viewBox="0 0 4001 2001" draw:points="0,2001 4001,2001 4001,0 0,0">
              <text:p/>
            </draw:polygon>
            <draw:polygon draw:style-name="gr12" draw:layer="layout" svg:width="4cm" svg:height="2cm" svg:x="11cm" svg:y="24.2cm" svg:viewBox="0 0 4001 2001" draw:points="0,2001 4001,2001 4001,0 0,0">
              <text:p/>
            </draw:polygon>
          </draw:g>
          <draw:frame draw:style-name="gr140" draw:layer="layout" svg:width="4cm" svg:height="2.564cm" svg:x="11cm" svg:y="24.2cm">
            <draw:text-box>
              <text:p text:style-name="P1"><text:span text:style-name="T10">Security Monitor</text:span><text:span text:style-name="T10"><text:line-break/></text:span><text:span text:style-name="T10">- check(op, client)</text:span></text:p>
            </draw:text-box>
          </draw:frame>
        </draw:g>
        <draw:g>
          <draw:g>
            <draw:polygon draw:style-name="gr11" draw:layer="layout" svg:width="2.4cm" svg:height="1.4cm" svg:x="16.3cm" svg:y="23cm" svg:viewBox="0 0 2401 1401" draw:points="0,1401 2401,1401 2401,0 0,0">
              <text:p/>
            </draw:polygon>
            <draw:polygon draw:style-name="gr12" draw:layer="layout" svg:width="2.4cm" svg:height="1.4cm" svg:x="16.3cm" svg:y="23cm" svg:viewBox="0 0 2401 1401" draw:points="0,1401 2401,1401 2401,0 0,0">
              <text:p/>
            </draw:polygon>
          </draw:g>
          <draw:frame draw:style-name="gr141" draw:layer="layout" svg:width="2.4cm" svg:height="1.969cm" svg:x="16.3cm" svg:y="23cm">
            <draw:text-box>
              <text:p text:style-name="P1"><text:span text:style-name="T10">Terminame Event</text:span></text:p>
            </draw:text-box>
          </draw:frame>
        </draw:g>
        <draw:line draw:style-name="gr142" draw:layer="layout" svg:x1="6.5cm" svg:y1="24.2cm" svg:x2="7.701cm" svg:y2="14.137cm">
          <text:p/>
        </draw:line>
        <draw:line draw:style-name="gr143" draw:layer="layout" svg:x1="6.5cm" svg:y1="24.201cm" svg:x2="7.701cm" svg:y2="16.15cm">
          <text:p/>
        </draw:line>
        <draw:g>
          <draw:g>
            <draw:polygon draw:style-name="gr11" draw:layer="layout" svg:width="2.4cm" svg:height="6cm" svg:x="16.3cm" svg:y="16.7cm" svg:viewBox="0 0 2401 6001" draw:points="0,6001 2401,6001 2401,0 0,0">
              <text:p/>
            </draw:polygon>
            <draw:polygon draw:style-name="gr12" draw:layer="layout" svg:width="2.4cm" svg:height="6cm" svg:x="16.3cm" svg:y="16.7cm" svg:viewBox="0 0 2401 6001" draw:points="0,6001 2401,6001 2401,0 0,0">
              <text:p/>
            </draw:polygon>
          </draw:g>
          <draw:frame draw:style-name="gr144" draw:layer="layout" svg:width="2.4cm" svg:height="6cm" svg:x="16.3cm" svg:y="16.7cm">
            <draw:text-box>
              <text:p text:style-name="P2"><text:span text:style-name="T10">- Name</text:span><text:span text:style-name="T10"><text:line-break/></text:span><text:span text:style-name="T10">- UID</text:span><text:span text:style-name="T10"><text:line-break/></text:span><text:span text:style-name="T10">- GID</text:span><text:span text:style-name="T10"><text:line-break/></text:span><text:span text:style-name="T10">- Priority</text:span><text:span text:style-name="T10"><text:line-break/></text:span><text:span text:style-name="T10">- Access (cahched)</text:span></text:p>
            </draw:text-box>
          </draw:frame>
        </draw:g>
        <draw:line draw:style-name="gr145" draw:layer="layout" svg:x1="13.001cm" svg:y1="24.201cm" svg:x2="11cm" svg:y2="23.2cm">
          <text:p/>
        </draw:line>
        <draw:line draw:style-name="gr146" draw:layer="layout" svg:x1="13.001cm" svg:y1="24.201cm" svg:x2="12cm" svg:y2="23.2cm">
          <text:p/>
        </draw:line>
        <draw:line draw:style-name="gr147" draw:layer="layout" svg:x1="13cm" svg:y1="24.2cm" svg:x2="13cm" svg:y2="22.9cm">
          <text:p/>
        </draw:line>
        <draw:g>
          <draw:g>
            <draw:polygon draw:style-name="gr11" draw:layer="layout" svg:width="4.522cm" svg:height="0.5cm" svg:x="7.678cm" svg:y="18.9cm" svg:viewBox="0 0 4523 501" draw:points="0,501 4523,501 4523,0 0,0">
              <text:p/>
            </draw:polygon>
            <draw:polygon draw:style-name="gr12" draw:layer="layout" svg:width="4.522cm" svg:height="0.5cm" svg:x="7.678cm" svg:y="18.9cm" svg:viewBox="0 0 4523 501" draw:points="0,501 4523,501 4523,0 0,0">
              <text:p/>
            </draw:polygon>
          </draw:g>
          <draw:frame draw:style-name="gr90" draw:layer="layout" svg:width="4.522cm" svg:height="1.374cm" svg:x="7.678cm" svg:y="18.464cm">
            <draw:text-box>
              <text:p text:style-name="P1"><text:span text:style-name="T10">Handler: send ACK</text:span></text:p>
            </draw:text-box>
          </draw:frame>
        </draw:g>
        <draw:g>
          <draw:line draw:style-name="gr148" draw:layer="layout" svg:x1="12.2cm" svg:y1="19.15cm" svg:x2="16.024cm" svg:y2="19.15cm">
            <text:p/>
          </draw:line>
          <draw:frame draw:style-name="gr95" draw:layer="layout" svg:width="2cm" svg:height="0.698cm" svg:x="13.112cm" svg:y="18.401cm">
            <draw:text-box>
              <text:p text:style-name="P1"><text:span text:style-name="T12">ACK: org</text:span></text:p>
            </draw:text-box>
          </draw:frame>
        </draw:g>
        <draw:g>
          <draw:line draw:style-name="gr149" draw:layer="layout" svg:x1="12.2cm" svg:y1="22.175cm" svg:x2="16.002cm" svg:y2="22.175cm">
            <text:p/>
          </draw:line>
          <draw:frame draw:style-name="gr95" draw:layer="layout" svg:width="2.801cm" svg:height="2.69cm" svg:x="12.701cm" svg:y="20.431cm">
            <draw:text-box>
              <text:p text:style-name="P1"><text:span text:style-name="T12">Send ERR: org</text:span><text:span text:style-name="T12"><text:line-break/></text:span><text:span text:style-name="T12">Request ERR: org</text:span><text:span text:style-name="T12"><text:line-break/></text:span><text:span text:style-name="T12">...</text:span></text:p>
            </draw:text-box>
          </draw:frame>
        </draw:g>
        <draw:frame draw:style-name="gr150" draw:layer="layout" svg:width="8.725cm" svg:height="3.543cm" svg:x="6.137cm" svg:y="-2.674cm">
          <draw:text-box>
            <text:p text:style-name="P1"><text:span text:style-name="T14">Static Structure</text:span></text:p>
          </draw:text-box>
        </draw:frame>
      </draw:page>
      <draw:page draw:name="page11" draw:style-name="dp1" draw:master-page-name="Default">
        <draw:frame draw:style-name="gr150" draw:layer="layout" svg:width="8.725cm" svg:height="3.543cm" svg:x="6.137cm" svg:y="-2.674cm">
          <draw:text-box>
            <text:p text:style-name="P1"><text:span text:style-name="T14">Static Structure</text:span></text:p>
          </draw:text-box>
        </draw:frame>
        <draw:g>
          <draw:polygon draw:style-name="gr151" draw:layer="layout" svg:width="19.05cm" svg:height="4.128cm" svg:x="1cm" svg:y="1.7cm" svg:viewBox="0 0 19051 4129" draw:points="0,4129 19051,4129 19051,0 0,0">
            <text:p/>
          </draw:polygon>
          <draw:frame draw:style-name="gr152" draw:layer="layout" svg:width="19.05cm" svg:height="4.128cm" svg:x="1cm" svg:y="1.7cm">
            <draw:text-box>
              <text:p text:style-name="P2"><text:span text:style-name="T15">File System</text:span></text:p>
            </draw:text-box>
          </draw:frame>
        </draw:g>
        <draw:g>
          <draw:polygon draw:style-name="gr153" draw:layer="layout" svg:width="19.05cm" svg:height="12.065cm" svg:x="1.05cm" svg:y="8.7cm" svg:viewBox="0 0 19051 12066" draw:points="0,12066 19051,12066 19051,0 0,0">
            <text:p/>
          </draw:polygon>
          <draw:frame draw:style-name="gr154" draw:layer="layout" svg:width="19.05cm" svg:height="12.065cm" svg:x="1.05cm" svg:y="8.7cm">
            <draw:text-box>
              <text:p text:style-name="P2"><text:span text:style-name="T16">Text File</text:span></text:p>
            </draw:text-box>
          </draw:frame>
        </draw:g>
        <draw:g>
          <draw:polygon draw:style-name="gr155" draw:layer="layout" svg:width="19.05cm" svg:height="4.886cm" svg:x="1.05cm" svg:y="21.7cm" svg:viewBox="0 0 19051 4887" draw:points="0,4887 19051,4887 19051,0 0,0">
            <text:p/>
          </draw:polygon>
          <draw:frame draw:style-name="gr156" draw:layer="layout" svg:width="19.05cm" svg:height="4.886cm" svg:x="1.05cm" svg:y="21.7cm">
            <draw:text-box>
              <text:p text:style-name="P2"><text:span text:style-name="T17">Binary Files</text:span></text:p>
            </draw:text-box>
          </draw:frame>
        </draw:g>
        <draw:g>
          <draw:polygon draw:style-name="gr157" draw:layer="layout" svg:width="4.269cm" svg:height="0.3cm" svg:x="1.581cm" svg:y="7.835cm" svg:viewBox="0 0 4270 301" draw:points="3970,0 0,0 300,301 4270,301">
            <text:p/>
          </draw:polygon>
          <draw:polygon draw:style-name="gr158" draw:layer="layout" svg:width="4.269cm" svg:height="0.3cm" svg:x="1.581cm" svg:y="7.835cm" svg:viewBox="0 0 4270 301" draw:points="3970,0 0,0 300,301 4270,301">
            <text:p/>
          </draw:polygon>
        </draw:g>
        <draw:g>
          <draw:g>
            <draw:polygon draw:style-name="gr157" draw:layer="layout" svg:width="0.3cm" svg:height="1.57cm" svg:x="5.55cm" svg:y="6.565cm" svg:viewBox="0 0 301 1571" draw:points="301,1571 0,1271 0,0 301,299">
              <text:p/>
            </draw:polygon>
            <draw:polygon draw:style-name="gr158" draw:layer="layout" svg:width="0.3cm" svg:height="1.57cm" svg:x="5.55cm" svg:y="6.565cm" svg:viewBox="0 0 301 1571" draw:points="301,1571 0,1271 0,0 301,299">
              <text:p/>
            </draw:polygon>
          </draw:g>
          <draw:frame draw:style-name="gr159" draw:layer="layout" svg:width="0.3cm" svg:height="1.27cm" svg:x="5.55cm" svg:y="6.565cm">
            <draw:text-box>
              <text:p/>
            </draw:text-box>
          </draw:frame>
        </draw:g>
        <draw:g>
          <draw:g>
            <draw:polygon draw:style-name="gr1" draw:layer="layout" svg:width="3.969cm" svg:height="1.27cm" svg:x="1.581cm" svg:y="6.565cm" svg:viewBox="0 0 3970 1271" draw:points="3970,1271 0,1271 0,0 3970,0">
              <text:p/>
            </draw:polygon>
            <draw:polygon draw:style-name="gr158" draw:layer="layout" svg:width="3.969cm" svg:height="1.27cm" svg:x="1.581cm" svg:y="6.565cm" svg:viewBox="0 0 3970 1271" draw:points="3970,1271 0,1271 0,0 3970,0">
              <text:p/>
            </draw:polygon>
          </draw:g>
          <draw:frame draw:style-name="gr159" draw:layer="layout" svg:width="3.969cm" svg:height="1.27cm" svg:x="1.581cm" svg:y="6.565cm">
            <draw:text-box>
              <text:p/>
            </draw:text-box>
          </draw:frame>
        </draw:g>
        <draw:frame draw:style-name="gr160" draw:layer="layout" svg:width="3.969cm" svg:height="1.288cm" svg:x="1.581cm" svg:y="6.556cm">
          <draw:text-box>
            <text:p text:style-name="P1"><text:span text:style-name="T18">Fusion server:</text:span><text:span text:style-name="T18"><text:line-break/></text:span><text:span text:style-name="T18">mbm –config=...</text:span></text:p>
          </draw:text-box>
        </draw:frame>
        <draw:frame draw:style-name="gr160" draw:layer="layout" svg:width="3.969cm" svg:height="1.288cm" svg:x="1.581cm" svg:y="6.556cm">
          <draw:text-box>
            <text:p text:style-name="P1"><text:span text:style-name="T18">Fusion server:</text:span><text:span text:style-name="T18"><text:line-break/></text:span><text:span text:style-name="T18">mbm –config=...</text:span></text:p>
          </draw:text-box>
        </draw:frame>
        <draw:frame draw:style-name="gr160" draw:layer="layout" svg:width="3.969cm" svg:height="1.288cm" svg:x="1.581cm" svg:y="6.556cm">
          <draw:text-box>
            <text:p text:style-name="P1"><text:span text:style-name="T18">Fusion server:</text:span><text:span text:style-name="T18"><text:line-break/></text:span><text:span text:style-name="T18">mbm –config=...</text:span></text:p>
          </draw:text-box>
        </draw:frame>
        <draw:polygon draw:style-name="gr161" draw:layer="layout" svg:width="2.429cm" svg:height="2.88cm" svg:x="6.423cm" svg:y="22.774cm" svg:viewBox="0 0 2430 2881" draw:points="2430,608 1809,0 0,0 0,2881 2429,2881 2429,698 2430,698">
          <text:p/>
        </draw:polygon>
        <draw:path draw:style-name="gr162" draw:layer="layout" svg:width="2.423cm" svg:height="2.878cm" svg:x="6.425cm" svg:y="22.777cm" svg:viewBox="0 0 2424 2879" svg:d="M1806 0h-1806v2879h2424v-2274zM2002 983v133 1146h-1598v-1146-133-63h1598z">
          <text:p/>
        </draw:path>
        <draw:polygon draw:style-name="gr163" draw:layer="layout" svg:width="0.659cm" svg:height="0.625cm" svg:x="8.19cm" svg:y="22.777cm" svg:viewBox="0 0 660 626" draw:points="660,607 41,0 0,0 0,626 660,626">
          <text:p/>
        </draw:polygon>
        <draw:polygon draw:style-name="gr1" draw:layer="layout" svg:width="0.587cm" svg:height="0.57cm" svg:x="8.225cm" svg:y="22.797cm" svg:viewBox="0 0 588 571" draw:points="0,571 588,571 0,0">
          <text:p/>
        </draw:polygon>
        <draw:polygon draw:style-name="gr164" draw:layer="layout" svg:width="1.596cm" svg:height="1.145cm" svg:x="6.83cm" svg:y="23.894cm" svg:viewBox="0 0 1597 1146" draw:points="0,1146 1597,1146 1597,0 0,0">
          <text:p/>
        </draw:polygon>
        <draw:polygon draw:style-name="gr165" draw:layer="layout" svg:width="1.596cm" svg:height="0.196cm" svg:x="6.83cm" svg:y="23.697cm" svg:viewBox="0 0 1597 197" draw:points="0,197 1597,197 1597,0 0,0">
          <text:p/>
        </draw:polygon>
        <draw:polygon draw:style-name="gr166" draw:layer="layout" svg:width="1.596cm" svg:height="1.356cm" svg:x="6.83cm" svg:y="23.697cm" svg:viewBox="0 0 1597 1357" draw:points="0,1357 1597,1357 1597,0 0,0">
          <text:p/>
        </draw:polygon>
        <draw:polygon draw:style-name="gr158" draw:layer="layout" svg:width="2.429cm" svg:height="2.88cm" svg:x="6.423cm" svg:y="22.774cm" svg:viewBox="0 0 2430 2881" draw:points="2430,608 1809,0 0,0 0,2881 2429,2881 2429,698 2430,698">
          <text:p/>
        </draw:polygon>
        <draw:path draw:style-name="gr166" draw:layer="layout" svg:width="1.589cm" svg:height="1.179cm" svg:x="6.844cm" svg:y="23.867cm" svg:viewBox="0 0 1590 1180" svg:d="M1590 26h-1590M1590 803h-1590M1050 0v1180M514 0v1180M1590 417h-1590">
          <text:p/>
        </draw:path>
        <draw:frame draw:style-name="gr167" draw:layer="layout" svg:width="2.409cm" svg:height="1.836cm" svg:x="6.543cm" svg:y="23.417cm">
          <draw:text-box>
            <text:p text:style-name="P1"><text:span text:style-name="T18">MS Excel File</text:span><text:span text:style-name="T18"><text:line-break/></text:span><text:span text:style-name="T18">config.xsl</text:span></text:p>
          </draw:text-box>
        </draw:frame>
        <draw:path draw:style-name="gr168" draw:layer="layout" svg:width="1.997cm" svg:height="1.588cm" svg:x="13.346cm" svg:y="23.187cm" svg:viewBox="0 0 1998 1589" svg:d="M0 874l187 107 690 395 1121-649-251-146 59-190-674-391-1124 650 190 110zM8 1086l869 503 1121-649-180-105-941 541-690-395z">
          <text:p/>
        </draw:path>
        <draw:g>
          <draw:path draw:style-name="gr169" draw:layer="layout" svg:width="1.997cm" svg:height="1.365cm" svg:x="13.346cm" svg:y="23.41cm" svg:viewBox="0 0 1998 1366" svg:d="M8 864l179-106 690 395 941-541 180 106-1121 648zM0 651l1132-651 866 504-1121 649z">
            <text:p/>
          </draw:path>
          <draw:path draw:style-name="gr170" draw:layer="layout" svg:width="1.997cm" svg:height="1.365cm" svg:x="13.346cm" svg:y="23.41cm" svg:viewBox="0 0 1998 1366" svg:d="M8 864l179-106 690 395 941-541 180 106-1121 648zM0 651l1132-651 866 504-1121 649z">
            <text:p/>
          </draw:path>
        </draw:g>
        <draw:g>
          <draw:polygon draw:style-name="gr171" draw:layer="layout" svg:width="1.796cm" svg:height="1.152cm" svg:x="13.355cm" svg:y="23.187cm" svg:viewBox="0 0 1797 1153" draw:points="1797,391 1123,0 0,650 869,1153 1712,666">
            <text:p/>
          </draw:polygon>
          <draw:polygon draw:style-name="gr170" draw:layer="layout" svg:width="1.796cm" svg:height="1.152cm" svg:x="13.355cm" svg:y="23.187cm" svg:viewBox="0 0 1797 1153" draw:points="1797,391 1123,0 0,650 869,1153 1712,666">
            <text:p/>
          </draw:polygon>
        </draw:g>
        <draw:polygon draw:style-name="gr172" draw:layer="layout" svg:width="0.224cm" svg:height="0.135cm" svg:x="14.834cm" svg:y="23.734cm" svg:viewBox="0 0 225 136" draw:points="36,0 225,113 185,136 0,27">
          <text:p/>
        </draw:polygon>
        <draw:g>
          <draw:polygon draw:style-name="gr173" draw:layer="layout" svg:width="0.279cm" svg:height="0.274cm" svg:x="14.871cm" svg:y="23.579cm" svg:viewBox="0 0 280 275" draw:points="195,275 0,155 280,0">
            <text:p/>
          </draw:polygon>
          <draw:polygon draw:style-name="gr170" draw:layer="layout" svg:width="0.279cm" svg:height="0.274cm" svg:x="14.871cm" svg:y="23.579cm" svg:viewBox="0 0 280 275" draw:points="195,275 0,155 280,0">
            <text:p/>
          </draw:polygon>
        </draw:g>
        <draw:path draw:style-name="gr174" draw:layer="layout" svg:width="1.087cm" svg:height="0.719cm" svg:x="13.698cm" svg:y="23.397cm" svg:viewBox="0 0 1088 720" svg:d="M599 720l-599-347M759 633l-604-350M923 535l-601-349M1088 439l-601-349M1048 241l-417-241">
          <text:p/>
        </draw:path>
        <draw:polygon draw:style-name="gr158" draw:layer="layout" svg:width="1.997cm" svg:height="1.588cm" svg:x="13.346cm" svg:y="23.187cm" svg:viewBox="0 0 1998 1589" draw:points="1818,835 1998,727 1747,581 1806,391 1132,0 8,650 193,759 0,874 187,981 8,1086 877,1589 1998,940">
          <text:p/>
        </draw:polygon>
        <draw:frame draw:style-name="gr175" draw:layer="layout" svg:width="2.289cm" svg:height="1.288cm" svg:x="13.2cm" svg:y="24.506cm">
          <draw:text-box>
            <text:p text:style-name="P1"><text:span text:style-name="T18">RAR Archive</text:span></text:p>
          </draw:text-box>
        </draw:frame>
        <draw:polygon draw:style-name="gr161" draw:layer="layout" svg:width="2.74cm" svg:height="3.249cm" svg:x="2.338cm" svg:y="16.103cm" svg:viewBox="0 0 2741 3250" draw:points="2741,686 2040,0 0,0 0,3250 2740,3250 2740,787 2741,787">
          <text:p/>
        </draw:polygon>
        <draw:polygon draw:style-name="gr176" draw:layer="layout" svg:width="2.734cm" svg:height="3.247cm" svg:x="2.341cm" svg:y="16.106cm" svg:viewBox="0 0 2735 3248" draw:points="2038,0 0,0 0,3248 2735,3248 2735,682">
          <text:p/>
        </draw:polygon>
        <draw:polygon draw:style-name="gr163" draw:layer="layout" svg:width="0.743cm" svg:height="0.705cm" svg:x="4.331cm" svg:y="16.106cm" svg:viewBox="0 0 744 706" draw:points="744,683 46,0 0,0 0,706 744,705">
          <text:p/>
        </draw:polygon>
        <draw:polygon draw:style-name="gr1" draw:layer="layout" svg:width="0.662cm" svg:height="0.643cm" svg:x="4.371cm" svg:y="16.129cm" svg:viewBox="0 0 663 644" draw:points="0,644 663,644 0,0">
          <text:p/>
        </draw:polygon>
        <draw:polygon draw:style-name="gr158" draw:layer="layout" svg:width="2.74cm" svg:height="3.249cm" svg:x="2.338cm" svg:y="16.103cm" svg:viewBox="0 0 2741 3250" draw:points="2741,686 2040,0 0,0 0,3250 2740,3250 2740,787 2741,787">
          <text:p/>
        </draw:polygon>
        <draw:polygon draw:style-name="gr177" draw:layer="layout" svg:width="1.269cm" svg:height="0.03cm" svg:x="2.612cm" svg:y="16.865cm" svg:viewBox="0 0 1270 31" draw:points="0,31 1270,31 1270,0 0,0">
          <text:p/>
        </draw:polygon>
        <draw:polygon draw:style-name="gr178" draw:layer="layout" svg:width="2.086cm" svg:height="0.03cm" svg:x="2.612cm" svg:y="17.209cm" svg:viewBox="0 0 2087 31" draw:points="0,31 2087,31 2087,0 0,0">
          <text:p/>
        </draw:polygon>
        <draw:polygon draw:style-name="gr179" draw:layer="layout" svg:width="2.086cm" svg:height="0.03cm" svg:x="2.612cm" svg:y="17.532cm" svg:viewBox="0 0 2087 31" draw:points="0,31 2087,31 2087,0 0,0">
          <text:p/>
        </draw:polygon>
        <draw:polygon draw:style-name="gr180" draw:layer="layout" svg:width="2.086cm" svg:height="0.03cm" svg:x="2.612cm" svg:y="17.854cm" svg:viewBox="0 0 2087 31" draw:points="0,31 2087,31 2087,0 0,0">
          <text:p/>
        </draw:polygon>
        <draw:polygon draw:style-name="gr181" draw:layer="layout" svg:width="2.086cm" svg:height="0.03cm" svg:x="2.612cm" svg:y="18.177cm" svg:viewBox="0 0 2087 31" draw:points="0,31 2087,31 2087,0 0,0">
          <text:p/>
        </draw:polygon>
        <draw:polygon draw:style-name="gr182" draw:layer="layout" svg:width="2.086cm" svg:height="0.03cm" svg:x="2.612cm" svg:y="18.5cm" svg:viewBox="0 0 2087 31" draw:points="0,31 2087,31 2087,0 0,0">
          <text:p/>
        </draw:polygon>
        <draw:polygon draw:style-name="gr183" draw:layer="layout" svg:width="2.086cm" svg:height="0.03cm" svg:x="2.612cm" svg:y="18.822cm" svg:viewBox="0 0 2087 31" draw:points="0,31 2087,31 2087,0 0,0">
          <text:p/>
        </draw:polygon>
        <draw:frame draw:style-name="gr175" draw:layer="layout" svg:width="1.922cm" svg:height="1.288cm" svg:x="2.747cm" svg:y="17.085cm">
          <draw:text-box>
            <text:p text:style-name="P1"><text:span text:style-name="T18">config.csv</text:span></text:p>
          </draw:text-box>
        </draw:frame>
        <draw:polygon draw:style-name="gr161" draw:layer="layout" svg:width="2.74cm" svg:height="3.249cm" svg:x="2.021cm" svg:y="10.071cm" svg:viewBox="0 0 2741 3250" draw:points="2741,686 2040,0 0,0 0,3250 2740,3250 2740,787 2741,787">
          <text:p/>
        </draw:polygon>
        <draw:polygon draw:style-name="gr184" draw:layer="layout" svg:width="2.734cm" svg:height="3.247cm" svg:x="2.023cm" svg:y="10.074cm" svg:viewBox="0 0 2735 3248" draw:points="2038,0 0,0 0,3248 2735,3248 2735,682">
          <text:p/>
        </draw:polygon>
        <draw:polygon draw:style-name="gr163" draw:layer="layout" svg:width="0.743cm" svg:height="0.705cm" svg:x="4.014cm" svg:y="10.074cm" svg:viewBox="0 0 744 706" draw:points="744,683 46,0 0,0 0,706 744,705">
          <text:p/>
        </draw:polygon>
        <draw:polygon draw:style-name="gr1" draw:layer="layout" svg:width="0.662cm" svg:height="0.643cm" svg:x="4.054cm" svg:y="10.097cm" svg:viewBox="0 0 663 644" draw:points="0,644 663,644 0,0">
          <text:p/>
        </draw:polygon>
        <draw:polygon draw:style-name="gr158" draw:layer="layout" svg:width="2.74cm" svg:height="3.249cm" svg:x="2.021cm" svg:y="10.07cm" svg:viewBox="0 0 2741 3250" draw:points="2741,686 2040,0 0,0 0,3250 2740,3250 2740,787 2741,787">
          <text:p/>
        </draw:polygon>
        <draw:polygon draw:style-name="gr185" draw:layer="layout" svg:width="1.269cm" svg:height="0.03cm" svg:x="2.295cm" svg:y="10.833cm" svg:viewBox="0 0 1270 31" draw:points="0,31 1270,31 1270,0 0,0">
          <text:p/>
        </draw:polygon>
        <draw:polygon draw:style-name="gr186" draw:layer="layout" svg:width="2.086cm" svg:height="0.03cm" svg:x="2.295cm" svg:y="11.177cm" svg:viewBox="0 0 2087 31" draw:points="0,31 2087,31 2087,0 0,0">
          <text:p/>
        </draw:polygon>
        <draw:polygon draw:style-name="gr187" draw:layer="layout" svg:width="2.086cm" svg:height="0.03cm" svg:x="2.295cm" svg:y="11.499cm" svg:viewBox="0 0 2087 31" draw:points="0,31 2087,31 2087,0 0,0">
          <text:p/>
        </draw:polygon>
        <draw:polygon draw:style-name="gr188" draw:layer="layout" svg:width="2.086cm" svg:height="0.03cm" svg:x="2.295cm" svg:y="11.822cm" svg:viewBox="0 0 2087 31" draw:points="0,31 2087,31 2087,0 0,0">
          <text:p/>
        </draw:polygon>
        <draw:polygon draw:style-name="gr189" draw:layer="layout" svg:width="2.086cm" svg:height="0.03cm" svg:x="2.295cm" svg:y="12.145cm" svg:viewBox="0 0 2087 31" draw:points="0,31 2087,31 2087,0 0,0">
          <text:p/>
        </draw:polygon>
        <draw:polygon draw:style-name="gr190" draw:layer="layout" svg:width="2.086cm" svg:height="0.03cm" svg:x="2.295cm" svg:y="12.467cm" svg:viewBox="0 0 2087 31" draw:points="0,31 2087,31 2087,0 0,0">
          <text:p/>
        </draw:polygon>
        <draw:polygon draw:style-name="gr191" draw:layer="layout" svg:width="2.086cm" svg:height="0.03cm" svg:x="2.295cm" svg:y="12.79cm" svg:viewBox="0 0 2087 31" draw:points="0,31 2087,31 2087,0 0,0">
          <text:p/>
        </draw:polygon>
        <draw:frame draw:style-name="gr175" draw:layer="layout" svg:width="2.353cm" svg:height="1.288cm" svg:x="2.056cm" svg:y="11.053cm">
          <draw:text-box>
            <text:p text:style-name="P1"><text:span text:style-name="T18">config.dump</text:span></text:p>
          </draw:text-box>
        </draw:frame>
        <draw:g>
          <draw:path draw:style-name="gr192" draw:layer="layout" svg:width="0.26cm" svg:height="1.865cm" svg:x="3.391cm" svg:y="7.835cm" svg:viewBox="0 0 261 1866" svg:d="M175 0c157 656 99 1278-175 1866">
            <text:p/>
          </draw:path>
          <draw:frame draw:style-name="gr175" draw:layer="layout" svg:width="4.871cm" svg:height="1.288cm" svg:x="1.204cm" svg:y="8.15cm">
            <draw:text-box>
              <text:p text:style-name="P1"><text:span text:style-name="T18">mbm –config=… –dump-tags</text:span></text:p>
            </draw:text-box>
          </draw:frame>
        </draw:g>
        <draw:g>
          <draw:path draw:style-name="gr193" draw:layer="layout" svg:width="0.358cm" svg:height="2.041cm" svg:x="3.351cm" svg:y="13.691cm" svg:viewBox="0 0 359 2042" svg:d="M40 0c-106 728 1 1409 319 2042">
            <text:p/>
          </draw:path>
          <draw:frame draw:style-name="gr175" draw:layer="layout" svg:width="3.667cm" svg:height="1.288cm" svg:x="1.557cm" svg:y="14.105cm">
            <draw:text-box>
              <text:p text:style-name="P1"><text:span text:style-name="T18">python dump2csv.py</text:span></text:p>
            </draw:text-box>
          </draw:frame>
        </draw:g>
        <draw:g>
          <draw:path draw:style-name="gr194" draw:layer="layout" svg:width="3.929cm" svg:height="2.721cm" svg:x="3.708cm" svg:y="19.724cm" svg:viewBox="0 0 3930 2722" svg:d="M0 0c1912 37 3222 944 3930 2722">
            <text:p/>
          </draw:path>
          <draw:frame draw:style-name="gr167" draw:layer="layout" svg:width="3.091cm" svg:height="1.836cm" svg:x="4.579cm" svg:y="19.515cm">
            <draw:text-box>
              <text:p text:style-name="P1"><text:span text:style-name="T18">Import config.csv</text:span><text:span text:style-name="T18"><text:line-break/></text:span><text:span text:style-name="T18">into Excel</text:span></text:p>
            </draw:text-box>
          </draw:frame>
        </draw:g>
        <draw:g>
          <draw:path draw:style-name="gr195" draw:layer="layout" svg:width="3.929cm" svg:height="2.721cm" svg:x="3.708cm" svg:y="19.724cm" svg:viewBox="0 0 3930 2722" svg:d="M3930 2722c-1913-37-3223-945-3930-2722">
            <text:p/>
          </draw:path>
          <draw:frame draw:style-name="gr175" draw:layer="layout" svg:width="3.168cm" svg:height="1.288cm" svg:x="3.637cm" svg:y="21.094cm">
            <draw:text-box>
              <text:p text:style-name="P1"><text:span text:style-name="T18">Save as config.csv</text:span></text:p>
            </draw:text-box>
          </draw:frame>
        </draw:g>
        <draw:g>
          <draw:path draw:style-name="gr196" draw:layer="layout" svg:width="2.893cm" svg:height="18.682cm" svg:x="7.637cm" svg:y="3.764cm" svg:viewBox="0 0 2894 18683" svg:d="M0 18683c2009-6066 2972-12294 2889-18683">
            <text:p/>
          </draw:path>
          <draw:frame draw:style-name="gr175" draw:layer="layout" svg:width="2.116cm" svg:height="1.288cm" svg:x="8.808cm" svg:y="12.583cm">
            <draw:text-box>
              <text:p text:style-name="P1"><text:span text:style-name="T18">Python ???</text:span></text:p>
            </draw:text-box>
          </draw:frame>
        </draw:g>
        <draw:path draw:style-name="gr197" draw:layer="layout" svg:width="2.083cm" svg:height="2.179cm" svg:x="8.992cm" svg:y="2.2cm" svg:viewBox="0 0 2084 2180" svg:d="M2083 2158v-1066c1-5 1-10 1-16 0-28-7-52-21-77-13-23-29-40-52-54l-762-451c-6-1-10-3-14-6-11-5-18-13-24-23s-8-20-8-32c0-1 0-1 0-2 3-13 5-24 5-37 0-26-6-48-19-71-13-22-29-38-50-51l-438-253c-4-5-8-9-14-12-8-5-15-7-24-7s-17 2-25 7c-8 4-13 10-18 18-4 7-6 15-6 24 0 8 1 14 4 21v665l-520-305c-5-7-11-13-18-18-9-4-17-7-27-7s-18 3-26 7c-9 5-15 11-20 20-5 8-7 17-7 26 0 10 2 18 7 27 5 8 11 14 20 19 8 5 16 7 26 7h1l532 832 1466 837z">
          <text:p/>
        </draw:path>
        <draw:g>
          <draw:path draw:style-name="gr198" draw:layer="layout" svg:width="1.47cm" svg:height="2.179cm" svg:x="9.649cm" svg:y="2.231cm" svg:viewBox="0 0 1471 2180" svg:d="M1470 2158v-1066c1-5 1-10 1-16 0-28-7-52-21-77-13-23-29-40-52-54l-763-451c-5-1-9-3-14-6-10-5-17-13-23-23s-9-20-9-32c0-1 0-1 0-2 4-13 6-24 6-37 0-26-6-48-19-71-13-22-29-38-51-51l-437-253c-4-5-8-9-14-12-8-5-16-7-25-7s-16 2-24 7c-8 4-14 10-18 18-5 7-7 15-7 24 0 8 2 14 5 21l-1 1238 1435 872z">
            <text:p/>
          </draw:path>
          <draw:path draw:style-name="gr199" draw:layer="layout" svg:width="1.47cm" svg:height="2.179cm" svg:x="9.649cm" svg:y="2.231cm" svg:viewBox="0 0 1471 2180" svg:d="M1470 2158v-1066c1-5 1-10 1-16 0-28-7-52-21-77-13-23-29-40-52-54l-763-451c-5-1-9-3-14-6-10-5-17-13-23-23s-9-20-9-32c0-1 0-1 0-2 4-13 6-24 6-37 0-26-6-48-19-71-13-22-29-38-51-51l-437-253c-4-5-8-9-14-12-8-5-16-7-25-7s-16 2-24 7c-8 4-14 10-18 18-5 7-7 15-7 24 0 8 2 14 5 21l-1 1238 1435 872z">
            <text:p/>
          </draw:path>
        </draw:g>
        <draw:g>
          <draw:path draw:style-name="gr200" draw:layer="layout" svg:width="2.052cm" svg:height="1.774cm" svg:x="9.032cm" svg:y="2.631cm" svg:viewBox="0 0 2053 1775" svg:d="M2053 1775l-539-838c-44-74-94-129-164-179l-1252-733c-5-8-10-13-18-18-9-5-17-7-27-7s-18 2-26 7c-9 5-15 11-20 20-5 8-7 16-7 26s2 18 7 27c5 8 11 14 20 19 8 5 16 7 26 7h1l533 832z">
            <text:p/>
          </draw:path>
          <draw:path draw:style-name="gr201" draw:layer="layout" svg:width="2.052cm" svg:height="1.774cm" svg:x="9.032cm" svg:y="2.631cm" svg:viewBox="0 0 2053 1775" svg:d="M2053 1775l-539-838c-44-74-94-129-164-179l-1252-733c-5-8-10-13-18-18-9-5-17-7-27-7s-18 2-26 7c-9 5-15 11-20 20-5 8-7 16-7 26s2 18 7 27c5 8 11 14 20 19 8 5 16 7 26 7h1l533 832z">
            <text:p/>
          </draw:path>
        </draw:g>
        <draw:path draw:style-name="gr202" draw:layer="layout" svg:width="1.927cm" svg:height="1.671cm" svg:x="9.088cm" svg:y="2.675cm" svg:viewBox="0 0 1928 1672" svg:d="M1928 1672l-495-761c-44-74-94-129-164-179l-1269-732">
          <text:p/>
        </draw:path>
        <draw:path draw:style-name="gr203" draw:layer="layout" svg:width="2.083cm" svg:height="2.179cm" svg:x="9.031cm" svg:y="2.231cm" svg:viewBox="0 0 2084 2180" svg:d="M2083 2158v-1065c1-5 1-10 1-16 0-28-7-52-21-77-13-23-29-40-52-54l-762-452c-4-1-8-3-11-5-12-6-20-14-26-25s-9-21-9-33c4-13 6-25 6-40 0-25-6-46-18-67-13-21-28-37-49-49-1-1-2-1-3-2l-438-254c-4-5-8-9-14-12-8-5-15-7-24-7s-17 2-25 7c-8 4-13 10-18 18-4 7-6 15-6 24 0 8 1 14 4 21v665l-520-305c-5-7-11-13-18-18-9-4-17-7-27-7s-18 3-26 7c-9 5-15 11-20 20-5 8-7 17-7 26 0 10 2 18 7 27 5 8 11 14 20 19 8 5 16 7 26 7h1l532 832 1466 837z">
          <text:p/>
        </draw:path>
        <draw:frame draw:style-name="gr86" draw:layer="layout" svg:width="4.427cm" svg:height="1.374cm" svg:x="7.836cm" svg:y="4.509cm">
          <draw:text-box>
            <text:p text:style-name="P1"><text:span text:style-name="T2">Configuration Directory</text:span></text:p>
          </draw:text-box>
        </draw:frame>
        <draw:g>
          <draw:path draw:style-name="gr204" draw:layer="layout" svg:width="3.819cm" svg:height="19.424cm" svg:x="10.525cm" svg:y="3.764cm" svg:viewBox="0 0 3820 19425" svg:d="M0 0c2312 6271 3585 12746 3820 19425">
            <text:p/>
          </draw:path>
          <draw:frame draw:style-name="gr205" draw:layer="layout" svg:width="1.94cm" svg:height="1.227cm" svg:x="12.243cm" svg:y="12.709cm">
            <draw:text-box>
              <text:p/>
            </draw:text-box>
          </draw:frame>
        </draw:g>
        <draw:g>
          <draw:path draw:style-name="gr206" draw:layer="layout" svg:width="6.817cm" svg:height="11.969cm" svg:x="3.708cm" svg:y="3.764cm" svg:viewBox="0 0 6818 11970" svg:d="M0 11970c3192-3466 5465-7456 6818-11970">
            <text:p/>
          </draw:path>
          <draw:frame draw:style-name="gr175" draw:layer="layout" svg:width="2.116cm" svg:height="1.288cm" svg:x="6.749cm" svg:y="9.498cm">
            <draw:text-box>
              <text:p text:style-name="P1"><text:span text:style-name="T18">Python ???</text:span></text:p>
            </draw:text-box>
          </draw:frame>
        </draw:g>
        <draw:g>
          <draw:path draw:style-name="gr207" draw:layer="layout" svg:width="6.959cm" svg:height="2.801cm" svg:x="3.566cm" svg:y="3.764cm" svg:viewBox="0 0 6960 2802" svg:d="M0 2802c1752-1435 4072-2369 6960-2802">
            <text:p/>
          </draw:path>
          <draw:frame draw:style-name="gr205" draw:layer="layout" svg:width="1.94cm" svg:height="1.227cm" svg:x="5.65cm" svg:y="4.176cm">
            <draw:text-box>
              <text:p/>
            </draw:text-box>
          </draw:frame>
        </draw:g>
      </draw:page>
      <draw:page draw:name="page12" draw:style-name="dp1" draw:master-page-name="Default">
        <draw:g>
          <draw:g>
            <draw:polygon draw:style-name="gr11" draw:layer="layout" svg:width="18.6cm" svg:height="8.7cm" svg:x="1.4cm" svg:y="1.2cm" svg:viewBox="0 0 18601 8701" draw:points="0,8701 18601,8701 18601,0 0,0">
              <text:p/>
            </draw:polygon>
            <draw:polygon draw:style-name="gr12" draw:layer="layout" svg:width="18.6cm" svg:height="8.7cm" svg:x="1.4cm" svg:y="1.2cm" svg:viewBox="0 0 18601 8701" draw:points="0,8701 18601,8701 18601,0 0,0">
              <text:p/>
            </draw:polygon>
          </draw:g>
          <draw:frame draw:style-name="gr208" draw:layer="layout" svg:width="18.6cm" svg:height="8.7cm" svg:x="1.4cm" svg:y="1.2cm">
            <draw:text-box>
              <text:p text:style-name="P2"><text:span text:style-name="T10">Srv Client</text:span></text:p>
            </draw:text-box>
          </draw:frame>
        </draw:g>
        <draw:frame draw:style-name="gr150" draw:layer="layout" svg:width="8.725cm" svg:height="3.543cm" svg:x="6.137cm" svg:y="-2.674cm">
          <draw:text-box>
            <text:p text:style-name="P1"><text:span text:style-name="T14">Static Structure</text:span></text:p>
          </draw:text-box>
        </draw:frame>
        <draw:g>
          <draw:g>
            <draw:polygon draw:style-name="gr11" draw:layer="layout" svg:width="18.6cm" svg:height="8.7cm" svg:x="1.15cm" svg:y="1cm" svg:viewBox="0 0 18601 8701" draw:points="0,8701 18601,8701 18601,0 0,0">
              <text:p/>
            </draw:polygon>
            <draw:polygon draw:style-name="gr12" draw:layer="layout" svg:width="18.6cm" svg:height="8.7cm" svg:x="1.15cm" svg:y="1cm" svg:viewBox="0 0 18601 8701" draw:points="0,8701 18601,8701 18601,0 0,0">
              <text:p/>
            </draw:polygon>
          </draw:g>
          <draw:frame draw:style-name="gr208" draw:layer="layout" svg:width="18.6cm" svg:height="8.7cm" svg:x="1.15cm" svg:y="1cm">
            <draw:text-box>
              <text:p text:style-name="P2"><text:span text:style-name="T10">Srv Client: id</text:span></text:p>
            </draw:text-box>
          </draw:frame>
        </draw:g>
        <draw:g>
          <draw:g>
            <draw:polygon draw:style-name="gr209" draw:layer="layout" svg:width="2.25cm" svg:height="3.4cm" svg:x="1.875cm" svg:y="3.5cm" svg:viewBox="0 0 2251 3401" draw:points="0,3401 2251,3401 2251,0 0,0">
              <text:p/>
            </draw:polygon>
            <draw:polygon draw:style-name="gr210" draw:layer="layout" svg:width="2.25cm" svg:height="3.4cm" svg:x="1.875cm" svg:y="3.5cm" svg:viewBox="0 0 2251 3401" draw:points="0,3401 2251,3401 2251,0 0,0">
              <text:p/>
            </draw:polygon>
          </draw:g>
          <draw:frame draw:style-name="gr211" draw:layer="layout" svg:width="2.25cm" svg:height="4.943cm" svg:x="1.875cm" svg:y="3.5cm">
            <draw:text-box>
              <text:p text:style-name="P1"><text:span text:style-name="T10">Message</text:span><text:span text:style-name="T10"><text:line-break/></text:span><text:span text:style-name="T10"><text:line-break/></text:span><text:span text:style-name="T10">- name</text:span><text:span text:style-name="T10"><text:line-break/></text:span><text:span text:style-name="T10">- oflags</text:span><text:span text:style-name="T10"><text:line-break/></text:span><text:span text:style-name="T10">- xclusive</text:span><text:span text:style-name="T10"><text:line-break/></text:span><text:span text:style-name="T10">- stat</text:span></text:p>
            </draw:text-box>
          </draw:frame>
        </draw:g>
        <draw:g>
          <draw:g>
            <draw:polygon draw:style-name="gr11" draw:layer="layout" svg:width="4.911cm" svg:height="0.7cm" svg:x="1.689cm" svg:y="2.1cm" svg:viewBox="0 0 4912 701" draw:points="0,701 4912,701 4912,0 0,0">
              <text:p/>
            </draw:polygon>
            <draw:polygon draw:style-name="gr12" draw:layer="layout" svg:width="4.911cm" svg:height="0.7cm" svg:x="1.689cm" svg:y="2.1cm" svg:viewBox="0 0 4912 701" draw:points="0,701 4912,701 4912,0 0,0">
              <text:p/>
            </draw:polygon>
          </draw:g>
          <draw:frame draw:style-name="gr212" draw:layer="layout" svg:width="4.911cm" svg:height="0.779cm" svg:x="1.689cm" svg:y="2.061cm">
            <draw:text-box>
              <text:p text:style-name="P2"><text:span text:style-name="T10">Handles:</text:span></text:p>
            </draw:text-box>
          </draw:frame>
        </draw:g>
        <draw:g>
          <draw:g>
            <draw:polygon draw:style-name="gr11" draw:layer="layout" svg:width="0.5cm" svg:height="0.5cm" svg:x="3.6cm" svg:y="2.2cm" svg:viewBox="0 0 501 501" draw:points="0,501 501,501 501,0 0,0">
              <text:p/>
            </draw:polygon>
            <draw:polygon draw:style-name="gr210" draw:layer="layout" svg:width="0.5cm" svg:height="0.5cm" svg:x="3.6cm" svg:y="2.2cm" svg:viewBox="0 0 501 501" draw:points="0,501 501,501 501,0 0,0">
              <text:p/>
            </draw:polygon>
          </draw:g>
          <draw:frame draw:style-name="gr90" draw:layer="layout" svg:width="0.5cm" svg:height="0.779cm" svg:x="3.6cm" svg:y="2.061cm">
            <draw:text-box>
              <text:p text:style-name="P2"><text:span text:style-name="T10">0</text:span></text:p>
            </draw:text-box>
          </draw:frame>
        </draw:g>
        <draw:g>
          <draw:g>
            <draw:polygon draw:style-name="gr11" draw:layer="layout" svg:width="0.5cm" svg:height="0.5cm" svg:x="6.1cm" svg:y="2.2cm" svg:viewBox="0 0 501 501" draw:points="0,501 501,501 501,0 0,0">
              <text:p/>
            </draw:polygon>
            <draw:polygon draw:style-name="gr210" draw:layer="layout" svg:width="0.5cm" svg:height="0.5cm" svg:x="6.1cm" svg:y="2.2cm" svg:viewBox="0 0 501 501" draw:points="0,501 501,501 501,0 0,0">
              <text:p/>
            </draw:polygon>
          </draw:g>
          <draw:frame draw:style-name="gr90" draw:layer="layout" svg:width="0.5cm" svg:height="0.779cm" svg:x="6.1cm" svg:y="2.061cm">
            <draw:text-box>
              <text:p text:style-name="P2"><text:span text:style-name="T10">5</text:span></text:p>
            </draw:text-box>
          </draw:frame>
        </draw:g>
        <draw:g>
          <draw:g>
            <draw:polygon draw:style-name="gr11" draw:layer="layout" svg:width="0.5cm" svg:height="0.5cm" svg:x="5.6cm" svg:y="2.2cm" svg:viewBox="0 0 501 501" draw:points="0,501 501,501 501,0 0,0">
              <text:p/>
            </draw:polygon>
            <draw:polygon draw:style-name="gr210" draw:layer="layout" svg:width="0.5cm" svg:height="0.5cm" svg:x="5.6cm" svg:y="2.2cm" svg:viewBox="0 0 501 501" draw:points="0,501 501,501 501,0 0,0">
              <text:p/>
            </draw:polygon>
          </draw:g>
          <draw:frame draw:style-name="gr90" draw:layer="layout" svg:width="0.5cm" svg:height="0.779cm" svg:x="5.6cm" svg:y="2.061cm">
            <draw:text-box>
              <text:p text:style-name="P2"><text:span text:style-name="T10">4</text:span></text:p>
            </draw:text-box>
          </draw:frame>
        </draw:g>
        <draw:g>
          <draw:g>
            <draw:polygon draw:style-name="gr11" draw:layer="layout" svg:width="0.5cm" svg:height="0.5cm" svg:x="5.1cm" svg:y="2.2cm" svg:viewBox="0 0 501 501" draw:points="0,501 501,501 501,0 0,0">
              <text:p/>
            </draw:polygon>
            <draw:polygon draw:style-name="gr213" draw:layer="layout" svg:width="0.5cm" svg:height="0.5cm" svg:x="5.1cm" svg:y="2.2cm" svg:viewBox="0 0 501 501" draw:points="0,501 501,501 501,0 0,0">
              <text:p/>
            </draw:polygon>
          </draw:g>
          <draw:frame draw:style-name="gr90" draw:layer="layout" svg:width="0.5cm" svg:height="0.779cm" svg:x="5.1cm" svg:y="2.061cm">
            <draw:text-box>
              <text:p text:style-name="P2"><text:span text:style-name="T10">3</text:span></text:p>
            </draw:text-box>
          </draw:frame>
        </draw:g>
        <draw:g>
          <draw:g>
            <draw:polygon draw:style-name="gr11" draw:layer="layout" svg:width="0.5cm" svg:height="0.5cm" svg:x="4.6cm" svg:y="2.2cm" svg:viewBox="0 0 501 501" draw:points="0,501 501,501 501,0 0,0">
              <text:p/>
            </draw:polygon>
            <draw:polygon draw:style-name="gr214" draw:layer="layout" svg:width="0.5cm" svg:height="0.5cm" svg:x="4.6cm" svg:y="2.2cm" svg:viewBox="0 0 501 501" draw:points="0,501 501,501 501,0 0,0">
              <text:p/>
            </draw:polygon>
          </draw:g>
          <draw:frame draw:style-name="gr90" draw:layer="layout" svg:width="0.5cm" svg:height="0.779cm" svg:x="4.6cm" svg:y="2.061cm">
            <draw:text-box>
              <text:p text:style-name="P2"><text:span text:style-name="T10">2</text:span></text:p>
            </draw:text-box>
          </draw:frame>
        </draw:g>
        <draw:g>
          <draw:g>
            <draw:polygon draw:style-name="gr11" draw:layer="layout" svg:width="0.5cm" svg:height="0.5cm" svg:x="4.1cm" svg:y="2.2cm" svg:viewBox="0 0 501 501" draw:points="0,501 501,501 501,0 0,0">
              <text:p/>
            </draw:polygon>
            <draw:polygon draw:style-name="gr215" draw:layer="layout" svg:width="0.5cm" svg:height="0.5cm" svg:x="4.1cm" svg:y="2.2cm" svg:viewBox="0 0 501 501" draw:points="0,501 501,501 501,0 0,0">
              <text:p/>
            </draw:polygon>
          </draw:g>
          <draw:frame draw:style-name="gr90" draw:layer="layout" svg:width="0.5cm" svg:height="0.779cm" svg:x="4.1cm" svg:y="2.061cm">
            <draw:text-box>
              <text:p text:style-name="P2"><text:span text:style-name="T10">1</text:span></text:p>
            </draw:text-box>
          </draw:frame>
        </draw:g>
        <draw:g>
          <draw:g>
            <draw:polygon draw:style-name="gr209" draw:layer="layout" svg:width="2.25cm" svg:height="3.4cm" svg:x="1.75cm" svg:y="3.3cm" svg:viewBox="0 0 2251 3401" draw:points="0,3401 2251,3401 2251,0 0,0">
              <text:p/>
            </draw:polygon>
            <draw:polygon draw:style-name="gr210" draw:layer="layout" svg:width="2.25cm" svg:height="3.4cm" svg:x="1.75cm" svg:y="3.3cm" svg:viewBox="0 0 2251 3401" draw:points="0,3401 2251,3401 2251,0 0,0">
              <text:p/>
            </draw:polygon>
          </draw:g>
          <draw:frame draw:style-name="gr211" draw:layer="layout" svg:width="2.25cm" svg:height="5.539cm" svg:x="1.75cm" svg:y="3.3cm">
            <draw:text-box>
              <text:p text:style-name="P1"><text:span text:style-name="T10">Message</text:span><text:span text:style-name="T10"><text:line-break/></text:span><text:span text:style-name="T10">- name</text:span><text:span text:style-name="T10"><text:line-break/></text:span><text:span text:style-name="T10">- oflags</text:span><text:span text:style-name="T10"><text:line-break/></text:span><text:span text:style-name="T10">- xr, xw</text:span><text:span text:style-name="T10"><text:line-break/></text:span><text:span text:style-name="T10">- cl. attrs</text:span><text:span text:style-name="T10"><text:line-break/></text:span><text:span text:style-name="T10">- cl. stats</text:span></text:p>
            </draw:text-box>
          </draw:frame>
        </draw:g>
        <draw:g>
          <draw:g>
            <draw:polygon draw:style-name="gr11" draw:layer="layout" svg:width="2.25cm" svg:height="1.15cm" svg:x="4.375cm" svg:y="3.325cm" svg:viewBox="0 0 2251 1151" draw:points="0,1151 2251,1151 2251,0 0,0">
              <text:p/>
            </draw:polygon>
            <draw:polygon draw:style-name="gr215" draw:layer="layout" svg:width="2.25cm" svg:height="1.15cm" svg:x="4.375cm" svg:y="3.325cm" svg:viewBox="0 0 2251 1151" draw:points="0,1151 2251,1151 2251,0 0,0">
              <text:p/>
            </draw:polygon>
          </draw:g>
          <draw:frame draw:style-name="gr216" draw:layer="layout" svg:width="2.25cm" svg:height="1.15cm" svg:x="4.375cm" svg:y="3.325cm">
            <draw:text-box>
              <text:p text:style-name="P1"><text:span text:style-name="T10">Group</text:span></text:p>
            </draw:text-box>
          </draw:frame>
        </draw:g>
        <draw:g>
          <draw:g>
            <draw:polygon draw:style-name="gr11" draw:layer="layout" svg:width="2.25cm" svg:height="1.3cm" svg:x="1.75cm" svg:y="7.55cm" svg:viewBox="0 0 2251 1301" draw:points="0,1301 2251,1301 2251,0 0,0">
              <text:p/>
            </draw:polygon>
            <draw:polygon draw:style-name="gr214" draw:layer="layout" svg:width="2.25cm" svg:height="1.3cm" svg:x="1.75cm" svg:y="7.55cm" svg:viewBox="0 0 2251 1301" draw:points="0,1301 2251,1301 2251,0 0,0">
              <text:p/>
            </draw:polygon>
          </draw:g>
          <draw:frame draw:style-name="gr64" draw:layer="layout" svg:width="2.25cm" svg:height="1.3cm" svg:x="1.75cm" svg:y="7.55cm">
            <draw:text-box>
              <text:p text:style-name="P1"><text:span text:style-name="T10">Client</text:span></text:p>
            </draw:text-box>
          </draw:frame>
        </draw:g>
        <draw:g>
          <draw:g>
            <draw:polygon draw:style-name="gr11" draw:layer="layout" svg:width="2.25cm" svg:height="1.35cm" svg:x="4.375cm" svg:y="7.525cm" svg:viewBox="0 0 2251 1351" draw:points="0,1351 2251,1351 2251,0 0,0">
              <text:p/>
            </draw:polygon>
            <draw:polygon draw:style-name="gr213" draw:layer="layout" svg:width="2.25cm" svg:height="1.35cm" svg:x="4.375cm" svg:y="7.525cm" svg:viewBox="0 0 2251 1351" draw:points="0,1351 2251,1351 2251,0 0,0">
              <text:p/>
            </draw:polygon>
          </draw:g>
          <draw:frame draw:style-name="gr217" draw:layer="layout" svg:width="2.25cm" svg:height="1.35cm" svg:x="4.375cm" svg:y="7.525cm">
            <draw:text-box>
              <text:p text:style-name="P1"><text:span text:style-name="T10">Plugin</text:span></text:p>
            </draw:text-box>
          </draw:frame>
        </draw:g>
        <draw:g>
          <draw:g>
            <draw:polygon draw:style-name="gr11" draw:layer="layout" svg:width="5.161cm" svg:height="0.7cm" svg:x="6.839cm" svg:y="2.1cm" svg:viewBox="0 0 5162 701" draw:points="0,701 5162,701 5162,0 0,0">
              <text:p/>
            </draw:polygon>
            <draw:polygon draw:style-name="gr12" draw:layer="layout" svg:width="5.161cm" svg:height="0.7cm" svg:x="6.839cm" svg:y="2.1cm" svg:viewBox="0 0 5162 701" draw:points="0,701 5162,701 5162,0 0,0">
              <text:p/>
            </draw:polygon>
          </draw:g>
          <draw:frame draw:style-name="gr212" draw:layer="layout" svg:width="5.161cm" svg:height="1.374cm" svg:x="6.839cm" svg:y="1.764cm">
            <draw:text-box>
              <text:p text:style-name="P2"><text:span text:style-name="T10">PseudoHandles: XR, XR, RQ</text:span></text:p>
            </draw:text-box>
          </draw:frame>
        </draw:g>
        <draw:g>
          <draw:g>
            <draw:polygon draw:style-name="gr11" draw:layer="layout" svg:width="2.411cm" svg:height="0.7cm" svg:x="7.339cm" svg:y="3.35cm" svg:viewBox="0 0 2412 701" draw:points="0,701 2412,701 2412,0 0,0">
              <text:p/>
            </draw:polygon>
            <draw:polygon draw:style-name="gr12" draw:layer="layout" svg:width="2.411cm" svg:height="0.7cm" svg:x="7.339cm" svg:y="3.35cm" svg:viewBox="0 0 2412 701" draw:points="0,701 2412,701 2412,0 0,0">
              <text:p/>
            </draw:polygon>
          </draw:g>
          <draw:frame draw:style-name="gr212" draw:layer="layout" svg:width="2.411cm" svg:height="1.374cm" svg:x="7.339cm" svg:y="3.014cm">
            <draw:text-box>
              <text:p text:style-name="P2"><text:span text:style-name="T10">UDP Socket</text:span></text:p>
            </draw:text-box>
          </draw:frame>
        </draw:g>
        <draw:g>
          <draw:g>
            <draw:polygon draw:style-name="gr11" draw:layer="layout" svg:width="2.38cm" svg:height="0.7cm" svg:x="7.37cm" svg:y="4.25cm" svg:viewBox="0 0 2381 701" draw:points="0,701 2381,701 2381,0 0,0">
              <text:p/>
            </draw:polygon>
            <draw:polygon draw:style-name="gr12" draw:layer="layout" svg:width="2.38cm" svg:height="0.7cm" svg:x="7.37cm" svg:y="4.25cm" svg:viewBox="0 0 2381 701" draw:points="0,701 2381,701 2381,0 0,0">
              <text:p/>
            </draw:polygon>
          </draw:g>
          <draw:frame draw:style-name="gr212" draw:layer="layout" svg:width="2.38cm" svg:height="1.374cm" svg:x="7.37cm" svg:y="3.914cm">
            <draw:text-box>
              <text:p text:style-name="P2"><text:span text:style-name="T10">TCP Socket</text:span></text:p>
            </draw:text-box>
          </draw:frame>
        </draw:g>
        <draw:g>
          <draw:g>
            <draw:polygon draw:style-name="gr11" draw:layer="layout" svg:width="2.38cm" svg:height="0.7cm" svg:x="7.37cm" svg:y="5.2cm" svg:viewBox="0 0 2381 701" draw:points="0,701 2381,701 2381,0 0,0">
              <text:p/>
            </draw:polygon>
            <draw:polygon draw:style-name="gr12" draw:layer="layout" svg:width="2.38cm" svg:height="0.7cm" svg:x="7.37cm" svg:y="5.2cm" svg:viewBox="0 0 2381 701" draw:points="0,701 2381,701 2381,0 0,0">
              <text:p/>
            </draw:polygon>
          </draw:g>
          <draw:frame draw:style-name="gr212" draw:layer="layout" svg:width="2.38cm" svg:height="1.374cm" svg:x="7.37cm" svg:y="4.864cm">
            <draw:text-box>
              <text:p text:style-name="P2"><text:span text:style-name="T10">CMD Pipe</text:span></text:p>
            </draw:text-box>
          </draw:frame>
        </draw:g>
        <draw:g>
          <draw:g>
            <draw:polygon draw:style-name="gr11" draw:layer="layout" svg:width="2.38cm" svg:height="0.7cm" svg:x="10cm" svg:y="6.1cm" svg:viewBox="0 0 2381 701" draw:points="0,701 2381,701 2381,0 0,0">
              <text:p/>
            </draw:polygon>
            <draw:polygon draw:style-name="gr12" draw:layer="layout" svg:width="2.38cm" svg:height="0.7cm" svg:x="10cm" svg:y="6.1cm" svg:viewBox="0 0 2381 701" draw:points="0,701 2381,701 2381,0 0,0">
              <text:p/>
            </draw:polygon>
          </draw:g>
          <draw:frame draw:style-name="gr212" draw:layer="layout" svg:width="2.38cm" svg:height="1.374cm" svg:x="10cm" svg:y="5.764cm">
            <draw:text-box>
              <text:p text:style-name="P2"><text:span text:style-name="T10">T/O Object</text:span></text:p>
            </draw:text-box>
          </draw:frame>
        </draw:g>
        <draw:g>
          <draw:g>
            <draw:polygon draw:style-name="gr11" draw:layer="layout" svg:width="2.38cm" svg:height="0.7cm" svg:x="12.619cm" svg:y="4.25cm" svg:viewBox="0 0 2381 701" draw:points="0,701 2381,701 2381,0 0,0">
              <text:p/>
            </draw:polygon>
            <draw:polygon draw:style-name="gr12" draw:layer="layout" svg:width="2.38cm" svg:height="0.7cm" svg:x="12.619cm" svg:y="4.25cm" svg:viewBox="0 0 2381 701" draw:points="0,701 2381,701 2381,0 0,0">
              <text:p/>
            </draw:polygon>
          </draw:g>
          <draw:frame draw:style-name="gr212" draw:layer="layout" svg:width="2.38cm" svg:height="1.374cm" svg:x="12.619cm" svg:y="3.914cm">
            <draw:text-box>
              <text:p text:style-name="P2"><text:span text:style-name="T10">TCP Writer</text:span></text:p>
            </draw:text-box>
          </draw:frame>
        </draw:g>
        <draw:line draw:style-name="gr218" draw:layer="layout" svg:x1="10cm" svg:y1="4.6cm" svg:x2="9.75cm" svg:y2="4.6cm">
          <text:p/>
        </draw:line>
        <draw:g>
          <draw:g>
            <draw:polygon draw:style-name="gr11" draw:layer="layout" svg:width="2.38cm" svg:height="0.7cm" svg:x="10cm" svg:y="4.25cm" svg:viewBox="0 0 2381 701" draw:points="0,701 2381,701 2381,0 0,0">
              <text:p/>
            </draw:polygon>
            <draw:polygon draw:style-name="gr12" draw:layer="layout" svg:width="2.38cm" svg:height="0.7cm" svg:x="10cm" svg:y="4.25cm" svg:viewBox="0 0 2381 701" draw:points="0,701 2381,701 2381,0 0,0">
              <text:p/>
            </draw:polygon>
          </draw:g>
          <draw:frame draw:style-name="gr212" draw:layer="layout" svg:width="2.38cm" svg:height="1.374cm" svg:x="10cm" svg:y="3.914cm">
            <draw:text-box>
              <text:p text:style-name="P2"><text:span text:style-name="T10">MCB Queue</text:span></text:p>
            </draw:text-box>
          </draw:frame>
        </draw:g>
        <draw:line draw:style-name="gr219" draw:layer="layout" svg:x1="12.618cm" svg:y1="4.6cm" svg:x2="12.38cm" svg:y2="4.6cm">
          <text:p/>
        </draw:line>
        <draw:g>
          <draw:g>
            <draw:polygon draw:style-name="gr11" draw:layer="layout" svg:width="5cm" svg:height="0.7cm" svg:x="12.63cm" svg:y="6.1cm" svg:viewBox="0 0 5001 701" draw:points="0,701 5001,701 5001,0 0,0">
              <text:p/>
            </draw:polygon>
            <draw:polygon draw:style-name="gr12" draw:layer="layout" svg:width="5cm" svg:height="0.7cm" svg:x="12.63cm" svg:y="6.1cm" svg:viewBox="0 0 5001 701" draw:points="0,701 5001,701 5001,0 0,0">
              <text:p/>
            </draw:polygon>
          </draw:g>
          <draw:frame draw:style-name="gr212" draw:layer="layout" svg:width="5cm" svg:height="1.374cm" svg:x="12.63cm" svg:y="5.764cm">
            <draw:text-box>
              <text:p text:style-name="P2"><text:span text:style-name="T10">T/O Queue &amp; T/O map</text:span></text:p>
            </draw:text-box>
          </draw:frame>
        </draw:g>
        <draw:line draw:style-name="gr220" draw:layer="layout" svg:x1="12.63cm" svg:y1="6.45cm" svg:x2="12.38cm" svg:y2="6.45cm">
          <text:p/>
        </draw:line>
        <draw:g>
          <draw:polygon draw:style-name="gr221" draw:layer="layout" svg:width="10.195cm" svg:height="6.374cm" svg:x="1cm" svg:y="11.701cm" svg:viewBox="0 0 10196 6375" draw:points="9138,2294 9121,2294 9105,2294 9088,2295 9072,2296 9055,2298 9039,2300 9023,2301 9007,2303 8990,2305 8975,2308 8958,2310 8943,2314 8927,2317 8912,2320 8896,2324 8881,2328 8881,2324 8881,2320 8881,2316 8881,2312 8882,2309 8882,2305 8882,2301 8882,2297 8882,2294 8882,2289 8882,2286 8882,2282 8882,2278 8882,2274 8882,2270 8883,2267 8875,2117 8854,1971 8819,1832 8771,1697 8711,1569 8639,1448 8557,1336 8465,1232 8364,1138 8253,1053 8136,980 8011,919 7880,869 7743,833 7599,811 7454,804 7385,805 7317,810 7250,818 7185,830 7120,844 7057,862 6994,882 6933,904 6874,930 6815,959 6758,990 6703,1023 6649,1059 6597,1098 6548,1138 6499,1181 6470,1057 6431,937 6382,821 6324,712 6258,608 6183,511 6101,421 6012,338 5915,262 5813,195 5705,138 5592,89 5474,51 5352,22 5226,5 5098,0 4969,5 4843,22 4721,51 4604,89 4491,138 4383,195 4281,262 4184,338 4095,421 4013,511 3938,608 3871,712 3813,821 3764,937 3725,1057 3697,1181 3648,1138 3598,1098 3546,1059 3492,1023 3437,990 3380,959 3321,930 3262,904 3201,882 3138,862 3075,844 3010,830 2944,818 2878,810 2810,805 2741,804 2595,811 2452,833 2315,869 2184,919 2059,980 1941,1053 1832,1138 1730,1232 1638,1336 1555,1448 1484,1569 1424,1697 1376,1832 1340,1971 1319,2117 1312,2267 1312,2270 1312,2274 1312,2278 1312,2282 1312,2286 1313,2289 1313,2294 1313,2297 1313,2301 1314,2305 1314,2309 1314,2312 1314,2316 1314,2320 1314,2324 1315,2328 1300,2324 1283,2320 1268,2317 1252,2314 1237,2310 1220,2308 1205,2305 1188,2303 1172,2301 1156,2300 1139,2298 1123,2296 1107,2295 1090,2294 1073,2294 1057,2294 948,2300 844,2316 742,2343 645,2379 553,2425 465,2479 384,2541 308,2612 241,2688 179,2772 127,2861 82,2956 47,3055 21,3159 4,3268 0,3379 4,3490 21,3597 47,3701 82,3800 127,3895 179,3985 241,4068 308,4145 384,4215 465,4277 553,4331 645,4377 742,4413 844,4440 948,4457 1057,4462 1073,4462 1090,4462 1107,4461 1123,4460 1139,4458 1156,4457 1172,4455 1188,4453 1205,4451 1220,4448 1237,4446 1252,4442 1268,4439 1283,4436 1300,4432 1315,4429 1314,4432 1314,4436 1314,4440 1314,4444 1314,4447 1314,4452 1313,4455 1313,4459 1313,4462 1313,4467 1312,4470 1312,4474 1312,4478 1312,4482 1312,4486 1312,4490 1319,4639 1340,4785 1376,4924 1424,5059 1484,5187 1555,5308 1638,5420 1730,5524 1832,5618 1941,5703 2059,5776 2184,5838 2315,5887 2452,5923 2595,5945 2741,5953 2818,5951 2893,5945 2968,5934 3041,5920 3113,5902 3183,5880 3253,5855 3320,5827 3385,5795 3448,5760 3510,5721 3569,5680 3626,5636 3682,5589 3734,5539 3785,5487 3936,5762 4140,5997 4390,6182 4675,6309 4988,6370 5098,6375 5419,6337 5715,6231 5976,6064 6196,5846 6366,5582 6411,5487 6569,5636 6747,5760 6942,5855 7153,5920 7377,5951 7454,5953 7880,5887 8253,5703 8557,5420 8771,5059 8875,4639 8883,4490 8882,4478 8882,4467 8882,4455 8881,4444 8881,4432 8881,4429 8927,4439 8975,4448 9023,4455 9072,4460 9121,4462 9138,4462 9453,4413 9729,4277 9955,4068 10113,3800 10191,3490 10196,3379 10148,3055 10015,2772 9811,2541 9549,2379 9246,2300">
            <text:p/>
          </draw:polygon>
          <draw:polygon draw:style-name="gr222" draw:layer="layout" svg:width="10.195cm" svg:height="6.374cm" svg:x="1cm" svg:y="11.701cm" svg:viewBox="0 0 10196 6375" draw:points="9138,2294 9121,2294 9105,2294 9088,2295 9072,2296 9055,2298 9039,2300 9023,2301 9007,2303 8990,2305 8975,2308 8958,2310 8943,2314 8927,2317 8912,2320 8896,2324 8881,2328 8881,2324 8881,2320 8881,2316 8881,2312 8882,2309 8882,2305 8882,2301 8882,2297 8882,2294 8882,2289 8882,2286 8882,2282 8882,2278 8882,2274 8882,2270 8883,2267 8875,2117 8854,1971 8819,1832 8771,1697 8711,1569 8639,1448 8557,1336 8465,1232 8364,1138 8253,1053 8136,980 8011,919 7880,869 7743,833 7599,811 7454,804 7385,805 7317,810 7250,818 7185,830 7120,844 7057,862 6994,882 6933,904 6874,930 6815,959 6758,990 6703,1023 6649,1059 6597,1098 6548,1138 6499,1181 6470,1057 6431,937 6382,821 6324,712 6258,608 6183,511 6101,421 6012,338 5915,262 5813,195 5705,138 5592,89 5474,51 5352,22 5226,5 5098,0 4969,5 4843,22 4721,51 4604,89 4491,138 4383,195 4281,262 4184,338 4095,421 4013,511 3938,608 3871,712 3813,821 3764,937 3725,1057 3697,1181 3648,1138 3598,1098 3546,1059 3492,1023 3437,990 3380,959 3321,930 3262,904 3201,882 3138,862 3075,844 3010,830 2944,818 2878,810 2810,805 2741,804 2595,811 2452,833 2315,869 2184,919 2059,980 1941,1053 1832,1138 1730,1232 1638,1336 1555,1448 1484,1569 1424,1697 1376,1832 1340,1971 1319,2117 1312,2267 1312,2270 1312,2274 1312,2278 1312,2282 1312,2286 1313,2289 1313,2294 1313,2297 1313,2301 1314,2305 1314,2309 1314,2312 1314,2316 1314,2320 1314,2324 1315,2328 1300,2324 1283,2320 1268,2317 1252,2314 1237,2310 1220,2308 1205,2305 1188,2303 1172,2301 1156,2300 1139,2298 1123,2296 1107,2295 1090,2294 1073,2294 1057,2294 948,2300 844,2316 742,2343 645,2379 553,2425 465,2479 384,2541 308,2612 241,2688 179,2772 127,2861 82,2956 47,3055 21,3159 4,3268 0,3379 4,3490 21,3597 47,3701 82,3800 127,3895 179,3985 241,4068 308,4145 384,4215 465,4277 553,4331 645,4377 742,4413 844,4440 948,4457 1057,4462 1073,4462 1090,4462 1107,4461 1123,4460 1139,4458 1156,4457 1172,4455 1188,4453 1205,4451 1220,4448 1237,4446 1252,4442 1268,4439 1283,4436 1300,4432 1315,4429 1314,4432 1314,4436 1314,4440 1314,4444 1314,4447 1314,4452 1313,4455 1313,4459 1313,4462 1313,4467 1312,4470 1312,4474 1312,4478 1312,4482 1312,4486 1312,4490 1319,4639 1340,4785 1376,4924 1424,5059 1484,5187 1555,5308 1638,5420 1730,5524 1832,5618 1941,5703 2059,5776 2184,5838 2315,5887 2452,5923 2595,5945 2741,5953 2818,5951 2893,5945 2968,5934 3041,5920 3113,5902 3183,5880 3253,5855 3320,5827 3385,5795 3448,5760 3510,5721 3569,5680 3626,5636 3682,5589 3734,5539 3785,5487 3936,5762 4140,5997 4390,6182 4675,6309 4988,6370 5098,6375 5419,6337 5715,6231 5976,6064 6196,5846 6366,5582 6411,5487 6569,5636 6747,5760 6942,5855 7153,5920 7377,5951 7454,5953 7880,5887 8253,5703 8557,5420 8771,5059 8875,4639 8883,4490 8882,4478 8882,4467 8882,4455 8881,4444 8881,4432 8881,4429 8927,4439 8975,4448 9023,4455 9072,4460 9121,4462 9138,4462 9453,4413 9729,4277 9955,4068 10113,3800 10191,3490 10196,3379 10148,3055 10015,2772 9811,2541 9549,2379 9246,2300">
            <text:p/>
          </draw:polygon>
        </draw:g>
        <draw:frame draw:style-name="gr223" draw:layer="layout" svg:width="10.2cm" svg:height="1.594cm" svg:x="1.008cm" svg:y="18.093cm">
          <draw:text-box>
            <text:p text:style-name="P1"><text:span text:style-name="T10">Open Messages: map[id-&gt;obj]</text:span></text:p>
          </draw:text-box>
        </draw:frame>
        <draw:g>
          <draw:g>
            <draw:polygon draw:style-name="gr209" draw:layer="layout" svg:width="2.5cm" svg:height="3.8cm" svg:x="2.5cm" svg:y="13.2cm" svg:viewBox="0 0 2501 3801" draw:points="0,3801 2501,3801 2501,0 0,0">
              <text:p/>
            </draw:polygon>
            <draw:polygon draw:style-name="gr210" draw:layer="layout" svg:width="2.5cm" svg:height="3.8cm" svg:x="2.5cm" svg:y="13.2cm" svg:viewBox="0 0 2501 3801" draw:points="0,3801 2501,3801 2501,0 0,0">
              <text:p/>
            </draw:polygon>
          </draw:g>
          <draw:frame draw:style-name="gr75" draw:layer="layout" svg:width="2.5cm" svg:height="5.44cm" svg:x="2.5cm" svg:y="13.2cm">
            <draw:text-box>
              <text:p text:style-name="P1"><text:span text:style-name="T10">MSG</text:span><text:span text:style-name="T10"><text:line-break/></text:span><text:span text:style-name="T10">- id = inode?</text:span><text:span text:style-name="T10"><text:line-break/></text:span><text:span text:style-name="T10">- type</text:span><text:span text:style-name="T10"><text:line-break/></text:span><text:span text:style-name="T10">- xr, xw</text:span><text:span text:style-name="T10"><text:line-break/></text:span><text:span text:style-name="T10">- [pdata]</text:span><text:span text:style-name="T10"><text:line-break/></text:span><text:span text:style-name="T10">- attrs</text:span><text:span text:style-name="T10"><text:line-break/></text:span><text:span text:style-name="T10">- stats</text:span><text:span text:style-name="T10"><text:line-break/></text:span><text:span text:style-name="T10"/></text:p>
            </draw:text-box>
          </draw:frame>
        </draw:g>
        <draw:g>
          <draw:g>
            <draw:polygon draw:style-name="gr209" draw:layer="layout" svg:width="1.2cm" svg:height="1cm" svg:x="5.8cm" svg:y="12.4cm" svg:viewBox="0 0 1201 1001" draw:points="0,1001 1201,1001 1201,0 0,0">
              <text:p/>
            </draw:polygon>
            <draw:polygon draw:style-name="gr210" draw:layer="layout" svg:width="1.2cm" svg:height="1cm" svg:x="5.8cm" svg:y="12.4cm" svg:viewBox="0 0 1201 1001" draw:points="0,1001 1201,1001 1201,0 0,0">
              <text:p/>
            </draw:polygon>
          </draw:g>
          <draw:frame draw:style-name="gr6" draw:layer="layout" svg:width="1.2cm" svg:height="1.374cm" svg:x="5.8cm" svg:y="12.214cm">
            <draw:text-box>
              <text:p text:style-name="P1"><text:span text:style-name="T10">MSG</text:span></text:p>
            </draw:text-box>
          </draw:frame>
        </draw:g>
        <draw:g>
          <draw:g>
            <draw:polygon draw:style-name="gr209" draw:layer="layout" svg:width="1.2cm" svg:height="1cm" svg:x="5.6cm" svg:y="14cm" svg:viewBox="0 0 1201 1001" draw:points="0,1001 1201,1001 1201,0 0,0">
              <text:p/>
            </draw:polygon>
            <draw:polygon draw:style-name="gr210" draw:layer="layout" svg:width="1.2cm" svg:height="1cm" svg:x="5.6cm" svg:y="14cm" svg:viewBox="0 0 1201 1001" draw:points="0,1001 1201,1001 1201,0 0,0">
              <text:p/>
            </draw:polygon>
          </draw:g>
          <draw:frame draw:style-name="gr6" draw:layer="layout" svg:width="1.2cm" svg:height="1.374cm" svg:x="5.6cm" svg:y="13.814cm">
            <draw:text-box>
              <text:p text:style-name="P1"><text:span text:style-name="T10">MSG</text:span></text:p>
            </draw:text-box>
          </draw:frame>
        </draw:g>
        <draw:g>
          <draw:g>
            <draw:polygon draw:style-name="gr209" draw:layer="layout" svg:width="1.2cm" svg:height="1cm" svg:x="5.3cm" svg:y="15.7cm" svg:viewBox="0 0 1201 1001" draw:points="0,1001 1201,1001 1201,0 0,0">
              <text:p/>
            </draw:polygon>
            <draw:polygon draw:style-name="gr210" draw:layer="layout" svg:width="1.2cm" svg:height="1cm" svg:x="5.3cm" svg:y="15.7cm" svg:viewBox="0 0 1201 1001" draw:points="0,1001 1201,1001 1201,0 0,0">
              <text:p/>
            </draw:polygon>
          </draw:g>
          <draw:frame draw:style-name="gr6" draw:layer="layout" svg:width="1.2cm" svg:height="1.374cm" svg:x="5.3cm" svg:y="15.514cm">
            <draw:text-box>
              <text:p text:style-name="P1"><text:span text:style-name="T10">MSG</text:span></text:p>
            </draw:text-box>
          </draw:frame>
        </draw:g>
        <draw:g>
          <draw:g>
            <draw:polygon draw:style-name="gr209" draw:layer="layout" svg:width="1.2cm" svg:height="1cm" svg:x="7.8cm" svg:y="13.7cm" svg:viewBox="0 0 1201 1001" draw:points="0,1001 1201,1001 1201,0 0,0">
              <text:p/>
            </draw:polygon>
            <draw:polygon draw:style-name="gr210" draw:layer="layout" svg:width="1.2cm" svg:height="1cm" svg:x="7.8cm" svg:y="13.7cm" svg:viewBox="0 0 1201 1001" draw:points="0,1001 1201,1001 1201,0 0,0">
              <text:p/>
            </draw:polygon>
          </draw:g>
          <draw:frame draw:style-name="gr6" draw:layer="layout" svg:width="1.2cm" svg:height="1.374cm" svg:x="7.8cm" svg:y="13.514cm">
            <draw:text-box>
              <text:p text:style-name="P1"><text:span text:style-name="T10">MSG</text:span></text:p>
            </draw:text-box>
          </draw:frame>
        </draw:g>
        <draw:g>
          <draw:g>
            <draw:polygon draw:style-name="gr209" draw:layer="layout" svg:width="1.2cm" svg:height="1cm" svg:x="7.8cm" svg:y="15.4cm" svg:viewBox="0 0 1201 1001" draw:points="0,1001 1201,1001 1201,0 0,0">
              <text:p/>
            </draw:polygon>
            <draw:polygon draw:style-name="gr210" draw:layer="layout" svg:width="1.2cm" svg:height="1cm" svg:x="7.8cm" svg:y="15.4cm" svg:viewBox="0 0 1201 1001" draw:points="0,1001 1201,1001 1201,0 0,0">
              <text:p/>
            </draw:polygon>
          </draw:g>
          <draw:frame draw:style-name="gr6" draw:layer="layout" svg:width="1.2cm" svg:height="1.374cm" svg:x="7.8cm" svg:y="15.214cm">
            <draw:text-box>
              <text:p text:style-name="P1"><text:span text:style-name="T10">MSG</text:span></text:p>
            </draw:text-box>
          </draw:frame>
        </draw:g>
        <draw:line draw:style-name="gr224" draw:layer="layout" svg:x1="2.875cm" svg:y1="6.7cm" svg:x2="3.751cm" svg:y2="13.201cm">
          <text:p/>
        </draw:line>
        <draw:g>
          <draw:g>
            <draw:polygon draw:style-name="gr225" draw:layer="layout" svg:width="2.411cm" svg:height="0.7cm" svg:x="7.5cm" svg:y="7.7cm" svg:viewBox="0 0 2412 701" draw:points="0,701 2412,701 2412,0 0,0">
              <text:p/>
            </draw:polygon>
            <draw:polygon draw:style-name="gr226" draw:layer="layout" svg:width="2.411cm" svg:height="0.7cm" svg:x="7.5cm" svg:y="7.7cm" svg:viewBox="0 0 2412 701" draw:points="0,701 2412,701 2412,0 0,0">
              <text:p/>
            </draw:polygon>
          </draw:g>
          <draw:frame draw:style-name="gr63" draw:layer="layout" svg:width="2.411cm" svg:height="0.779cm" svg:x="7.5cm" svg:y="7.7cm">
            <draw:text-box>
              <text:p text:style-name="P1"><text:span text:style-name="T10">Profile</text:span></text:p>
            </draw:text-box>
          </draw:frame>
        </draw:g>
        <draw:g>
          <draw:g>
            <draw:polygon draw:style-name="gr225" draw:layer="layout" svg:width="2.411cm" svg:height="0.7cm" svg:x="7.294cm" svg:y="7.5cm" svg:viewBox="0 0 2412 701" draw:points="0,701 2412,701 2412,0 0,0">
              <text:p/>
            </draw:polygon>
            <draw:polygon draw:style-name="gr226" draw:layer="layout" svg:width="2.411cm" svg:height="0.7cm" svg:x="7.294cm" svg:y="7.5cm" svg:viewBox="0 0 2412 701" draw:points="0,701 2412,701 2412,0 0,0">
              <text:p/>
            </draw:polygon>
          </draw:g>
          <draw:frame draw:style-name="gr63" draw:layer="layout" svg:width="2.411cm" svg:height="0.779cm" svg:x="7.294cm" svg:y="7.5cm">
            <draw:text-box>
              <text:p text:style-name="P1"><text:span text:style-name="T10">Profile</text:span></text:p>
            </draw:text-box>
          </draw:frame>
        </draw:g>
        <draw:g>
          <draw:polygon draw:style-name="gr227" draw:layer="layout" svg:width="8.796cm" svg:height="5.5cm" svg:x="11.15cm" svg:y="10.701cm" svg:viewBox="0 0 8797 5501" draw:points="7884,1980 7869,1980 7855,1980 7841,1981 7827,1982 7812,1983 7799,1985 7785,1986 7771,1988 7757,1990 7743,1992 7729,1994 7716,1997 7702,2000 7689,2003 7675,2006 7662,2009 7662,2006 7662,2002 7662,1999 7662,1996 7663,1993 7663,1989 7663,1986 7663,1983 7664,1980 7664,1976 7664,1973 7664,1970 7664,1966 7664,1963 7664,1960 7664,1957 7657,1827 7639,1702 7609,1581 7567,1465 7515,1353 7453,1249 7383,1153 7303,1063 7216,982 7121,909 7019,846 6911,792 6798,750 6680,719 6556,700 6431,693 6372,694 6313,698 6255,706 6199,716 6143,728 6088,743 6034,761 5982,780 5930,802 5880,827 5831,854 5783,883 5736,914 5692,947 5649,982 5607,1019 5582,912 5548,808 5506,709 5456,614 5399,524 5335,441 5263,363 5187,291 5103,226 5015,168 4922,119 4825,77 4723,44 4618,19 4509,5 4398,0 4287,5 4178,19 4073,44 3972,77 3875,119 3781,168 3693,226 3610,291 3533,363 3462,441 3398,524 3340,614 3290,709 3248,808 3214,912 3189,1019 3147,982 3104,947 3060,914 3013,883 2965,854 2916,827 2866,802 2814,780 2761,761 2708,743 2653,728 2597,716 2540,706 2483,698 2424,694 2365,693 2239,700 2115,719 1997,750 1884,792 1776,846 1675,909 1580,982 1493,1063 1413,1153 1342,1249 1280,1353 1228,1465 1187,1581 1156,1702 1138,1827 1132,1957 1132,1960 1132,1963 1132,1966 1132,1970 1132,1973 1132,1976 1132,1980 1132,1983 1132,1986 1133,1989 1133,1993 1133,1996 1134,1999 1134,2002 1134,2006 1135,2009 1121,2006 1107,2003 1094,2000 1080,1997 1067,1994 1053,1992 1039,1990 1025,1988 1011,1986 997,1985 983,1983 969,1982 955,1981 941,1980 926,1980 912,1980 818,1985 728,1999 640,2022 556,2053 477,2093 401,2139 331,2194 266,2254 207,2320 155,2392 109,2469 71,2551 40,2637 18,2726 4,2820 0,2916 4,3011 18,3103 40,3193 71,3279 109,3360 155,3438 207,3510 266,3576 331,3636 401,3690 477,3737 556,3776 640,3807 728,3831 818,3845 912,3850 926,3849 941,3849 955,3849 969,3848 983,3846 997,3845 1011,3844 1025,3842 1039,3840 1053,3838 1067,3836 1080,3833 1094,3830 1107,3827 1121,3824 1135,3821 1134,3824 1134,3828 1134,3831 1133,3834 1133,3837 1133,3841 1132,3844 1132,3847 1132,3850 1132,3854 1132,3857 1132,3860 1132,3864 1132,3867 1132,3870 1132,3874 1138,4002 1156,4129 1187,4250 1228,4366 1280,4476 1342,4580 1413,4677 1493,4767 1580,4848 1675,4921 1776,4984 1884,5037 1997,5080 2115,5111 2239,5130 2365,5137 2431,5135 2496,5130 2561,5120 2624,5109 2686,5093 2747,5074 2806,5053 2864,5028 2921,5001 2975,4970 3029,4937 3079,4902 3129,4863 3177,4823 3222,4780 3265,4735 3396,4972 3572,5175 3787,5335 4033,5444 4304,5497 4398,5501 4675,5469 4931,5377 5156,5233 5346,5045 5493,4817 5531,4735 5667,4863 5821,4970 5990,5053 6171,5109 6365,5135 6431,5137 6798,5080 7121,4921 7383,4677 7567,4366 7657,4002 7664,3874 7664,3864 7664,3854 7663,3844 7662,3834 7662,3824 7662,3821 7702,3830 7743,3838 7785,3844 7827,3848 7869,3849 7884,3850 8156,3807 8394,3690 8588,3510 8725,3279 8792,3011 8797,2916 8756,2637 8641,2392 8464,2194 8239,2053 7977,1985">
            <text:p/>
          </draw:polygon>
          <draw:polygon draw:style-name="gr226" draw:layer="layout" svg:width="8.796cm" svg:height="5.5cm" svg:x="11.15cm" svg:y="10.701cm" svg:viewBox="0 0 8797 5501" draw:points="7884,1980 7869,1980 7855,1980 7841,1981 7827,1982 7812,1983 7799,1985 7785,1986 7771,1988 7757,1990 7743,1992 7729,1994 7716,1997 7702,2000 7689,2003 7675,2006 7662,2009 7662,2006 7662,2002 7662,1999 7662,1996 7663,1993 7663,1989 7663,1986 7663,1983 7664,1980 7664,1976 7664,1973 7664,1970 7664,1966 7664,1963 7664,1960 7664,1957 7657,1827 7639,1702 7609,1581 7567,1465 7515,1353 7453,1249 7383,1153 7303,1063 7216,982 7121,909 7019,846 6911,792 6798,750 6680,719 6556,700 6431,693 6372,694 6313,698 6255,706 6199,716 6143,728 6088,743 6034,761 5982,780 5930,802 5880,827 5831,854 5783,883 5736,914 5692,947 5649,982 5607,1019 5582,912 5548,808 5506,709 5456,614 5399,524 5335,441 5263,363 5187,291 5103,226 5015,168 4922,119 4825,77 4723,44 4618,19 4509,5 4398,0 4287,5 4178,19 4073,44 3972,77 3875,119 3781,168 3693,226 3610,291 3533,363 3462,441 3398,524 3340,614 3290,709 3248,808 3214,912 3189,1019 3147,982 3104,947 3060,914 3013,883 2965,854 2916,827 2866,802 2814,780 2761,761 2708,743 2653,728 2597,716 2540,706 2483,698 2424,694 2365,693 2239,700 2115,719 1997,750 1884,792 1776,846 1675,909 1580,982 1493,1063 1413,1153 1342,1249 1280,1353 1228,1465 1187,1581 1156,1702 1138,1827 1132,1957 1132,1960 1132,1963 1132,1966 1132,1970 1132,1973 1132,1976 1132,1980 1132,1983 1132,1986 1133,1989 1133,1993 1133,1996 1134,1999 1134,2002 1134,2006 1135,2009 1121,2006 1107,2003 1094,2000 1080,1997 1067,1994 1053,1992 1039,1990 1025,1988 1011,1986 997,1985 983,1983 969,1982 955,1981 941,1980 926,1980 912,1980 818,1985 728,1999 640,2022 556,2053 477,2093 401,2139 331,2194 266,2254 207,2320 155,2392 109,2469 71,2551 40,2637 18,2726 4,2820 0,2916 4,3011 18,3103 40,3193 71,3279 109,3360 155,3438 207,3510 266,3576 331,3636 401,3690 477,3737 556,3776 640,3807 728,3831 818,3845 912,3850 926,3849 941,3849 955,3849 969,3848 983,3846 997,3845 1011,3844 1025,3842 1039,3840 1053,3838 1067,3836 1080,3833 1094,3830 1107,3827 1121,3824 1135,3821 1134,3824 1134,3828 1134,3831 1133,3834 1133,3837 1133,3841 1132,3844 1132,3847 1132,3850 1132,3854 1132,3857 1132,3860 1132,3864 1132,3867 1132,3870 1132,3874 1138,4002 1156,4129 1187,4250 1228,4366 1280,4476 1342,4580 1413,4677 1493,4767 1580,4848 1675,4921 1776,4984 1884,5037 1997,5080 2115,5111 2239,5130 2365,5137 2431,5135 2496,5130 2561,5120 2624,5109 2686,5093 2747,5074 2806,5053 2864,5028 2921,5001 2975,4970 3029,4937 3079,4902 3129,4863 3177,4823 3222,4780 3265,4735 3396,4972 3572,5175 3787,5335 4033,5444 4304,5497 4398,5501 4675,5469 4931,5377 5156,5233 5346,5045 5493,4817 5531,4735 5667,4863 5821,4970 5990,5053 6171,5109 6365,5135 6431,5137 6798,5080 7121,4921 7383,4677 7567,4366 7657,4002 7664,3874 7664,3864 7664,3854 7663,3844 7662,3834 7662,3824 7662,3821 7702,3830 7743,3838 7785,3844 7827,3848 7869,3849 7884,3850 8156,3807 8394,3690 8588,3510 8725,3279 8792,3011 8797,2916 8756,2637 8641,2392 8464,2194 8239,2053 7977,1985">
            <text:p/>
          </draw:polygon>
        </draw:g>
        <draw:frame draw:style-name="gr228" draw:layer="layout" svg:width="8.8cm" svg:height="1.375cm" svg:x="11.156cm" svg:y="16.216cm">
          <draw:text-box>
            <text:p text:style-name="P1"><text:span text:style-name="T10">Cached Profiles</text:span></text:p>
          </draw:text-box>
        </draw:frame>
        <draw:g>
          <draw:g>
            <draw:polygon draw:style-name="gr225" draw:layer="layout" svg:width="3.35cm" svg:height="3.6cm" svg:x="12.75cm" svg:y="11.85cm" svg:viewBox="0 0 3351 3601" draw:points="0,3601 3351,3601 3351,0 0,0">
              <text:p/>
            </draw:polygon>
            <draw:polygon draw:style-name="gr226" draw:layer="layout" svg:width="3.35cm" svg:height="3.6cm" svg:x="12.75cm" svg:y="11.85cm" svg:viewBox="0 0 3351 3601" draw:points="0,3601 3351,3601 3351,0 0,0">
              <text:p/>
            </draw:polygon>
          </draw:g>
          <draw:frame draw:style-name="gr229" draw:layer="layout" svg:width="3.35cm" svg:height="6.63cm" svg:x="12.75cm" svg:y="11.85cm">
            <draw:text-box>
              <text:p text:style-name="P1"><text:span text:style-name="T10">Profile</text:span><text:span text:style-name="T10"><text:line-break/></text:span><text:span text:style-name="T10">- home</text:span><text:span text:style-name="T10"><text:line-break/></text:span><text:span text:style-name="T10">- includes</text:span><text:span text:style-name="T10"><text:line-break/></text:span><text:span text:style-name="T10">- constraints</text:span><text:span text:style-name="T10"><text:line-break/></text:span><text:span text:style-name="T10">- [passphrase]</text:span><text:span text:style-name="T10"><text:line-break/></text:span><text:span text:style-name="T10">- impersonation</text:span><text:span text:style-name="T10"><text:line-break/></text:span><text:span text:style-name="T10"/></text:p>
            </draw:text-box>
          </draw:frame>
        </draw:g>
        <draw:g>
          <draw:g>
            <draw:polygon draw:style-name="gr225" draw:layer="layout" svg:width="1.5cm" svg:height="0.7cm" svg:x="17.15cm" svg:y="13.35cm" svg:viewBox="0 0 1501 701" draw:points="0,701 1501,701 1501,0 0,0">
              <text:p/>
            </draw:polygon>
            <draw:polygon draw:style-name="gr226" draw:layer="layout" svg:width="1.5cm" svg:height="0.7cm" svg:x="17.15cm" svg:y="13.35cm" svg:viewBox="0 0 1501 701" draw:points="0,701 1501,701 1501,0 0,0">
              <text:p/>
            </draw:polygon>
          </draw:g>
          <draw:frame draw:style-name="gr63" draw:layer="layout" svg:width="1.5cm" svg:height="1.374cm" svg:x="17.15cm" svg:y="13.35cm">
            <draw:text-box>
              <text:p text:style-name="P1"><text:span text:style-name="T10">Profile</text:span></text:p>
            </draw:text-box>
          </draw:frame>
        </draw:g>
        <draw:line draw:style-name="gr230" draw:layer="layout" svg:x1="8.5cm" svg:y1="8.2cm" svg:x2="14.426cm" svg:y2="11.851cm">
          <text:p/>
        </draw:line>
        <draw:g>
          <draw:g>
            <draw:polygon draw:style-name="gr11" draw:layer="layout" svg:width="6cm" svg:height="3cm" svg:x="2cm" svg:y="20.2cm" svg:viewBox="0 0 6001 3001" draw:points="0,3001 6001,3001 6001,0 0,0">
              <text:p/>
            </draw:polygon>
            <draw:polygon draw:style-name="gr12" draw:layer="layout" svg:width="6cm" svg:height="3cm" svg:x="2cm" svg:y="20.2cm" svg:viewBox="0 0 6001 3001" draw:points="0,3001 6001,3001 6001,0 0,0">
              <text:p/>
            </draw:polygon>
          </draw:g>
          <draw:frame draw:style-name="gr35" draw:layer="layout" svg:width="6cm" svg:height="3cm" svg:x="2cm" svg:y="20.2cm">
            <draw:text-box>
              <text:p text:style-name="P1"><text:span text:style-name="T10">Routing Table</text:span><text:span text:style-name="T10"><text:line-break/></text:span><text:span text:style-name="T10"><text:line-break/></text:span><text:span text:style-name="T10">MSG id -&gt; {C:MH, C:MH…}</text:span></text:p>
            </draw:text-box>
          </draw:frame>
        </draw:g>
        <draw:g>
          <draw:g>
            <draw:polygon draw:style-name="gr11" draw:layer="layout" svg:width="2.411cm" svg:height="0.7cm" svg:x="13.794cm" svg:y="2.1cm" svg:viewBox="0 0 2412 701" draw:points="0,701 2412,701 2412,0 0,0">
              <text:p/>
            </draw:polygon>
            <draw:polygon draw:style-name="gr12" draw:layer="layout" svg:width="2.411cm" svg:height="0.7cm" svg:x="13.794cm" svg:y="2.1cm" svg:viewBox="0 0 2412 701" draw:points="0,701 2412,701 2412,0 0,0">
              <text:p/>
            </draw:polygon>
          </draw:g>
          <draw:frame draw:style-name="gr212" draw:layer="layout" svg:width="2.411cm" svg:height="0.779cm" svg:x="13.794cm" svg:y="2.061cm">
            <draw:text-box>
              <text:p text:style-name="P2"><text:span text:style-name="T10">Thread</text:span></text:p>
            </draw:text-box>
          </draw:frame>
        </draw:g>
        <draw:g>
          <draw:g>
            <draw:polygon draw:style-name="gr11" draw:layer="layout" svg:width="2.38cm" svg:height="0.7cm" svg:x="7.37cm" svg:y="6.1cm" svg:viewBox="0 0 2381 701" draw:points="0,701 2381,701 2381,0 0,0">
              <text:p/>
            </draw:polygon>
            <draw:polygon draw:style-name="gr12" draw:layer="layout" svg:width="2.38cm" svg:height="0.7cm" svg:x="7.37cm" svg:y="6.1cm" svg:viewBox="0 0 2381 701" draw:points="0,701 2381,701 2381,0 0,0">
              <text:p/>
            </draw:polygon>
          </draw:g>
          <draw:frame draw:style-name="gr212" draw:layer="layout" svg:width="2.38cm" svg:height="0.779cm" svg:x="7.37cm" svg:y="6.061cm">
            <draw:text-box>
              <text:p text:style-name="P2"><text:span text:style-name="T10">Timer</text:span></text:p>
            </draw:text-box>
          </draw:frame>
        </draw:g>
        <draw:line draw:style-name="gr231" draw:layer="layout" svg:x1="10cm" svg:y1="6.45cm" svg:x2="9.75cm" svg:y2="6.45cm">
          <text:p/>
        </draw:line>
        <draw:g>
          <draw:polygon draw:style-name="gr11" draw:layer="layout" svg:width="3.998cm" svg:height="2.5cm" svg:x="13cm" svg:y="18.4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polygon draw:style-name="gr12" draw:layer="layout" svg:width="3.998cm" svg:height="2.5cm" svg:x="13cm" svg:y="18.45cm" svg:viewBox="0 0 3999 2501" draw:points="3584,900 3577,900 3570,900 3564,901 3558,901 3551,902 3545,902 3538,903 3532,904 3526,905 3519,906 3513,907 3507,908 3501,909 3495,911 3488,912 3483,914 3483,912 3483,910 3483,909 3483,907 3483,906 3483,904 3483,903 3483,901 3483,900 3483,899 3483,897 3483,896 3483,894 3483,893 3483,891 3484,890 3480,831 3472,774 3458,719 3439,666 3416,615 3388,568 3356,524 3319,483 3280,446 3236,413 3190,384 3141,360 3090,341 3036,326 2980,318 2923,315 2896,315 2870,317 2844,321 2818,325 2792,331 2768,338 2743,345 2719,354 2696,364 2673,376 2651,388 2629,401 2608,415 2588,430 2568,446 2549,463 2538,414 2522,367 2503,322 2480,279 2454,238 2425,200 2393,165 2358,132 2320,103 2280,76 2238,54 2193,35 2147,20 2099,8 2050,2 2000,0 1948,2 1899,8 1851,20 1805,35 1760,54 1718,76 1678,103 1640,132 1605,165 1573,200 1544,238 1518,279 1495,322 1476,367 1460,414 1449,463 1430,446 1410,430 1390,415 1369,401 1347,388 1325,376 1302,364 1278,354 1254,345 1230,338 1205,331 1180,325 1154,321 1128,317 1101,315 1074,315 1017,318 961,326 908,341 856,360 807,384 761,413 718,446 678,483 642,524 610,568 582,615 558,666 539,719 525,774 517,831 514,890 514,891 514,893 514,894 514,896 514,897 514,899 514,900 514,901 514,903 515,904 515,906 515,907 515,909 515,910 515,912 515,914 509,912 503,911 497,909 491,908 485,907 478,906 472,905 466,904 459,903 453,902 447,902 440,901 434,901 427,900 421,900 414,900 372,902 331,909 291,920 253,934 216,952 182,973 150,997 121,1025 94,1055 70,1088 49,1123 32,1160 18,1199 8,1240 1,1282 0,1326 1,1369 8,1411 18,1452 32,1491 49,1528 70,1563 94,1596 121,1626 150,1653 182,1678 216,1699 253,1717 291,1731 331,1741 372,1748 414,1750 421,1750 427,1750 434,1750 440,1749 447,1749 453,1748 459,1747 466,1747 472,1746 478,1745 485,1744 491,1742 497,1741 503,1740 509,1738 515,1737 515,1738 515,1740 515,1741 515,1743 515,1744 515,1746 514,1747 514,1749 514,1750 514,1752 514,1753 514,1755 514,1757 514,1758 514,1759 514,1761 517,1820 525,1878 539,1932 558,1985 582,2036 610,2083 642,2127 678,2167 718,2205 761,2238 807,2266 856,2291 908,2310 961,2324 1017,2333 1074,2336 1104,2335 1134,2333 1163,2328 1192,2323 1220,2316 1248,2307 1275,2297 1301,2286 1327,2274 1352,2260 1376,2245 1399,2229 1421,2211 1443,2193 1464,2173 1484,2153 1543,2261 1623,2353 1721,2426 1833,2475 1956,2499 2000,2501 2125,2487 2241,2445 2344,2380 2430,2294 2497,2190 2514,2153 2576,2211 2646,2260 2723,2297 2805,2323 2893,2335 2923,2336 3090,2310 3236,2238 3356,2127 3439,1985 3480,1820 3484,1761 3483,1757 3483,1752 3483,1747 3483,1743 3483,1738 3483,1737 3501,1741 3519,1745 3538,1747 3558,1749 3577,1750 3584,1750 3707,1731 3815,1678 3904,1596 3966,1491 3996,1369 3999,1326 3980,1199 3927,1088 3847,997 3745,934 3626,902">
            <text:p/>
          </draw:polygon>
        </draw:g>
        <draw:frame draw:style-name="gr22" draw:layer="layout" svg:width="4cm" svg:height="1.374cm" svg:x="13.003cm" svg:y="20.957cm">
          <draw:text-box>
            <text:p text:style-name="P1"><text:span text:style-name="T10">Clients: map[id-&gt;obj]</text:span></text:p>
          </draw:text-box>
        </draw:frame>
      </draw:page>
      <draw:page draw:name="page13" draw:style-name="dp1" draw:master-page-name="Default">
        <draw:frame draw:style-name="gr150" draw:layer="layout" svg:width="8.725cm" svg:height="3.543cm" svg:x="6.137cm" svg:y="-2.674cm">
          <draw:text-box>
            <text:p text:style-name="P1"><text:span text:style-name="T14">Static Structure</text:span></text:p>
          </draw:text-box>
        </draw:frame>
        <draw:g>
          <draw:g>
            <draw:polygon draw:style-name="gr11" draw:layer="layout" svg:width="5cm" svg:height="5cm" svg:x="1.5cm" svg:y="1.2cm" svg:viewBox="0 0 5001 5001" draw:points="0,5001 5001,5001 5001,0 0,0">
              <text:p/>
            </draw:polygon>
            <draw:polygon draw:style-name="gr232" draw:layer="layout" svg:width="5cm" svg:height="5cm" svg:x="1.5cm" svg:y="1.2cm" svg:viewBox="0 0 5001 5001" draw:points="0,5001 5001,5001 5001,0 0,0">
              <text:p/>
            </draw:polygon>
          </draw:g>
          <draw:frame draw:style-name="gr233" draw:layer="layout" svg:width="5cm" svg:height="5cm" svg:x="1.5cm" svg:y="1.2cm">
            <draw:text-box>
              <text:p text:style-name="P2"><text:span text:style-name="T10">SRC POST</text:span><text:span text:style-name="T10"><text:line-break/></text:span><text:span text:style-name="T10"><text:line-break/></text:span><text:span text:style-name="T10">- hmsg</text:span><text:span text:style-name="T10"><text:line-break/></text:span><text:span text:style-name="T10">- [preudo] hdst</text:span><text:span text:style-name="T10"><text:line-break/></text:span><text:span text:style-name="T10">- [src seq]</text:span><text:span text:style-name="T10"><text:line-break/></text:span><text:span text:style-name="T10">- len</text:span><text:span text:style-name="T10"><text:line-break/></text:span><text:span text:style-name="T10">- data</text:span></text:p>
            </draw:text-box>
          </draw:frame>
        </draw:g>
        <draw:g>
          <draw:g>
            <draw:polygon draw:style-name="gr11" draw:layer="layout" svg:width="5cm" svg:height="5cm" svg:x="1.5cm" svg:y="7.7cm" svg:viewBox="0 0 5001 5001" draw:points="0,5001 5001,5001 5001,0 0,0">
              <text:p/>
            </draw:polygon>
            <draw:polygon draw:style-name="gr232" draw:layer="layout" svg:width="5cm" svg:height="5cm" svg:x="1.5cm" svg:y="7.7cm" svg:viewBox="0 0 5001 5001" draw:points="0,5001 5001,5001 5001,0 0,0">
              <text:p/>
            </draw:polygon>
          </draw:g>
          <draw:frame draw:style-name="gr233" draw:layer="layout" svg:width="5cm" svg:height="5.439cm" svg:x="1.5cm" svg:y="7.7cm">
            <draw:text-box>
              <text:p text:style-name="P2"><text:span text:style-name="T10">SRC REQ</text:span><text:span text:style-name="T10"><text:line-break/></text:span><text:span text:style-name="T10"><text:line-break/></text:span><text:span text:style-name="T10">- hmsg</text:span><text:span text:style-name="T10"><text:line-break/></text:span><text:span text:style-name="T10">- hdst/hrep</text:span><text:span text:style-name="T10"><text:line-break/></text:span><text:span text:style-name="T10">- src/req seq</text:span><text:span text:style-name="T10"><text:line-break/></text:span><text:span text:style-name="T10">- timeout</text:span><text:span text:style-name="T10"><text:line-break/></text:span><text:span text:style-name="T10">- len</text:span><text:span text:style-name="T10"><text:line-break/></text:span><text:span text:style-name="T10">- data</text:span><text:span text:style-name="T10"><text:line-break/></text:span><text:span text:style-name="T10"/></text:p>
            </draw:text-box>
          </draw:frame>
        </draw:g>
        <draw:g>
          <draw:g>
            <draw:polygon draw:style-name="gr11" draw:layer="layout" svg:width="5cm" svg:height="5cm" svg:x="8cm" svg:y="1.2cm" svg:viewBox="0 0 5001 5001" draw:points="0,5001 5001,5001 5001,0 0,0">
              <text:p/>
            </draw:polygon>
            <draw:polygon draw:style-name="gr232" draw:layer="layout" svg:width="5cm" svg:height="5cm" svg:x="8cm" svg:y="1.2cm" svg:viewBox="0 0 5001 5001" draw:points="0,5001 5001,5001 5001,0 0,0">
              <text:p/>
            </draw:polygon>
          </draw:g>
          <draw:frame draw:style-name="gr233" draw:layer="layout" svg:width="5cm" svg:height="5cm" svg:x="8cm" svg:y="1.2cm">
            <draw:text-box>
              <text:p text:style-name="P2"><text:span text:style-name="T10">SRV POST</text:span><text:span text:style-name="T10"><text:line-break/></text:span><text:span text:style-name="T10"><text:line-break/></text:span><text:span text:style-name="T10">- hmsg</text:span><text:span text:style-name="T10"><text:line-break/></text:span><text:span text:style-name="T10">- hdst(-&gt;idst*) [+ src id]</text:span><text:span text:style-name="T10"><text:line-break/></text:span><text:span text:style-name="T10">- [src seq]</text:span><text:span text:style-name="T10"><text:line-break/></text:span><text:span text:style-name="T10">- len</text:span><text:span text:style-name="T10"><text:line-break/></text:span><text:span text:style-name="T10">- data</text:span></text:p>
            </draw:text-box>
          </draw:frame>
        </draw:g>
        <draw:g>
          <draw:g>
            <draw:polygon draw:style-name="gr11" draw:layer="layout" svg:width="5cm" svg:height="5cm" svg:x="14.5cm" svg:y="1.2cm" svg:viewBox="0 0 5001 5001" draw:points="0,5001 5001,5001 5001,0 0,0">
              <text:p/>
            </draw:polygon>
            <draw:polygon draw:style-name="gr232" draw:layer="layout" svg:width="5cm" svg:height="5cm" svg:x="14.5cm" svg:y="1.2cm" svg:viewBox="0 0 5001 5001" draw:points="0,5001 5001,5001 5001,0 0,0">
              <text:p/>
            </draw:polygon>
          </draw:g>
          <draw:frame draw:style-name="gr233" draw:layer="layout" svg:width="5cm" svg:height="5cm" svg:x="14.5cm" svg:y="1.2cm">
            <draw:text-box>
              <text:p text:style-name="P2"><text:span text:style-name="T10">DST POST</text:span><text:span text:style-name="T10"><text:line-break/></text:span><text:span text:style-name="T10"><text:line-break/></text:span><text:span text:style-name="T10">- hmsg</text:span><text:span text:style-name="T10"><text:line-break/></text:span><text:span text:style-name="T10">- [src id]</text:span><text:span text:style-name="T10"><text:line-break/></text:span><text:span text:style-name="T10">- [src seq]</text:span><text:span text:style-name="T10"><text:line-break/></text:span><text:span text:style-name="T10">- len</text:span><text:span text:style-name="T10"><text:line-break/></text:span><text:span text:style-name="T10">- data</text:span></text:p>
            </draw:text-box>
          </draw:frame>
        </draw:g>
        <draw:line draw:style-name="gr234" draw:layer="layout" svg:x1="7.999cm" svg:y1="3.7cm" svg:x2="6.5cm" svg:y2="3.7cm">
          <text:p/>
        </draw:line>
        <draw:line draw:style-name="gr235" draw:layer="layout" svg:x1="14.499cm" svg:y1="3.7cm" svg:x2="13cm" svg:y2="3.7cm">
          <text:p/>
        </draw:line>
        <draw:line draw:style-name="gr236" draw:layer="layout" svg:x1="14.5cm" svg:y1="2.7cm" svg:x2="13cm" svg:y2="2.7cm">
          <text:p/>
        </draw:line>
        <draw:line draw:style-name="gr237" draw:layer="layout" svg:x1="14.5cm" svg:y1="4.7cm" svg:x2="13cm" svg:y2="4.7cm">
          <text:p/>
        </draw:line>
        <draw:g>
          <draw:g>
            <draw:polygon draw:style-name="gr11" draw:layer="layout" svg:width="5cm" svg:height="5cm" svg:x="8cm" svg:y="7.7cm" svg:viewBox="0 0 5001 5001" draw:points="0,5001 5001,5001 5001,0 0,0">
              <text:p/>
            </draw:polygon>
            <draw:polygon draw:style-name="gr232" draw:layer="layout" svg:width="5cm" svg:height="5cm" svg:x="8cm" svg:y="7.7cm" svg:viewBox="0 0 5001 5001" draw:points="0,5001 5001,5001 5001,0 0,0">
              <text:p/>
            </draw:polygon>
          </draw:g>
          <draw:frame draw:style-name="gr233" draw:layer="layout" svg:width="5cm" svg:height="5.538cm" svg:x="8cm" svg:y="7.7cm">
            <draw:text-box>
              <text:p text:style-name="P2"><text:span text:style-name="T10">SRV REQ</text:span><text:span text:style-name="T10"><text:line-break/></text:span><text:span text:style-name="T10"><text:line-break/></text:span><text:span text:style-name="T10">- hmsg: hmsg1-&gt;hmsg2</text:span><text:span text:style-name="T10"><text:line-break/></text:span><text:span text:style-name="T10">- hdst + hreq,src id</text:span><text:span text:style-name="T10"><text:line-break/></text:span><text:span text:style-name="T10">- src/req seq</text:span><text:span text:style-name="T10"><text:line-break/></text:span><text:span text:style-name="T10">- req timeout</text:span><text:span text:style-name="T10"><text:line-break/></text:span><text:span text:style-name="T10">- len</text:span><text:span text:style-name="T10"><text:line-break/></text:span><text:span text:style-name="T10">- data</text:span></text:p>
            </draw:text-box>
          </draw:frame>
        </draw:g>
        <draw:g>
          <draw:g>
            <draw:polygon draw:style-name="gr11" draw:layer="layout" svg:width="4.9cm" svg:height="5cm" svg:x="14.5cm" svg:y="7.7cm" svg:viewBox="0 0 4901 5001" draw:points="0,5001 4901,5001 4901,0 0,0">
              <text:p/>
            </draw:polygon>
            <draw:polygon draw:style-name="gr232" draw:layer="layout" svg:width="4.9cm" svg:height="5cm" svg:x="14.5cm" svg:y="7.7cm" svg:viewBox="0 0 4901 5001" draw:points="0,5001 4901,5001 4901,0 0,0">
              <text:p/>
            </draw:polygon>
          </draw:g>
          <draw:frame draw:style-name="gr233" draw:layer="layout" svg:width="4.9cm" svg:height="5cm" svg:x="14.5cm" svg:y="7.7cm">
            <draw:text-box>
              <text:p text:style-name="P2"><text:span text:style-name="T10">DST REQ</text:span><text:span text:style-name="T10"><text:line-break/></text:span><text:span text:style-name="T10"><text:line-break/></text:span><text:span text:style-name="T10">- hmsg</text:span><text:span text:style-name="T10"><text:line-break/></text:span><text:span text:style-name="T10">- ctx: src/req id</text:span><text:span text:style-name="T10"><text:line-break/></text:span><text:span text:style-name="T10">- ctx: src/req seq</text:span><text:span text:style-name="T10"><text:line-break/></text:span><text:span text:style-name="T10">- len</text:span><text:span text:style-name="T10"><text:line-break/></text:span><text:span text:style-name="T10">- data</text:span></text:p>
            </draw:text-box>
          </draw:frame>
        </draw:g>
        <draw:line draw:style-name="gr238" draw:layer="layout" svg:x1="7.999cm" svg:y1="10.2cm" svg:x2="6.5cm" svg:y2="10.2cm">
          <text:p/>
        </draw:line>
        <draw:line draw:style-name="gr239" draw:layer="layout" svg:x1="14.5cm" svg:y1="10.2cm" svg:x2="13cm" svg:y2="10.2cm">
          <text:p/>
        </draw:line>
        <draw:g>
          <draw:g>
            <draw:polygon draw:style-name="gr11" draw:layer="layout" svg:width="5cm" svg:height="5cm" svg:x="1.5cm" svg:y="14.2cm" svg:viewBox="0 0 5001 5001" draw:points="0,5001 5001,5001 5001,0 0,0">
              <text:p/>
            </draw:polygon>
            <draw:polygon draw:style-name="gr232" draw:layer="layout" svg:width="5cm" svg:height="5cm" svg:x="1.5cm" svg:y="14.2cm" svg:viewBox="0 0 5001 5001" draw:points="0,5001 5001,5001 5001,0 0,0">
              <text:p/>
            </draw:polygon>
          </draw:g>
          <draw:frame draw:style-name="gr233" draw:layer="layout" svg:width="5cm" svg:height="5cm" svg:x="1.5cm" svg:y="14.2cm">
            <draw:text-box>
              <text:p text:style-name="P2"><text:span text:style-name="T10">SRC REP</text:span><text:span text:style-name="T10"><text:line-break/></text:span><text:span text:style-name="T10"><text:line-break/></text:span><text:span text:style-name="T10">- hmsg2</text:span><text:span text:style-name="T10"><text:line-break/></text:span><text:span text:style-name="T10">- rep id</text:span><text:span text:style-name="T10"><text:line-break/></text:span><text:span text:style-name="T10">- [rep seq]</text:span><text:span text:style-name="T10"><text:line-break/></text:span><text:span text:style-name="T10">- callsite:req seq</text:span><text:span text:style-name="T10"><text:line-break/></text:span><text:span text:style-name="T10">- len</text:span><text:span text:style-name="T10"><text:line-break/></text:span><text:span text:style-name="T10">- data</text:span></text:p>
            </draw:text-box>
          </draw:frame>
        </draw:g>
        <draw:g>
          <draw:g>
            <draw:polygon draw:style-name="gr11" draw:layer="layout" svg:width="4.9cm" svg:height="5cm" svg:x="8cm" svg:y="14.2cm" svg:viewBox="0 0 4901 5001" draw:points="0,5001 4901,5001 4901,0 0,0">
              <text:p/>
            </draw:polygon>
            <draw:polygon draw:style-name="gr232" draw:layer="layout" svg:width="4.9cm" svg:height="5cm" svg:x="8cm" svg:y="14.2cm" svg:viewBox="0 0 4901 5001" draw:points="0,5001 4901,5001 4901,0 0,0">
              <text:p/>
            </draw:polygon>
          </draw:g>
          <draw:frame draw:style-name="gr233" draw:layer="layout" svg:width="4.9cm" svg:height="5cm" svg:x="8cm" svg:y="14.2cm">
            <draw:text-box>
              <text:p text:style-name="P2"><text:span text:style-name="T10">SRV REP</text:span><text:span text:style-name="T10"><text:line-break/></text:span><text:span text:style-name="T10"><text:line-break/></text:span><text:span text:style-name="T10">- hmsg2</text:span><text:span text:style-name="T10"><text:line-break/></text:span><text:span text:style-name="T10">- ctx:req id + hreq</text:span><text:span text:style-name="T10"><text:line-break/></text:span><text:span text:style-name="T10">- [rep seq]</text:span><text:span text:style-name="T10"><text:line-break/></text:span><text:span text:style-name="T10">- ctx: req seq</text:span><text:span text:style-name="T10"><text:line-break/></text:span><text:span text:style-name="T10">- len</text:span><text:span text:style-name="T10"><text:line-break/></text:span><text:span text:style-name="T10">- data</text:span></text:p>
            </draw:text-box>
          </draw:frame>
        </draw:g>
        <draw:g>
          <draw:g>
            <draw:polygon draw:style-name="gr11" draw:layer="layout" svg:width="5cm" svg:height="5cm" svg:x="14.5cm" svg:y="14.2cm" svg:viewBox="0 0 5001 5001" draw:points="0,5001 5001,5001 5001,0 0,0">
              <text:p/>
            </draw:polygon>
            <draw:polygon draw:style-name="gr232" draw:layer="layout" svg:width="5cm" svg:height="5cm" svg:x="14.5cm" svg:y="14.2cm" svg:viewBox="0 0 5001 5001" draw:points="0,5001 5001,5001 5001,0 0,0">
              <text:p/>
            </draw:polygon>
          </draw:g>
          <draw:frame draw:style-name="gr233" draw:layer="layout" svg:width="5cm" svg:height="5.538cm" svg:x="14.5cm" svg:y="14.2cm">
            <draw:text-box>
              <text:p text:style-name="P2"><text:span text:style-name="T10">DST REP</text:span><text:span text:style-name="T10"><text:line-break/></text:span><text:span text:style-name="T10"><text:line-break/></text:span><text:span text:style-name="T10">- hmsg2</text:span><text:span text:style-name="T10"><text:line-break/></text:span><text:span text:style-name="T10">- ctx: pseudo hreq=req id</text:span><text:span text:style-name="T10"><text:line-break/></text:span><text:span text:style-name="T10">- [rep seq]</text:span><text:span text:style-name="T10"><text:line-break/></text:span><text:span text:style-name="T10">- ctx: req seq</text:span><text:span text:style-name="T10"><text:line-break/></text:span><text:span text:style-name="T10">- len</text:span><text:span text:style-name="T10"><text:line-break/></text:span><text:span text:style-name="T10">- data</text:span></text:p>
            </draw:text-box>
          </draw:frame>
        </draw:g>
        <draw:line draw:style-name="gr240" draw:layer="layout" svg:x1="6.5cm" svg:y1="16.7cm" svg:x2="7.999cm" svg:y2="16.7cm">
          <text:p/>
        </draw:line>
        <draw:line draw:style-name="gr241" draw:layer="layout" svg:x1="12.9cm" svg:y1="16.7cm" svg:x2="14.499cm" svg:y2="16.7cm">
          <text:p/>
        </draw:line>
        <draw:line draw:style-name="gr242" draw:layer="layout" svg:x1="17.001cm" svg:y1="14.201cm" svg:x2="16.95cm" svg:y2="12.7cm">
          <text:p/>
        </draw:line>
        <draw:g>
          <draw:g>
            <draw:path draw:style-name="gr243" draw:layer="layout" svg:width="3.088cm" svg:height="3.088cm" svg:x="9.113cm" svg:y="11.388cm" svg:viewBox="0 0 3089 3089" svg:d="M0 1545c0-284 65-526 207-772s319-423 565-566c246-142 488-207 772-207 285 0 527 65 773 207 246 143 423 320 565 566s207 488 207 772-65 526-207 772-319 423-565 566c-246 142-488 206-772 206-285 0-527-64-773-206-246-143-423-320-565-566s-207-488-207-772z">
              <text:p/>
            </draw:path>
            <draw:path draw:style-name="gr244" draw:layer="layout" svg:width="3.088cm" svg:height="3.088cm" svg:x="9.113cm" svg:y="11.388cm" svg:viewBox="0 0 3089 3089" svg:d="M0 1545c0-284 65-526 207-772s319-423 565-566c246-142 488-207 772-207 285 0 527 65 773 207 246 143 423 320 565 566s207 488 207 772-65 526-207 772-319 423-565 566c-246 142-488 206-772 206-285 0-527-64-773-206-246-143-423-320-565-566s-207-488-207-772z">
              <text:p/>
            </draw:path>
          </draw:g>
          <draw:frame draw:style-name="gr245" draw:layer="layout" svg:width="2.702cm" svg:height="3.159cm" svg:x="9.306cm" svg:y="11.773cm">
            <draw:text-box>
              <text:p text:style-name="P1"><text:span text:style-name="T10">CTX</text:span><text:span text:style-name="T10"><text:line-break/></text:span><text:span text:style-name="T10">- timeout</text:span><text:span text:style-name="T10"><text:line-break/></text:span><text:span text:style-name="T10">- hreq-&gt;req id</text:span><text:span text:style-name="T10"><text:line-break/></text:span><text:span text:style-name="T10">- req seq</text:span></text:p>
            </draw:text-box>
          </draw:frame>
        </draw:g>
        <draw:g>
          <draw:g>
            <draw:path draw:style-name="gr243" draw:layer="layout" svg:width="2cm" svg:height="2cm" svg:x="2.8cm" svg:y="12.4cm" svg:viewBox="0 0 2001 2001" svg:d="M0 1001c0-185 42-341 134-501 92-159 207-274 366-366 160-92 316-134 500-134 185 0 341 42 501 134 159 92 274 207 366 366 92 160 134 316 134 500v1c0 184-42 340-134 500-92 159-207 274-366 366-160 92-316 134-500 134-185 0-341-42-501-134-159-92-274-207-366-366-92-160-134-316-134-500z">
              <text:p/>
            </draw:path>
            <draw:path draw:style-name="gr244" draw:layer="layout" svg:width="2cm" svg:height="2cm" svg:x="2.8cm" svg:y="12.4cm" svg:viewBox="0 0 2001 2001" svg:d="M0 1001c0-185 42-341 134-501 92-159 207-274 366-366 160-92 316-134 500-134 185 0 341 42 501 134 159 92 274 207 366 366 92 160 134 316 134 500v1c0 184-42 340-134 500-92 159-207 274-366 366-160 92-316 134-500 134-185 0-341-42-501-134-159-92-274-207-366-366-92-160-134-316-134-500z">
              <text:p/>
            </draw:path>
          </draw:g>
          <draw:frame draw:style-name="gr246" draw:layer="layout" svg:width="1.75cm" svg:height="2.564cm" svg:x="2.925cm" svg:y="12.65cm">
            <draw:text-box>
              <text:p text:style-name="P1"><text:span text:style-name="T10">Call Site</text:span><text:span text:style-name="T10"><text:line-break/></text:span><text:span text:style-name="T10">-req seq</text:span></text:p>
            </draw:text-box>
          </draw:frame>
        </draw:g>
        <draw:g>
          <draw:g>
            <draw:polygon draw:style-name="gr11" draw:layer="layout" svg:width="5cm" svg:height="5cm" svg:x="1.5cm" svg:y="23.2cm" svg:viewBox="0 0 5001 5001" draw:points="0,5001 5001,5001 5001,0 0,0">
              <text:p/>
            </draw:polygon>
            <draw:polygon draw:style-name="gr232" draw:layer="layout" svg:width="5cm" svg:height="5cm" svg:x="1.5cm" svg:y="23.2cm" svg:viewBox="0 0 5001 5001" draw:points="0,5001 5001,5001 5001,0 0,0">
              <text:p/>
            </draw:polygon>
          </draw:g>
          <draw:frame draw:style-name="gr233" draw:layer="layout" svg:width="5cm" svg:height="5.538cm" svg:x="1.5cm" svg:y="23.2cm">
            <draw:text-box>
              <text:p text:style-name="P2"><text:span text:style-name="T10">SRC REP/REQ</text:span><text:span text:style-name="T10"><text:line-break/></text:span><text:span text:style-name="T10"><text:line-break/></text:span><text:span text:style-name="T10">- hmsg2</text:span><text:span text:style-name="T10"><text:line-break/></text:span><text:span text:style-name="T10">- ctx: pseudo hreq=req id</text:span><text:span text:style-name="T10"><text:line-break/></text:span><text:span text:style-name="T10">- ctx: rep seq</text:span><text:span text:style-name="T10"><text:line-break/></text:span><text:span text:style-name="T10">- callsite:req seq</text:span><text:span text:style-name="T10"><text:line-break/></text:span><text:span text:style-name="T10">- len</text:span><text:span text:style-name="T10"><text:line-break/></text:span><text:span text:style-name="T10">- data</text:span></text:p>
            </draw:text-box>
          </draw:frame>
        </draw:g>
        <draw:g>
          <draw:g>
            <draw:polygon draw:style-name="gr11" draw:layer="layout" svg:width="4.9cm" svg:height="5cm" svg:x="8cm" svg:y="23.2cm" svg:viewBox="0 0 4901 5001" draw:points="0,5001 4901,5001 4901,0 0,0">
              <text:p/>
            </draw:polygon>
            <draw:polygon draw:style-name="gr232" draw:layer="layout" svg:width="4.9cm" svg:height="5cm" svg:x="8cm" svg:y="23.2cm" svg:viewBox="0 0 4901 5001" draw:points="0,5001 4901,5001 4901,0 0,0">
              <text:p/>
            </draw:polygon>
          </draw:g>
          <draw:frame draw:style-name="gr233" draw:layer="layout" svg:width="4.9cm" svg:height="5cm" svg:x="8cm" svg:y="23.2cm">
            <draw:text-box>
              <text:p text:style-name="P2"><text:span text:style-name="T10">SRV REP/REQ</text:span><text:span text:style-name="T10"><text:line-break/></text:span><text:span text:style-name="T10"><text:line-break/></text:span><text:span text:style-name="T10">- hmsg2</text:span><text:span text:style-name="T10"><text:line-break/></text:span><text:span text:style-name="T10">- ctx:req id + hreq</text:span><text:span text:style-name="T10"><text:line-break/></text:span><text:span text:style-name="T10">- rep seq</text:span><text:span text:style-name="T10"><text:line-break/></text:span><text:span text:style-name="T10">- ctx: req seq</text:span><text:span text:style-name="T10"><text:line-break/></text:span><text:span text:style-name="T10">- len</text:span><text:span text:style-name="T10"><text:line-break/></text:span><text:span text:style-name="T10">- data</text:span></text:p>
            </draw:text-box>
          </draw:frame>
        </draw:g>
        <draw:g>
          <draw:g>
            <draw:polygon draw:style-name="gr11" draw:layer="layout" svg:width="5cm" svg:height="5cm" svg:x="14.5cm" svg:y="23.2cm" svg:viewBox="0 0 5001 5001" draw:points="0,5001 5001,5001 5001,0 0,0">
              <text:p/>
            </draw:polygon>
            <draw:polygon draw:style-name="gr232" draw:layer="layout" svg:width="5cm" svg:height="5cm" svg:x="14.5cm" svg:y="23.2cm" svg:viewBox="0 0 5001 5001" draw:points="0,5001 5001,5001 5001,0 0,0">
              <text:p/>
            </draw:polygon>
          </draw:g>
          <draw:frame draw:style-name="gr233" draw:layer="layout" svg:width="5cm" svg:height="6.133cm" svg:x="14.5cm" svg:y="23.2cm">
            <draw:text-box>
              <text:p text:style-name="P2"><text:span text:style-name="T10">DST REP/REQ</text:span><text:span text:style-name="T10"><text:line-break/></text:span><text:span text:style-name="T10"><text:line-break/></text:span><text:span text:style-name="T10">- hmsg2</text:span><text:span text:style-name="T10"><text:line-break/></text:span><text:span text:style-name="T10">- ctx: pseudo hreq=req id</text:span><text:span text:style-name="T10"><text:line-break/></text:span><text:span text:style-name="T10">- rep seq</text:span><text:span text:style-name="T10"><text:line-break/></text:span><text:span text:style-name="T10">- ctx: req seq</text:span><text:span text:style-name="T10"><text:line-break/></text:span><text:span text:style-name="T10">- timeout</text:span><text:span text:style-name="T10"><text:line-break/></text:span><text:span text:style-name="T10">- len</text:span><text:span text:style-name="T10"><text:line-break/></text:span><text:span text:style-name="T10">- data</text:span></text:p>
            </draw:text-box>
          </draw:frame>
        </draw:g>
        <draw:line draw:style-name="gr247" draw:layer="layout" svg:x1="6.5cm" svg:y1="25.7cm" svg:x2="7.999cm" svg:y2="25.7cm">
          <text:p/>
        </draw:line>
        <draw:line draw:style-name="gr248" draw:layer="layout" svg:x1="12.9cm" svg:y1="25.7cm" svg:x2="14.499cm" svg:y2="25.7cm">
          <text:p/>
        </draw:line>
        <draw:line draw:style-name="gr249" draw:layer="layout" svg:x1="17cm" svg:y1="23.199cm" svg:x2="17cm" svg:y2="19.9cm">
          <text:p/>
        </draw:line>
        <draw:g>
          <draw:g>
            <draw:path draw:style-name="gr243" draw:layer="layout" svg:width="2cm" svg:height="2.001cm" svg:x="16cm" svg:y="21.5cm" svg:viewBox="0 0 2001 2002" svg:d="M0 1001c0-184 42-341 134-501 92-159 207-274 366-366 160-92 316-134 500-134 185 0 341 42 501 134 159 92 274 207 366 366 92 160 134 317 134 501s-42 341-134 500c-92 160-207 275-366 367-160 92-316 134-500 134-185 0-341-42-501-134-159-92-274-207-366-367-92-159-134-316-134-500z">
              <text:p/>
            </draw:path>
            <draw:path draw:style-name="gr244" draw:layer="layout" svg:width="2cm" svg:height="2.001cm" svg:x="16cm" svg:y="21.5cm" svg:viewBox="0 0 2001 2002" svg:d="M0 1001c0-184 42-341 134-501 92-159 207-274 366-366 160-92 316-134 500-134 185 0 341 42 501 134 159 92 274 207 366 366 92 160 134 317 134 501s-42 341-134 500c-92 160-207 275-366 367-160 92-316 134-500 134-185 0-341-42-501-134-159-92-274-207-366-367-92-159-134-316-134-500z">
              <text:p/>
            </draw:path>
          </draw:g>
          <draw:frame draw:style-name="gr246" draw:layer="layout" svg:width="1.75cm" svg:height="2.564cm" svg:x="16.125cm" svg:y="21.75cm">
            <draw:text-box>
              <text:p text:style-name="P1"><text:span text:style-name="T10">Call Site</text:span><text:span text:style-name="T10"><text:line-break/></text:span><text:span text:style-name="T10">-rep seq</text:span></text:p>
            </draw:text-box>
          </draw:frame>
        </draw:g>
        <draw:g>
          <draw:g>
            <draw:path draw:style-name="gr243" draw:layer="layout" svg:width="3.088cm" svg:height="3.088cm" svg:x="8.913cm" svg:y="20.2cm" svg:viewBox="0 0 3089 3089" svg:d="M0 1545c0-284 65-526 207-772s319-423 565-566c246-142 488-207 772-207 285 0 527 65 773 207 246 143 423 320 565 566s207 488 207 772-65 526-207 772-319 423-565 566c-246 142-488 206-772 206-285 0-527-64-773-206-246-143-423-320-565-566s-207-488-207-772z">
              <text:p/>
            </draw:path>
            <draw:path draw:style-name="gr244" draw:layer="layout" svg:width="3.088cm" svg:height="3.088cm" svg:x="8.913cm" svg:y="20.2cm" svg:viewBox="0 0 3089 3089" svg:d="M0 1545c0-284 65-526 207-772s319-423 565-566c246-142 488-207 772-207 285 0 527 65 773 207 246 143 423 320 565 566s207 488 207 772-65 526-207 772-319 423-565 566c-246 142-488 206-772 206-285 0-527-64-773-206-246-143-423-320-565-566s-207-488-207-772z">
              <text:p/>
            </draw:path>
          </draw:g>
          <draw:frame draw:style-name="gr245" draw:layer="layout" svg:width="2.702cm" svg:height="3.159cm" svg:x="9.105cm" svg:y="20.586cm">
            <draw:text-box>
              <text:p text:style-name="P1"><text:span text:style-name="T10">CTX2</text:span><text:span text:style-name="T10"><text:line-break/></text:span><text:span text:style-name="T10">- timeout</text:span><text:span text:style-name="T10"><text:line-break/></text:span><text:span text:style-name="T10">- hreq-&gt;req id</text:span><text:span text:style-name="T10"><text:line-break/></text:span><text:span text:style-name="T10">- req seq</text:span></text:p>
            </draw:text-box>
          </draw:frame>
        </draw:g>
        <draw:g>
          <draw:g>
            <draw:path draw:style-name="gr243" draw:layer="layout" svg:width="2cm" svg:height="2.001cm" svg:x="2.7cm" svg:y="21.5cm" svg:viewBox="0 0 2001 2002" svg:d="M0 1001c0-184 42-341 134-501 92-159 207-274 366-366 160-92 316-134 500-134 185 0 341 42 501 134 159 92 274 207 366 366 92 160 134 317 134 501s-42 341-134 500c-92 160-207 275-366 367-160 92-316 134-500 134-185 0-341-42-501-134-159-92-274-207-366-367-92-159-134-316-134-500z">
              <text:p/>
            </draw:path>
            <draw:path draw:style-name="gr244" draw:layer="layout" svg:width="2cm" svg:height="2.001cm" svg:x="2.7cm" svg:y="21.5cm" svg:viewBox="0 0 2001 2002" svg:d="M0 1001c0-184 42-341 134-501 92-159 207-274 366-366 160-92 316-134 500-134 185 0 341 42 501 134 159 92 274 207 366 366 92 160 134 317 134 501s-42 341-134 500c-92 160-207 275-366 367-160 92-316 134-500 134-185 0-341-42-501-134-159-92-274-207-366-367-92-159-134-316-134-500z">
              <text:p/>
            </draw:path>
          </draw:g>
          <draw:frame draw:style-name="gr246" draw:layer="layout" svg:width="1.75cm" svg:height="2.564cm" svg:x="2.825cm" svg:y="21.75cm">
            <draw:text-box>
              <text:p text:style-name="P1"><text:span text:style-name="T10">Call Site</text:span><text:span text:style-name="T10"><text:line-break/></text:span><text:span text:style-name="T10">-req seq</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Black1" svg:font-family="'Arial Black'"/>
    <style:font-face style:name="Calibri1" svg:font-family="Calibri"/>
    <style:font-face style:name="Courier New1" svg:font-family="'Courier New'"/>
    <style:font-face style:name="Arial Black" svg:font-family="'Arial Black'" style:font-pitch="variable"/>
    <style:font-face style:name="Calibri" svg:font-family="Calibri" style:font-pitch="variable"/>
    <style:font-face style:name="Courier New" svg:font-family="'Courier New'"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5f_1" draw:display-name="Gradient_1" draw:style="axial" draw:start-color="#b7c9e3" draw:end-color="#5880b3" draw:start-intensity="100%" draw:end-intensity="100%" draw:angle="900" draw:border="0%"/>
    <draw:gradient draw:name="Gradient_5f_10" draw:display-name="Gradient_10" draw:style="linear" draw:start-color="#3e69ce" draw:end-color="#cee4f7" draw:start-intensity="100%" draw:end-intensity="100%" draw:angle="1800" draw:border="0%"/>
    <draw:gradient draw:name="Gradient_5f_11" draw:display-name="Gradient_11" draw:style="linear" draw:start-color="#3e69ce" draw:end-color="#cee4f7" draw:start-intensity="100%" draw:end-intensity="100%" draw:angle="1800" draw:border="0%"/>
    <draw:gradient draw:name="Gradient_5f_12" draw:display-name="Gradient_12" draw:style="linear" draw:start-color="#3e69ce" draw:end-color="#cee4f7" draw:start-intensity="100%" draw:end-intensity="100%" draw:angle="1800" draw:border="0%"/>
    <draw:gradient draw:name="Gradient_5f_13" draw:display-name="Gradient_13" draw:style="linear" draw:start-color="#3e69ce" draw:end-color="#cee4f7" draw:start-intensity="100%" draw:end-intensity="100%" draw:angle="1800" draw:border="0%"/>
    <draw:gradient draw:name="Gradient_5f_14" draw:display-name="Gradient_14" draw:style="linear" draw:start-color="#3e69ce" draw:end-color="#cee4f7" draw:start-intensity="100%" draw:end-intensity="100%" draw:angle="1800" draw:border="0%"/>
    <draw:gradient draw:name="Gradient_5f_15" draw:display-name="Gradient_15" draw:style="linear" draw:start-color="#3e69ce" draw:end-color="#cee4f7" draw:start-intensity="100%" draw:end-intensity="100%" draw:angle="1800" draw:border="0%"/>
    <draw:gradient draw:name="Gradient_5f_16" draw:display-name="Gradient_16" draw:style="linear" draw:start-color="#3e69ce" draw:end-color="#cee4f7" draw:start-intensity="100%" draw:end-intensity="100%" draw:angle="1800" draw:border="0%"/>
    <draw:gradient draw:name="Gradient_5f_17" draw:display-name="Gradient_17" draw:style="linear" draw:start-color="#cddcf3" draw:end-color="#ffffff" draw:start-intensity="100%" draw:end-intensity="100%" draw:angle="2250" draw:border="0%"/>
    <draw:gradient draw:name="Gradient_5f_18" draw:display-name="Gradient_18" draw:style="linear" draw:start-color="#3e69ce" draw:end-color="#cee4f7" draw:start-intensity="100%" draw:end-intensity="100%" draw:angle="1800" draw:border="0%"/>
    <draw:gradient draw:name="Gradient_5f_19" draw:display-name="Gradient_19" draw:style="linear" draw:start-color="#3e69ce" draw:end-color="#cee4f7" draw:start-intensity="100%" draw:end-intensity="100%" draw:angle="1800" draw:border="0%"/>
    <draw:gradient draw:name="Gradient_5f_2" draw:display-name="Gradient_2" draw:style="axial" draw:start-color="#d7e3bf" draw:end-color="#789440" draw:start-intensity="100%" draw:end-intensity="100%" draw:angle="900" draw:border="0%"/>
    <draw:gradient draw:name="Gradient_5f_20" draw:display-name="Gradient_20" draw:style="linear" draw:start-color="#3e69ce" draw:end-color="#cee4f7" draw:start-intensity="100%" draw:end-intensity="100%" draw:angle="1800" draw:border="0%"/>
    <draw:gradient draw:name="Gradient_5f_21" draw:display-name="Gradient_21" draw:style="linear" draw:start-color="#3e69ce" draw:end-color="#cee4f7" draw:start-intensity="100%" draw:end-intensity="100%" draw:angle="1800" draw:border="0%"/>
    <draw:gradient draw:name="Gradient_5f_22" draw:display-name="Gradient_22" draw:style="linear" draw:start-color="#3e69ce" draw:end-color="#cee4f7" draw:start-intensity="100%" draw:end-intensity="100%" draw:angle="1800" draw:border="0%"/>
    <draw:gradient draw:name="Gradient_5f_23" draw:display-name="Gradient_23" draw:style="linear" draw:start-color="#3e69ce" draw:end-color="#cee4f7" draw:start-intensity="100%" draw:end-intensity="100%" draw:angle="1800" draw:border="0%"/>
    <draw:gradient draw:name="Gradient_5f_24" draw:display-name="Gradient_24" draw:style="linear" draw:start-color="#3e69ce" draw:end-color="#cee4f7" draw:start-intensity="100%" draw:end-intensity="100%" draw:angle="1800" draw:border="0%"/>
    <draw:gradient draw:name="Gradient_5f_25" draw:display-name="Gradient_25" draw:style="linear" draw:start-color="#d19c38" draw:end-color="#ffff8a" draw:start-intensity="100%" draw:end-intensity="100%" draw:angle="2250" draw:border="0%"/>
    <draw:gradient draw:name="Gradient_5f_26" draw:display-name="Gradient_26" draw:style="linear" draw:start-color="#d9b771" draw:end-color="#f4f8b1" draw:start-intensity="100%" draw:end-intensity="100%" draw:angle="2250" draw:border="0%"/>
    <draw:gradient draw:name="Gradient_5f_3" draw:display-name="Gradient_3" draw:style="linear" draw:start-color="#cedcf0" draw:end-color="#ffffff" draw:start-intensity="100%" draw:end-intensity="100%" draw:angle="2250" draw:border="0%"/>
    <draw:gradient draw:name="Gradient_5f_4" draw:display-name="Gradient_4" draw:style="linear" draw:start-color="#cedcf0" draw:end-color="#ffffff" draw:start-intensity="100%" draw:end-intensity="100%" draw:angle="2250" draw:border="0%"/>
    <draw:gradient draw:name="Gradient_5f_5" draw:display-name="Gradient_5" draw:style="linear" draw:start-color="#ddeaf4" draw:end-color="#5f7db1" draw:start-intensity="100%" draw:end-intensity="100%" draw:angle="0" draw:border="0%"/>
    <draw:gradient draw:name="Gradient_5f_6" draw:display-name="Gradient_6" draw:style="linear" draw:start-color="#bed9eb" draw:end-color="#ffffff" draw:start-intensity="100%" draw:end-intensity="100%" draw:angle="1800" draw:border="0%"/>
    <draw:gradient draw:name="Gradient_5f_7" draw:display-name="Gradient_7" draw:style="linear" draw:start-color="#e7f1f8" draw:end-color="#ffffff" draw:start-intensity="100%" draw:end-intensity="100%" draw:angle="1800" draw:border="0%"/>
    <draw:gradient draw:name="Gradient_5f_8" draw:display-name="Gradient_8" draw:style="linear" draw:start-color="#dbebf4" draw:end-color="#ffffff" draw:start-intensity="100%" draw:end-intensity="100%" draw:angle="2250" draw:border="0%"/>
    <draw:gradient draw:name="Gradient_5f_9" draw:display-name="Gradient_9" draw:style="linear" draw:start-color="#cddcf3" draw:end-color="#ffffff" draw:start-intensity="100%" draw:end-intensity="100%" draw:angle="2250" draw:border="0%"/>
    <draw:marker draw:name="Arrow" svg:viewBox="0 0 20 30" svg:d="M10 0l-10 30h20z"/>
    <draw:marker draw:name="EndMarker_5f_1" draw:display-name="EndMarker_1" svg:viewBox="0 0 20 20" svg:d="M10 0l-10 20h20z"/>
    <draw:marker draw:name="EndMarker_5f_10" draw:display-name="EndMarker_10" svg:viewBox="0 0 20 20" svg:d="M10 0l-10 20h20z"/>
    <draw:marker draw:name="EndMarker_5f_11" draw:display-name="EndMarker_11" svg:viewBox="0 0 20 20" svg:d="M10 0l-10 20h20z"/>
    <draw:marker draw:name="EndMarker_5f_12" draw:display-name="EndMarker_12" svg:viewBox="0 0 20 20" svg:d="M10 0l-10 20h20z"/>
    <draw:marker draw:name="EndMarker_5f_13" draw:display-name="EndMarker_13" svg:viewBox="0 0 20 20" svg:d="M10 0l-10 20h20z"/>
    <draw:marker draw:name="EndMarker_5f_14" draw:display-name="EndMarker_14" svg:viewBox="0 0 20 20" svg:d="M10 0l-10 20h20z"/>
    <draw:marker draw:name="EndMarker_5f_15" draw:display-name="EndMarker_15" svg:viewBox="0 0 20 20" svg:d="M10 0l-10 20h20z"/>
    <draw:marker draw:name="EndMarker_5f_16" draw:display-name="EndMarker_16" svg:viewBox="0 0 20 20" svg:d="M10 0l-10 20h20z"/>
    <draw:marker draw:name="EndMarker_5f_17" draw:display-name="EndMarker_17" svg:viewBox="0 0 20 20" svg:d="M10 0l-10 20h20z"/>
    <draw:marker draw:name="EndMarker_5f_18" draw:display-name="EndMarker_18" svg:viewBox="0 0 20 20" svg:d="M10 0l-10 20h20z"/>
    <draw:marker draw:name="EndMarker_5f_19" draw:display-name="EndMarker_19" svg:viewBox="0 0 20 20" svg:d="M10 0l-10 20h20z"/>
    <draw:marker draw:name="EndMarker_5f_2" draw:display-name="EndMarker_2" svg:viewBox="0 0 20 20" svg:d="M10 0l-10 20h20z"/>
    <draw:marker draw:name="EndMarker_5f_20" draw:display-name="EndMarker_20" svg:viewBox="0 0 20 20" svg:d="M10 0l-10 20h20z"/>
    <draw:marker draw:name="EndMarker_5f_21" draw:display-name="EndMarker_21" svg:viewBox="0 0 20 20" svg:d="M10 0l-10 20h20z"/>
    <draw:marker draw:name="EndMarker_5f_22" draw:display-name="EndMarker_22" svg:viewBox="0 0 20 20" svg:d="M10 0l-10 20h20z"/>
    <draw:marker draw:name="EndMarker_5f_23" draw:display-name="EndMarker_23" svg:viewBox="0 0 20 20" svg:d="M10 0l-10 20h20z"/>
    <draw:marker draw:name="EndMarker_5f_24" draw:display-name="EndMarker_24" svg:viewBox="0 0 20 20" svg:d="M10 0l-10 20h20z"/>
    <draw:marker draw:name="EndMarker_5f_25" draw:display-name="EndMarker_25" svg:viewBox="0 0 20 20" svg:d="M10 0l-10 20h20z"/>
    <draw:marker draw:name="EndMarker_5f_26" draw:display-name="EndMarker_26" svg:viewBox="0 0 20 20" svg:d="M10 0l-10 20h20z"/>
    <draw:marker draw:name="EndMarker_5f_27" draw:display-name="EndMarker_27" svg:viewBox="0 0 28 18" svg:d="M14 0l-14 14 4 4 10-10 10 10 4-4z"/>
    <draw:marker draw:name="EndMarker_5f_28" draw:display-name="EndMarker_28" svg:viewBox="0 0 28 18" svg:d="M14 0l-14 14 4 4 10-10 10 10 4-4z"/>
    <draw:marker draw:name="EndMarker_5f_29" draw:display-name="EndMarker_29" svg:viewBox="0 0 28 18" svg:d="M14 0l-14 14 4 4 10-10 10 10 4-4z"/>
    <draw:marker draw:name="EndMarker_5f_3" draw:display-name="EndMarker_3" svg:viewBox="0 0 20 20" svg:d="M10 0l-10 20h20z"/>
    <draw:marker draw:name="EndMarker_5f_30" draw:display-name="EndMarker_30" svg:viewBox="0 0 20 20" svg:d="M10 0l-10 20h20z"/>
    <draw:marker draw:name="EndMarker_5f_31" draw:display-name="EndMarker_31" svg:viewBox="0 0 20 20" svg:d="M10 0l-10 20h20z"/>
    <draw:marker draw:name="EndMarker_5f_32" draw:display-name="EndMarker_32" svg:viewBox="0 0 20 20" svg:d="M10 0l-10 20h20z"/>
    <draw:marker draw:name="EndMarker_5f_33" draw:display-name="EndMarker_33" svg:viewBox="0 0 28 18" svg:d="M14 0l-14 14 4 4 10-10 10 10 4-4z"/>
    <draw:marker draw:name="EndMarker_5f_34" draw:display-name="EndMarker_34" svg:viewBox="0 0 20 20" svg:d="M10 0l-10 20h20z"/>
    <draw:marker draw:name="EndMarker_5f_35" draw:display-name="EndMarker_35" svg:viewBox="0 0 20 20" svg:d="M10 0l-10 20h20z"/>
    <draw:marker draw:name="EndMarker_5f_36" draw:display-name="EndMarker_36" svg:viewBox="0 0 20 20" svg:d="M10 0l-10 20h20z"/>
    <draw:marker draw:name="EndMarker_5f_37" draw:display-name="EndMarker_37" svg:viewBox="0 0 20 20" svg:d="M10 0l-10 20h20z"/>
    <draw:marker draw:name="EndMarker_5f_38" draw:display-name="EndMarker_38" svg:viewBox="0 0 20 20" svg:d="M10 0l-10 20h20z"/>
    <draw:marker draw:name="EndMarker_5f_39" draw:display-name="EndMarker_39" svg:viewBox="0 0 20 20" svg:d="M10 0l-10 20h20z"/>
    <draw:marker draw:name="EndMarker_5f_4" draw:display-name="EndMarker_4" svg:viewBox="0 0 20 20" svg:d="M10 0l-10 20h20z"/>
    <draw:marker draw:name="EndMarker_5f_40" draw:display-name="EndMarker_40" svg:viewBox="0 0 20 20" svg:d="M10 0l-10 20h20z"/>
    <draw:marker draw:name="EndMarker_5f_41" draw:display-name="EndMarker_41" svg:viewBox="0 0 20 20" svg:d="M10 0l-10 20h20z"/>
    <draw:marker draw:name="EndMarker_5f_42" draw:display-name="EndMarker_42" svg:viewBox="0 0 20 20" svg:d="M10 0l-10 20h20z"/>
    <draw:marker draw:name="EndMarker_5f_43" draw:display-name="EndMarker_43" svg:viewBox="0 0 20 20" svg:d="M10 0l-10 20h20z"/>
    <draw:marker draw:name="EndMarker_5f_44" draw:display-name="EndMarker_44" svg:viewBox="0 0 20 20" svg:d="M10 0l-10 20h20z"/>
    <draw:marker draw:name="EndMarker_5f_45" draw:display-name="EndMarker_45" svg:viewBox="0 0 20 20" svg:d="M10 0l-10 20h20z"/>
    <draw:marker draw:name="EndMarker_5f_46" draw:display-name="EndMarker_46" svg:viewBox="0 0 20 20" svg:d="M10 0l-10 20h20z"/>
    <draw:marker draw:name="EndMarker_5f_47" draw:display-name="EndMarker_47" svg:viewBox="0 0 20 20" svg:d="M10 0l-10 20h20z"/>
    <draw:marker draw:name="EndMarker_5f_48" draw:display-name="EndMarker_48" svg:viewBox="0 0 28 18" svg:d="M14 0l-14 14 4 4 10-10 10 10 4-4z"/>
    <draw:marker draw:name="EndMarker_5f_49" draw:display-name="EndMarker_49" svg:viewBox="0 0 28 18" svg:d="M14 0l-14 14 4 4 10-10 10 10 4-4z"/>
    <draw:marker draw:name="EndMarker_5f_5" draw:display-name="EndMarker_5" svg:viewBox="0 0 20 20" svg:d="M10 0l-10 20h20z"/>
    <draw:marker draw:name="EndMarker_5f_50" draw:display-name="EndMarker_50" svg:viewBox="0 0 28 18" svg:d="M14 0l-14 14 4 4 10-10 10 10 4-4z"/>
    <draw:marker draw:name="EndMarker_5f_51" draw:display-name="EndMarker_51" svg:viewBox="0 0 20 20" svg:d="M10 0l-10 20h20z"/>
    <draw:marker draw:name="EndMarker_5f_52" draw:display-name="EndMarker_52" svg:viewBox="0 0 20 20" svg:d="M10 0l-10 20h20z"/>
    <draw:marker draw:name="EndMarker_5f_53" draw:display-name="EndMarker_53" svg:viewBox="0 0 20 10" svg:d="M10 0l-10 10h20z"/>
    <draw:marker draw:name="EndMarker_5f_54" draw:display-name="EndMarker_54" svg:viewBox="0 0 20 10" svg:d="M10 0l-10 10h20z"/>
    <draw:marker draw:name="EndMarker_5f_55" draw:display-name="EndMarker_55" svg:viewBox="0 0 20 10" svg:d="M10 0l-10 10h20z"/>
    <draw:marker draw:name="EndMarker_5f_56" draw:display-name="EndMarker_56" svg:viewBox="0 0 20 10" svg:d="M10 0l-10 10h20z"/>
    <draw:marker draw:name="EndMarker_5f_57" draw:display-name="EndMarker_57" svg:viewBox="0 0 20 10" svg:d="M10 0l-10 10h20z"/>
    <draw:marker draw:name="EndMarker_5f_58" draw:display-name="EndMarker_58" svg:viewBox="0 0 20 10" svg:d="M10 0l-10 10h20z"/>
    <draw:marker draw:name="EndMarker_5f_59" draw:display-name="EndMarker_59" svg:viewBox="0 0 20 10" svg:d="M10 0l-10 10h20z"/>
    <draw:marker draw:name="EndMarker_5f_6" draw:display-name="EndMarker_6" svg:viewBox="0 0 20 20" svg:d="M10 0l-10 20h20z"/>
    <draw:marker draw:name="EndMarker_5f_60" draw:display-name="EndMarker_60" svg:viewBox="0 0 28 45" svg:d="M14 0l-14 42 9 3 5-15 5 15 9-3z"/>
    <draw:marker draw:name="EndMarker_5f_61" draw:display-name="EndMarker_61" svg:viewBox="0 0 20 20" svg:d="M10 0l-10 20h20z"/>
    <draw:marker draw:name="EndMarker_5f_62" draw:display-name="EndMarker_62" svg:viewBox="0 0 20 20" svg:d="M10 0l-10 20h20z"/>
    <draw:marker draw:name="EndMarker_5f_63" draw:display-name="EndMarker_63" svg:viewBox="0 0 20 20" svg:d="M10 0l-10 20h20z"/>
    <draw:marker draw:name="EndMarker_5f_64" draw:display-name="EndMarker_64" svg:viewBox="0 0 20 20" svg:d="M10 0l-10 20h20z"/>
    <draw:marker draw:name="EndMarker_5f_65" draw:display-name="EndMarker_65" svg:viewBox="0 0 20 20" svg:d="M10 0l-10 20h20z"/>
    <draw:marker draw:name="EndMarker_5f_66" draw:display-name="EndMarker_66" svg:viewBox="0 0 20 20" svg:d="M10 0l-10 20h20z"/>
    <draw:marker draw:name="EndMarker_5f_7" draw:display-name="EndMarker_7" svg:viewBox="0 0 20 20" svg:d="M10 0l-10 20h20z"/>
    <draw:marker draw:name="EndMarker_5f_8" draw:display-name="EndMarker_8" svg:viewBox="0 0 20 20" svg:d="M10 0l-10 20h20z"/>
    <draw:marker draw:name="EndMarker_5f_9" draw:display-name="EndMarker_9" svg:viewBox="0 0 20 20" svg:d="M10 0l-10 20h20z"/>
    <draw:marker draw:name="StartMarker_5f_1" draw:display-name="StartMarker_1" svg:viewBox="0 0 20 20" svg:d="M10 0l-10 20h20z"/>
    <draw:marker draw:name="StartMarker_5f_10" draw:display-name="StartMarker_10" svg:viewBox="0 0 20 20" svg:d="M10 0l-10 20h20z"/>
    <draw:marker draw:name="StartMarker_5f_11" draw:display-name="StartMarker_11" svg:viewBox="0 0 20 20" svg:d="M10 0l-10 20h20z"/>
    <draw:marker draw:name="StartMarker_5f_12" draw:display-name="StartMarker_12" svg:viewBox="0 0 20 20" svg:d="M10 0l-10 20h20z"/>
    <draw:marker draw:name="StartMarker_5f_13" draw:display-name="StartMarker_13" svg:viewBox="0 0 20 20" svg:d="M10 0l-10 20h20z"/>
    <draw:marker draw:name="StartMarker_5f_14" draw:display-name="StartMarker_14" svg:viewBox="0 0 20 20" svg:d="M10 0l-10 20h20z"/>
    <draw:marker draw:name="StartMarker_5f_15" draw:display-name="StartMarker_15" svg:viewBox="0 0 20 20" svg:d="M10 0l-10 20h20z"/>
    <draw:marker draw:name="StartMarker_5f_16" draw:display-name="StartMarker_16" svg:viewBox="0 0 20 20" svg:d="M10 0l-10 20c7-3 13-3 20 0z"/>
    <draw:marker draw:name="StartMarker_5f_17" draw:display-name="StartMarker_17" svg:viewBox="0 0 20 20" svg:d="M10 0l-10 20h20z"/>
    <draw:marker draw:name="StartMarker_5f_18" draw:display-name="StartMarker_18" svg:viewBox="0 0 20 20" svg:d="M10 0l-10 20h20z"/>
    <draw:marker draw:name="StartMarker_5f_19" draw:display-name="StartMarker_19" svg:viewBox="0 0 20 20" svg:d="M10 0l-10 20h20z"/>
    <draw:marker draw:name="StartMarker_5f_2" draw:display-name="StartMarker_2" svg:viewBox="0 0 20 20" svg:d="M10 0l-10 20h20z"/>
    <draw:marker draw:name="StartMarker_5f_20" draw:display-name="StartMarker_20" svg:viewBox="0 0 20 20" svg:d="M10 0l-10 20h20z"/>
    <draw:marker draw:name="StartMarker_5f_21" draw:display-name="StartMarker_21" svg:viewBox="0 0 20 20" svg:d="M10 0l-10 20h20z"/>
    <draw:marker draw:name="StartMarker_5f_22" draw:display-name="StartMarker_22" svg:viewBox="0 0 20 20" svg:d="M10 0l-10 20h20z"/>
    <draw:marker draw:name="StartMarker_5f_23" draw:display-name="StartMarker_23" svg:viewBox="0 0 20 20" svg:d="M10 0l-10 20h20z"/>
    <draw:marker draw:name="StartMarker_5f_24" draw:display-name="StartMarker_24" svg:viewBox="0 0 20 20" svg:d="M10 0l-10 20h20z"/>
    <draw:marker draw:name="StartMarker_5f_25" draw:display-name="StartMarker_25" svg:viewBox="0 0 20 20" svg:d="M10 0l-10 20h20z"/>
    <draw:marker draw:name="StartMarker_5f_26" draw:display-name="StartMarker_26" svg:viewBox="0 0 20 20" svg:d="M10 0l-10 20h20z"/>
    <draw:marker draw:name="StartMarker_5f_27" draw:display-name="StartMarker_27" svg:viewBox="0 0 20 20" svg:d="M10 0l-10 20h20z"/>
    <draw:marker draw:name="StartMarker_5f_28" draw:display-name="StartMarker_28" svg:viewBox="0 0 20 20" svg:d="M10 0l-10 20h20z"/>
    <draw:marker draw:name="StartMarker_5f_29" draw:display-name="StartMarker_29" svg:viewBox="0 0 20 20" svg:d="M10 0l-10 20h20z"/>
    <draw:marker draw:name="StartMarker_5f_3" draw:display-name="StartMarker_3" svg:viewBox="0 0 20 20" svg:d="M10 0l-10 20h20z"/>
    <draw:marker draw:name="StartMarker_5f_30" draw:display-name="StartMarker_30" svg:viewBox="0 0 20 20" svg:d="M10 0l-10 20h20z"/>
    <draw:marker draw:name="StartMarker_5f_31" draw:display-name="StartMarker_31" svg:viewBox="0 0 20 20" svg:d="M10 0l-10 20h20z"/>
    <draw:marker draw:name="StartMarker_5f_32" draw:display-name="StartMarker_32" svg:viewBox="0 0 20 20" svg:d="M10 0l-10 20h20z"/>
    <draw:marker draw:name="StartMarker_5f_33" draw:display-name="StartMarker_33" svg:viewBox="0 0 20 20" svg:d="M10 0l-10 20h20z"/>
    <draw:marker draw:name="StartMarker_5f_34" draw:display-name="StartMarker_34" svg:viewBox="0 0 20 20" svg:d="M10 0l-10 20h20z"/>
    <draw:marker draw:name="StartMarker_5f_4" draw:display-name="StartMarker_4" svg:viewBox="0 0 20 20" svg:d="M10 0l-10 20h20z"/>
    <draw:marker draw:name="StartMarker_5f_5" draw:display-name="StartMarker_5" svg:viewBox="0 0 20 20" svg:d="M10 0l-10 20h20z"/>
    <draw:marker draw:name="StartMarker_5f_6" draw:display-name="StartMarker_6" svg:viewBox="0 0 20 20" svg:d="M10 0l-10 20h20z"/>
    <draw:marker draw:name="StartMarker_5f_7" draw:display-name="StartMarker_7" svg:viewBox="0 0 20 20" svg:d="M10 0l-10 20h20z"/>
    <draw:marker draw:name="StartMarker_5f_8" draw:display-name="StartMarker_8" svg:viewBox="0 0 20 20" svg:d="M10 0l-10 20h20z"/>
    <draw:marker draw:name="StartMarker_5f_9" draw:display-name="StartMarker_9" svg:viewBox="0 0 20 20" svg:d="M10 0l-10 20h20z"/>
    <draw:stroke-dash draw:name="Dash_5f_1" draw:display-name="Dash_1" draw:style="rect" draw:dots1="1" draw:dots1-length="100%" draw:dots2="1" draw:dots2-length="100%" draw:distance="300%"/>
    <draw:stroke-dash draw:name="Dash_5f_10" draw:display-name="Dash_10" draw:style="rect" draw:dots1="1" draw:dots1-length="100%" draw:dots2="1" draw:dots2-length="100%" draw:distance="300%"/>
    <draw:stroke-dash draw:name="Dash_5f_11" draw:display-name="Dash_11" draw:style="rect" draw:dots1="1" draw:dots1-length="100%" draw:dots2="1" draw:dots2-length="100%" draw:distance="300%"/>
    <draw:stroke-dash draw:name="Dash_5f_12" draw:display-name="Dash_12" draw:style="rect" draw:dots1="1" draw:dots1-length="100%" draw:dots2="1" draw:dots2-length="100%" draw:distance="300%"/>
    <draw:stroke-dash draw:name="Dash_5f_13" draw:display-name="Dash_13" draw:style="rect" draw:dots1="1" draw:dots1-length="100%" draw:dots2="1" draw:dots2-length="100%" draw:distance="300%"/>
    <draw:stroke-dash draw:name="Dash_5f_14" draw:display-name="Dash_14" draw:style="rect" draw:dots1="1" draw:dots1-length="100%" draw:dots2="1" draw:dots2-length="100%" draw:distance="300%"/>
    <draw:stroke-dash draw:name="Dash_5f_15" draw:display-name="Dash_15" draw:style="rect" draw:dots1="1" draw:dots1-length="100%" draw:dots2="1" draw:dots2-length="100%" draw:distance="300%"/>
    <draw:stroke-dash draw:name="Dash_5f_16" draw:display-name="Dash_16" draw:style="rect" draw:dots1="1" draw:dots1-length="100%" draw:dots2="1" draw:dots2-length="100%" draw:distance="300%"/>
    <draw:stroke-dash draw:name="Dash_5f_17" draw:display-name="Dash_17" draw:style="rect" draw:dots1="1" draw:dots1-length="100%" draw:dots2="1" draw:dots2-length="100%" draw:distance="300%"/>
    <draw:stroke-dash draw:name="Dash_5f_18" draw:display-name="Dash_18" draw:style="rect" draw:dots1="1" draw:dots1-length="600%" draw:dots2="1" draw:dots2-length="600%" draw:distance="300%"/>
    <draw:stroke-dash draw:name="Dash_5f_19" draw:display-name="Dash_19" draw:style="rect" draw:dots1="1" draw:dots1-length="600%" draw:dots2="1" draw:dots2-length="600%" draw:distance="300%"/>
    <draw:stroke-dash draw:name="Dash_5f_2" draw:display-name="Dash_2" draw:style="rect" draw:dots1="1" draw:dots1-length="100%" draw:dots2="1" draw:dots2-length="100%" draw:distance="300%"/>
    <draw:stroke-dash draw:name="Dash_5f_20" draw:display-name="Dash_20" draw:style="rect" draw:dots1="1" draw:dots1-length="600%" draw:dots2="1" draw:dots2-length="600%" draw:distance="300%"/>
    <draw:stroke-dash draw:name="Dash_5f_21" draw:display-name="Dash_21" draw:style="rect" draw:dots1="1" draw:dots1-length="100%" draw:dots2="1" draw:dots2-length="100%" draw:distance="300%"/>
    <draw:stroke-dash draw:name="Dash_5f_22" draw:display-name="Dash_22" draw:style="rect" draw:dots1="1" draw:dots1-length="100%" draw:dots2="1" draw:dots2-length="100%" draw:distance="300%"/>
    <draw:stroke-dash draw:name="Dash_5f_23" draw:display-name="Dash_23" draw:style="rect" draw:dots1="1" draw:dots1-length="100%" draw:dots2="1" draw:dots2-length="100%" draw:distance="300%"/>
    <draw:stroke-dash draw:name="Dash_5f_24" draw:display-name="Dash_24" draw:style="rect" draw:dots1="1" draw:dots1-length="600%" draw:dots2="1" draw:dots2-length="600%" draw:distance="300%"/>
    <draw:stroke-dash draw:name="Dash_5f_3" draw:display-name="Dash_3" draw:style="rect" draw:dots1="1" draw:dots1-length="100%" draw:dots2="1" draw:dots2-length="100%" draw:distance="300%"/>
    <draw:stroke-dash draw:name="Dash_5f_4" draw:display-name="Dash_4" draw:style="rect" draw:dots1="1" draw:dots1-length="100%" draw:dots2="1" draw:dots2-length="100%" draw:distance="300%"/>
    <draw:stroke-dash draw:name="Dash_5f_5" draw:display-name="Dash_5" draw:style="rect" draw:dots1="1" draw:dots1-length="100%" draw:dots2="1" draw:dots2-length="100%" draw:distance="300%"/>
    <draw:stroke-dash draw:name="Dash_5f_6" draw:display-name="Dash_6" draw:style="rect" draw:dots1="1" draw:dots1-length="100%" draw:dots2="1" draw:dots2-length="100%" draw:distance="300%"/>
    <draw:stroke-dash draw:name="Dash_5f_7" draw:display-name="Dash_7" draw:style="rect" draw:dots1="1" draw:dots1-length="100%" draw:dots2="1" draw:dots2-length="100%" draw:distance="300%"/>
    <draw:stroke-dash draw:name="Dash_5f_8" draw:display-name="Dash_8" draw:style="rect" draw:dots1="1" draw:dots1-length="100%" draw:dots2="1" draw:dots2-length="100%" draw:distance="300%"/>
    <draw:stroke-dash draw:name="Dash_5f_9" draw:display-name="Dash_9"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style:master-page style:name="Default_20_2" style:display-name="Default 2" style:page-layout-name="PM0" draw:style-name="Mdp1"/>
    <style:master-page style:name="Default_20_3" style:display-name="Default 3" style:page-layout-name="PM0" draw:style-name="Mdp1"/>
    <style:master-page style:name="Default_20_4" style:display-name="Default 4" style:page-layout-name="PM0" draw:style-name="Mdp1"/>
    <style:master-page style:name="Default_20_5" style:display-name="Default 5" style:page-layout-name="PM0" draw:style-name="Mdp1"/>
    <style:master-page style:name="Default_20_6" style:display-name="Default 6" style:page-layout-name="PM0" draw:style-name="Mdp1"/>
    <style:master-page style:name="Default_20_7" style:display-name="Default 7" style:page-layout-name="PM0" draw:style-name="Mdp1"/>
    <style:master-page style:name="Default_20_8" style:display-name="Default 8" style:page-layout-name="PM0" draw:style-name="Mdp1"/>
    <style:master-page style:name="Default_20_9" style:display-name="Default 9" style:page-layout-name="PM0" draw:style-name="Mdp1"/>
    <style:master-page style:name="Default_20_10" style:display-name="Default 10" style:page-layout-name="PM0" draw:style-name="Mdp1"/>
    <style:master-page style:name="Default_20_11" style:display-name="Default 11" style:page-layout-name="PM0" draw:style-name="Mdp1"/>
    <style:master-page style:name="Default_20_12" style:display-name="Default 12"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29T20:38:29.540082822</dc:date>
    <meta:generator>LibreOffice/4.2.8.2$Linux_X86_64 LibreOffice_project/420m0$Build-2</meta:generator>
    <meta:editing-duration>P0D</meta:editing-duration>
    <meta:editing-cycles>2</meta:editing-cycles>
    <meta:document-statistic meta:object-count="1849"/>
  </office:meta>
</office:document-meta>
</file>